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155.4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90.54pt"/>
    </style:style>
    <style:style style:name="co6" style:family="table-column">
      <style:table-column-properties fo:break-before="auto" style:column-width="63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8" table:default-cell-style-name="ce1"/>
        <table:table-column table:style-name="co6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ullname</text:p>
          </table:table-cell>
          <table:table-cell office:value-type="string" calcext:value-type="string">
            <text:p>noveltitle</text:p>
          </table:table-cell>
          <table:table-cell office:value-type="string" calcext:value-type="string">
            <text:p>noveltype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joinyear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string" calcext:value-type="string">
            <text:p>unitsales</text:p>
          </table:table-cell>
          <table:table-cell table:style-name="Default" office:value-type="string" calcext:value-type="string">
            <text:p>salary</text:p>
          </table:table-cell>
          <table:table-cell table:style-name="Default" office:value-type="string" calcext:value-type="string">
            <text:p>bonus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cker Proctor</text:p>
          </table:table-cell>
          <table:table-cell office:value-type="string" calcext:value-type="string">
            <text:p>Accidents Of Nightmares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2]&gt;[.G$1];0;RANDBETWEEN(1000;1000000))" office:value-type="float" office:value="0" calcext:value-type="float">
            <text:p>0</text:p>
          </table:table-cell>
          <table:table-cell table:formula="of:=IF([.$F2]&gt;[.H$1];0;RANDBETWEEN(1000;1000000))" office:value-type="float" office:value="0" calcext:value-type="float">
            <text:p>0</text:p>
          </table:table-cell>
          <table:table-cell table:formula="of:=IF([.$F2]&gt;[.I$1];0;RANDBETWEEN(1000;1000000))" office:value-type="float" office:value="83281" calcext:value-type="float">
            <text:p>83,281</text:p>
          </table:table-cell>
          <table:table-cell table:formula="of:=IF([.$F2]&gt;[.J$1];0;RANDBETWEEN(1000;1000000))" office:value-type="float" office:value="884863" calcext:value-type="float">
            <text:p>884,863</text:p>
          </table:table-cell>
          <table:table-cell table:formula="of:=IF([.$F2]&gt;[.K$1];0;RANDBETWEEN(1000;1000000))" office:value-type="float" office:value="620326" calcext:value-type="float">
            <text:p>620,326</text:p>
          </table:table-cell>
          <table:table-cell table:formula="of:=IF([.$F2]&gt;[.L$1];0;RANDBETWEEN(1000;1000000))" office:value-type="float" office:value="436146" calcext:value-type="float">
            <text:p>436,146</text:p>
          </table:table-cell>
          <table:table-cell table:formula="of:=IF([.$F2]&gt;[.M$1];0;RANDBETWEEN(1000;1000000))" office:value-type="float" office:value="982076" calcext:value-type="float">
            <text:p>982,076</text:p>
          </table:table-cell>
          <table:table-cell table:formula="of:=SUM([.G2:.M2])" office:value-type="float" office:value="3006692" calcext:value-type="float">
            <text:p>3,006,692</text:p>
          </table:table-cell>
          <table:table-cell table:formula="of:=[.G2]*VLOOKUP([.G$1];[$'salary-percopy'.$A$1:.$B$7];2)+[.H2]*VLOOKUP([.H$1];[$'salary-percopy'.$A$1:.$B$7];2)+[.I2]*VLOOKUP([.I$1];[$'salary-percopy'.$A$1:.$B$7];2)+[.J2]*VLOOKUP([.J$1];[$'salary-percopy'.$A$1:.$B$7];2)+[.K2]*VLOOKUP([.K$1];[$'salary-percopy'.$A$1:.$B$7];2)+[.L2]*VLOOKUP([.L$1];[$'salary-percopy'.$A$1:.$B$7];2)+[.M2]*VLOOKUP([.M$1];[$'salary-percopy'.$A$1:.$B$7];2)" office:value-type="float" office:value="516432170" calcext:value-type="float">
            <text:p>516,432,170</text:p>
          </table:table-cell>
          <table:table-cell table:formula="of:=IF([.G2]&gt;500000;[.G2]*0.1*VLOOKUP([.G$1];[$'salary-percopy'.$A$1:.$B$7];2))+IF([.H2]&gt;500000;[.H2]*0.1*VLOOKUP([.H$1];[$'salary-percopy'.$A$1:.$B$7];2))+IF([.I2]&gt;500000;[.I2]*0.1*VLOOKUP([.I$1];[$'salary-percopy'.$A$1:.$B$7];2))+IF([.J2]&gt;500000;[.J2]*0.1*VLOOKUP([.J$1];[$'salary-percopy'.$A$1:.$B$7];2))+IF([.K2]&gt;500000;[.K2]*0.1*VLOOKUP([.K$1];[$'salary-percopy'.$A$1:.$B$7];2))+IF([.L2]&gt;500000;[.L2]*0.1*VLOOKUP([.L$1];[$'salary-percopy'.$A$1:.$B$7];2))+IF([.M2]&gt;500000;[.M2]*0.1*VLOOKUP([.M$1];[$'salary-percopy'.$A$1:.$B$7];2))" office:value-type="float" office:value="42575144" calcext:value-type="float">
            <text:p>42,575,144</text:p>
          </table:table-cell>
          <table:table-cell table:formula="of:=[.O2]+[.P2]" office:value-type="float" office:value="559007314" calcext:value-type="float">
            <text:p>559,007,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ison Ryan</text:p>
          </table:table-cell>
          <table:table-cell office:value-type="string" calcext:value-type="string">
            <text:p>Admirers And Valentines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3]&gt;[.G$1];0;RANDBETWEEN(1000;1000000))" office:value-type="float" office:value="0" calcext:value-type="float">
            <text:p>0</text:p>
          </table:table-cell>
          <table:table-cell table:formula="of:=IF([.$F3]&gt;[.H$1];0;RANDBETWEEN(1000;1000000))" office:value-type="float" office:value="0" calcext:value-type="float">
            <text:p>0</text:p>
          </table:table-cell>
          <table:table-cell table:formula="of:=IF([.$F3]&gt;[.I$1];0;RANDBETWEEN(1000;1000000))" office:value-type="float" office:value="0" calcext:value-type="float">
            <text:p>0</text:p>
          </table:table-cell>
          <table:table-cell table:formula="of:=IF([.$F3]&gt;[.J$1];0;RANDBETWEEN(1000;1000000))" office:value-type="float" office:value="0" calcext:value-type="float">
            <text:p>0</text:p>
          </table:table-cell>
          <table:table-cell table:formula="of:=IF([.$F3]&gt;[.K$1];0;RANDBETWEEN(1000;1000000))" office:value-type="float" office:value="990310" calcext:value-type="float">
            <text:p>990,310</text:p>
          </table:table-cell>
          <table:table-cell table:formula="of:=IF([.$F3]&gt;[.L$1];0;RANDBETWEEN(1000;1000000))" office:value-type="float" office:value="912037" calcext:value-type="float">
            <text:p>912,037</text:p>
          </table:table-cell>
          <table:table-cell table:formula="of:=IF([.$F3]&gt;[.M$1];0;RANDBETWEEN(1000;1000000))" office:value-type="float" office:value="499323" calcext:value-type="float">
            <text:p>499,323</text:p>
          </table:table-cell>
          <table:table-cell table:formula="of:=SUM([.G3:.M3])" office:value-type="float" office:value="2401670" calcext:value-type="float">
            <text:p>2,401,670</text:p>
          </table:table-cell>
          <table:table-cell table:formula="of:=[.G3]*VLOOKUP([.G$1];[$'salary-percopy'.$A$1:.$B$7];2)+[.H3]*VLOOKUP([.H$1];[$'salary-percopy'.$A$1:.$B$7];2)+[.I3]*VLOOKUP([.I$1];[$'salary-percopy'.$A$1:.$B$7];2)+[.J3]*VLOOKUP([.J$1];[$'salary-percopy'.$A$1:.$B$7];2)+[.K3]*VLOOKUP([.K$1];[$'salary-percopy'.$A$1:.$B$7];2)+[.L3]*VLOOKUP([.L$1];[$'salary-percopy'.$A$1:.$B$7];2)+[.M3]*VLOOKUP([.M$1];[$'salary-percopy'.$A$1:.$B$7];2)" office:value-type="float" office:value="436944145" calcext:value-type="float">
            <text:p>436,944,145</text:p>
          </table:table-cell>
          <table:table-cell table:formula="of:=IF([.G3]&gt;500000;[.G3]*0.1*VLOOKUP([.G$1];[$'salary-percopy'.$A$1:.$B$7];2))+IF([.H3]&gt;500000;[.H3]*0.1*VLOOKUP([.H$1];[$'salary-percopy'.$A$1:.$B$7];2))+IF([.I3]&gt;500000;[.I3]*0.1*VLOOKUP([.I$1];[$'salary-percopy'.$A$1:.$B$7];2))+IF([.J3]&gt;500000;[.J3]*0.1*VLOOKUP([.J$1];[$'salary-percopy'.$A$1:.$B$7];2))+IF([.K3]&gt;500000;[.K3]*0.1*VLOOKUP([.K$1];[$'salary-percopy'.$A$1:.$B$7];2))+IF([.L3]&gt;500000;[.L3]*0.1*VLOOKUP([.L$1];[$'salary-percopy'.$A$1:.$B$7];2))+IF([.M3]&gt;500000;[.M3]*0.1*VLOOKUP([.M$1];[$'salary-percopy'.$A$1:.$B$7];2))" office:value-type="float" office:value="33707954.5" calcext:value-type="float">
            <text:p>33,707,955</text:p>
          </table:table-cell>
          <table:table-cell table:formula="of:=[.O3]+[.P3]" office:value-type="float" office:value="470652099.5" calcext:value-type="float">
            <text:p>470,652,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yron Nelson</text:p>
          </table:table-cell>
          <table:table-cell office:value-type="string" calcext:value-type="string">
            <text:p>Agents And Hunters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4]&gt;[.G$1];0;RANDBETWEEN(1000;1000000))" office:value-type="float" office:value="0" calcext:value-type="float">
            <text:p>0</text:p>
          </table:table-cell>
          <table:table-cell table:formula="of:=IF([.$F4]&gt;[.H$1];0;RANDBETWEEN(1000;1000000))" office:value-type="float" office:value="0" calcext:value-type="float">
            <text:p>0</text:p>
          </table:table-cell>
          <table:table-cell table:formula="of:=IF([.$F4]&gt;[.I$1];0;RANDBETWEEN(1000;1000000))" office:value-type="float" office:value="0" calcext:value-type="float">
            <text:p>0</text:p>
          </table:table-cell>
          <table:table-cell table:formula="of:=IF([.$F4]&gt;[.J$1];0;RANDBETWEEN(1000;1000000))" office:value-type="float" office:value="513573" calcext:value-type="float">
            <text:p>513,573</text:p>
          </table:table-cell>
          <table:table-cell table:formula="of:=IF([.$F4]&gt;[.K$1];0;RANDBETWEEN(1000;1000000))" office:value-type="float" office:value="12009" calcext:value-type="float">
            <text:p>12,009</text:p>
          </table:table-cell>
          <table:table-cell table:formula="of:=IF([.$F4]&gt;[.L$1];0;RANDBETWEEN(1000;1000000))" office:value-type="float" office:value="91493" calcext:value-type="float">
            <text:p>91,493</text:p>
          </table:table-cell>
          <table:table-cell table:formula="of:=IF([.$F4]&gt;[.M$1];0;RANDBETWEEN(1000;1000000))" office:value-type="float" office:value="535345" calcext:value-type="float">
            <text:p>535,345</text:p>
          </table:table-cell>
          <table:table-cell table:formula="of:=SUM([.G4:.M4])" office:value-type="float" office:value="1152420" calcext:value-type="float">
            <text:p>1,152,420</text:p>
          </table:table-cell>
          <table:table-cell table:formula="of:=[.G4]*VLOOKUP([.G$1];[$'salary-percopy'.$A$1:.$B$7];2)+[.H4]*VLOOKUP([.H$1];[$'salary-percopy'.$A$1:.$B$7];2)+[.I4]*VLOOKUP([.I$1];[$'salary-percopy'.$A$1:.$B$7];2)+[.J4]*VLOOKUP([.J$1];[$'salary-percopy'.$A$1:.$B$7];2)+[.K4]*VLOOKUP([.K$1];[$'salary-percopy'.$A$1:.$B$7];2)+[.L4]*VLOOKUP([.L$1];[$'salary-percopy'.$A$1:.$B$7];2)+[.M4]*VLOOKUP([.M$1];[$'salary-percopy'.$A$1:.$B$7];2)" office:value-type="float" office:value="197936955" calcext:value-type="float">
            <text:p>197,936,955</text:p>
          </table:table-cell>
          <table:table-cell table:formula="of:=IF([.G4]&gt;500000;[.G4]*0.1*VLOOKUP([.G$1];[$'salary-percopy'.$A$1:.$B$7];2))+IF([.H4]&gt;500000;[.H4]*0.1*VLOOKUP([.H$1];[$'salary-percopy'.$A$1:.$B$7];2))+IF([.I4]&gt;500000;[.I4]*0.1*VLOOKUP([.I$1];[$'salary-percopy'.$A$1:.$B$7];2))+IF([.J4]&gt;500000;[.J4]*0.1*VLOOKUP([.J$1];[$'salary-percopy'.$A$1:.$B$7];2))+IF([.K4]&gt;500000;[.K4]*0.1*VLOOKUP([.K$1];[$'salary-percopy'.$A$1:.$B$7];2))+IF([.L4]&gt;500000;[.L4]*0.1*VLOOKUP([.L$1];[$'salary-percopy'.$A$1:.$B$7];2))+IF([.M4]&gt;500000;[.M4]*0.1*VLOOKUP([.M$1];[$'salary-percopy'.$A$1:.$B$7];2))" office:value-type="float" office:value="17896922" calcext:value-type="float">
            <text:p>17,896,922</text:p>
          </table:table-cell>
          <table:table-cell table:formula="of:=[.O4]+[.P4]" office:value-type="float" office:value="215833877" calcext:value-type="float">
            <text:p>215,833,8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wen Craig</text:p>
          </table:table-cell>
          <table:table-cell office:value-type="string" calcext:value-type="string">
            <text:p>Agents Of Insanity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5]&gt;[.G$1];0;RANDBETWEEN(1000;1000000))" office:value-type="float" office:value="0" calcext:value-type="float">
            <text:p>0</text:p>
          </table:table-cell>
          <table:table-cell table:formula="of:=IF([.$F5]&gt;[.H$1];0;RANDBETWEEN(1000;1000000))" office:value-type="float" office:value="0" calcext:value-type="float">
            <text:p>0</text:p>
          </table:table-cell>
          <table:table-cell table:formula="of:=IF([.$F5]&gt;[.I$1];0;RANDBETWEEN(1000;1000000))" office:value-type="float" office:value="0" calcext:value-type="float">
            <text:p>0</text:p>
          </table:table-cell>
          <table:table-cell table:formula="of:=IF([.$F5]&gt;[.J$1];0;RANDBETWEEN(1000;1000000))" office:value-type="float" office:value="0" calcext:value-type="float">
            <text:p>0</text:p>
          </table:table-cell>
          <table:table-cell table:formula="of:=IF([.$F5]&gt;[.K$1];0;RANDBETWEEN(1000;1000000))" office:value-type="float" office:value="0" calcext:value-type="float">
            <text:p>0</text:p>
          </table:table-cell>
          <table:table-cell table:formula="of:=IF([.$F5]&gt;[.L$1];0;RANDBETWEEN(1000;1000000))" office:value-type="float" office:value="535946" calcext:value-type="float">
            <text:p>535,946</text:p>
          </table:table-cell>
          <table:table-cell table:formula="of:=IF([.$F5]&gt;[.M$1];0;RANDBETWEEN(1000;1000000))" office:value-type="float" office:value="12602" calcext:value-type="float">
            <text:p>12,602</text:p>
          </table:table-cell>
          <table:table-cell table:formula="of:=SUM([.G5:.M5])" office:value-type="float" office:value="548548" calcext:value-type="float">
            <text:p>548,548</text:p>
          </table:table-cell>
          <table:table-cell table:formula="of:=[.G5]*VLOOKUP([.G$1];[$'salary-percopy'.$A$1:.$B$7];2)+[.H5]*VLOOKUP([.H$1];[$'salary-percopy'.$A$1:.$B$7];2)+[.I5]*VLOOKUP([.I$1];[$'salary-percopy'.$A$1:.$B$7];2)+[.J5]*VLOOKUP([.J$1];[$'salary-percopy'.$A$1:.$B$7];2)+[.K5]*VLOOKUP([.K$1];[$'salary-percopy'.$A$1:.$B$7];2)+[.L5]*VLOOKUP([.L$1];[$'salary-percopy'.$A$1:.$B$7];2)+[.M5]*VLOOKUP([.M$1];[$'salary-percopy'.$A$1:.$B$7];2)" office:value-type="float" office:value="101670410" calcext:value-type="float">
            <text:p>101,670,410</text:p>
          </table:table-cell>
          <table:table-cell table:formula="of:=IF([.G5]&gt;500000;[.G5]*0.1*VLOOKUP([.G$1];[$'salary-percopy'.$A$1:.$B$7];2))+IF([.H5]&gt;500000;[.H5]*0.1*VLOOKUP([.H$1];[$'salary-percopy'.$A$1:.$B$7];2))+IF([.I5]&gt;500000;[.I5]*0.1*VLOOKUP([.I$1];[$'salary-percopy'.$A$1:.$B$7];2))+IF([.J5]&gt;500000;[.J5]*0.1*VLOOKUP([.J$1];[$'salary-percopy'.$A$1:.$B$7];2))+IF([.K5]&gt;500000;[.K5]*0.1*VLOOKUP([.K$1];[$'salary-percopy'.$A$1:.$B$7];2))+IF([.L5]&gt;500000;[.L5]*0.1*VLOOKUP([.L$1];[$'salary-percopy'.$A$1:.$B$7];2))+IF([.M5]&gt;500000;[.M5]*0.1*VLOOKUP([.M$1];[$'salary-percopy'.$A$1:.$B$7];2))" office:value-type="float" office:value="9915001" calcext:value-type="float">
            <text:p>9,915,001</text:p>
          </table:table-cell>
          <table:table-cell table:formula="of:=[.O5]+[.P5]" office:value-type="float" office:value="111585411" calcext:value-type="float">
            <text:p>111,585,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onso Johns</text:p>
          </table:table-cell>
          <table:table-cell office:value-type="string" calcext:value-type="string">
            <text:p>Amused By Ice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6]&gt;[.G$1];0;RANDBETWEEN(1000;1000000))" office:value-type="float" office:value="0" calcext:value-type="float">
            <text:p>0</text:p>
          </table:table-cell>
          <table:table-cell table:formula="of:=IF([.$F6]&gt;[.H$1];0;RANDBETWEEN(1000;1000000))" office:value-type="float" office:value="0" calcext:value-type="float">
            <text:p>0</text:p>
          </table:table-cell>
          <table:table-cell table:formula="of:=IF([.$F6]&gt;[.I$1];0;RANDBETWEEN(1000;1000000))" office:value-type="float" office:value="334937" calcext:value-type="float">
            <text:p>334,937</text:p>
          </table:table-cell>
          <table:table-cell table:formula="of:=IF([.$F6]&gt;[.J$1];0;RANDBETWEEN(1000;1000000))" office:value-type="float" office:value="673499" calcext:value-type="float">
            <text:p>673,499</text:p>
          </table:table-cell>
          <table:table-cell table:formula="of:=IF([.$F6]&gt;[.K$1];0;RANDBETWEEN(1000;1000000))" office:value-type="float" office:value="257127" calcext:value-type="float">
            <text:p>257,127</text:p>
          </table:table-cell>
          <table:table-cell table:formula="of:=IF([.$F6]&gt;[.L$1];0;RANDBETWEEN(1000;1000000))" office:value-type="float" office:value="146208" calcext:value-type="float">
            <text:p>146,208</text:p>
          </table:table-cell>
          <table:table-cell table:formula="of:=IF([.$F6]&gt;[.M$1];0;RANDBETWEEN(1000;1000000))" office:value-type="float" office:value="244527" calcext:value-type="float">
            <text:p>244,527</text:p>
          </table:table-cell>
          <table:table-cell table:formula="of:=SUM([.G6:.M6])" office:value-type="float" office:value="1656298" calcext:value-type="float">
            <text:p>1,656,298</text:p>
          </table:table-cell>
          <table:table-cell table:formula="of:=[.G6]*VLOOKUP([.G$1];[$'salary-percopy'.$A$1:.$B$7];2)+[.H6]*VLOOKUP([.H$1];[$'salary-percopy'.$A$1:.$B$7];2)+[.I6]*VLOOKUP([.I$1];[$'salary-percopy'.$A$1:.$B$7];2)+[.J6]*VLOOKUP([.J$1];[$'salary-percopy'.$A$1:.$B$7];2)+[.K6]*VLOOKUP([.K$1];[$'salary-percopy'.$A$1:.$B$7];2)+[.L6]*VLOOKUP([.L$1];[$'salary-percopy'.$A$1:.$B$7];2)+[.M6]*VLOOKUP([.M$1];[$'salary-percopy'.$A$1:.$B$7];2)" office:value-type="float" office:value="254147770" calcext:value-type="float">
            <text:p>254,147,770</text:p>
          </table:table-cell>
          <table:table-cell table:formula="of:=IF([.G6]&gt;500000;[.G6]*0.1*VLOOKUP([.G$1];[$'salary-percopy'.$A$1:.$B$7];2))+IF([.H6]&gt;500000;[.H6]*0.1*VLOOKUP([.H$1];[$'salary-percopy'.$A$1:.$B$7];2))+IF([.I6]&gt;500000;[.I6]*0.1*VLOOKUP([.I$1];[$'salary-percopy'.$A$1:.$B$7];2))+IF([.J6]&gt;500000;[.J6]*0.1*VLOOKUP([.J$1];[$'salary-percopy'.$A$1:.$B$7];2))+IF([.K6]&gt;500000;[.K6]*0.1*VLOOKUP([.K$1];[$'salary-percopy'.$A$1:.$B$7];2))+IF([.L6]&gt;500000;[.L6]*0.1*VLOOKUP([.L$1];[$'salary-percopy'.$A$1:.$B$7];2))+IF([.M6]&gt;500000;[.M6]*0.1*VLOOKUP([.M$1];[$'salary-percopy'.$A$1:.$B$7];2))" office:value-type="float" office:value="9428986" calcext:value-type="float">
            <text:p>9,428,986</text:p>
          </table:table-cell>
          <table:table-cell table:formula="of:=[.O6]+[.P6]" office:value-type="float" office:value="263576756" calcext:value-type="float">
            <text:p>263,576,7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mon Coffey</text:p>
          </table:table-cell>
          <table:table-cell office:value-type="string" calcext:value-type="string">
            <text:p>Anger Of Destruction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7]&gt;[.G$1];0;RANDBETWEEN(1000;1000000))" office:value-type="float" office:value="0" calcext:value-type="float">
            <text:p>0</text:p>
          </table:table-cell>
          <table:table-cell table:formula="of:=IF([.$F7]&gt;[.H$1];0;RANDBETWEEN(1000;1000000))" office:value-type="float" office:value="0" calcext:value-type="float">
            <text:p>0</text:p>
          </table:table-cell>
          <table:table-cell table:formula="of:=IF([.$F7]&gt;[.I$1];0;RANDBETWEEN(1000;1000000))" office:value-type="float" office:value="0" calcext:value-type="float">
            <text:p>0</text:p>
          </table:table-cell>
          <table:table-cell table:formula="of:=IF([.$F7]&gt;[.J$1];0;RANDBETWEEN(1000;1000000))" office:value-type="float" office:value="308113" calcext:value-type="float">
            <text:p>308,113</text:p>
          </table:table-cell>
          <table:table-cell table:formula="of:=IF([.$F7]&gt;[.K$1];0;RANDBETWEEN(1000;1000000))" office:value-type="float" office:value="111346" calcext:value-type="float">
            <text:p>111,346</text:p>
          </table:table-cell>
          <table:table-cell table:formula="of:=IF([.$F7]&gt;[.L$1];0;RANDBETWEEN(1000;1000000))" office:value-type="float" office:value="183879" calcext:value-type="float">
            <text:p>183,879</text:p>
          </table:table-cell>
          <table:table-cell table:formula="of:=IF([.$F7]&gt;[.M$1];0;RANDBETWEEN(1000;1000000))" office:value-type="float" office:value="835003" calcext:value-type="float">
            <text:p>835,003</text:p>
          </table:table-cell>
          <table:table-cell table:formula="of:=SUM([.G7:.M7])" office:value-type="float" office:value="1438341" calcext:value-type="float">
            <text:p>1,438,341</text:p>
          </table:table-cell>
          <table:table-cell table:formula="of:=[.G7]*VLOOKUP([.G$1];[$'salary-percopy'.$A$1:.$B$7];2)+[.H7]*VLOOKUP([.H$1];[$'salary-percopy'.$A$1:.$B$7];2)+[.I7]*VLOOKUP([.I$1];[$'salary-percopy'.$A$1:.$B$7];2)+[.J7]*VLOOKUP([.J$1];[$'salary-percopy'.$A$1:.$B$7];2)+[.K7]*VLOOKUP([.K$1];[$'salary-percopy'.$A$1:.$B$7];2)+[.L7]*VLOOKUP([.L$1];[$'salary-percopy'.$A$1:.$B$7];2)+[.M7]*VLOOKUP([.M$1];[$'salary-percopy'.$A$1:.$B$7];2)" office:value-type="float" office:value="263082855" calcext:value-type="float">
            <text:p>263,082,855</text:p>
          </table:table-cell>
          <table:table-cell table:formula="of:=IF([.G7]&gt;500000;[.G7]*0.1*VLOOKUP([.G$1];[$'salary-percopy'.$A$1:.$B$7];2))+IF([.H7]&gt;500000;[.H7]*0.1*VLOOKUP([.H$1];[$'salary-percopy'.$A$1:.$B$7];2))+IF([.I7]&gt;500000;[.I7]*0.1*VLOOKUP([.I$1];[$'salary-percopy'.$A$1:.$B$7];2))+IF([.J7]&gt;500000;[.J7]*0.1*VLOOKUP([.J$1];[$'salary-percopy'.$A$1:.$B$7];2))+IF([.K7]&gt;500000;[.K7]*0.1*VLOOKUP([.K$1];[$'salary-percopy'.$A$1:.$B$7];2))+IF([.L7]&gt;500000;[.L7]*0.1*VLOOKUP([.L$1];[$'salary-percopy'.$A$1:.$B$7];2))+IF([.M7]&gt;500000;[.M7]*0.1*VLOOKUP([.M$1];[$'salary-percopy'.$A$1:.$B$7];2))" office:value-type="float" office:value="16700060" calcext:value-type="float">
            <text:p>16,700,060</text:p>
          </table:table-cell>
          <table:table-cell table:formula="of:=[.O7]+[.P7]" office:value-type="float" office:value="279782915" calcext:value-type="float">
            <text:p>279,782,9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selyn Henderson</text:p>
          </table:table-cell>
          <table:table-cell office:value-type="string" calcext:value-type="string">
            <text:p>Assistant Of Eternity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8]&gt;[.G$1];0;RANDBETWEEN(1000;1000000))" office:value-type="float" office:value="0" calcext:value-type="float">
            <text:p>0</text:p>
          </table:table-cell>
          <table:table-cell table:formula="of:=IF([.$F8]&gt;[.H$1];0;RANDBETWEEN(1000;1000000))" office:value-type="float" office:value="0" calcext:value-type="float">
            <text:p>0</text:p>
          </table:table-cell>
          <table:table-cell table:formula="of:=IF([.$F8]&gt;[.I$1];0;RANDBETWEEN(1000;1000000))" office:value-type="float" office:value="105185" calcext:value-type="float">
            <text:p>105,185</text:p>
          </table:table-cell>
          <table:table-cell table:formula="of:=IF([.$F8]&gt;[.J$1];0;RANDBETWEEN(1000;1000000))" office:value-type="float" office:value="850510" calcext:value-type="float">
            <text:p>850,510</text:p>
          </table:table-cell>
          <table:table-cell table:formula="of:=IF([.$F8]&gt;[.K$1];0;RANDBETWEEN(1000;1000000))" office:value-type="float" office:value="110329" calcext:value-type="float">
            <text:p>110,329</text:p>
          </table:table-cell>
          <table:table-cell table:formula="of:=IF([.$F8]&gt;[.L$1];0;RANDBETWEEN(1000;1000000))" office:value-type="float" office:value="325033" calcext:value-type="float">
            <text:p>325,033</text:p>
          </table:table-cell>
          <table:table-cell table:formula="of:=IF([.$F8]&gt;[.M$1];0;RANDBETWEEN(1000;1000000))" office:value-type="float" office:value="469475" calcext:value-type="float">
            <text:p>469,475</text:p>
          </table:table-cell>
          <table:table-cell table:formula="of:=SUM([.G8:.M8])" office:value-type="float" office:value="1860532" calcext:value-type="float">
            <text:p>1,860,532</text:p>
          </table:table-cell>
          <table:table-cell table:formula="of:=[.G8]*VLOOKUP([.G$1];[$'salary-percopy'.$A$1:.$B$7];2)+[.H8]*VLOOKUP([.H$1];[$'salary-percopy'.$A$1:.$B$7];2)+[.I8]*VLOOKUP([.I$1];[$'salary-percopy'.$A$1:.$B$7];2)+[.J8]*VLOOKUP([.J$1];[$'salary-percopy'.$A$1:.$B$7];2)+[.K8]*VLOOKUP([.K$1];[$'salary-percopy'.$A$1:.$B$7];2)+[.L8]*VLOOKUP([.L$1];[$'salary-percopy'.$A$1:.$B$7];2)+[.M8]*VLOOKUP([.M$1];[$'salary-percopy'.$A$1:.$B$7];2)" office:value-type="float" office:value="304475635" calcext:value-type="float">
            <text:p>304,475,635</text:p>
          </table:table-cell>
          <table:table-cell table:formula="of:=IF([.G8]&gt;500000;[.G8]*0.1*VLOOKUP([.G$1];[$'salary-percopy'.$A$1:.$B$7];2))+IF([.H8]&gt;500000;[.H8]*0.1*VLOOKUP([.H$1];[$'salary-percopy'.$A$1:.$B$7];2))+IF([.I8]&gt;500000;[.I8]*0.1*VLOOKUP([.I$1];[$'salary-percopy'.$A$1:.$B$7];2))+IF([.J8]&gt;500000;[.J8]*0.1*VLOOKUP([.J$1];[$'salary-percopy'.$A$1:.$B$7];2))+IF([.K8]&gt;500000;[.K8]*0.1*VLOOKUP([.K$1];[$'salary-percopy'.$A$1:.$B$7];2))+IF([.L8]&gt;500000;[.L8]*0.1*VLOOKUP([.L$1];[$'salary-percopy'.$A$1:.$B$7];2))+IF([.M8]&gt;500000;[.M8]*0.1*VLOOKUP([.M$1];[$'salary-percopy'.$A$1:.$B$7];2))" office:value-type="float" office:value="11907140" calcext:value-type="float">
            <text:p>11,907,140</text:p>
          </table:table-cell>
          <table:table-cell table:formula="of:=[.O8]+[.P8]" office:value-type="float" office:value="316382775" calcext:value-type="float">
            <text:p>316,382,7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reon Hughes</text:p>
          </table:table-cell>
          <table:table-cell office:value-type="string" calcext:value-type="string">
            <text:p>Bandit Of The West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9]&gt;[.G$1];0;RANDBETWEEN(1000;1000000))" office:value-type="float" office:value="541150" calcext:value-type="float">
            <text:p>541,150</text:p>
          </table:table-cell>
          <table:table-cell table:formula="of:=IF([.$F9]&gt;[.H$1];0;RANDBETWEEN(1000;1000000))" office:value-type="float" office:value="890649" calcext:value-type="float">
            <text:p>890,649</text:p>
          </table:table-cell>
          <table:table-cell table:formula="of:=IF([.$F9]&gt;[.I$1];0;RANDBETWEEN(1000;1000000))" office:value-type="float" office:value="680032" calcext:value-type="float">
            <text:p>680,032</text:p>
          </table:table-cell>
          <table:table-cell table:formula="of:=IF([.$F9]&gt;[.J$1];0;RANDBETWEEN(1000;1000000))" office:value-type="float" office:value="774774" calcext:value-type="float">
            <text:p>774,774</text:p>
          </table:table-cell>
          <table:table-cell table:formula="of:=IF([.$F9]&gt;[.K$1];0;RANDBETWEEN(1000;1000000))" office:value-type="float" office:value="634529" calcext:value-type="float">
            <text:p>634,529</text:p>
          </table:table-cell>
          <table:table-cell table:formula="of:=IF([.$F9]&gt;[.L$1];0;RANDBETWEEN(1000;1000000))" office:value-type="float" office:value="17066" calcext:value-type="float">
            <text:p>17,066</text:p>
          </table:table-cell>
          <table:table-cell table:formula="of:=IF([.$F9]&gt;[.M$1];0;RANDBETWEEN(1000;1000000))" office:value-type="float" office:value="597797" calcext:value-type="float">
            <text:p>597,797</text:p>
          </table:table-cell>
          <table:table-cell table:formula="of:=SUM([.G9:.M9])" office:value-type="float" office:value="4135997" calcext:value-type="float">
            <text:p>4,135,997</text:p>
          </table:table-cell>
          <table:table-cell table:formula="of:=[.G9]*VLOOKUP([.G$1];[$'salary-percopy'.$A$1:.$B$7];2)+[.H9]*VLOOKUP([.H$1];[$'salary-percopy'.$A$1:.$B$7];2)+[.I9]*VLOOKUP([.I$1];[$'salary-percopy'.$A$1:.$B$7];2)+[.J9]*VLOOKUP([.J$1];[$'salary-percopy'.$A$1:.$B$7];2)+[.K9]*VLOOKUP([.K$1];[$'salary-percopy'.$A$1:.$B$7];2)+[.L9]*VLOOKUP([.L$1];[$'salary-percopy'.$A$1:.$B$7];2)+[.M9]*VLOOKUP([.M$1];[$'salary-percopy'.$A$1:.$B$7];2)" office:value-type="float" office:value="572745130" calcext:value-type="float">
            <text:p>572,745,130</text:p>
          </table:table-cell>
          <table:table-cell table:formula="of:=IF([.G9]&gt;500000;[.G9]*0.1*VLOOKUP([.G$1];[$'salary-percopy'.$A$1:.$B$7];2))+IF([.H9]&gt;500000;[.H9]*0.1*VLOOKUP([.H$1];[$'salary-percopy'.$A$1:.$B$7];2))+IF([.I9]&gt;500000;[.I9]*0.1*VLOOKUP([.I$1];[$'salary-percopy'.$A$1:.$B$7];2))+IF([.J9]&gt;500000;[.J9]*0.1*VLOOKUP([.J$1];[$'salary-percopy'.$A$1:.$B$7];2))+IF([.K9]&gt;500000;[.K9]*0.1*VLOOKUP([.K$1];[$'salary-percopy'.$A$1:.$B$7];2))+IF([.L9]&gt;500000;[.L9]*0.1*VLOOKUP([.L$1];[$'salary-percopy'.$A$1:.$B$7];2))+IF([.M9]&gt;500000;[.M9]*0.1*VLOOKUP([.M$1];[$'salary-percopy'.$A$1:.$B$7];2))" office:value-type="float" office:value="56958792" calcext:value-type="float">
            <text:p>56,958,792</text:p>
          </table:table-cell>
          <table:table-cell table:formula="of:=[.O9]+[.P9]" office:value-type="float" office:value="629703922" calcext:value-type="float">
            <text:p>629,703,9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eramiah Gill</text:p>
          </table:table-cell>
          <table:table-cell office:value-type="string" calcext:value-type="string">
            <text:p>Beloved With Wings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10]&gt;[.G$1];0;RANDBETWEEN(1000;1000000))" office:value-type="float" office:value="0" calcext:value-type="float">
            <text:p>0</text:p>
          </table:table-cell>
          <table:table-cell table:formula="of:=IF([.$F10]&gt;[.H$1];0;RANDBETWEEN(1000;1000000))" office:value-type="float" office:value="0" calcext:value-type="float">
            <text:p>0</text:p>
          </table:table-cell>
          <table:table-cell table:formula="of:=IF([.$F10]&gt;[.I$1];0;RANDBETWEEN(1000;1000000))" office:value-type="float" office:value="0" calcext:value-type="float">
            <text:p>0</text:p>
          </table:table-cell>
          <table:table-cell table:formula="of:=IF([.$F10]&gt;[.J$1];0;RANDBETWEEN(1000;1000000))" office:value-type="float" office:value="0" calcext:value-type="float">
            <text:p>0</text:p>
          </table:table-cell>
          <table:table-cell table:formula="of:=IF([.$F10]&gt;[.K$1];0;RANDBETWEEN(1000;1000000))" office:value-type="float" office:value="159982" calcext:value-type="float">
            <text:p>159,982</text:p>
          </table:table-cell>
          <table:table-cell table:formula="of:=IF([.$F10]&gt;[.L$1];0;RANDBETWEEN(1000;1000000))" office:value-type="float" office:value="587131" calcext:value-type="float">
            <text:p>587,131</text:p>
          </table:table-cell>
          <table:table-cell table:formula="of:=IF([.$F10]&gt;[.M$1];0;RANDBETWEEN(1000;1000000))" office:value-type="float" office:value="400635" calcext:value-type="float">
            <text:p>400,635</text:p>
          </table:table-cell>
          <table:table-cell table:formula="of:=SUM([.G10:.M10])" office:value-type="float" office:value="1147748" calcext:value-type="float">
            <text:p>1,147,748</text:p>
          </table:table-cell>
          <table:table-cell table:formula="of:=[.G10]*VLOOKUP([.G$1];[$'salary-percopy'.$A$1:.$B$7];2)+[.H10]*VLOOKUP([.H$1];[$'salary-percopy'.$A$1:.$B$7];2)+[.I10]*VLOOKUP([.I$1];[$'salary-percopy'.$A$1:.$B$7];2)+[.J10]*VLOOKUP([.J$1];[$'salary-percopy'.$A$1:.$B$7];2)+[.K10]*VLOOKUP([.K$1];[$'salary-percopy'.$A$1:.$B$7];2)+[.L10]*VLOOKUP([.L$1];[$'salary-percopy'.$A$1:.$B$7];2)+[.M10]*VLOOKUP([.M$1];[$'salary-percopy'.$A$1:.$B$7];2)" office:value-type="float" office:value="215943175" calcext:value-type="float">
            <text:p>215,943,175</text:p>
          </table:table-cell>
          <table:table-cell table:formula="of:=IF([.G10]&gt;500000;[.G10]*0.1*VLOOKUP([.G$1];[$'salary-percopy'.$A$1:.$B$7];2))+IF([.H10]&gt;500000;[.H10]*0.1*VLOOKUP([.H$1];[$'salary-percopy'.$A$1:.$B$7];2))+IF([.I10]&gt;500000;[.I10]*0.1*VLOOKUP([.I$1];[$'salary-percopy'.$A$1:.$B$7];2))+IF([.J10]&gt;500000;[.J10]*0.1*VLOOKUP([.J$1];[$'salary-percopy'.$A$1:.$B$7];2))+IF([.K10]&gt;500000;[.K10]*0.1*VLOOKUP([.K$1];[$'salary-percopy'.$A$1:.$B$7];2))+IF([.L10]&gt;500000;[.L10]*0.1*VLOOKUP([.L$1];[$'salary-percopy'.$A$1:.$B$7];2))+IF([.M10]&gt;500000;[.M10]*0.1*VLOOKUP([.M$1];[$'salary-percopy'.$A$1:.$B$7];2))" office:value-type="float" office:value="10861923.5" calcext:value-type="float">
            <text:p>10,861,924</text:p>
          </table:table-cell>
          <table:table-cell table:formula="of:=[.O10]+[.P10]" office:value-type="float" office:value="226805098.5" calcext:value-type="float">
            <text:p>226,805,0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nah Moreno</text:p>
          </table:table-cell>
          <table:table-cell office:value-type="string" calcext:value-type="string">
            <text:p>Bound To The Chasm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11]&gt;[.G$1];0;RANDBETWEEN(1000;1000000))" office:value-type="float" office:value="0" calcext:value-type="float">
            <text:p>0</text:p>
          </table:table-cell>
          <table:table-cell table:formula="of:=IF([.$F11]&gt;[.H$1];0;RANDBETWEEN(1000;1000000))" office:value-type="float" office:value="0" calcext:value-type="float">
            <text:p>0</text:p>
          </table:table-cell>
          <table:table-cell table:formula="of:=IF([.$F11]&gt;[.I$1];0;RANDBETWEEN(1000;1000000))" office:value-type="float" office:value="0" calcext:value-type="float">
            <text:p>0</text:p>
          </table:table-cell>
          <table:table-cell table:formula="of:=IF([.$F11]&gt;[.J$1];0;RANDBETWEEN(1000;1000000))" office:value-type="float" office:value="0" calcext:value-type="float">
            <text:p>0</text:p>
          </table:table-cell>
          <table:table-cell table:formula="of:=IF([.$F11]&gt;[.K$1];0;RANDBETWEEN(1000;1000000))" office:value-type="float" office:value="32415" calcext:value-type="float">
            <text:p>32,415</text:p>
          </table:table-cell>
          <table:table-cell table:formula="of:=IF([.$F11]&gt;[.L$1];0;RANDBETWEEN(1000;1000000))" office:value-type="float" office:value="154405" calcext:value-type="float">
            <text:p>154,405</text:p>
          </table:table-cell>
          <table:table-cell table:formula="of:=IF([.$F11]&gt;[.M$1];0;RANDBETWEEN(1000;1000000))" office:value-type="float" office:value="437277" calcext:value-type="float">
            <text:p>437,277</text:p>
          </table:table-cell>
          <table:table-cell table:formula="of:=SUM([.G11:.M11])" office:value-type="float" office:value="624097" calcext:value-type="float">
            <text:p>624,097</text:p>
          </table:table-cell>
          <table:table-cell table:formula="of:=[.G11]*VLOOKUP([.G$1];[$'salary-percopy'.$A$1:.$B$7];2)+[.H11]*VLOOKUP([.H$1];[$'salary-percopy'.$A$1:.$B$7];2)+[.I11]*VLOOKUP([.I$1];[$'salary-percopy'.$A$1:.$B$7];2)+[.J11]*VLOOKUP([.J$1];[$'salary-percopy'.$A$1:.$B$7];2)+[.K11]*VLOOKUP([.K$1];[$'salary-percopy'.$A$1:.$B$7];2)+[.L11]*VLOOKUP([.L$1];[$'salary-percopy'.$A$1:.$B$7];2)+[.M11]*VLOOKUP([.M$1];[$'salary-percopy'.$A$1:.$B$7];2)" office:value-type="float" office:value="121530875" calcext:value-type="float">
            <text:p>121,530,875</text:p>
          </table:table-cell>
          <table:table-cell table:formula="of:=IF([.G11]&gt;500000;[.G11]*0.1*VLOOKUP([.G$1];[$'salary-percopy'.$A$1:.$B$7];2))+IF([.H11]&gt;500000;[.H11]*0.1*VLOOKUP([.H$1];[$'salary-percopy'.$A$1:.$B$7];2))+IF([.I11]&gt;500000;[.I11]*0.1*VLOOKUP([.I$1];[$'salary-percopy'.$A$1:.$B$7];2))+IF([.J11]&gt;500000;[.J11]*0.1*VLOOKUP([.J$1];[$'salary-percopy'.$A$1:.$B$7];2))+IF([.K11]&gt;500000;[.K11]*0.1*VLOOKUP([.K$1];[$'salary-percopy'.$A$1:.$B$7];2))+IF([.L11]&gt;500000;[.L11]*0.1*VLOOKUP([.L$1];[$'salary-percopy'.$A$1:.$B$7];2))+IF([.M11]&gt;500000;[.M11]*0.1*VLOOKUP([.M$1];[$'salary-percopy'.$A$1:.$B$7];2))" office:value-type="float" office:value="0" calcext:value-type="float">
            <text:p>0</text:p>
          </table:table-cell>
          <table:table-cell table:formula="of:=[.O11]+[.P11]" office:value-type="float" office:value="121530875" calcext:value-type="float">
            <text:p>121,530,8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mie Hardin</text:p>
          </table:table-cell>
          <table:table-cell office:value-type="string" calcext:value-type="string">
            <text:p>Breaking Time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12]&gt;[.G$1];0;RANDBETWEEN(1000;1000000))" office:value-type="float" office:value="0" calcext:value-type="float">
            <text:p>0</text:p>
          </table:table-cell>
          <table:table-cell table:formula="of:=IF([.$F12]&gt;[.H$1];0;RANDBETWEEN(1000;1000000))" office:value-type="float" office:value="0" calcext:value-type="float">
            <text:p>0</text:p>
          </table:table-cell>
          <table:table-cell table:formula="of:=IF([.$F12]&gt;[.I$1];0;RANDBETWEEN(1000;1000000))" office:value-type="float" office:value="0" calcext:value-type="float">
            <text:p>0</text:p>
          </table:table-cell>
          <table:table-cell table:formula="of:=IF([.$F12]&gt;[.J$1];0;RANDBETWEEN(1000;1000000))" office:value-type="float" office:value="0" calcext:value-type="float">
            <text:p>0</text:p>
          </table:table-cell>
          <table:table-cell table:formula="of:=IF([.$F12]&gt;[.K$1];0;RANDBETWEEN(1000;1000000))" office:value-type="float" office:value="0" calcext:value-type="float">
            <text:p>0</text:p>
          </table:table-cell>
          <table:table-cell table:formula="of:=IF([.$F12]&gt;[.L$1];0;RANDBETWEEN(1000;1000000))" office:value-type="float" office:value="670511" calcext:value-type="float">
            <text:p>670,511</text:p>
          </table:table-cell>
          <table:table-cell table:formula="of:=IF([.$F12]&gt;[.M$1];0;RANDBETWEEN(1000;1000000))" office:value-type="float" office:value="475511" calcext:value-type="float">
            <text:p>475,511</text:p>
          </table:table-cell>
          <table:table-cell table:formula="of:=SUM([.G12:.M12])" office:value-type="float" office:value="1146022" calcext:value-type="float">
            <text:p>1,146,022</text:p>
          </table:table-cell>
          <table:table-cell table:formula="of:=[.G12]*VLOOKUP([.G$1];[$'salary-percopy'.$A$1:.$B$7];2)+[.H12]*VLOOKUP([.H$1];[$'salary-percopy'.$A$1:.$B$7];2)+[.I12]*VLOOKUP([.I$1];[$'salary-percopy'.$A$1:.$B$7];2)+[.J12]*VLOOKUP([.J$1];[$'salary-percopy'.$A$1:.$B$7];2)+[.K12]*VLOOKUP([.K$1];[$'salary-percopy'.$A$1:.$B$7];2)+[.L12]*VLOOKUP([.L$1];[$'salary-percopy'.$A$1:.$B$7];2)+[.M12]*VLOOKUP([.M$1];[$'salary-percopy'.$A$1:.$B$7];2)" office:value-type="float" office:value="219146735" calcext:value-type="float">
            <text:p>219,146,735</text:p>
          </table:table-cell>
          <table:table-cell table:formula="of:=IF([.G12]&gt;500000;[.G12]*0.1*VLOOKUP([.G$1];[$'salary-percopy'.$A$1:.$B$7];2))+IF([.H12]&gt;500000;[.H12]*0.1*VLOOKUP([.H$1];[$'salary-percopy'.$A$1:.$B$7];2))+IF([.I12]&gt;500000;[.I12]*0.1*VLOOKUP([.I$1];[$'salary-percopy'.$A$1:.$B$7];2))+IF([.J12]&gt;500000;[.J12]*0.1*VLOOKUP([.J$1];[$'salary-percopy'.$A$1:.$B$7];2))+IF([.K12]&gt;500000;[.K12]*0.1*VLOOKUP([.K$1];[$'salary-percopy'.$A$1:.$B$7];2))+IF([.L12]&gt;500000;[.L12]*0.1*VLOOKUP([.L$1];[$'salary-percopy'.$A$1:.$B$7];2))+IF([.M12]&gt;500000;[.M12]*0.1*VLOOKUP([.M$1];[$'salary-percopy'.$A$1:.$B$7];2))" office:value-type="float" office:value="12404453.5" calcext:value-type="float">
            <text:p>12,404,454</text:p>
          </table:table-cell>
          <table:table-cell table:formula="of:=[.O12]+[.P12]" office:value-type="float" office:value="231551188.5" calcext:value-type="float">
            <text:p>231,551,1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yanna Swanson</text:p>
          </table:table-cell>
          <table:table-cell office:value-type="string" calcext:value-type="string">
            <text:p>Builder Of The West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13]&gt;[.G$1];0;RANDBETWEEN(1000;1000000))" office:value-type="float" office:value="0" calcext:value-type="float">
            <text:p>0</text:p>
          </table:table-cell>
          <table:table-cell table:formula="of:=IF([.$F13]&gt;[.H$1];0;RANDBETWEEN(1000;1000000))" office:value-type="float" office:value="0" calcext:value-type="float">
            <text:p>0</text:p>
          </table:table-cell>
          <table:table-cell table:formula="of:=IF([.$F13]&gt;[.I$1];0;RANDBETWEEN(1000;1000000))" office:value-type="float" office:value="0" calcext:value-type="float">
            <text:p>0</text:p>
          </table:table-cell>
          <table:table-cell table:formula="of:=IF([.$F13]&gt;[.J$1];0;RANDBETWEEN(1000;1000000))" office:value-type="float" office:value="0" calcext:value-type="float">
            <text:p>0</text:p>
          </table:table-cell>
          <table:table-cell table:formula="of:=IF([.$F13]&gt;[.K$1];0;RANDBETWEEN(1000;1000000))" office:value-type="float" office:value="0" calcext:value-type="float">
            <text:p>0</text:p>
          </table:table-cell>
          <table:table-cell table:formula="of:=IF([.$F13]&gt;[.L$1];0;RANDBETWEEN(1000;1000000))" office:value-type="float" office:value="406151" calcext:value-type="float">
            <text:p>406,151</text:p>
          </table:table-cell>
          <table:table-cell table:formula="of:=IF([.$F13]&gt;[.M$1];0;RANDBETWEEN(1000;1000000))" office:value-type="float" office:value="498248" calcext:value-type="float">
            <text:p>498,248</text:p>
          </table:table-cell>
          <table:table-cell table:formula="of:=SUM([.G13:.M13])" office:value-type="float" office:value="904399" calcext:value-type="float">
            <text:p>904,399</text:p>
          </table:table-cell>
          <table:table-cell table:formula="of:=[.G13]*VLOOKUP([.G$1];[$'salary-percopy'.$A$1:.$B$7];2)+[.H13]*VLOOKUP([.H$1];[$'salary-percopy'.$A$1:.$B$7];2)+[.I13]*VLOOKUP([.I$1];[$'salary-percopy'.$A$1:.$B$7];2)+[.J13]*VLOOKUP([.J$1];[$'salary-percopy'.$A$1:.$B$7];2)+[.K13]*VLOOKUP([.K$1];[$'salary-percopy'.$A$1:.$B$7];2)+[.L13]*VLOOKUP([.L$1];[$'salary-percopy'.$A$1:.$B$7];2)+[.M13]*VLOOKUP([.M$1];[$'salary-percopy'.$A$1:.$B$7];2)" office:value-type="float" office:value="174787535" calcext:value-type="float">
            <text:p>174,787,535</text:p>
          </table:table-cell>
          <table:table-cell table:formula="of:=IF([.G13]&gt;500000;[.G13]*0.1*VLOOKUP([.G$1];[$'salary-percopy'.$A$1:.$B$7];2))+IF([.H13]&gt;500000;[.H13]*0.1*VLOOKUP([.H$1];[$'salary-percopy'.$A$1:.$B$7];2))+IF([.I13]&gt;500000;[.I13]*0.1*VLOOKUP([.I$1];[$'salary-percopy'.$A$1:.$B$7];2))+IF([.J13]&gt;500000;[.J13]*0.1*VLOOKUP([.J$1];[$'salary-percopy'.$A$1:.$B$7];2))+IF([.K13]&gt;500000;[.K13]*0.1*VLOOKUP([.K$1];[$'salary-percopy'.$A$1:.$B$7];2))+IF([.L13]&gt;500000;[.L13]*0.1*VLOOKUP([.L$1];[$'salary-percopy'.$A$1:.$B$7];2))+IF([.M13]&gt;500000;[.M13]*0.1*VLOOKUP([.M$1];[$'salary-percopy'.$A$1:.$B$7];2))" office:value-type="float" office:value="0" calcext:value-type="float">
            <text:p>0</text:p>
          </table:table-cell>
          <table:table-cell table:formula="of:=[.O13]+[.P13]" office:value-type="float" office:value="174787535" calcext:value-type="float">
            <text:p>174,787,5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yton Goodwin</text:p>
          </table:table-cell>
          <table:table-cell office:value-type="string" calcext:value-type="string">
            <text:p>Captains And Captains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Valentino Stanton" calcext:value-type="string">
            <text:p>Valentino Stanton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14]&gt;[.G$1];0;RANDBETWEEN(1000;1000000))" office:value-type="float" office:value="0" calcext:value-type="float">
            <text:p>0</text:p>
          </table:table-cell>
          <table:table-cell table:formula="of:=IF([.$F14]&gt;[.H$1];0;RANDBETWEEN(1000;1000000))" office:value-type="float" office:value="0" calcext:value-type="float">
            <text:p>0</text:p>
          </table:table-cell>
          <table:table-cell table:formula="of:=IF([.$F14]&gt;[.I$1];0;RANDBETWEEN(1000;1000000))" office:value-type="float" office:value="0" calcext:value-type="float">
            <text:p>0</text:p>
          </table:table-cell>
          <table:table-cell table:formula="of:=IF([.$F14]&gt;[.J$1];0;RANDBETWEEN(1000;1000000))" office:value-type="float" office:value="0" calcext:value-type="float">
            <text:p>0</text:p>
          </table:table-cell>
          <table:table-cell table:formula="of:=IF([.$F14]&gt;[.K$1];0;RANDBETWEEN(1000;1000000))" office:value-type="float" office:value="353079" calcext:value-type="float">
            <text:p>353,079</text:p>
          </table:table-cell>
          <table:table-cell table:formula="of:=IF([.$F14]&gt;[.L$1];0;RANDBETWEEN(1000;1000000))" office:value-type="float" office:value="340196" calcext:value-type="float">
            <text:p>340,196</text:p>
          </table:table-cell>
          <table:table-cell table:formula="of:=IF([.$F14]&gt;[.M$1];0;RANDBETWEEN(1000;1000000))" office:value-type="float" office:value="922623" calcext:value-type="float">
            <text:p>922,623</text:p>
          </table:table-cell>
          <table:table-cell table:formula="of:=SUM([.G14:.M14])" office:value-type="float" office:value="1615898" calcext:value-type="float">
            <text:p>1,615,898</text:p>
          </table:table-cell>
          <table:table-cell table:formula="of:=[.G14]*VLOOKUP([.G$1];[$'salary-percopy'.$A$1:.$B$7];2)+[.H14]*VLOOKUP([.H$1];[$'salary-percopy'.$A$1:.$B$7];2)+[.I14]*VLOOKUP([.I$1];[$'salary-percopy'.$A$1:.$B$7];2)+[.J14]*VLOOKUP([.J$1];[$'salary-percopy'.$A$1:.$B$7];2)+[.K14]*VLOOKUP([.K$1];[$'salary-percopy'.$A$1:.$B$7];2)+[.L14]*VLOOKUP([.L$1];[$'salary-percopy'.$A$1:.$B$7];2)+[.M14]*VLOOKUP([.M$1];[$'salary-percopy'.$A$1:.$B$7];2)" office:value-type="float" office:value="307484290" calcext:value-type="float">
            <text:p>307,484,290</text:p>
          </table:table-cell>
          <table:table-cell table:formula="of:=IF([.G14]&gt;500000;[.G14]*0.1*VLOOKUP([.G$1];[$'salary-percopy'.$A$1:.$B$7];2))+IF([.H14]&gt;500000;[.H14]*0.1*VLOOKUP([.H$1];[$'salary-percopy'.$A$1:.$B$7];2))+IF([.I14]&gt;500000;[.I14]*0.1*VLOOKUP([.I$1];[$'salary-percopy'.$A$1:.$B$7];2))+IF([.J14]&gt;500000;[.J14]*0.1*VLOOKUP([.J$1];[$'salary-percopy'.$A$1:.$B$7];2))+IF([.K14]&gt;500000;[.K14]*0.1*VLOOKUP([.K$1];[$'salary-percopy'.$A$1:.$B$7];2))+IF([.L14]&gt;500000;[.L14]*0.1*VLOOKUP([.L$1];[$'salary-percopy'.$A$1:.$B$7];2))+IF([.M14]&gt;500000;[.M14]*0.1*VLOOKUP([.M$1];[$'salary-percopy'.$A$1:.$B$7];2))" office:value-type="float" office:value="18452460" calcext:value-type="float">
            <text:p>18,452,460</text:p>
          </table:table-cell>
          <table:table-cell table:formula="of:=[.O14]+[.P14]" office:value-type="float" office:value="325936750" calcext:value-type="float">
            <text:p>325,936,7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rtez Case</text:p>
          </table:table-cell>
          <table:table-cell office:value-type="string" calcext:value-type="string">
            <text:p>Cats And Companions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15]&gt;[.G$1];0;RANDBETWEEN(1000;1000000))" office:value-type="float" office:value="782323" calcext:value-type="float">
            <text:p>782,323</text:p>
          </table:table-cell>
          <table:table-cell table:formula="of:=IF([.$F15]&gt;[.H$1];0;RANDBETWEEN(1000;1000000))" office:value-type="float" office:value="850292" calcext:value-type="float">
            <text:p>850,292</text:p>
          </table:table-cell>
          <table:table-cell table:formula="of:=IF([.$F15]&gt;[.I$1];0;RANDBETWEEN(1000;1000000))" office:value-type="float" office:value="787476" calcext:value-type="float">
            <text:p>787,476</text:p>
          </table:table-cell>
          <table:table-cell table:formula="of:=IF([.$F15]&gt;[.J$1];0;RANDBETWEEN(1000;1000000))" office:value-type="float" office:value="59270" calcext:value-type="float">
            <text:p>59,270</text:p>
          </table:table-cell>
          <table:table-cell table:formula="of:=IF([.$F15]&gt;[.K$1];0;RANDBETWEEN(1000;1000000))" office:value-type="float" office:value="3933" calcext:value-type="float">
            <text:p>3,933</text:p>
          </table:table-cell>
          <table:table-cell table:formula="of:=IF([.$F15]&gt;[.L$1];0;RANDBETWEEN(1000;1000000))" office:value-type="float" office:value="517050" calcext:value-type="float">
            <text:p>517,050</text:p>
          </table:table-cell>
          <table:table-cell table:formula="of:=IF([.$F15]&gt;[.M$1];0;RANDBETWEEN(1000;1000000))" office:value-type="float" office:value="407002" calcext:value-type="float">
            <text:p>407,002</text:p>
          </table:table-cell>
          <table:table-cell table:formula="of:=SUM([.G15:.M15])" office:value-type="float" office:value="3407346" calcext:value-type="float">
            <text:p>3,407,346</text:p>
          </table:table-cell>
          <table:table-cell table:formula="of:=[.G15]*VLOOKUP([.G$1];[$'salary-percopy'.$A$1:.$B$7];2)+[.H15]*VLOOKUP([.H$1];[$'salary-percopy'.$A$1:.$B$7];2)+[.I15]*VLOOKUP([.I$1];[$'salary-percopy'.$A$1:.$B$7];2)+[.J15]*VLOOKUP([.J$1];[$'salary-percopy'.$A$1:.$B$7];2)+[.K15]*VLOOKUP([.K$1];[$'salary-percopy'.$A$1:.$B$7];2)+[.L15]*VLOOKUP([.L$1];[$'salary-percopy'.$A$1:.$B$7];2)+[.M15]*VLOOKUP([.M$1];[$'salary-percopy'.$A$1:.$B$7];2)" office:value-type="float" office:value="452282600" calcext:value-type="float">
            <text:p>452,282,600</text:p>
          </table:table-cell>
          <table:table-cell table:formula="of:=IF([.G15]&gt;500000;[.G15]*0.1*VLOOKUP([.G$1];[$'salary-percopy'.$A$1:.$B$7];2))+IF([.H15]&gt;500000;[.H15]*0.1*VLOOKUP([.H$1];[$'salary-percopy'.$A$1:.$B$7];2))+IF([.I15]&gt;500000;[.I15]*0.1*VLOOKUP([.I$1];[$'salary-percopy'.$A$1:.$B$7];2))+IF([.J15]&gt;500000;[.J15]*0.1*VLOOKUP([.J$1];[$'salary-percopy'.$A$1:.$B$7];2))+IF([.K15]&gt;500000;[.K15]*0.1*VLOOKUP([.K$1];[$'salary-percopy'.$A$1:.$B$7];2))+IF([.L15]&gt;500000;[.L15]*0.1*VLOOKUP([.L$1];[$'salary-percopy'.$A$1:.$B$7];2))+IF([.M15]&gt;500000;[.M15]*0.1*VLOOKUP([.M$1];[$'salary-percopy'.$A$1:.$B$7];2))" office:value-type="float" office:value="36191579" calcext:value-type="float">
            <text:p>36,191,579</text:p>
          </table:table-cell>
          <table:table-cell table:formula="of:=[.O15]+[.P15]" office:value-type="float" office:value="488474179" calcext:value-type="float">
            <text:p>488,474,1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ndra Burke</text:p>
          </table:table-cell>
          <table:table-cell office:value-type="string" calcext:value-type="string">
            <text:p>Cause Of The Prison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16]&gt;[.G$1];0;RANDBETWEEN(1000;1000000))" office:value-type="float" office:value="0" calcext:value-type="float">
            <text:p>0</text:p>
          </table:table-cell>
          <table:table-cell table:formula="of:=IF([.$F16]&gt;[.H$1];0;RANDBETWEEN(1000;1000000))" office:value-type="float" office:value="846083" calcext:value-type="float">
            <text:p>846,083</text:p>
          </table:table-cell>
          <table:table-cell table:formula="of:=IF([.$F16]&gt;[.I$1];0;RANDBETWEEN(1000;1000000))" office:value-type="float" office:value="605861" calcext:value-type="float">
            <text:p>605,861</text:p>
          </table:table-cell>
          <table:table-cell table:formula="of:=IF([.$F16]&gt;[.J$1];0;RANDBETWEEN(1000;1000000))" office:value-type="float" office:value="203706" calcext:value-type="float">
            <text:p>203,706</text:p>
          </table:table-cell>
          <table:table-cell table:formula="of:=IF([.$F16]&gt;[.K$1];0;RANDBETWEEN(1000;1000000))" office:value-type="float" office:value="88903" calcext:value-type="float">
            <text:p>88,903</text:p>
          </table:table-cell>
          <table:table-cell table:formula="of:=IF([.$F16]&gt;[.L$1];0;RANDBETWEEN(1000;1000000))" office:value-type="float" office:value="63632" calcext:value-type="float">
            <text:p>63,632</text:p>
          </table:table-cell>
          <table:table-cell table:formula="of:=IF([.$F16]&gt;[.M$1];0;RANDBETWEEN(1000;1000000))" office:value-type="float" office:value="236725" calcext:value-type="float">
            <text:p>236,725</text:p>
          </table:table-cell>
          <table:table-cell table:formula="of:=SUM([.G16:.M16])" office:value-type="float" office:value="2044910" calcext:value-type="float">
            <text:p>2,044,910</text:p>
          </table:table-cell>
          <table:table-cell table:formula="of:=[.G16]*VLOOKUP([.G$1];[$'salary-percopy'.$A$1:.$B$7];2)+[.H16]*VLOOKUP([.H$1];[$'salary-percopy'.$A$1:.$B$7];2)+[.I16]*VLOOKUP([.I$1];[$'salary-percopy'.$A$1:.$B$7];2)+[.J16]*VLOOKUP([.J$1];[$'salary-percopy'.$A$1:.$B$7];2)+[.K16]*VLOOKUP([.K$1];[$'salary-percopy'.$A$1:.$B$7];2)+[.L16]*VLOOKUP([.L$1];[$'salary-percopy'.$A$1:.$B$7];2)+[.M16]*VLOOKUP([.M$1];[$'salary-percopy'.$A$1:.$B$7];2)" office:value-type="float" office:value="268521720" calcext:value-type="float">
            <text:p>268,521,720</text:p>
          </table:table-cell>
          <table:table-cell table:formula="of:=IF([.G16]&gt;500000;[.G16]*0.1*VLOOKUP([.G$1];[$'salary-percopy'.$A$1:.$B$7];2))+IF([.H16]&gt;500000;[.H16]*0.1*VLOOKUP([.H$1];[$'salary-percopy'.$A$1:.$B$7];2))+IF([.I16]&gt;500000;[.I16]*0.1*VLOOKUP([.I$1];[$'salary-percopy'.$A$1:.$B$7];2))+IF([.J16]&gt;500000;[.J16]*0.1*VLOOKUP([.J$1];[$'salary-percopy'.$A$1:.$B$7];2))+IF([.K16]&gt;500000;[.K16]*0.1*VLOOKUP([.K$1];[$'salary-percopy'.$A$1:.$B$7];2))+IF([.L16]&gt;500000;[.L16]*0.1*VLOOKUP([.L$1];[$'salary-percopy'.$A$1:.$B$7];2))+IF([.M16]&gt;500000;[.M16]*0.1*VLOOKUP([.M$1];[$'salary-percopy'.$A$1:.$B$7];2))" office:value-type="float" office:value="16577245" calcext:value-type="float">
            <text:p>16,577,245</text:p>
          </table:table-cell>
          <table:table-cell table:formula="of:=[.O16]+[.P16]" office:value-type="float" office:value="285098965" calcext:value-type="float">
            <text:p>285,098,9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son Chandler</text:p>
          </table:table-cell>
          <table:table-cell office:value-type="string" calcext:value-type="string">
            <text:p>Changing My Enemies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17]&gt;[.G$1];0;RANDBETWEEN(1000;1000000))" office:value-type="float" office:value="0" calcext:value-type="float">
            <text:p>0</text:p>
          </table:table-cell>
          <table:table-cell table:formula="of:=IF([.$F17]&gt;[.H$1];0;RANDBETWEEN(1000;1000000))" office:value-type="float" office:value="139924" calcext:value-type="float">
            <text:p>139,924</text:p>
          </table:table-cell>
          <table:table-cell table:formula="of:=IF([.$F17]&gt;[.I$1];0;RANDBETWEEN(1000;1000000))" office:value-type="float" office:value="574224" calcext:value-type="float">
            <text:p>574,224</text:p>
          </table:table-cell>
          <table:table-cell table:formula="of:=IF([.$F17]&gt;[.J$1];0;RANDBETWEEN(1000;1000000))" office:value-type="float" office:value="633910" calcext:value-type="float">
            <text:p>633,910</text:p>
          </table:table-cell>
          <table:table-cell table:formula="of:=IF([.$F17]&gt;[.K$1];0;RANDBETWEEN(1000;1000000))" office:value-type="float" office:value="867391" calcext:value-type="float">
            <text:p>867,391</text:p>
          </table:table-cell>
          <table:table-cell table:formula="of:=IF([.$F17]&gt;[.L$1];0;RANDBETWEEN(1000;1000000))" office:value-type="float" office:value="219224" calcext:value-type="float">
            <text:p>219,224</text:p>
          </table:table-cell>
          <table:table-cell table:formula="of:=IF([.$F17]&gt;[.M$1];0;RANDBETWEEN(1000;1000000))" office:value-type="float" office:value="772670" calcext:value-type="float">
            <text:p>772,670</text:p>
          </table:table-cell>
          <table:table-cell table:formula="of:=SUM([.G17:.M17])" office:value-type="float" office:value="3207343" calcext:value-type="float">
            <text:p>3,207,343</text:p>
          </table:table-cell>
          <table:table-cell table:formula="of:=[.G17]*VLOOKUP([.G$1];[$'salary-percopy'.$A$1:.$B$7];2)+[.H17]*VLOOKUP([.H$1];[$'salary-percopy'.$A$1:.$B$7];2)+[.I17]*VLOOKUP([.I$1];[$'salary-percopy'.$A$1:.$B$7];2)+[.J17]*VLOOKUP([.J$1];[$'salary-percopy'.$A$1:.$B$7];2)+[.K17]*VLOOKUP([.K$1];[$'salary-percopy'.$A$1:.$B$7];2)+[.L17]*VLOOKUP([.L$1];[$'salary-percopy'.$A$1:.$B$7];2)+[.M17]*VLOOKUP([.M$1];[$'salary-percopy'.$A$1:.$B$7];2)" office:value-type="float" office:value="515592830" calcext:value-type="float">
            <text:p>515,592,830</text:p>
          </table:table-cell>
          <table:table-cell table:formula="of:=IF([.G17]&gt;500000;[.G17]*0.1*VLOOKUP([.G$1];[$'salary-percopy'.$A$1:.$B$7];2))+IF([.H17]&gt;500000;[.H17]*0.1*VLOOKUP([.H$1];[$'salary-percopy'.$A$1:.$B$7];2))+IF([.I17]&gt;500000;[.I17]*0.1*VLOOKUP([.I$1];[$'salary-percopy'.$A$1:.$B$7];2))+IF([.J17]&gt;500000;[.J17]*0.1*VLOOKUP([.J$1];[$'salary-percopy'.$A$1:.$B$7];2))+IF([.K17]&gt;500000;[.K17]*0.1*VLOOKUP([.K$1];[$'salary-percopy'.$A$1:.$B$7];2))+IF([.L17]&gt;500000;[.L17]*0.1*VLOOKUP([.L$1];[$'salary-percopy'.$A$1:.$B$7];2))+IF([.M17]&gt;500000;[.M17]*0.1*VLOOKUP([.M$1];[$'salary-percopy'.$A$1:.$B$7];2))" office:value-type="float" office:value="45964475" calcext:value-type="float">
            <text:p>45,964,475</text:p>
          </table:table-cell>
          <table:table-cell table:formula="of:=[.O17]+[.P17]" office:value-type="float" office:value="561557305" calcext:value-type="float">
            <text:p>561,557,3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queline Brewer</text:p>
          </table:table-cell>
          <table:table-cell office:value-type="string" calcext:value-type="string">
            <text:p>Changing The Catacombs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18]&gt;[.G$1];0;RANDBETWEEN(1000;1000000))" office:value-type="float" office:value="0" calcext:value-type="float">
            <text:p>0</text:p>
          </table:table-cell>
          <table:table-cell table:formula="of:=IF([.$F18]&gt;[.H$1];0;RANDBETWEEN(1000;1000000))" office:value-type="float" office:value="0" calcext:value-type="float">
            <text:p>0</text:p>
          </table:table-cell>
          <table:table-cell table:formula="of:=IF([.$F18]&gt;[.I$1];0;RANDBETWEEN(1000;1000000))" office:value-type="float" office:value="0" calcext:value-type="float">
            <text:p>0</text:p>
          </table:table-cell>
          <table:table-cell table:formula="of:=IF([.$F18]&gt;[.J$1];0;RANDBETWEEN(1000;1000000))" office:value-type="float" office:value="831401" calcext:value-type="float">
            <text:p>831,401</text:p>
          </table:table-cell>
          <table:table-cell table:formula="of:=IF([.$F18]&gt;[.K$1];0;RANDBETWEEN(1000;1000000))" office:value-type="float" office:value="115142" calcext:value-type="float">
            <text:p>115,142</text:p>
          </table:table-cell>
          <table:table-cell table:formula="of:=IF([.$F18]&gt;[.L$1];0;RANDBETWEEN(1000;1000000))" office:value-type="float" office:value="12120" calcext:value-type="float">
            <text:p>12,120</text:p>
          </table:table-cell>
          <table:table-cell table:formula="of:=IF([.$F18]&gt;[.M$1];0;RANDBETWEEN(1000;1000000))" office:value-type="float" office:value="189177" calcext:value-type="float">
            <text:p>189,177</text:p>
          </table:table-cell>
          <table:table-cell table:formula="of:=SUM([.G18:.M18])" office:value-type="float" office:value="1147840" calcext:value-type="float">
            <text:p>1,147,840</text:p>
          </table:table-cell>
          <table:table-cell table:formula="of:=[.G18]*VLOOKUP([.G$1];[$'salary-percopy'.$A$1:.$B$7];2)+[.H18]*VLOOKUP([.H$1];[$'salary-percopy'.$A$1:.$B$7];2)+[.I18]*VLOOKUP([.I$1];[$'salary-percopy'.$A$1:.$B$7];2)+[.J18]*VLOOKUP([.J$1];[$'salary-percopy'.$A$1:.$B$7];2)+[.K18]*VLOOKUP([.K$1];[$'salary-percopy'.$A$1:.$B$7];2)+[.L18]*VLOOKUP([.L$1];[$'salary-percopy'.$A$1:.$B$7];2)+[.M18]*VLOOKUP([.M$1];[$'salary-percopy'.$A$1:.$B$7];2)" office:value-type="float" office:value="176047880" calcext:value-type="float">
            <text:p>176,047,880</text:p>
          </table:table-cell>
          <table:table-cell table:formula="of:=IF([.G18]&gt;500000;[.G18]*0.1*VLOOKUP([.G$1];[$'salary-percopy'.$A$1:.$B$7];2))+IF([.H18]&gt;500000;[.H18]*0.1*VLOOKUP([.H$1];[$'salary-percopy'.$A$1:.$B$7];2))+IF([.I18]&gt;500000;[.I18]*0.1*VLOOKUP([.I$1];[$'salary-percopy'.$A$1:.$B$7];2))+IF([.J18]&gt;500000;[.J18]*0.1*VLOOKUP([.J$1];[$'salary-percopy'.$A$1:.$B$7];2))+IF([.K18]&gt;500000;[.K18]*0.1*VLOOKUP([.K$1];[$'salary-percopy'.$A$1:.$B$7];2))+IF([.L18]&gt;500000;[.L18]*0.1*VLOOKUP([.L$1];[$'salary-percopy'.$A$1:.$B$7];2))+IF([.M18]&gt;500000;[.M18]*0.1*VLOOKUP([.M$1];[$'salary-percopy'.$A$1:.$B$7];2))" office:value-type="float" office:value="11639614" calcext:value-type="float">
            <text:p>11,639,614</text:p>
          </table:table-cell>
          <table:table-cell table:formula="of:=[.O18]+[.P18]" office:value-type="float" office:value="187687494" calcext:value-type="float">
            <text:p>187,687,4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vanni Lambert</text:p>
          </table:table-cell>
          <table:table-cell office:value-type="string" calcext:value-type="string">
            <text:p>Chicken In The Window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19]&gt;[.G$1];0;RANDBETWEEN(1000;1000000))" office:value-type="float" office:value="332665" calcext:value-type="float">
            <text:p>332,665</text:p>
          </table:table-cell>
          <table:table-cell table:formula="of:=IF([.$F19]&gt;[.H$1];0;RANDBETWEEN(1000;1000000))" office:value-type="float" office:value="35782" calcext:value-type="float">
            <text:p>35,782</text:p>
          </table:table-cell>
          <table:table-cell table:formula="of:=IF([.$F19]&gt;[.I$1];0;RANDBETWEEN(1000;1000000))" office:value-type="float" office:value="442562" calcext:value-type="float">
            <text:p>442,562</text:p>
          </table:table-cell>
          <table:table-cell table:formula="of:=IF([.$F19]&gt;[.J$1];0;RANDBETWEEN(1000;1000000))" office:value-type="float" office:value="951674" calcext:value-type="float">
            <text:p>951,674</text:p>
          </table:table-cell>
          <table:table-cell table:formula="of:=IF([.$F19]&gt;[.K$1];0;RANDBETWEEN(1000;1000000))" office:value-type="float" office:value="3807" calcext:value-type="float">
            <text:p>3,807</text:p>
          </table:table-cell>
          <table:table-cell table:formula="of:=IF([.$F19]&gt;[.L$1];0;RANDBETWEEN(1000;1000000))" office:value-type="float" office:value="665281" calcext:value-type="float">
            <text:p>665,281</text:p>
          </table:table-cell>
          <table:table-cell table:formula="of:=IF([.$F19]&gt;[.M$1];0;RANDBETWEEN(1000;1000000))" office:value-type="float" office:value="558227" calcext:value-type="float">
            <text:p>558,227</text:p>
          </table:table-cell>
          <table:table-cell table:formula="of:=SUM([.G19:.M19])" office:value-type="float" office:value="2989998" calcext:value-type="float">
            <text:p>2,989,998</text:p>
          </table:table-cell>
          <table:table-cell table:formula="of:=[.G19]*VLOOKUP([.G$1];[$'salary-percopy'.$A$1:.$B$7];2)+[.H19]*VLOOKUP([.H$1];[$'salary-percopy'.$A$1:.$B$7];2)+[.I19]*VLOOKUP([.I$1];[$'salary-percopy'.$A$1:.$B$7];2)+[.J19]*VLOOKUP([.J$1];[$'salary-percopy'.$A$1:.$B$7];2)+[.K19]*VLOOKUP([.K$1];[$'salary-percopy'.$A$1:.$B$7];2)+[.L19]*VLOOKUP([.L$1];[$'salary-percopy'.$A$1:.$B$7];2)+[.M19]*VLOOKUP([.M$1];[$'salary-percopy'.$A$1:.$B$7];2)" office:value-type="float" office:value="458913895" calcext:value-type="float">
            <text:p>458,913,895</text:p>
          </table:table-cell>
          <table:table-cell table:formula="of:=IF([.G19]&gt;500000;[.G19]*0.1*VLOOKUP([.G$1];[$'salary-percopy'.$A$1:.$B$7];2))+IF([.H19]&gt;500000;[.H19]*0.1*VLOOKUP([.H$1];[$'salary-percopy'.$A$1:.$B$7];2))+IF([.I19]&gt;500000;[.I19]*0.1*VLOOKUP([.I$1];[$'salary-percopy'.$A$1:.$B$7];2))+IF([.J19]&gt;500000;[.J19]*0.1*VLOOKUP([.J$1];[$'salary-percopy'.$A$1:.$B$7];2))+IF([.K19]&gt;500000;[.K19]*0.1*VLOOKUP([.K$1];[$'salary-percopy'.$A$1:.$B$7];2))+IF([.L19]&gt;500000;[.L19]*0.1*VLOOKUP([.L$1];[$'salary-percopy'.$A$1:.$B$7];2))+IF([.M19]&gt;500000;[.M19]*0.1*VLOOKUP([.M$1];[$'salary-percopy'.$A$1:.$B$7];2))" office:value-type="float" office:value="36795674.5" calcext:value-type="float">
            <text:p>36,795,675</text:p>
          </table:table-cell>
          <table:table-cell table:formula="of:=[.O19]+[.P19]" office:value-type="float" office:value="495709569.5" calcext:value-type="float">
            <text:p>495,709,5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uinten Herman</text:p>
          </table:table-cell>
          <table:table-cell office:value-type="string" calcext:value-type="string">
            <text:p>Colleagues And Honeys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20]&gt;[.G$1];0;RANDBETWEEN(1000;1000000))" office:value-type="float" office:value="0" calcext:value-type="float">
            <text:p>0</text:p>
          </table:table-cell>
          <table:table-cell table:formula="of:=IF([.$F20]&gt;[.H$1];0;RANDBETWEEN(1000;1000000))" office:value-type="float" office:value="0" calcext:value-type="float">
            <text:p>0</text:p>
          </table:table-cell>
          <table:table-cell table:formula="of:=IF([.$F20]&gt;[.I$1];0;RANDBETWEEN(1000;1000000))" office:value-type="float" office:value="0" calcext:value-type="float">
            <text:p>0</text:p>
          </table:table-cell>
          <table:table-cell table:formula="of:=IF([.$F20]&gt;[.J$1];0;RANDBETWEEN(1000;1000000))" office:value-type="float" office:value="0" calcext:value-type="float">
            <text:p>0</text:p>
          </table:table-cell>
          <table:table-cell table:formula="of:=IF([.$F20]&gt;[.K$1];0;RANDBETWEEN(1000;1000000))" office:value-type="float" office:value="456623" calcext:value-type="float">
            <text:p>456,623</text:p>
          </table:table-cell>
          <table:table-cell table:formula="of:=IF([.$F20]&gt;[.L$1];0;RANDBETWEEN(1000;1000000))" office:value-type="float" office:value="982532" calcext:value-type="float">
            <text:p>982,532</text:p>
          </table:table-cell>
          <table:table-cell table:formula="of:=IF([.$F20]&gt;[.M$1];0;RANDBETWEEN(1000;1000000))" office:value-type="float" office:value="80211" calcext:value-type="float">
            <text:p>80,211</text:p>
          </table:table-cell>
          <table:table-cell table:formula="of:=SUM([.G20:.M20])" office:value-type="float" office:value="1519366" calcext:value-type="float">
            <text:p>1,519,366</text:p>
          </table:table-cell>
          <table:table-cell table:formula="of:=[.G20]*VLOOKUP([.G$1];[$'salary-percopy'.$A$1:.$B$7];2)+[.H20]*VLOOKUP([.H$1];[$'salary-percopy'.$A$1:.$B$7];2)+[.I20]*VLOOKUP([.I$1];[$'salary-percopy'.$A$1:.$B$7];2)+[.J20]*VLOOKUP([.J$1];[$'salary-percopy'.$A$1:.$B$7];2)+[.K20]*VLOOKUP([.K$1];[$'salary-percopy'.$A$1:.$B$7];2)+[.L20]*VLOOKUP([.L$1];[$'salary-percopy'.$A$1:.$B$7];2)+[.M20]*VLOOKUP([.M$1];[$'salary-percopy'.$A$1:.$B$7];2)" office:value-type="float" office:value="275436530" calcext:value-type="float">
            <text:p>275,436,530</text:p>
          </table:table-cell>
          <table:table-cell table:formula="of:=IF([.G20]&gt;500000;[.G20]*0.1*VLOOKUP([.G$1];[$'salary-percopy'.$A$1:.$B$7];2))+IF([.H20]&gt;500000;[.H20]*0.1*VLOOKUP([.H$1];[$'salary-percopy'.$A$1:.$B$7];2))+IF([.I20]&gt;500000;[.I20]*0.1*VLOOKUP([.I$1];[$'salary-percopy'.$A$1:.$B$7];2))+IF([.J20]&gt;500000;[.J20]*0.1*VLOOKUP([.J$1];[$'salary-percopy'.$A$1:.$B$7];2))+IF([.K20]&gt;500000;[.K20]*0.1*VLOOKUP([.K$1];[$'salary-percopy'.$A$1:.$B$7];2))+IF([.L20]&gt;500000;[.L20]*0.1*VLOOKUP([.L$1];[$'salary-percopy'.$A$1:.$B$7];2))+IF([.M20]&gt;500000;[.M20]*0.1*VLOOKUP([.M$1];[$'salary-percopy'.$A$1:.$B$7];2))" office:value-type="float" office:value="18176842" calcext:value-type="float">
            <text:p>18,176,842</text:p>
          </table:table-cell>
          <table:table-cell table:formula="of:=[.O20]+[.P20]" office:value-type="float" office:value="293613372" calcext:value-type="float">
            <text:p>293,613,3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brey Glover</text:p>
          </table:table-cell>
          <table:table-cell office:value-type="string" calcext:value-type="string">
            <text:p>Companions And Assistants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21]&gt;[.G$1];0;RANDBETWEEN(1000;1000000))" office:value-type="float" office:value="0" calcext:value-type="float">
            <text:p>0</text:p>
          </table:table-cell>
          <table:table-cell table:formula="of:=IF([.$F21]&gt;[.H$1];0;RANDBETWEEN(1000;1000000))" office:value-type="float" office:value="0" calcext:value-type="float">
            <text:p>0</text:p>
          </table:table-cell>
          <table:table-cell table:formula="of:=IF([.$F21]&gt;[.I$1];0;RANDBETWEEN(1000;1000000))" office:value-type="float" office:value="0" calcext:value-type="float">
            <text:p>0</text:p>
          </table:table-cell>
          <table:table-cell table:formula="of:=IF([.$F21]&gt;[.J$1];0;RANDBETWEEN(1000;1000000))" office:value-type="float" office:value="0" calcext:value-type="float">
            <text:p>0</text:p>
          </table:table-cell>
          <table:table-cell table:formula="of:=IF([.$F21]&gt;[.K$1];0;RANDBETWEEN(1000;1000000))" office:value-type="float" office:value="0" calcext:value-type="float">
            <text:p>0</text:p>
          </table:table-cell>
          <table:table-cell table:formula="of:=IF([.$F21]&gt;[.L$1];0;RANDBETWEEN(1000;1000000))" office:value-type="float" office:value="160180" calcext:value-type="float">
            <text:p>160,180</text:p>
          </table:table-cell>
          <table:table-cell table:formula="of:=IF([.$F21]&gt;[.M$1];0;RANDBETWEEN(1000;1000000))" office:value-type="float" office:value="304427" calcext:value-type="float">
            <text:p>304,427</text:p>
          </table:table-cell>
          <table:table-cell table:formula="of:=SUM([.G21:.M21])" office:value-type="float" office:value="464607" calcext:value-type="float">
            <text:p>464,607</text:p>
          </table:table-cell>
          <table:table-cell table:formula="of:=[.G21]*VLOOKUP([.G$1];[$'salary-percopy'.$A$1:.$B$7];2)+[.H21]*VLOOKUP([.H$1];[$'salary-percopy'.$A$1:.$B$7];2)+[.I21]*VLOOKUP([.I$1];[$'salary-percopy'.$A$1:.$B$7];2)+[.J21]*VLOOKUP([.J$1];[$'salary-percopy'.$A$1:.$B$7];2)+[.K21]*VLOOKUP([.K$1];[$'salary-percopy'.$A$1:.$B$7];2)+[.L21]*VLOOKUP([.L$1];[$'salary-percopy'.$A$1:.$B$7];2)+[.M21]*VLOOKUP([.M$1];[$'salary-percopy'.$A$1:.$B$7];2)" office:value-type="float" office:value="90518700" calcext:value-type="float">
            <text:p>90,518,700</text:p>
          </table:table-cell>
          <table:table-cell table:formula="of:=IF([.G21]&gt;500000;[.G21]*0.1*VLOOKUP([.G$1];[$'salary-percopy'.$A$1:.$B$7];2))+IF([.H21]&gt;500000;[.H21]*0.1*VLOOKUP([.H$1];[$'salary-percopy'.$A$1:.$B$7];2))+IF([.I21]&gt;500000;[.I21]*0.1*VLOOKUP([.I$1];[$'salary-percopy'.$A$1:.$B$7];2))+IF([.J21]&gt;500000;[.J21]*0.1*VLOOKUP([.J$1];[$'salary-percopy'.$A$1:.$B$7];2))+IF([.K21]&gt;500000;[.K21]*0.1*VLOOKUP([.K$1];[$'salary-percopy'.$A$1:.$B$7];2))+IF([.L21]&gt;500000;[.L21]*0.1*VLOOKUP([.L$1];[$'salary-percopy'.$A$1:.$B$7];2))+IF([.M21]&gt;500000;[.M21]*0.1*VLOOKUP([.M$1];[$'salary-percopy'.$A$1:.$B$7];2))" office:value-type="float" office:value="0" calcext:value-type="float">
            <text:p>0</text:p>
          </table:table-cell>
          <table:table-cell table:formula="of:=[.O21]+[.P21]" office:value-type="float" office:value="90518700" calcext:value-type="float">
            <text:p>90,518,7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lan Deleon</text:p>
          </table:table-cell>
          <table:table-cell office:value-type="string" calcext:value-type="string">
            <text:p>Cool At My Pet Dragon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22]&gt;[.G$1];0;RANDBETWEEN(1000;1000000))" office:value-type="float" office:value="0" calcext:value-type="float">
            <text:p>0</text:p>
          </table:table-cell>
          <table:table-cell table:formula="of:=IF([.$F22]&gt;[.H$1];0;RANDBETWEEN(1000;1000000))" office:value-type="float" office:value="0" calcext:value-type="float">
            <text:p>0</text:p>
          </table:table-cell>
          <table:table-cell table:formula="of:=IF([.$F22]&gt;[.I$1];0;RANDBETWEEN(1000;1000000))" office:value-type="float" office:value="720065" calcext:value-type="float">
            <text:p>720,065</text:p>
          </table:table-cell>
          <table:table-cell table:formula="of:=IF([.$F22]&gt;[.J$1];0;RANDBETWEEN(1000;1000000))" office:value-type="float" office:value="600728" calcext:value-type="float">
            <text:p>600,728</text:p>
          </table:table-cell>
          <table:table-cell table:formula="of:=IF([.$F22]&gt;[.K$1];0;RANDBETWEEN(1000;1000000))" office:value-type="float" office:value="300120" calcext:value-type="float">
            <text:p>300,120</text:p>
          </table:table-cell>
          <table:table-cell table:formula="of:=IF([.$F22]&gt;[.L$1];0;RANDBETWEEN(1000;1000000))" office:value-type="float" office:value="892301" calcext:value-type="float">
            <text:p>892,301</text:p>
          </table:table-cell>
          <table:table-cell table:formula="of:=IF([.$F22]&gt;[.M$1];0;RANDBETWEEN(1000;1000000))" office:value-type="float" office:value="911098" calcext:value-type="float">
            <text:p>911,098</text:p>
          </table:table-cell>
          <table:table-cell table:formula="of:=SUM([.G22:.M22])" office:value-type="float" office:value="3424312" calcext:value-type="float">
            <text:p>3,424,312</text:p>
          </table:table-cell>
          <table:table-cell table:formula="of:=[.G22]*VLOOKUP([.G$1];[$'salary-percopy'.$A$1:.$B$7];2)+[.H22]*VLOOKUP([.H$1];[$'salary-percopy'.$A$1:.$B$7];2)+[.I22]*VLOOKUP([.I$1];[$'salary-percopy'.$A$1:.$B$7];2)+[.J22]*VLOOKUP([.J$1];[$'salary-percopy'.$A$1:.$B$7];2)+[.K22]*VLOOKUP([.K$1];[$'salary-percopy'.$A$1:.$B$7];2)+[.L22]*VLOOKUP([.L$1];[$'salary-percopy'.$A$1:.$B$7];2)+[.M22]*VLOOKUP([.M$1];[$'salary-percopy'.$A$1:.$B$7];2)" office:value-type="float" office:value="568825405" calcext:value-type="float">
            <text:p>568,825,405</text:p>
          </table:table-cell>
          <table:table-cell table:formula="of:=IF([.G22]&gt;500000;[.G22]*0.1*VLOOKUP([.G$1];[$'salary-percopy'.$A$1:.$B$7];2))+IF([.H22]&gt;500000;[.H22]*0.1*VLOOKUP([.H$1];[$'salary-percopy'.$A$1:.$B$7];2))+IF([.I22]&gt;500000;[.I22]*0.1*VLOOKUP([.I$1];[$'salary-percopy'.$A$1:.$B$7];2))+IF([.J22]&gt;500000;[.J22]*0.1*VLOOKUP([.J$1];[$'salary-percopy'.$A$1:.$B$7];2))+IF([.K22]&gt;500000;[.K22]*0.1*VLOOKUP([.K$1];[$'salary-percopy'.$A$1:.$B$7];2))+IF([.L22]&gt;500000;[.L22]*0.1*VLOOKUP([.L$1];[$'salary-percopy'.$A$1:.$B$7];2))+IF([.M22]&gt;500000;[.M22]*0.1*VLOOKUP([.M$1];[$'salary-percopy'.$A$1:.$B$7];2))" office:value-type="float" office:value="51780500.5" calcext:value-type="float">
            <text:p>51,780,501</text:p>
          </table:table-cell>
          <table:table-cell table:formula="of:=[.O22]+[.P22]" office:value-type="float" office:value="620605905.5" calcext:value-type="float">
            <text:p>620,605,9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uce Bryant</text:p>
          </table:table-cell>
          <table:table-cell office:value-type="string" calcext:value-type="string">
            <text:p>Country In My Country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23]&gt;[.G$1];0;RANDBETWEEN(1000;1000000))" office:value-type="float" office:value="0" calcext:value-type="float">
            <text:p>0</text:p>
          </table:table-cell>
          <table:table-cell table:formula="of:=IF([.$F23]&gt;[.H$1];0;RANDBETWEEN(1000;1000000))" office:value-type="float" office:value="0" calcext:value-type="float">
            <text:p>0</text:p>
          </table:table-cell>
          <table:table-cell table:formula="of:=IF([.$F23]&gt;[.I$1];0;RANDBETWEEN(1000;1000000))" office:value-type="float" office:value="0" calcext:value-type="float">
            <text:p>0</text:p>
          </table:table-cell>
          <table:table-cell table:formula="of:=IF([.$F23]&gt;[.J$1];0;RANDBETWEEN(1000;1000000))" office:value-type="float" office:value="0" calcext:value-type="float">
            <text:p>0</text:p>
          </table:table-cell>
          <table:table-cell table:formula="of:=IF([.$F23]&gt;[.K$1];0;RANDBETWEEN(1000;1000000))" office:value-type="float" office:value="0" calcext:value-type="float">
            <text:p>0</text:p>
          </table:table-cell>
          <table:table-cell table:formula="of:=IF([.$F23]&gt;[.L$1];0;RANDBETWEEN(1000;1000000))" office:value-type="float" office:value="45736" calcext:value-type="float">
            <text:p>45,736</text:p>
          </table:table-cell>
          <table:table-cell table:formula="of:=IF([.$F23]&gt;[.M$1];0;RANDBETWEEN(1000;1000000))" office:value-type="float" office:value="284855" calcext:value-type="float">
            <text:p>284,855</text:p>
          </table:table-cell>
          <table:table-cell table:formula="of:=SUM([.G23:.M23])" office:value-type="float" office:value="330591" calcext:value-type="float">
            <text:p>330,591</text:p>
          </table:table-cell>
          <table:table-cell table:formula="of:=[.G23]*VLOOKUP([.G$1];[$'salary-percopy'.$A$1:.$B$7];2)+[.H23]*VLOOKUP([.H$1];[$'salary-percopy'.$A$1:.$B$7];2)+[.I23]*VLOOKUP([.I$1];[$'salary-percopy'.$A$1:.$B$7];2)+[.J23]*VLOOKUP([.J$1];[$'salary-percopy'.$A$1:.$B$7];2)+[.K23]*VLOOKUP([.K$1];[$'salary-percopy'.$A$1:.$B$7];2)+[.L23]*VLOOKUP([.L$1];[$'salary-percopy'.$A$1:.$B$7];2)+[.M23]*VLOOKUP([.M$1];[$'salary-percopy'.$A$1:.$B$7];2)" office:value-type="float" office:value="65432160" calcext:value-type="float">
            <text:p>65,432,160</text:p>
          </table:table-cell>
          <table:table-cell table:formula="of:=IF([.G23]&gt;500000;[.G23]*0.1*VLOOKUP([.G$1];[$'salary-percopy'.$A$1:.$B$7];2))+IF([.H23]&gt;500000;[.H23]*0.1*VLOOKUP([.H$1];[$'salary-percopy'.$A$1:.$B$7];2))+IF([.I23]&gt;500000;[.I23]*0.1*VLOOKUP([.I$1];[$'salary-percopy'.$A$1:.$B$7];2))+IF([.J23]&gt;500000;[.J23]*0.1*VLOOKUP([.J$1];[$'salary-percopy'.$A$1:.$B$7];2))+IF([.K23]&gt;500000;[.K23]*0.1*VLOOKUP([.K$1];[$'salary-percopy'.$A$1:.$B$7];2))+IF([.L23]&gt;500000;[.L23]*0.1*VLOOKUP([.L$1];[$'salary-percopy'.$A$1:.$B$7];2))+IF([.M23]&gt;500000;[.M23]*0.1*VLOOKUP([.M$1];[$'salary-percopy'.$A$1:.$B$7];2))" office:value-type="float" office:value="0" calcext:value-type="float">
            <text:p>0</text:p>
          </table:table-cell>
          <table:table-cell table:formula="of:=[.O23]+[.P23]" office:value-type="float" office:value="65432160" calcext:value-type="float">
            <text:p>65,432,1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ylen Rivers</text:p>
          </table:table-cell>
          <table:table-cell office:value-type="string" calcext:value-type="string">
            <text:p>Crafting With My Cousin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24]&gt;[.G$1];0;RANDBETWEEN(1000;1000000))" office:value-type="float" office:value="0" calcext:value-type="float">
            <text:p>0</text:p>
          </table:table-cell>
          <table:table-cell table:formula="of:=IF([.$F24]&gt;[.H$1];0;RANDBETWEEN(1000;1000000))" office:value-type="float" office:value="0" calcext:value-type="float">
            <text:p>0</text:p>
          </table:table-cell>
          <table:table-cell table:formula="of:=IF([.$F24]&gt;[.I$1];0;RANDBETWEEN(1000;1000000))" office:value-type="float" office:value="0" calcext:value-type="float">
            <text:p>0</text:p>
          </table:table-cell>
          <table:table-cell table:formula="of:=IF([.$F24]&gt;[.J$1];0;RANDBETWEEN(1000;1000000))" office:value-type="float" office:value="638895" calcext:value-type="float">
            <text:p>638,895</text:p>
          </table:table-cell>
          <table:table-cell table:formula="of:=IF([.$F24]&gt;[.K$1];0;RANDBETWEEN(1000;1000000))" office:value-type="float" office:value="942904" calcext:value-type="float">
            <text:p>942,904</text:p>
          </table:table-cell>
          <table:table-cell table:formula="of:=IF([.$F24]&gt;[.L$1];0;RANDBETWEEN(1000;1000000))" office:value-type="float" office:value="960628" calcext:value-type="float">
            <text:p>960,628</text:p>
          </table:table-cell>
          <table:table-cell table:formula="of:=IF([.$F24]&gt;[.M$1];0;RANDBETWEEN(1000;1000000))" office:value-type="float" office:value="703249" calcext:value-type="float">
            <text:p>703,249</text:p>
          </table:table-cell>
          <table:table-cell table:formula="of:=SUM([.G24:.M24])" office:value-type="float" office:value="3245676" calcext:value-type="float">
            <text:p>3,245,676</text:p>
          </table:table-cell>
          <table:table-cell table:formula="of:=[.G24]*VLOOKUP([.G$1];[$'salary-percopy'.$A$1:.$B$7];2)+[.H24]*VLOOKUP([.H$1];[$'salary-percopy'.$A$1:.$B$7];2)+[.I24]*VLOOKUP([.I$1];[$'salary-percopy'.$A$1:.$B$7];2)+[.J24]*VLOOKUP([.J$1];[$'salary-percopy'.$A$1:.$B$7];2)+[.K24]*VLOOKUP([.K$1];[$'salary-percopy'.$A$1:.$B$7];2)+[.L24]*VLOOKUP([.L$1];[$'salary-percopy'.$A$1:.$B$7];2)+[.M24]*VLOOKUP([.M$1];[$'salary-percopy'.$A$1:.$B$7];2)" office:value-type="float" office:value="568104960" calcext:value-type="float">
            <text:p>568,104,960</text:p>
          </table:table-cell>
          <table:table-cell table:formula="of:=IF([.G24]&gt;500000;[.G24]*0.1*VLOOKUP([.G$1];[$'salary-percopy'.$A$1:.$B$7];2))+IF([.H24]&gt;500000;[.H24]*0.1*VLOOKUP([.H$1];[$'salary-percopy'.$A$1:.$B$7];2))+IF([.I24]&gt;500000;[.I24]*0.1*VLOOKUP([.I$1];[$'salary-percopy'.$A$1:.$B$7];2))+IF([.J24]&gt;500000;[.J24]*0.1*VLOOKUP([.J$1];[$'salary-percopy'.$A$1:.$B$7];2))+IF([.K24]&gt;500000;[.K24]*0.1*VLOOKUP([.K$1];[$'salary-percopy'.$A$1:.$B$7];2))+IF([.L24]&gt;500000;[.L24]*0.1*VLOOKUP([.L$1];[$'salary-percopy'.$A$1:.$B$7];2))+IF([.M24]&gt;500000;[.M24]*0.1*VLOOKUP([.M$1];[$'salary-percopy'.$A$1:.$B$7];2))" office:value-type="float" office:value="56810496" calcext:value-type="float">
            <text:p>56,810,496</text:p>
          </table:table-cell>
          <table:table-cell table:formula="of:=[.O24]+[.P24]" office:value-type="float" office:value="624915456" calcext:value-type="float">
            <text:p>624,915,4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ase Bennett</text:p>
          </table:table-cell>
          <table:table-cell office:value-type="string" calcext:value-type="string">
            <text:p>Creators Of Next Year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25]&gt;[.G$1];0;RANDBETWEEN(1000;1000000))" office:value-type="float" office:value="0" calcext:value-type="float">
            <text:p>0</text:p>
          </table:table-cell>
          <table:table-cell table:formula="of:=IF([.$F25]&gt;[.H$1];0;RANDBETWEEN(1000;1000000))" office:value-type="float" office:value="0" calcext:value-type="float">
            <text:p>0</text:p>
          </table:table-cell>
          <table:table-cell table:formula="of:=IF([.$F25]&gt;[.I$1];0;RANDBETWEEN(1000;1000000))" office:value-type="float" office:value="0" calcext:value-type="float">
            <text:p>0</text:p>
          </table:table-cell>
          <table:table-cell table:formula="of:=IF([.$F25]&gt;[.J$1];0;RANDBETWEEN(1000;1000000))" office:value-type="float" office:value="0" calcext:value-type="float">
            <text:p>0</text:p>
          </table:table-cell>
          <table:table-cell table:formula="of:=IF([.$F25]&gt;[.K$1];0;RANDBETWEEN(1000;1000000))" office:value-type="float" office:value="431245" calcext:value-type="float">
            <text:p>431,245</text:p>
          </table:table-cell>
          <table:table-cell table:formula="of:=IF([.$F25]&gt;[.L$1];0;RANDBETWEEN(1000;1000000))" office:value-type="float" office:value="88555" calcext:value-type="float">
            <text:p>88,555</text:p>
          </table:table-cell>
          <table:table-cell table:formula="of:=IF([.$F25]&gt;[.M$1];0;RANDBETWEEN(1000;1000000))" office:value-type="float" office:value="849904" calcext:value-type="float">
            <text:p>849,904</text:p>
          </table:table-cell>
          <table:table-cell table:formula="of:=SUM([.G25:.M25])" office:value-type="float" office:value="1369704" calcext:value-type="float">
            <text:p>1,369,704</text:p>
          </table:table-cell>
          <table:table-cell table:formula="of:=[.G25]*VLOOKUP([.G$1];[$'salary-percopy'.$A$1:.$B$7];2)+[.H25]*VLOOKUP([.H$1];[$'salary-percopy'.$A$1:.$B$7];2)+[.I25]*VLOOKUP([.I$1];[$'salary-percopy'.$A$1:.$B$7];2)+[.J25]*VLOOKUP([.J$1];[$'salary-percopy'.$A$1:.$B$7];2)+[.K25]*VLOOKUP([.K$1];[$'salary-percopy'.$A$1:.$B$7];2)+[.L25]*VLOOKUP([.L$1];[$'salary-percopy'.$A$1:.$B$7];2)+[.M25]*VLOOKUP([.M$1];[$'salary-percopy'.$A$1:.$B$7];2)" office:value-type="float" office:value="259675125" calcext:value-type="float">
            <text:p>259,675,125</text:p>
          </table:table-cell>
          <table:table-cell table:formula="of:=IF([.G25]&gt;500000;[.G25]*0.1*VLOOKUP([.G$1];[$'salary-percopy'.$A$1:.$B$7];2))+IF([.H25]&gt;500000;[.H25]*0.1*VLOOKUP([.H$1];[$'salary-percopy'.$A$1:.$B$7];2))+IF([.I25]&gt;500000;[.I25]*0.1*VLOOKUP([.I$1];[$'salary-percopy'.$A$1:.$B$7];2))+IF([.J25]&gt;500000;[.J25]*0.1*VLOOKUP([.J$1];[$'salary-percopy'.$A$1:.$B$7];2))+IF([.K25]&gt;500000;[.K25]*0.1*VLOOKUP([.K$1];[$'salary-percopy'.$A$1:.$B$7];2))+IF([.L25]&gt;500000;[.L25]*0.1*VLOOKUP([.L$1];[$'salary-percopy'.$A$1:.$B$7];2))+IF([.M25]&gt;500000;[.M25]*0.1*VLOOKUP([.M$1];[$'salary-percopy'.$A$1:.$B$7];2))" office:value-type="float" office:value="16998080" calcext:value-type="float">
            <text:p>16,998,080</text:p>
          </table:table-cell>
          <table:table-cell table:formula="of:=[.O25]+[.P25]" office:value-type="float" office:value="276673205" calcext:value-type="float">
            <text:p>276,673,2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udy Holden</text:p>
          </table:table-cell>
          <table:table-cell office:value-type="string" calcext:value-type="string">
            <text:p>Creators With Four Eyes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26]&gt;[.G$1];0;RANDBETWEEN(1000;1000000))" office:value-type="float" office:value="0" calcext:value-type="float">
            <text:p>0</text:p>
          </table:table-cell>
          <table:table-cell table:formula="of:=IF([.$F26]&gt;[.H$1];0;RANDBETWEEN(1000;1000000))" office:value-type="float" office:value="0" calcext:value-type="float">
            <text:p>0</text:p>
          </table:table-cell>
          <table:table-cell table:formula="of:=IF([.$F26]&gt;[.I$1];0;RANDBETWEEN(1000;1000000))" office:value-type="float" office:value="0" calcext:value-type="float">
            <text:p>0</text:p>
          </table:table-cell>
          <table:table-cell table:formula="of:=IF([.$F26]&gt;[.J$1];0;RANDBETWEEN(1000;1000000))" office:value-type="float" office:value="0" calcext:value-type="float">
            <text:p>0</text:p>
          </table:table-cell>
          <table:table-cell table:formula="of:=IF([.$F26]&gt;[.K$1];0;RANDBETWEEN(1000;1000000))" office:value-type="float" office:value="241984" calcext:value-type="float">
            <text:p>241,984</text:p>
          </table:table-cell>
          <table:table-cell table:formula="of:=IF([.$F26]&gt;[.L$1];0;RANDBETWEEN(1000;1000000))" office:value-type="float" office:value="711598" calcext:value-type="float">
            <text:p>711,598</text:p>
          </table:table-cell>
          <table:table-cell table:formula="of:=IF([.$F26]&gt;[.M$1];0;RANDBETWEEN(1000;1000000))" office:value-type="float" office:value="607300" calcext:value-type="float">
            <text:p>607,300</text:p>
          </table:table-cell>
          <table:table-cell table:formula="of:=SUM([.G26:.M26])" office:value-type="float" office:value="1560882" calcext:value-type="float">
            <text:p>1,560,882</text:p>
          </table:table-cell>
          <table:table-cell table:formula="of:=[.G26]*VLOOKUP([.G$1];[$'salary-percopy'.$A$1:.$B$7];2)+[.H26]*VLOOKUP([.H$1];[$'salary-percopy'.$A$1:.$B$7];2)+[.I26]*VLOOKUP([.I$1];[$'salary-percopy'.$A$1:.$B$7];2)+[.J26]*VLOOKUP([.J$1];[$'salary-percopy'.$A$1:.$B$7];2)+[.K26]*VLOOKUP([.K$1];[$'salary-percopy'.$A$1:.$B$7];2)+[.L26]*VLOOKUP([.L$1];[$'salary-percopy'.$A$1:.$B$7];2)+[.M26]*VLOOKUP([.M$1];[$'salary-percopy'.$A$1:.$B$7];2)" office:value-type="float" office:value="294242910" calcext:value-type="float">
            <text:p>294,242,910</text:p>
          </table:table-cell>
          <table:table-cell table:formula="of:=IF([.G26]&gt;500000;[.G26]*0.1*VLOOKUP([.G$1];[$'salary-percopy'.$A$1:.$B$7];2))+IF([.H26]&gt;500000;[.H26]*0.1*VLOOKUP([.H$1];[$'salary-percopy'.$A$1:.$B$7];2))+IF([.I26]&gt;500000;[.I26]*0.1*VLOOKUP([.I$1];[$'salary-percopy'.$A$1:.$B$7];2))+IF([.J26]&gt;500000;[.J26]*0.1*VLOOKUP([.J$1];[$'salary-percopy'.$A$1:.$B$7];2))+IF([.K26]&gt;500000;[.K26]*0.1*VLOOKUP([.K$1];[$'salary-percopy'.$A$1:.$B$7];2))+IF([.L26]&gt;500000;[.L26]*0.1*VLOOKUP([.L$1];[$'salary-percopy'.$A$1:.$B$7];2))+IF([.M26]&gt;500000;[.M26]*0.1*VLOOKUP([.M$1];[$'salary-percopy'.$A$1:.$B$7];2))" office:value-type="float" office:value="25310563" calcext:value-type="float">
            <text:p>25,310,563</text:p>
          </table:table-cell>
          <table:table-cell table:formula="of:=[.O26]+[.P26]" office:value-type="float" office:value="319553473" calcext:value-type="float">
            <text:p>319,553,4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lissa Crane</text:p>
          </table:table-cell>
          <table:table-cell office:value-type="string" calcext:value-type="string">
            <text:p>Criminal Affair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27]&gt;[.G$1];0;RANDBETWEEN(1000;1000000))" office:value-type="float" office:value="0" calcext:value-type="float">
            <text:p>0</text:p>
          </table:table-cell>
          <table:table-cell table:formula="of:=IF([.$F27]&gt;[.H$1];0;RANDBETWEEN(1000;1000000))" office:value-type="float" office:value="0" calcext:value-type="float">
            <text:p>0</text:p>
          </table:table-cell>
          <table:table-cell table:formula="of:=IF([.$F27]&gt;[.I$1];0;RANDBETWEEN(1000;1000000))" office:value-type="float" office:value="0" calcext:value-type="float">
            <text:p>0</text:p>
          </table:table-cell>
          <table:table-cell table:formula="of:=IF([.$F27]&gt;[.J$1];0;RANDBETWEEN(1000;1000000))" office:value-type="float" office:value="0" calcext:value-type="float">
            <text:p>0</text:p>
          </table:table-cell>
          <table:table-cell table:formula="of:=IF([.$F27]&gt;[.K$1];0;RANDBETWEEN(1000;1000000))" office:value-type="float" office:value="209400" calcext:value-type="float">
            <text:p>209,400</text:p>
          </table:table-cell>
          <table:table-cell table:formula="of:=IF([.$F27]&gt;[.L$1];0;RANDBETWEEN(1000;1000000))" office:value-type="float" office:value="693405" calcext:value-type="float">
            <text:p>693,405</text:p>
          </table:table-cell>
          <table:table-cell table:formula="of:=IF([.$F27]&gt;[.M$1];0;RANDBETWEEN(1000;1000000))" office:value-type="float" office:value="480441" calcext:value-type="float">
            <text:p>480,441</text:p>
          </table:table-cell>
          <table:table-cell table:formula="of:=SUM([.G27:.M27])" office:value-type="float" office:value="1383246" calcext:value-type="float">
            <text:p>1,383,246</text:p>
          </table:table-cell>
          <table:table-cell table:formula="of:=[.G27]*VLOOKUP([.G$1];[$'salary-percopy'.$A$1:.$B$7];2)+[.H27]*VLOOKUP([.H$1];[$'salary-percopy'.$A$1:.$B$7];2)+[.I27]*VLOOKUP([.I$1];[$'salary-percopy'.$A$1:.$B$7];2)+[.J27]*VLOOKUP([.J$1];[$'salary-percopy'.$A$1:.$B$7];2)+[.K27]*VLOOKUP([.K$1];[$'salary-percopy'.$A$1:.$B$7];2)+[.L27]*VLOOKUP([.L$1];[$'salary-percopy'.$A$1:.$B$7];2)+[.M27]*VLOOKUP([.M$1];[$'salary-percopy'.$A$1:.$B$7];2)" office:value-type="float" office:value="259966125" calcext:value-type="float">
            <text:p>259,966,125</text:p>
          </table:table-cell>
          <table:table-cell table:formula="of:=IF([.G27]&gt;500000;[.G27]*0.1*VLOOKUP([.G$1];[$'salary-percopy'.$A$1:.$B$7];2))+IF([.H27]&gt;500000;[.H27]*0.1*VLOOKUP([.H$1];[$'salary-percopy'.$A$1:.$B$7];2))+IF([.I27]&gt;500000;[.I27]*0.1*VLOOKUP([.I$1];[$'salary-percopy'.$A$1:.$B$7];2))+IF([.J27]&gt;500000;[.J27]*0.1*VLOOKUP([.J$1];[$'salary-percopy'.$A$1:.$B$7];2))+IF([.K27]&gt;500000;[.K27]*0.1*VLOOKUP([.K$1];[$'salary-percopy'.$A$1:.$B$7];2))+IF([.L27]&gt;500000;[.L27]*0.1*VLOOKUP([.L$1];[$'salary-percopy'.$A$1:.$B$7];2))+IF([.M27]&gt;500000;[.M27]*0.1*VLOOKUP([.M$1];[$'salary-percopy'.$A$1:.$B$7];2))" office:value-type="float" office:value="12827992.5" calcext:value-type="float">
            <text:p>12,827,993</text:p>
          </table:table-cell>
          <table:table-cell table:formula="of:=[.O27]+[.P27]" office:value-type="float" office:value="272794117.5" calcext:value-type="float">
            <text:p>272,794,1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then Skinner</text:p>
          </table:table-cell>
          <table:table-cell office:value-type="string" calcext:value-type="string">
            <text:p>Crying Of Stunts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28]&gt;[.G$1];0;RANDBETWEEN(1000;1000000))" office:value-type="float" office:value="0" calcext:value-type="float">
            <text:p>0</text:p>
          </table:table-cell>
          <table:table-cell table:formula="of:=IF([.$F28]&gt;[.H$1];0;RANDBETWEEN(1000;1000000))" office:value-type="float" office:value="0" calcext:value-type="float">
            <text:p>0</text:p>
          </table:table-cell>
          <table:table-cell table:formula="of:=IF([.$F28]&gt;[.I$1];0;RANDBETWEEN(1000;1000000))" office:value-type="float" office:value="0" calcext:value-type="float">
            <text:p>0</text:p>
          </table:table-cell>
          <table:table-cell table:formula="of:=IF([.$F28]&gt;[.J$1];0;RANDBETWEEN(1000;1000000))" office:value-type="float" office:value="0" calcext:value-type="float">
            <text:p>0</text:p>
          </table:table-cell>
          <table:table-cell table:formula="of:=IF([.$F28]&gt;[.K$1];0;RANDBETWEEN(1000;1000000))" office:value-type="float" office:value="673665" calcext:value-type="float">
            <text:p>673,665</text:p>
          </table:table-cell>
          <table:table-cell table:formula="of:=IF([.$F28]&gt;[.L$1];0;RANDBETWEEN(1000;1000000))" office:value-type="float" office:value="190195" calcext:value-type="float">
            <text:p>190,195</text:p>
          </table:table-cell>
          <table:table-cell table:formula="of:=IF([.$F28]&gt;[.M$1];0;RANDBETWEEN(1000;1000000))" office:value-type="float" office:value="510187" calcext:value-type="float">
            <text:p>510,187</text:p>
          </table:table-cell>
          <table:table-cell table:formula="of:=SUM([.G28:.M28])" office:value-type="float" office:value="1374047" calcext:value-type="float">
            <text:p>1,374,047</text:p>
          </table:table-cell>
          <table:table-cell table:formula="of:=[.G28]*VLOOKUP([.G$1];[$'salary-percopy'.$A$1:.$B$7];2)+[.H28]*VLOOKUP([.H$1];[$'salary-percopy'.$A$1:.$B$7];2)+[.I28]*VLOOKUP([.I$1];[$'salary-percopy'.$A$1:.$B$7];2)+[.J28]*VLOOKUP([.J$1];[$'salary-percopy'.$A$1:.$B$7];2)+[.K28]*VLOOKUP([.K$1];[$'salary-percopy'.$A$1:.$B$7];2)+[.L28]*VLOOKUP([.L$1];[$'salary-percopy'.$A$1:.$B$7];2)+[.M28]*VLOOKUP([.M$1];[$'salary-percopy'.$A$1:.$B$7];2)" office:value-type="float" office:value="251746525" calcext:value-type="float">
            <text:p>251,746,525</text:p>
          </table:table-cell>
          <table:table-cell table:formula="of:=IF([.G28]&gt;500000;[.G28]*0.1*VLOOKUP([.G$1];[$'salary-percopy'.$A$1:.$B$7];2))+IF([.H28]&gt;500000;[.H28]*0.1*VLOOKUP([.H$1];[$'salary-percopy'.$A$1:.$B$7];2))+IF([.I28]&gt;500000;[.I28]*0.1*VLOOKUP([.I$1];[$'salary-percopy'.$A$1:.$B$7];2))+IF([.J28]&gt;500000;[.J28]*0.1*VLOOKUP([.J$1];[$'salary-percopy'.$A$1:.$B$7];2))+IF([.K28]&gt;500000;[.K28]*0.1*VLOOKUP([.K$1];[$'salary-percopy'.$A$1:.$B$7];2))+IF([.L28]&gt;500000;[.L28]*0.1*VLOOKUP([.L$1];[$'salary-percopy'.$A$1:.$B$7];2))+IF([.M28]&gt;500000;[.M28]*0.1*VLOOKUP([.M$1];[$'salary-percopy'.$A$1:.$B$7];2))" office:value-type="float" office:value="21656045" calcext:value-type="float">
            <text:p>21,656,045</text:p>
          </table:table-cell>
          <table:table-cell table:formula="of:=[.O28]+[.P28]" office:value-type="float" office:value="273402570" calcext:value-type="float">
            <text:p>273,402,5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uka Wolf</text:p>
          </table:table-cell>
          <table:table-cell office:value-type="string" calcext:value-type="string">
            <text:p>Dancing With My Secret Admirer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29]&gt;[.G$1];0;RANDBETWEEN(1000;1000000))" office:value-type="float" office:value="0" calcext:value-type="float">
            <text:p>0</text:p>
          </table:table-cell>
          <table:table-cell table:formula="of:=IF([.$F29]&gt;[.H$1];0;RANDBETWEEN(1000;1000000))" office:value-type="float" office:value="503240" calcext:value-type="float">
            <text:p>503,240</text:p>
          </table:table-cell>
          <table:table-cell table:formula="of:=IF([.$F29]&gt;[.I$1];0;RANDBETWEEN(1000;1000000))" office:value-type="float" office:value="309375" calcext:value-type="float">
            <text:p>309,375</text:p>
          </table:table-cell>
          <table:table-cell table:formula="of:=IF([.$F29]&gt;[.J$1];0;RANDBETWEEN(1000;1000000))" office:value-type="float" office:value="848071" calcext:value-type="float">
            <text:p>848,071</text:p>
          </table:table-cell>
          <table:table-cell table:formula="of:=IF([.$F29]&gt;[.K$1];0;RANDBETWEEN(1000;1000000))" office:value-type="float" office:value="92572" calcext:value-type="float">
            <text:p>92,572</text:p>
          </table:table-cell>
          <table:table-cell table:formula="of:=IF([.$F29]&gt;[.L$1];0;RANDBETWEEN(1000;1000000))" office:value-type="float" office:value="480004" calcext:value-type="float">
            <text:p>480,004</text:p>
          </table:table-cell>
          <table:table-cell table:formula="of:=IF([.$F29]&gt;[.M$1];0;RANDBETWEEN(1000;1000000))" office:value-type="float" office:value="85776" calcext:value-type="float">
            <text:p>85,776</text:p>
          </table:table-cell>
          <table:table-cell table:formula="of:=SUM([.G29:.M29])" office:value-type="float" office:value="2319038" calcext:value-type="float">
            <text:p>2,319,038</text:p>
          </table:table-cell>
          <table:table-cell table:formula="of:=[.G29]*VLOOKUP([.G$1];[$'salary-percopy'.$A$1:.$B$7];2)+[.H29]*VLOOKUP([.H$1];[$'salary-percopy'.$A$1:.$B$7];2)+[.I29]*VLOOKUP([.I$1];[$'salary-percopy'.$A$1:.$B$7];2)+[.J29]*VLOOKUP([.J$1];[$'salary-percopy'.$A$1:.$B$7];2)+[.K29]*VLOOKUP([.K$1];[$'salary-percopy'.$A$1:.$B$7];2)+[.L29]*VLOOKUP([.L$1];[$'salary-percopy'.$A$1:.$B$7];2)+[.M29]*VLOOKUP([.M$1];[$'salary-percopy'.$A$1:.$B$7];2)" office:value-type="float" office:value="332904520" calcext:value-type="float">
            <text:p>332,904,520</text:p>
          </table:table-cell>
          <table:table-cell table:formula="of:=IF([.G29]&gt;500000;[.G29]*0.1*VLOOKUP([.G$1];[$'salary-percopy'.$A$1:.$B$7];2))+IF([.H29]&gt;500000;[.H29]*0.1*VLOOKUP([.H$1];[$'salary-percopy'.$A$1:.$B$7];2))+IF([.I29]&gt;500000;[.I29]*0.1*VLOOKUP([.I$1];[$'salary-percopy'.$A$1:.$B$7];2))+IF([.J29]&gt;500000;[.J29]*0.1*VLOOKUP([.J$1];[$'salary-percopy'.$A$1:.$B$7];2))+IF([.K29]&gt;500000;[.K29]*0.1*VLOOKUP([.K$1];[$'salary-percopy'.$A$1:.$B$7];2))+IF([.L29]&gt;500000;[.L29]*0.1*VLOOKUP([.L$1];[$'salary-percopy'.$A$1:.$B$7];2))+IF([.M29]&gt;500000;[.M29]*0.1*VLOOKUP([.M$1];[$'salary-percopy'.$A$1:.$B$7];2))" office:value-type="float" office:value="17408634" calcext:value-type="float">
            <text:p>17,408,634</text:p>
          </table:table-cell>
          <table:table-cell table:formula="of:=[.O29]+[.P29]" office:value-type="float" office:value="350313154" calcext:value-type="float">
            <text:p>350,313,1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rent Beasley</text:p>
          </table:table-cell>
          <table:table-cell office:value-type="string" calcext:value-type="string">
            <text:p>Dangers Of Pet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30]&gt;[.G$1];0;RANDBETWEEN(1000;1000000))" office:value-type="float" office:value="0" calcext:value-type="float">
            <text:p>0</text:p>
          </table:table-cell>
          <table:table-cell table:formula="of:=IF([.$F30]&gt;[.H$1];0;RANDBETWEEN(1000;1000000))" office:value-type="float" office:value="645375" calcext:value-type="float">
            <text:p>645,375</text:p>
          </table:table-cell>
          <table:table-cell table:formula="of:=IF([.$F30]&gt;[.I$1];0;RANDBETWEEN(1000;1000000))" office:value-type="float" office:value="483701" calcext:value-type="float">
            <text:p>483,701</text:p>
          </table:table-cell>
          <table:table-cell table:formula="of:=IF([.$F30]&gt;[.J$1];0;RANDBETWEEN(1000;1000000))" office:value-type="float" office:value="124777" calcext:value-type="float">
            <text:p>124,777</text:p>
          </table:table-cell>
          <table:table-cell table:formula="of:=IF([.$F30]&gt;[.K$1];0;RANDBETWEEN(1000;1000000))" office:value-type="float" office:value="195471" calcext:value-type="float">
            <text:p>195,471</text:p>
          </table:table-cell>
          <table:table-cell table:formula="of:=IF([.$F30]&gt;[.L$1];0;RANDBETWEEN(1000;1000000))" office:value-type="float" office:value="955127" calcext:value-type="float">
            <text:p>955,127</text:p>
          </table:table-cell>
          <table:table-cell table:formula="of:=IF([.$F30]&gt;[.M$1];0;RANDBETWEEN(1000;1000000))" office:value-type="float" office:value="407343" calcext:value-type="float">
            <text:p>407,343</text:p>
          </table:table-cell>
          <table:table-cell table:formula="of:=SUM([.G30:.M30])" office:value-type="float" office:value="2811794" calcext:value-type="float">
            <text:p>2,811,794</text:p>
          </table:table-cell>
          <table:table-cell table:formula="of:=[.G30]*VLOOKUP([.G$1];[$'salary-percopy'.$A$1:.$B$7];2)+[.H30]*VLOOKUP([.H$1];[$'salary-percopy'.$A$1:.$B$7];2)+[.I30]*VLOOKUP([.I$1];[$'salary-percopy'.$A$1:.$B$7];2)+[.J30]*VLOOKUP([.J$1];[$'salary-percopy'.$A$1:.$B$7];2)+[.K30]*VLOOKUP([.K$1];[$'salary-percopy'.$A$1:.$B$7];2)+[.L30]*VLOOKUP([.L$1];[$'salary-percopy'.$A$1:.$B$7];2)+[.M30]*VLOOKUP([.M$1];[$'salary-percopy'.$A$1:.$B$7];2)" office:value-type="float" office:value="437901315" calcext:value-type="float">
            <text:p>437,901,315</text:p>
          </table:table-cell>
          <table:table-cell table:formula="of:=IF([.G30]&gt;500000;[.G30]*0.1*VLOOKUP([.G$1];[$'salary-percopy'.$A$1:.$B$7];2))+IF([.H30]&gt;500000;[.H30]*0.1*VLOOKUP([.H$1];[$'salary-percopy'.$A$1:.$B$7];2))+IF([.I30]&gt;500000;[.I30]*0.1*VLOOKUP([.I$1];[$'salary-percopy'.$A$1:.$B$7];2))+IF([.J30]&gt;500000;[.J30]*0.1*VLOOKUP([.J$1];[$'salary-percopy'.$A$1:.$B$7];2))+IF([.K30]&gt;500000;[.K30]*0.1*VLOOKUP([.K$1];[$'salary-percopy'.$A$1:.$B$7];2))+IF([.L30]&gt;500000;[.L30]*0.1*VLOOKUP([.L$1];[$'salary-percopy'.$A$1:.$B$7];2))+IF([.M30]&gt;500000;[.M30]*0.1*VLOOKUP([.M$1];[$'salary-percopy'.$A$1:.$B$7];2))" office:value-type="float" office:value="24768974.5" calcext:value-type="float">
            <text:p>24,768,975</text:p>
          </table:table-cell>
          <table:table-cell table:formula="of:=[.O30]+[.P30]" office:value-type="float" office:value="462670289.5" calcext:value-type="float">
            <text:p>462,670,2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berto Cortez</text:p>
          </table:table-cell>
          <table:table-cell office:value-type="string" calcext:value-type="string">
            <text:p>Dearests Of Joy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31]&gt;[.G$1];0;RANDBETWEEN(1000;1000000))" office:value-type="float" office:value="0" calcext:value-type="float">
            <text:p>0</text:p>
          </table:table-cell>
          <table:table-cell table:formula="of:=IF([.$F31]&gt;[.H$1];0;RANDBETWEEN(1000;1000000))" office:value-type="float" office:value="448799" calcext:value-type="float">
            <text:p>448,799</text:p>
          </table:table-cell>
          <table:table-cell table:formula="of:=IF([.$F31]&gt;[.I$1];0;RANDBETWEEN(1000;1000000))" office:value-type="float" office:value="126593" calcext:value-type="float">
            <text:p>126,593</text:p>
          </table:table-cell>
          <table:table-cell table:formula="of:=IF([.$F31]&gt;[.J$1];0;RANDBETWEEN(1000;1000000))" office:value-type="float" office:value="101476" calcext:value-type="float">
            <text:p>101,476</text:p>
          </table:table-cell>
          <table:table-cell table:formula="of:=IF([.$F31]&gt;[.K$1];0;RANDBETWEEN(1000;1000000))" office:value-type="float" office:value="667621" calcext:value-type="float">
            <text:p>667,621</text:p>
          </table:table-cell>
          <table:table-cell table:formula="of:=IF([.$F31]&gt;[.L$1];0;RANDBETWEEN(1000;1000000))" office:value-type="float" office:value="19813" calcext:value-type="float">
            <text:p>19,813</text:p>
          </table:table-cell>
          <table:table-cell table:formula="of:=IF([.$F31]&gt;[.M$1];0;RANDBETWEEN(1000;1000000))" office:value-type="float" office:value="583674" calcext:value-type="float">
            <text:p>583,674</text:p>
          </table:table-cell>
          <table:table-cell table:formula="of:=SUM([.G31:.M31])" office:value-type="float" office:value="1947976" calcext:value-type="float">
            <text:p>1,947,976</text:p>
          </table:table-cell>
          <table:table-cell table:formula="of:=[.G31]*VLOOKUP([.G$1];[$'salary-percopy'.$A$1:.$B$7];2)+[.H31]*VLOOKUP([.H$1];[$'salary-percopy'.$A$1:.$B$7];2)+[.I31]*VLOOKUP([.I$1];[$'salary-percopy'.$A$1:.$B$7];2)+[.J31]*VLOOKUP([.J$1];[$'salary-percopy'.$A$1:.$B$7];2)+[.K31]*VLOOKUP([.K$1];[$'salary-percopy'.$A$1:.$B$7];2)+[.L31]*VLOOKUP([.L$1];[$'salary-percopy'.$A$1:.$B$7];2)+[.M31]*VLOOKUP([.M$1];[$'salary-percopy'.$A$1:.$B$7];2)" office:value-type="float" office:value="312661465" calcext:value-type="float">
            <text:p>312,661,465</text:p>
          </table:table-cell>
          <table:table-cell table:formula="of:=IF([.G31]&gt;500000;[.G31]*0.1*VLOOKUP([.G$1];[$'salary-percopy'.$A$1:.$B$7];2))+IF([.H31]&gt;500000;[.H31]*0.1*VLOOKUP([.H$1];[$'salary-percopy'.$A$1:.$B$7];2))+IF([.I31]&gt;500000;[.I31]*0.1*VLOOKUP([.I$1];[$'salary-percopy'.$A$1:.$B$7];2))+IF([.J31]&gt;500000;[.J31]*0.1*VLOOKUP([.J$1];[$'salary-percopy'.$A$1:.$B$7];2))+IF([.K31]&gt;500000;[.K31]*0.1*VLOOKUP([.K$1];[$'salary-percopy'.$A$1:.$B$7];2))+IF([.L31]&gt;500000;[.L31]*0.1*VLOOKUP([.L$1];[$'salary-percopy'.$A$1:.$B$7];2))+IF([.M31]&gt;500000;[.M31]*0.1*VLOOKUP([.M$1];[$'salary-percopy'.$A$1:.$B$7];2))" office:value-type="float" office:value="23023037" calcext:value-type="float">
            <text:p>23,023,037</text:p>
          </table:table-cell>
          <table:table-cell table:formula="of:=[.O31]+[.P31]" office:value-type="float" office:value="335684502" calcext:value-type="float">
            <text:p>335,684,5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ckson Sharp</text:p>
          </table:table-cell>
          <table:table-cell office:value-type="string" calcext:value-type="string">
            <text:p>Descendants And Assassins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32]&gt;[.G$1];0;RANDBETWEEN(1000;1000000))" office:value-type="float" office:value="0" calcext:value-type="float">
            <text:p>0</text:p>
          </table:table-cell>
          <table:table-cell table:formula="of:=IF([.$F32]&gt;[.H$1];0;RANDBETWEEN(1000;1000000))" office:value-type="float" office:value="0" calcext:value-type="float">
            <text:p>0</text:p>
          </table:table-cell>
          <table:table-cell table:formula="of:=IF([.$F32]&gt;[.I$1];0;RANDBETWEEN(1000;1000000))" office:value-type="float" office:value="0" calcext:value-type="float">
            <text:p>0</text:p>
          </table:table-cell>
          <table:table-cell table:formula="of:=IF([.$F32]&gt;[.J$1];0;RANDBETWEEN(1000;1000000))" office:value-type="float" office:value="0" calcext:value-type="float">
            <text:p>0</text:p>
          </table:table-cell>
          <table:table-cell table:formula="of:=IF([.$F32]&gt;[.K$1];0;RANDBETWEEN(1000;1000000))" office:value-type="float" office:value="0" calcext:value-type="float">
            <text:p>0</text:p>
          </table:table-cell>
          <table:table-cell table:formula="of:=IF([.$F32]&gt;[.L$1];0;RANDBETWEEN(1000;1000000))" office:value-type="float" office:value="446543" calcext:value-type="float">
            <text:p>446,543</text:p>
          </table:table-cell>
          <table:table-cell table:formula="of:=IF([.$F32]&gt;[.M$1];0;RANDBETWEEN(1000;1000000))" office:value-type="float" office:value="564600" calcext:value-type="float">
            <text:p>564,600</text:p>
          </table:table-cell>
          <table:table-cell table:formula="of:=SUM([.G32:.M32])" office:value-type="float" office:value="1011143" calcext:value-type="float">
            <text:p>1,011,143</text:p>
          </table:table-cell>
          <table:table-cell table:formula="of:=[.G32]*VLOOKUP([.G$1];[$'salary-percopy'.$A$1:.$B$7];2)+[.H32]*VLOOKUP([.H$1];[$'salary-percopy'.$A$1:.$B$7];2)+[.I32]*VLOOKUP([.I$1];[$'salary-percopy'.$A$1:.$B$7];2)+[.J32]*VLOOKUP([.J$1];[$'salary-percopy'.$A$1:.$B$7];2)+[.K32]*VLOOKUP([.K$1];[$'salary-percopy'.$A$1:.$B$7];2)+[.L32]*VLOOKUP([.L$1];[$'salary-percopy'.$A$1:.$B$7];2)+[.M32]*VLOOKUP([.M$1];[$'salary-percopy'.$A$1:.$B$7];2)" office:value-type="float" office:value="195530455" calcext:value-type="float">
            <text:p>195,530,455</text:p>
          </table:table-cell>
          <table:table-cell table:formula="of:=IF([.G32]&gt;500000;[.G32]*0.1*VLOOKUP([.G$1];[$'salary-percopy'.$A$1:.$B$7];2))+IF([.H32]&gt;500000;[.H32]*0.1*VLOOKUP([.H$1];[$'salary-percopy'.$A$1:.$B$7];2))+IF([.I32]&gt;500000;[.I32]*0.1*VLOOKUP([.I$1];[$'salary-percopy'.$A$1:.$B$7];2))+IF([.J32]&gt;500000;[.J32]*0.1*VLOOKUP([.J$1];[$'salary-percopy'.$A$1:.$B$7];2))+IF([.K32]&gt;500000;[.K32]*0.1*VLOOKUP([.K$1];[$'salary-percopy'.$A$1:.$B$7];2))+IF([.L32]&gt;500000;[.L32]*0.1*VLOOKUP([.L$1];[$'salary-percopy'.$A$1:.$B$7];2))+IF([.M32]&gt;500000;[.M32]*0.1*VLOOKUP([.M$1];[$'salary-percopy'.$A$1:.$B$7];2))" office:value-type="float" office:value="11292000" calcext:value-type="float">
            <text:p>11,292,000</text:p>
          </table:table-cell>
          <table:table-cell table:formula="of:=[.O32]+[.P32]" office:value-type="float" office:value="206822455" calcext:value-type="float">
            <text:p>206,822,4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kylar Cochran</text:p>
          </table:table-cell>
          <table:table-cell office:value-type="string" calcext:value-type="string">
            <text:p>Discretion Of The Maze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Valentino Stanton" calcext:value-type="string">
            <text:p>Valentino Stanton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33]&gt;[.G$1];0;RANDBETWEEN(1000;1000000))" office:value-type="float" office:value="0" calcext:value-type="float">
            <text:p>0</text:p>
          </table:table-cell>
          <table:table-cell table:formula="of:=IF([.$F33]&gt;[.H$1];0;RANDBETWEEN(1000;1000000))" office:value-type="float" office:value="0" calcext:value-type="float">
            <text:p>0</text:p>
          </table:table-cell>
          <table:table-cell table:formula="of:=IF([.$F33]&gt;[.I$1];0;RANDBETWEEN(1000;1000000))" office:value-type="float" office:value="0" calcext:value-type="float">
            <text:p>0</text:p>
          </table:table-cell>
          <table:table-cell table:formula="of:=IF([.$F33]&gt;[.J$1];0;RANDBETWEEN(1000;1000000))" office:value-type="float" office:value="0" calcext:value-type="float">
            <text:p>0</text:p>
          </table:table-cell>
          <table:table-cell table:formula="of:=IF([.$F33]&gt;[.K$1];0;RANDBETWEEN(1000;1000000))" office:value-type="float" office:value="0" calcext:value-type="float">
            <text:p>0</text:p>
          </table:table-cell>
          <table:table-cell table:formula="of:=IF([.$F33]&gt;[.L$1];0;RANDBETWEEN(1000;1000000))" office:value-type="float" office:value="685192" calcext:value-type="float">
            <text:p>685,192</text:p>
          </table:table-cell>
          <table:table-cell table:formula="of:=IF([.$F33]&gt;[.M$1];0;RANDBETWEEN(1000;1000000))" office:value-type="float" office:value="8997" calcext:value-type="float">
            <text:p>8,997</text:p>
          </table:table-cell>
          <table:table-cell table:formula="of:=SUM([.G33:.M33])" office:value-type="float" office:value="694189" calcext:value-type="float">
            <text:p>694,189</text:p>
          </table:table-cell>
          <table:table-cell table:formula="of:=[.G33]*VLOOKUP([.G$1];[$'salary-percopy'.$A$1:.$B$7];2)+[.H33]*VLOOKUP([.H$1];[$'salary-percopy'.$A$1:.$B$7];2)+[.I33]*VLOOKUP([.I$1];[$'salary-percopy'.$A$1:.$B$7];2)+[.J33]*VLOOKUP([.J$1];[$'salary-percopy'.$A$1:.$B$7];2)+[.K33]*VLOOKUP([.K$1];[$'salary-percopy'.$A$1:.$B$7];2)+[.L33]*VLOOKUP([.L$1];[$'salary-percopy'.$A$1:.$B$7];2)+[.M33]*VLOOKUP([.M$1];[$'salary-percopy'.$A$1:.$B$7];2)" office:value-type="float" office:value="128559920" calcext:value-type="float">
            <text:p>128,559,920</text:p>
          </table:table-cell>
          <table:table-cell table:formula="of:=IF([.G33]&gt;500000;[.G33]*0.1*VLOOKUP([.G$1];[$'salary-percopy'.$A$1:.$B$7];2))+IF([.H33]&gt;500000;[.H33]*0.1*VLOOKUP([.H$1];[$'salary-percopy'.$A$1:.$B$7];2))+IF([.I33]&gt;500000;[.I33]*0.1*VLOOKUP([.I$1];[$'salary-percopy'.$A$1:.$B$7];2))+IF([.J33]&gt;500000;[.J33]*0.1*VLOOKUP([.J$1];[$'salary-percopy'.$A$1:.$B$7];2))+IF([.K33]&gt;500000;[.K33]*0.1*VLOOKUP([.K$1];[$'salary-percopy'.$A$1:.$B$7];2))+IF([.L33]&gt;500000;[.L33]*0.1*VLOOKUP([.L$1];[$'salary-percopy'.$A$1:.$B$7];2))+IF([.M33]&gt;500000;[.M33]*0.1*VLOOKUP([.M$1];[$'salary-percopy'.$A$1:.$B$7];2))" office:value-type="float" office:value="12676052" calcext:value-type="float">
            <text:p>12,676,052</text:p>
          </table:table-cell>
          <table:table-cell table:formula="of:=[.O33]+[.P33]" office:value-type="float" office:value="141235972" calcext:value-type="float">
            <text:p>141,235,9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trick Guerrero</text:p>
          </table:table-cell>
          <table:table-cell office:value-type="string" calcext:value-type="string">
            <text:p>Dogs Of Excelsior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34]&gt;[.G$1];0;RANDBETWEEN(1000;1000000))" office:value-type="float" office:value="0" calcext:value-type="float">
            <text:p>0</text:p>
          </table:table-cell>
          <table:table-cell table:formula="of:=IF([.$F34]&gt;[.H$1];0;RANDBETWEEN(1000;1000000))" office:value-type="float" office:value="0" calcext:value-type="float">
            <text:p>0</text:p>
          </table:table-cell>
          <table:table-cell table:formula="of:=IF([.$F34]&gt;[.I$1];0;RANDBETWEEN(1000;1000000))" office:value-type="float" office:value="0" calcext:value-type="float">
            <text:p>0</text:p>
          </table:table-cell>
          <table:table-cell table:formula="of:=IF([.$F34]&gt;[.J$1];0;RANDBETWEEN(1000;1000000))" office:value-type="float" office:value="0" calcext:value-type="float">
            <text:p>0</text:p>
          </table:table-cell>
          <table:table-cell table:formula="of:=IF([.$F34]&gt;[.K$1];0;RANDBETWEEN(1000;1000000))" office:value-type="float" office:value="0" calcext:value-type="float">
            <text:p>0</text:p>
          </table:table-cell>
          <table:table-cell table:formula="of:=IF([.$F34]&gt;[.L$1];0;RANDBETWEEN(1000;1000000))" office:value-type="float" office:value="126915" calcext:value-type="float">
            <text:p>126,915</text:p>
          </table:table-cell>
          <table:table-cell table:formula="of:=IF([.$F34]&gt;[.M$1];0;RANDBETWEEN(1000;1000000))" office:value-type="float" office:value="775984" calcext:value-type="float">
            <text:p>775,984</text:p>
          </table:table-cell>
          <table:table-cell table:formula="of:=SUM([.G34:.M34])" office:value-type="float" office:value="902899" calcext:value-type="float">
            <text:p>902,899</text:p>
          </table:table-cell>
          <table:table-cell table:formula="of:=[.G34]*VLOOKUP([.G$1];[$'salary-percopy'.$A$1:.$B$7];2)+[.H34]*VLOOKUP([.H$1];[$'salary-percopy'.$A$1:.$B$7];2)+[.I34]*VLOOKUP([.I$1];[$'salary-percopy'.$A$1:.$B$7];2)+[.J34]*VLOOKUP([.J$1];[$'salary-percopy'.$A$1:.$B$7];2)+[.K34]*VLOOKUP([.K$1];[$'salary-percopy'.$A$1:.$B$7];2)+[.L34]*VLOOKUP([.L$1];[$'salary-percopy'.$A$1:.$B$7];2)+[.M34]*VLOOKUP([.M$1];[$'salary-percopy'.$A$1:.$B$7];2)" office:value-type="float" office:value="178676075" calcext:value-type="float">
            <text:p>178,676,075</text:p>
          </table:table-cell>
          <table:table-cell table:formula="of:=IF([.G34]&gt;500000;[.G34]*0.1*VLOOKUP([.G$1];[$'salary-percopy'.$A$1:.$B$7];2))+IF([.H34]&gt;500000;[.H34]*0.1*VLOOKUP([.H$1];[$'salary-percopy'.$A$1:.$B$7];2))+IF([.I34]&gt;500000;[.I34]*0.1*VLOOKUP([.I$1];[$'salary-percopy'.$A$1:.$B$7];2))+IF([.J34]&gt;500000;[.J34]*0.1*VLOOKUP([.J$1];[$'salary-percopy'.$A$1:.$B$7];2))+IF([.K34]&gt;500000;[.K34]*0.1*VLOOKUP([.K$1];[$'salary-percopy'.$A$1:.$B$7];2))+IF([.L34]&gt;500000;[.L34]*0.1*VLOOKUP([.L$1];[$'salary-percopy'.$A$1:.$B$7];2))+IF([.M34]&gt;500000;[.M34]*0.1*VLOOKUP([.M$1];[$'salary-percopy'.$A$1:.$B$7];2))" office:value-type="float" office:value="15519680" calcext:value-type="float">
            <text:p>15,519,680</text:p>
          </table:table-cell>
          <table:table-cell table:formula="of:=[.O34]+[.P34]" office:value-type="float" office:value="194195755" calcext:value-type="float">
            <text:p>194,195,7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pril Rush</text:p>
          </table:table-cell>
          <table:table-cell office:value-type="string" calcext:value-type="string">
            <text:p>Dragons And Kings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35]&gt;[.G$1];0;RANDBETWEEN(1000;1000000))" office:value-type="float" office:value="0" calcext:value-type="float">
            <text:p>0</text:p>
          </table:table-cell>
          <table:table-cell table:formula="of:=IF([.$F35]&gt;[.H$1];0;RANDBETWEEN(1000;1000000))" office:value-type="float" office:value="0" calcext:value-type="float">
            <text:p>0</text:p>
          </table:table-cell>
          <table:table-cell table:formula="of:=IF([.$F35]&gt;[.I$1];0;RANDBETWEEN(1000;1000000))" office:value-type="float" office:value="162298" calcext:value-type="float">
            <text:p>162,298</text:p>
          </table:table-cell>
          <table:table-cell table:formula="of:=IF([.$F35]&gt;[.J$1];0;RANDBETWEEN(1000;1000000))" office:value-type="float" office:value="595122" calcext:value-type="float">
            <text:p>595,122</text:p>
          </table:table-cell>
          <table:table-cell table:formula="of:=IF([.$F35]&gt;[.K$1];0;RANDBETWEEN(1000;1000000))" office:value-type="float" office:value="493043" calcext:value-type="float">
            <text:p>493,043</text:p>
          </table:table-cell>
          <table:table-cell table:formula="of:=IF([.$F35]&gt;[.L$1];0;RANDBETWEEN(1000;1000000))" office:value-type="float" office:value="630627" calcext:value-type="float">
            <text:p>630,627</text:p>
          </table:table-cell>
          <table:table-cell table:formula="of:=IF([.$F35]&gt;[.M$1];0;RANDBETWEEN(1000;1000000))" office:value-type="float" office:value="886832" calcext:value-type="float">
            <text:p>886,832</text:p>
          </table:table-cell>
          <table:table-cell table:formula="of:=SUM([.G35:.M35])" office:value-type="float" office:value="2767922" calcext:value-type="float">
            <text:p>2,767,922</text:p>
          </table:table-cell>
          <table:table-cell table:formula="of:=[.G35]*VLOOKUP([.G$1];[$'salary-percopy'.$A$1:.$B$7];2)+[.H35]*VLOOKUP([.H$1];[$'salary-percopy'.$A$1:.$B$7];2)+[.I35]*VLOOKUP([.I$1];[$'salary-percopy'.$A$1:.$B$7];2)+[.J35]*VLOOKUP([.J$1];[$'salary-percopy'.$A$1:.$B$7];2)+[.K35]*VLOOKUP([.K$1];[$'salary-percopy'.$A$1:.$B$7];2)+[.L35]*VLOOKUP([.L$1];[$'salary-percopy'.$A$1:.$B$7];2)+[.M35]*VLOOKUP([.M$1];[$'salary-percopy'.$A$1:.$B$7];2)" office:value-type="float" office:value="480642545" calcext:value-type="float">
            <text:p>480,642,545</text:p>
          </table:table-cell>
          <table:table-cell table:formula="of:=IF([.G35]&gt;500000;[.G35]*0.1*VLOOKUP([.G$1];[$'salary-percopy'.$A$1:.$B$7];2))+IF([.H35]&gt;500000;[.H35]*0.1*VLOOKUP([.H$1];[$'salary-percopy'.$A$1:.$B$7];2))+IF([.I35]&gt;500000;[.I35]*0.1*VLOOKUP([.I$1];[$'salary-percopy'.$A$1:.$B$7];2))+IF([.J35]&gt;500000;[.J35]*0.1*VLOOKUP([.J$1];[$'salary-percopy'.$A$1:.$B$7];2))+IF([.K35]&gt;500000;[.K35]*0.1*VLOOKUP([.K$1];[$'salary-percopy'.$A$1:.$B$7];2))+IF([.L35]&gt;500000;[.L35]*0.1*VLOOKUP([.L$1];[$'salary-percopy'.$A$1:.$B$7];2))+IF([.M35]&gt;500000;[.M35]*0.1*VLOOKUP([.M$1];[$'salary-percopy'.$A$1:.$B$7];2))" office:value-type="float" office:value="37734947.5" calcext:value-type="float">
            <text:p>37,734,948</text:p>
          </table:table-cell>
          <table:table-cell table:formula="of:=[.O35]+[.P35]" office:value-type="float" office:value="518377492.5" calcext:value-type="float">
            <text:p>518,377,4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erald Nichols</text:p>
          </table:table-cell>
          <table:table-cell office:value-type="string" calcext:value-type="string">
            <text:p>Drinking At The Gods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36]&gt;[.G$1];0;RANDBETWEEN(1000;1000000))" office:value-type="float" office:value="0" calcext:value-type="float">
            <text:p>0</text:p>
          </table:table-cell>
          <table:table-cell table:formula="of:=IF([.$F36]&gt;[.H$1];0;RANDBETWEEN(1000;1000000))" office:value-type="float" office:value="0" calcext:value-type="float">
            <text:p>0</text:p>
          </table:table-cell>
          <table:table-cell table:formula="of:=IF([.$F36]&gt;[.I$1];0;RANDBETWEEN(1000;1000000))" office:value-type="float" office:value="0" calcext:value-type="float">
            <text:p>0</text:p>
          </table:table-cell>
          <table:table-cell table:formula="of:=IF([.$F36]&gt;[.J$1];0;RANDBETWEEN(1000;1000000))" office:value-type="float" office:value="0" calcext:value-type="float">
            <text:p>0</text:p>
          </table:table-cell>
          <table:table-cell table:formula="of:=IF([.$F36]&gt;[.K$1];0;RANDBETWEEN(1000;1000000))" office:value-type="float" office:value="0" calcext:value-type="float">
            <text:p>0</text:p>
          </table:table-cell>
          <table:table-cell table:formula="of:=IF([.$F36]&gt;[.L$1];0;RANDBETWEEN(1000;1000000))" office:value-type="float" office:value="563573" calcext:value-type="float">
            <text:p>563,573</text:p>
          </table:table-cell>
          <table:table-cell table:formula="of:=IF([.$F36]&gt;[.M$1];0;RANDBETWEEN(1000;1000000))" office:value-type="float" office:value="869112" calcext:value-type="float">
            <text:p>869,112</text:p>
          </table:table-cell>
          <table:table-cell table:formula="of:=SUM([.G36:.M36])" office:value-type="float" office:value="1432685" calcext:value-type="float">
            <text:p>1,432,685</text:p>
          </table:table-cell>
          <table:table-cell table:formula="of:=[.G36]*VLOOKUP([.G$1];[$'salary-percopy'.$A$1:.$B$7];2)+[.H36]*VLOOKUP([.H$1];[$'salary-percopy'.$A$1:.$B$7];2)+[.I36]*VLOOKUP([.I$1];[$'salary-percopy'.$A$1:.$B$7];2)+[.J36]*VLOOKUP([.J$1];[$'salary-percopy'.$A$1:.$B$7];2)+[.K36]*VLOOKUP([.K$1];[$'salary-percopy'.$A$1:.$B$7];2)+[.L36]*VLOOKUP([.L$1];[$'salary-percopy'.$A$1:.$B$7];2)+[.M36]*VLOOKUP([.M$1];[$'salary-percopy'.$A$1:.$B$7];2)" office:value-type="float" office:value="278083405" calcext:value-type="float">
            <text:p>278,083,405</text:p>
          </table:table-cell>
          <table:table-cell table:formula="of:=IF([.G36]&gt;500000;[.G36]*0.1*VLOOKUP([.G$1];[$'salary-percopy'.$A$1:.$B$7];2))+IF([.H36]&gt;500000;[.H36]*0.1*VLOOKUP([.H$1];[$'salary-percopy'.$A$1:.$B$7];2))+IF([.I36]&gt;500000;[.I36]*0.1*VLOOKUP([.I$1];[$'salary-percopy'.$A$1:.$B$7];2))+IF([.J36]&gt;500000;[.J36]*0.1*VLOOKUP([.J$1];[$'salary-percopy'.$A$1:.$B$7];2))+IF([.K36]&gt;500000;[.K36]*0.1*VLOOKUP([.K$1];[$'salary-percopy'.$A$1:.$B$7];2))+IF([.L36]&gt;500000;[.L36]*0.1*VLOOKUP([.L$1];[$'salary-percopy'.$A$1:.$B$7];2))+IF([.M36]&gt;500000;[.M36]*0.1*VLOOKUP([.M$1];[$'salary-percopy'.$A$1:.$B$7];2))" office:value-type="float" office:value="27808340.5" calcext:value-type="float">
            <text:p>27,808,341</text:p>
          </table:table-cell>
          <table:table-cell table:formula="of:=[.O36]+[.P36]" office:value-type="float" office:value="305891745.5" calcext:value-type="float">
            <text:p>305,891,7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ecious Acevedo</text:p>
          </table:table-cell>
          <table:table-cell office:value-type="string" calcext:value-type="string">
            <text:p>Edge Of Darkness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37]&gt;[.G$1];0;RANDBETWEEN(1000;1000000))" office:value-type="float" office:value="0" calcext:value-type="float">
            <text:p>0</text:p>
          </table:table-cell>
          <table:table-cell table:formula="of:=IF([.$F37]&gt;[.H$1];0;RANDBETWEEN(1000;1000000))" office:value-type="float" office:value="0" calcext:value-type="float">
            <text:p>0</text:p>
          </table:table-cell>
          <table:table-cell table:formula="of:=IF([.$F37]&gt;[.I$1];0;RANDBETWEEN(1000;1000000))" office:value-type="float" office:value="0" calcext:value-type="float">
            <text:p>0</text:p>
          </table:table-cell>
          <table:table-cell table:formula="of:=IF([.$F37]&gt;[.J$1];0;RANDBETWEEN(1000;1000000))" office:value-type="float" office:value="0" calcext:value-type="float">
            <text:p>0</text:p>
          </table:table-cell>
          <table:table-cell table:formula="of:=IF([.$F37]&gt;[.K$1];0;RANDBETWEEN(1000;1000000))" office:value-type="float" office:value="0" calcext:value-type="float">
            <text:p>0</text:p>
          </table:table-cell>
          <table:table-cell table:formula="of:=IF([.$F37]&gt;[.L$1];0;RANDBETWEEN(1000;1000000))" office:value-type="float" office:value="69249" calcext:value-type="float">
            <text:p>69,249</text:p>
          </table:table-cell>
          <table:table-cell table:formula="of:=IF([.$F37]&gt;[.M$1];0;RANDBETWEEN(1000;1000000))" office:value-type="float" office:value="750146" calcext:value-type="float">
            <text:p>750,146</text:p>
          </table:table-cell>
          <table:table-cell table:formula="of:=SUM([.G37:.M37])" office:value-type="float" office:value="819395" calcext:value-type="float">
            <text:p>819,395</text:p>
          </table:table-cell>
          <table:table-cell table:formula="of:=[.G37]*VLOOKUP([.G$1];[$'salary-percopy'.$A$1:.$B$7];2)+[.H37]*VLOOKUP([.H$1];[$'salary-percopy'.$A$1:.$B$7];2)+[.I37]*VLOOKUP([.I$1];[$'salary-percopy'.$A$1:.$B$7];2)+[.J37]*VLOOKUP([.J$1];[$'salary-percopy'.$A$1:.$B$7];2)+[.K37]*VLOOKUP([.K$1];[$'salary-percopy'.$A$1:.$B$7];2)+[.L37]*VLOOKUP([.L$1];[$'salary-percopy'.$A$1:.$B$7];2)+[.M37]*VLOOKUP([.M$1];[$'salary-percopy'.$A$1:.$B$7];2)" office:value-type="float" office:value="162840265" calcext:value-type="float">
            <text:p>162,840,265</text:p>
          </table:table-cell>
          <table:table-cell table:formula="of:=IF([.G37]&gt;500000;[.G37]*0.1*VLOOKUP([.G$1];[$'salary-percopy'.$A$1:.$B$7];2))+IF([.H37]&gt;500000;[.H37]*0.1*VLOOKUP([.H$1];[$'salary-percopy'.$A$1:.$B$7];2))+IF([.I37]&gt;500000;[.I37]*0.1*VLOOKUP([.I$1];[$'salary-percopy'.$A$1:.$B$7];2))+IF([.J37]&gt;500000;[.J37]*0.1*VLOOKUP([.J$1];[$'salary-percopy'.$A$1:.$B$7];2))+IF([.K37]&gt;500000;[.K37]*0.1*VLOOKUP([.K$1];[$'salary-percopy'.$A$1:.$B$7];2))+IF([.L37]&gt;500000;[.L37]*0.1*VLOOKUP([.L$1];[$'salary-percopy'.$A$1:.$B$7];2))+IF([.M37]&gt;500000;[.M37]*0.1*VLOOKUP([.M$1];[$'salary-percopy'.$A$1:.$B$7];2))" office:value-type="float" office:value="15002920" calcext:value-type="float">
            <text:p>15,002,920</text:p>
          </table:table-cell>
          <table:table-cell table:formula="of:=[.O37]+[.P37]" office:value-type="float" office:value="177843185" calcext:value-type="float">
            <text:p>177,843,1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ada Norton</text:p>
          </table:table-cell>
          <table:table-cell office:value-type="string" calcext:value-type="string">
            <text:p>Enemy Of Yesterday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38]&gt;[.G$1];0;RANDBETWEEN(1000;1000000))" office:value-type="float" office:value="0" calcext:value-type="float">
            <text:p>0</text:p>
          </table:table-cell>
          <table:table-cell table:formula="of:=IF([.$F38]&gt;[.H$1];0;RANDBETWEEN(1000;1000000))" office:value-type="float" office:value="0" calcext:value-type="float">
            <text:p>0</text:p>
          </table:table-cell>
          <table:table-cell table:formula="of:=IF([.$F38]&gt;[.I$1];0;RANDBETWEEN(1000;1000000))" office:value-type="float" office:value="0" calcext:value-type="float">
            <text:p>0</text:p>
          </table:table-cell>
          <table:table-cell table:formula="of:=IF([.$F38]&gt;[.J$1];0;RANDBETWEEN(1000;1000000))" office:value-type="float" office:value="0" calcext:value-type="float">
            <text:p>0</text:p>
          </table:table-cell>
          <table:table-cell table:formula="of:=IF([.$F38]&gt;[.K$1];0;RANDBETWEEN(1000;1000000))" office:value-type="float" office:value="748887" calcext:value-type="float">
            <text:p>748,887</text:p>
          </table:table-cell>
          <table:table-cell table:formula="of:=IF([.$F38]&gt;[.L$1];0;RANDBETWEEN(1000;1000000))" office:value-type="float" office:value="496145" calcext:value-type="float">
            <text:p>496,145</text:p>
          </table:table-cell>
          <table:table-cell table:formula="of:=IF([.$F38]&gt;[.M$1];0;RANDBETWEEN(1000;1000000))" office:value-type="float" office:value="509229" calcext:value-type="float">
            <text:p>509,229</text:p>
          </table:table-cell>
          <table:table-cell table:formula="of:=SUM([.G38:.M38])" office:value-type="float" office:value="1754261" calcext:value-type="float">
            <text:p>1,754,261</text:p>
          </table:table-cell>
          <table:table-cell table:formula="of:=[.G38]*VLOOKUP([.G$1];[$'salary-percopy'.$A$1:.$B$7];2)+[.H38]*VLOOKUP([.H$1];[$'salary-percopy'.$A$1:.$B$7];2)+[.I38]*VLOOKUP([.I$1];[$'salary-percopy'.$A$1:.$B$7];2)+[.J38]*VLOOKUP([.J$1];[$'salary-percopy'.$A$1:.$B$7];2)+[.K38]*VLOOKUP([.K$1];[$'salary-percopy'.$A$1:.$B$7];2)+[.L38]*VLOOKUP([.L$1];[$'salary-percopy'.$A$1:.$B$7];2)+[.M38]*VLOOKUP([.M$1];[$'salary-percopy'.$A$1:.$B$7];2)" office:value-type="float" office:value="320943415" calcext:value-type="float">
            <text:p>320,943,415</text:p>
          </table:table-cell>
          <table:table-cell table:formula="of:=IF([.G38]&gt;500000;[.G38]*0.1*VLOOKUP([.G$1];[$'salary-percopy'.$A$1:.$B$7];2))+IF([.H38]&gt;500000;[.H38]*0.1*VLOOKUP([.H$1];[$'salary-percopy'.$A$1:.$B$7];2))+IF([.I38]&gt;500000;[.I38]*0.1*VLOOKUP([.I$1];[$'salary-percopy'.$A$1:.$B$7];2))+IF([.J38]&gt;500000;[.J38]*0.1*VLOOKUP([.J$1];[$'salary-percopy'.$A$1:.$B$7];2))+IF([.K38]&gt;500000;[.K38]*0.1*VLOOKUP([.K$1];[$'salary-percopy'.$A$1:.$B$7];2))+IF([.L38]&gt;500000;[.L38]*0.1*VLOOKUP([.L$1];[$'salary-percopy'.$A$1:.$B$7];2))+IF([.M38]&gt;500000;[.M38]*0.1*VLOOKUP([.M$1];[$'salary-percopy'.$A$1:.$B$7];2))" office:value-type="float" office:value="22915659" calcext:value-type="float">
            <text:p>22,915,659</text:p>
          </table:table-cell>
          <table:table-cell table:formula="of:=[.O38]+[.P38]" office:value-type="float" office:value="343859074" calcext:value-type="float">
            <text:p>343,859,0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ominique Osborne</text:p>
          </table:table-cell>
          <table:table-cell office:value-type="string" calcext:value-type="string">
            <text:p>Faith From Beyond The Grave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39]&gt;[.G$1];0;RANDBETWEEN(1000;1000000))" office:value-type="float" office:value="0" calcext:value-type="float">
            <text:p>0</text:p>
          </table:table-cell>
          <table:table-cell table:formula="of:=IF([.$F39]&gt;[.H$1];0;RANDBETWEEN(1000;1000000))" office:value-type="float" office:value="0" calcext:value-type="float">
            <text:p>0</text:p>
          </table:table-cell>
          <table:table-cell table:formula="of:=IF([.$F39]&gt;[.I$1];0;RANDBETWEEN(1000;1000000))" office:value-type="float" office:value="63152" calcext:value-type="float">
            <text:p>63,152</text:p>
          </table:table-cell>
          <table:table-cell table:formula="of:=IF([.$F39]&gt;[.J$1];0;RANDBETWEEN(1000;1000000))" office:value-type="float" office:value="829770" calcext:value-type="float">
            <text:p>829,770</text:p>
          </table:table-cell>
          <table:table-cell table:formula="of:=IF([.$F39]&gt;[.K$1];0;RANDBETWEEN(1000;1000000))" office:value-type="float" office:value="820668" calcext:value-type="float">
            <text:p>820,668</text:p>
          </table:table-cell>
          <table:table-cell table:formula="of:=IF([.$F39]&gt;[.L$1];0;RANDBETWEEN(1000;1000000))" office:value-type="float" office:value="482290" calcext:value-type="float">
            <text:p>482,290</text:p>
          </table:table-cell>
          <table:table-cell table:formula="of:=IF([.$F39]&gt;[.M$1];0;RANDBETWEEN(1000;1000000))" office:value-type="float" office:value="213810" calcext:value-type="float">
            <text:p>213,810</text:p>
          </table:table-cell>
          <table:table-cell table:formula="of:=SUM([.G39:.M39])" office:value-type="float" office:value="2409690" calcext:value-type="float">
            <text:p>2,409,690</text:p>
          </table:table-cell>
          <table:table-cell table:formula="of:=[.G39]*VLOOKUP([.G$1];[$'salary-percopy'.$A$1:.$B$7];2)+[.H39]*VLOOKUP([.H$1];[$'salary-percopy'.$A$1:.$B$7];2)+[.I39]*VLOOKUP([.I$1];[$'salary-percopy'.$A$1:.$B$7];2)+[.J39]*VLOOKUP([.J$1];[$'salary-percopy'.$A$1:.$B$7];2)+[.K39]*VLOOKUP([.K$1];[$'salary-percopy'.$A$1:.$B$7];2)+[.L39]*VLOOKUP([.L$1];[$'salary-percopy'.$A$1:.$B$7];2)+[.M39]*VLOOKUP([.M$1];[$'salary-percopy'.$A$1:.$B$7];2)" office:value-type="float" office:value="395245250" calcext:value-type="float">
            <text:p>395,245,250</text:p>
          </table:table-cell>
          <table:table-cell table:formula="of:=IF([.G39]&gt;500000;[.G39]*0.1*VLOOKUP([.G$1];[$'salary-percopy'.$A$1:.$B$7];2))+IF([.H39]&gt;500000;[.H39]*0.1*VLOOKUP([.H$1];[$'salary-percopy'.$A$1:.$B$7];2))+IF([.I39]&gt;500000;[.I39]*0.1*VLOOKUP([.I$1];[$'salary-percopy'.$A$1:.$B$7];2))+IF([.J39]&gt;500000;[.J39]*0.1*VLOOKUP([.J$1];[$'salary-percopy'.$A$1:.$B$7];2))+IF([.K39]&gt;500000;[.K39]*0.1*VLOOKUP([.K$1];[$'salary-percopy'.$A$1:.$B$7];2))+IF([.L39]&gt;500000;[.L39]*0.1*VLOOKUP([.L$1];[$'salary-percopy'.$A$1:.$B$7];2))+IF([.M39]&gt;500000;[.M39]*0.1*VLOOKUP([.M$1];[$'salary-percopy'.$A$1:.$B$7];2))" office:value-type="float" office:value="25568136" calcext:value-type="float">
            <text:p>25,568,136</text:p>
          </table:table-cell>
          <table:table-cell table:formula="of:=[.O39]+[.P39]" office:value-type="float" office:value="420813386" calcext:value-type="float">
            <text:p>420,813,3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iper Spears</text:p>
          </table:table-cell>
          <table:table-cell office:value-type="string" calcext:value-type="string">
            <text:p>Fate Of The Vacuum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40]&gt;[.G$1];0;RANDBETWEEN(1000;1000000))" office:value-type="float" office:value="0" calcext:value-type="float">
            <text:p>0</text:p>
          </table:table-cell>
          <table:table-cell table:formula="of:=IF([.$F40]&gt;[.H$1];0;RANDBETWEEN(1000;1000000))" office:value-type="float" office:value="0" calcext:value-type="float">
            <text:p>0</text:p>
          </table:table-cell>
          <table:table-cell table:formula="of:=IF([.$F40]&gt;[.I$1];0;RANDBETWEEN(1000;1000000))" office:value-type="float" office:value="930584" calcext:value-type="float">
            <text:p>930,584</text:p>
          </table:table-cell>
          <table:table-cell table:formula="of:=IF([.$F40]&gt;[.J$1];0;RANDBETWEEN(1000;1000000))" office:value-type="float" office:value="178139" calcext:value-type="float">
            <text:p>178,139</text:p>
          </table:table-cell>
          <table:table-cell table:formula="of:=IF([.$F40]&gt;[.K$1];0;RANDBETWEEN(1000;1000000))" office:value-type="float" office:value="140422" calcext:value-type="float">
            <text:p>140,422</text:p>
          </table:table-cell>
          <table:table-cell table:formula="of:=IF([.$F40]&gt;[.L$1];0;RANDBETWEEN(1000;1000000))" office:value-type="float" office:value="100320" calcext:value-type="float">
            <text:p>100,320</text:p>
          </table:table-cell>
          <table:table-cell table:formula="of:=IF([.$F40]&gt;[.M$1];0;RANDBETWEEN(1000;1000000))" office:value-type="float" office:value="415139" calcext:value-type="float">
            <text:p>415,139</text:p>
          </table:table-cell>
          <table:table-cell table:formula="of:=SUM([.G40:.M40])" office:value-type="float" office:value="1764604" calcext:value-type="float">
            <text:p>1,764,604</text:p>
          </table:table-cell>
          <table:table-cell table:formula="of:=[.G40]*VLOOKUP([.G$1];[$'salary-percopy'.$A$1:.$B$7];2)+[.H40]*VLOOKUP([.H$1];[$'salary-percopy'.$A$1:.$B$7];2)+[.I40]*VLOOKUP([.I$1];[$'salary-percopy'.$A$1:.$B$7];2)+[.J40]*VLOOKUP([.J$1];[$'salary-percopy'.$A$1:.$B$7];2)+[.K40]*VLOOKUP([.K$1];[$'salary-percopy'.$A$1:.$B$7];2)+[.L40]*VLOOKUP([.L$1];[$'salary-percopy'.$A$1:.$B$7];2)+[.M40]*VLOOKUP([.M$1];[$'salary-percopy'.$A$1:.$B$7];2)" office:value-type="float" office:value="262068280" calcext:value-type="float">
            <text:p>262,068,280</text:p>
          </table:table-cell>
          <table:table-cell table:formula="of:=IF([.G40]&gt;500000;[.G40]*0.1*VLOOKUP([.G$1];[$'salary-percopy'.$A$1:.$B$7];2))+IF([.H40]&gt;500000;[.H40]*0.1*VLOOKUP([.H$1];[$'salary-percopy'.$A$1:.$B$7];2))+IF([.I40]&gt;500000;[.I40]*0.1*VLOOKUP([.I$1];[$'salary-percopy'.$A$1:.$B$7];2))+IF([.J40]&gt;500000;[.J40]*0.1*VLOOKUP([.J$1];[$'salary-percopy'.$A$1:.$B$7];2))+IF([.K40]&gt;500000;[.K40]*0.1*VLOOKUP([.K$1];[$'salary-percopy'.$A$1:.$B$7];2))+IF([.L40]&gt;500000;[.L40]*0.1*VLOOKUP([.L$1];[$'salary-percopy'.$A$1:.$B$7];2))+IF([.M40]&gt;500000;[.M40]*0.1*VLOOKUP([.M$1];[$'salary-percopy'.$A$1:.$B$7];2))" office:value-type="float" office:value="11167008" calcext:value-type="float">
            <text:p>11,167,008</text:p>
          </table:table-cell>
          <table:table-cell table:formula="of:=[.O40]+[.P40]" office:value-type="float" office:value="273235288" calcext:value-type="float">
            <text:p>273,235,2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avis Duncan</text:p>
          </table:table-cell>
          <table:table-cell office:value-type="string" calcext:value-type="string">
            <text:p>Fiends And Snakes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41]&gt;[.G$1];0;RANDBETWEEN(1000;1000000))" office:value-type="float" office:value="0" calcext:value-type="float">
            <text:p>0</text:p>
          </table:table-cell>
          <table:table-cell table:formula="of:=IF([.$F41]&gt;[.H$1];0;RANDBETWEEN(1000;1000000))" office:value-type="float" office:value="0" calcext:value-type="float">
            <text:p>0</text:p>
          </table:table-cell>
          <table:table-cell table:formula="of:=IF([.$F41]&gt;[.I$1];0;RANDBETWEEN(1000;1000000))" office:value-type="float" office:value="187994" calcext:value-type="float">
            <text:p>187,994</text:p>
          </table:table-cell>
          <table:table-cell table:formula="of:=IF([.$F41]&gt;[.J$1];0;RANDBETWEEN(1000;1000000))" office:value-type="float" office:value="132453" calcext:value-type="float">
            <text:p>132,453</text:p>
          </table:table-cell>
          <table:table-cell table:formula="of:=IF([.$F41]&gt;[.K$1];0;RANDBETWEEN(1000;1000000))" office:value-type="float" office:value="180431" calcext:value-type="float">
            <text:p>180,431</text:p>
          </table:table-cell>
          <table:table-cell table:formula="of:=IF([.$F41]&gt;[.L$1];0;RANDBETWEEN(1000;1000000))" office:value-type="float" office:value="294843" calcext:value-type="float">
            <text:p>294,843</text:p>
          </table:table-cell>
          <table:table-cell table:formula="of:=IF([.$F41]&gt;[.M$1];0;RANDBETWEEN(1000;1000000))" office:value-type="float" office:value="824093" calcext:value-type="float">
            <text:p>824,093</text:p>
          </table:table-cell>
          <table:table-cell table:formula="of:=SUM([.G41:.M41])" office:value-type="float" office:value="1619814" calcext:value-type="float">
            <text:p>1,619,814</text:p>
          </table:table-cell>
          <table:table-cell table:formula="of:=[.G41]*VLOOKUP([.G$1];[$'salary-percopy'.$A$1:.$B$7];2)+[.H41]*VLOOKUP([.H$1];[$'salary-percopy'.$A$1:.$B$7];2)+[.I41]*VLOOKUP([.I$1];[$'salary-percopy'.$A$1:.$B$7];2)+[.J41]*VLOOKUP([.J$1];[$'salary-percopy'.$A$1:.$B$7];2)+[.K41]*VLOOKUP([.K$1];[$'salary-percopy'.$A$1:.$B$7];2)+[.L41]*VLOOKUP([.L$1];[$'salary-percopy'.$A$1:.$B$7];2)+[.M41]*VLOOKUP([.M$1];[$'salary-percopy'.$A$1:.$B$7];2)" office:value-type="float" office:value="291140525" calcext:value-type="float">
            <text:p>291,140,525</text:p>
          </table:table-cell>
          <table:table-cell table:formula="of:=IF([.G41]&gt;500000;[.G41]*0.1*VLOOKUP([.G$1];[$'salary-percopy'.$A$1:.$B$7];2))+IF([.H41]&gt;500000;[.H41]*0.1*VLOOKUP([.H$1];[$'salary-percopy'.$A$1:.$B$7];2))+IF([.I41]&gt;500000;[.I41]*0.1*VLOOKUP([.I$1];[$'salary-percopy'.$A$1:.$B$7];2))+IF([.J41]&gt;500000;[.J41]*0.1*VLOOKUP([.J$1];[$'salary-percopy'.$A$1:.$B$7];2))+IF([.K41]&gt;500000;[.K41]*0.1*VLOOKUP([.K$1];[$'salary-percopy'.$A$1:.$B$7];2))+IF([.L41]&gt;500000;[.L41]*0.1*VLOOKUP([.L$1];[$'salary-percopy'.$A$1:.$B$7];2))+IF([.M41]&gt;500000;[.M41]*0.1*VLOOKUP([.M$1];[$'salary-percopy'.$A$1:.$B$7];2))" office:value-type="float" office:value="16481860" calcext:value-type="float">
            <text:p>16,481,860</text:p>
          </table:table-cell>
          <table:table-cell table:formula="of:=[.O41]+[.P41]" office:value-type="float" office:value="307622385" calcext:value-type="float">
            <text:p>307,622,3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edro Andrews</text:p>
          </table:table-cell>
          <table:table-cell office:value-type="string" calcext:value-type="string">
            <text:p>Fluke Of Reality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42]&gt;[.G$1];0;RANDBETWEEN(1000;1000000))" office:value-type="float" office:value="0" calcext:value-type="float">
            <text:p>0</text:p>
          </table:table-cell>
          <table:table-cell table:formula="of:=IF([.$F42]&gt;[.H$1];0;RANDBETWEEN(1000;1000000))" office:value-type="float" office:value="883356" calcext:value-type="float">
            <text:p>883,356</text:p>
          </table:table-cell>
          <table:table-cell table:formula="of:=IF([.$F42]&gt;[.I$1];0;RANDBETWEEN(1000;1000000))" office:value-type="float" office:value="589804" calcext:value-type="float">
            <text:p>589,804</text:p>
          </table:table-cell>
          <table:table-cell table:formula="of:=IF([.$F42]&gt;[.J$1];0;RANDBETWEEN(1000;1000000))" office:value-type="float" office:value="303170" calcext:value-type="float">
            <text:p>303,170</text:p>
          </table:table-cell>
          <table:table-cell table:formula="of:=IF([.$F42]&gt;[.K$1];0;RANDBETWEEN(1000;1000000))" office:value-type="float" office:value="980388" calcext:value-type="float">
            <text:p>980,388</text:p>
          </table:table-cell>
          <table:table-cell table:formula="of:=IF([.$F42]&gt;[.L$1];0;RANDBETWEEN(1000;1000000))" office:value-type="float" office:value="137158" calcext:value-type="float">
            <text:p>137,158</text:p>
          </table:table-cell>
          <table:table-cell table:formula="of:=IF([.$F42]&gt;[.M$1];0;RANDBETWEEN(1000;1000000))" office:value-type="float" office:value="371022" calcext:value-type="float">
            <text:p>371,022</text:p>
          </table:table-cell>
          <table:table-cell table:formula="of:=SUM([.G42:.M42])" office:value-type="float" office:value="3264898" calcext:value-type="float">
            <text:p>3,264,898</text:p>
          </table:table-cell>
          <table:table-cell table:formula="of:=[.G42]*VLOOKUP([.G$1];[$'salary-percopy'.$A$1:.$B$7];2)+[.H42]*VLOOKUP([.H$1];[$'salary-percopy'.$A$1:.$B$7];2)+[.I42]*VLOOKUP([.I$1];[$'salary-percopy'.$A$1:.$B$7];2)+[.J42]*VLOOKUP([.J$1];[$'salary-percopy'.$A$1:.$B$7];2)+[.K42]*VLOOKUP([.K$1];[$'salary-percopy'.$A$1:.$B$7];2)+[.L42]*VLOOKUP([.L$1];[$'salary-percopy'.$A$1:.$B$7];2)+[.M42]*VLOOKUP([.M$1];[$'salary-percopy'.$A$1:.$B$7];2)" office:value-type="float" office:value="476634030" calcext:value-type="float">
            <text:p>476,634,030</text:p>
          </table:table-cell>
          <table:table-cell table:formula="of:=IF([.G42]&gt;500000;[.G42]*0.1*VLOOKUP([.G$1];[$'salary-percopy'.$A$1:.$B$7];2))+IF([.H42]&gt;500000;[.H42]*0.1*VLOOKUP([.H$1];[$'salary-percopy'.$A$1:.$B$7];2))+IF([.I42]&gt;500000;[.I42]*0.1*VLOOKUP([.I$1];[$'salary-percopy'.$A$1:.$B$7];2))+IF([.J42]&gt;500000;[.J42]*0.1*VLOOKUP([.J$1];[$'salary-percopy'.$A$1:.$B$7];2))+IF([.K42]&gt;500000;[.K42]*0.1*VLOOKUP([.K$1];[$'salary-percopy'.$A$1:.$B$7];2))+IF([.L42]&gt;500000;[.L42]*0.1*VLOOKUP([.L$1];[$'salary-percopy'.$A$1:.$B$7];2))+IF([.M42]&gt;500000;[.M42]*0.1*VLOOKUP([.M$1];[$'salary-percopy'.$A$1:.$B$7];2))" office:value-type="float" office:value="33461160" calcext:value-type="float">
            <text:p>33,461,160</text:p>
          </table:table-cell>
          <table:table-cell table:formula="of:=[.O42]+[.P42]" office:value-type="float" office:value="510095190" calcext:value-type="float">
            <text:p>510,095,1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donis White</text:p>
          </table:table-cell>
          <table:table-cell office:value-type="string" calcext:value-type="string">
            <text:p>Followers Of Time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43]&gt;[.G$1];0;RANDBETWEEN(1000;1000000))" office:value-type="float" office:value="0" calcext:value-type="float">
            <text:p>0</text:p>
          </table:table-cell>
          <table:table-cell table:formula="of:=IF([.$F43]&gt;[.H$1];0;RANDBETWEEN(1000;1000000))" office:value-type="float" office:value="0" calcext:value-type="float">
            <text:p>0</text:p>
          </table:table-cell>
          <table:table-cell table:formula="of:=IF([.$F43]&gt;[.I$1];0;RANDBETWEEN(1000;1000000))" office:value-type="float" office:value="0" calcext:value-type="float">
            <text:p>0</text:p>
          </table:table-cell>
          <table:table-cell table:formula="of:=IF([.$F43]&gt;[.J$1];0;RANDBETWEEN(1000;1000000))" office:value-type="float" office:value="0" calcext:value-type="float">
            <text:p>0</text:p>
          </table:table-cell>
          <table:table-cell table:formula="of:=IF([.$F43]&gt;[.K$1];0;RANDBETWEEN(1000;1000000))" office:value-type="float" office:value="0" calcext:value-type="float">
            <text:p>0</text:p>
          </table:table-cell>
          <table:table-cell table:formula="of:=IF([.$F43]&gt;[.L$1];0;RANDBETWEEN(1000;1000000))" office:value-type="float" office:value="330051" calcext:value-type="float">
            <text:p>330,051</text:p>
          </table:table-cell>
          <table:table-cell table:formula="of:=IF([.$F43]&gt;[.M$1];0;RANDBETWEEN(1000;1000000))" office:value-type="float" office:value="615625" calcext:value-type="float">
            <text:p>615,625</text:p>
          </table:table-cell>
          <table:table-cell table:formula="of:=SUM([.G43:.M43])" office:value-type="float" office:value="945676" calcext:value-type="float">
            <text:p>945,676</text:p>
          </table:table-cell>
          <table:table-cell table:formula="of:=[.G43]*VLOOKUP([.G$1];[$'salary-percopy'.$A$1:.$B$7];2)+[.H43]*VLOOKUP([.H$1];[$'salary-percopy'.$A$1:.$B$7];2)+[.I43]*VLOOKUP([.I$1];[$'salary-percopy'.$A$1:.$B$7];2)+[.J43]*VLOOKUP([.J$1];[$'salary-percopy'.$A$1:.$B$7];2)+[.K43]*VLOOKUP([.K$1];[$'salary-percopy'.$A$1:.$B$7];2)+[.L43]*VLOOKUP([.L$1];[$'salary-percopy'.$A$1:.$B$7];2)+[.M43]*VLOOKUP([.M$1];[$'salary-percopy'.$A$1:.$B$7];2)" office:value-type="float" office:value="184184435" calcext:value-type="float">
            <text:p>184,184,435</text:p>
          </table:table-cell>
          <table:table-cell table:formula="of:=IF([.G43]&gt;500000;[.G43]*0.1*VLOOKUP([.G$1];[$'salary-percopy'.$A$1:.$B$7];2))+IF([.H43]&gt;500000;[.H43]*0.1*VLOOKUP([.H$1];[$'salary-percopy'.$A$1:.$B$7];2))+IF([.I43]&gt;500000;[.I43]*0.1*VLOOKUP([.I$1];[$'salary-percopy'.$A$1:.$B$7];2))+IF([.J43]&gt;500000;[.J43]*0.1*VLOOKUP([.J$1];[$'salary-percopy'.$A$1:.$B$7];2))+IF([.K43]&gt;500000;[.K43]*0.1*VLOOKUP([.K$1];[$'salary-percopy'.$A$1:.$B$7];2))+IF([.L43]&gt;500000;[.L43]*0.1*VLOOKUP([.L$1];[$'salary-percopy'.$A$1:.$B$7];2))+IF([.M43]&gt;500000;[.M43]*0.1*VLOOKUP([.M$1];[$'salary-percopy'.$A$1:.$B$7];2))" office:value-type="float" office:value="12312500" calcext:value-type="float">
            <text:p>12,312,500</text:p>
          </table:table-cell>
          <table:table-cell table:formula="of:=[.O43]+[.P43]" office:value-type="float" office:value="196496935" calcext:value-type="float">
            <text:p>196,496,9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arrett Blanchard</text:p>
          </table:table-cell>
          <table:table-cell office:value-type="string" calcext:value-type="string">
            <text:p>Foreigner On A Day Out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44]&gt;[.G$1];0;RANDBETWEEN(1000;1000000))" office:value-type="float" office:value="910719" calcext:value-type="float">
            <text:p>910,719</text:p>
          </table:table-cell>
          <table:table-cell table:formula="of:=IF([.$F44]&gt;[.H$1];0;RANDBETWEEN(1000;1000000))" office:value-type="float" office:value="711946" calcext:value-type="float">
            <text:p>711,946</text:p>
          </table:table-cell>
          <table:table-cell table:formula="of:=IF([.$F44]&gt;[.I$1];0;RANDBETWEEN(1000;1000000))" office:value-type="float" office:value="740894" calcext:value-type="float">
            <text:p>740,894</text:p>
          </table:table-cell>
          <table:table-cell table:formula="of:=IF([.$F44]&gt;[.J$1];0;RANDBETWEEN(1000;1000000))" office:value-type="float" office:value="348792" calcext:value-type="float">
            <text:p>348,792</text:p>
          </table:table-cell>
          <table:table-cell table:formula="of:=IF([.$F44]&gt;[.K$1];0;RANDBETWEEN(1000;1000000))" office:value-type="float" office:value="93097" calcext:value-type="float">
            <text:p>93,097</text:p>
          </table:table-cell>
          <table:table-cell table:formula="of:=IF([.$F44]&gt;[.L$1];0;RANDBETWEEN(1000;1000000))" office:value-type="float" office:value="955079" calcext:value-type="float">
            <text:p>955,079</text:p>
          </table:table-cell>
          <table:table-cell table:formula="of:=IF([.$F44]&gt;[.M$1];0;RANDBETWEEN(1000;1000000))" office:value-type="float" office:value="70790" calcext:value-type="float">
            <text:p>70,790</text:p>
          </table:table-cell>
          <table:table-cell table:formula="of:=SUM([.G44:.M44])" office:value-type="float" office:value="3831317" calcext:value-type="float">
            <text:p>3,831,317</text:p>
          </table:table-cell>
          <table:table-cell table:formula="of:=[.G44]*VLOOKUP([.G$1];[$'salary-percopy'.$A$1:.$B$7];2)+[.H44]*VLOOKUP([.H$1];[$'salary-percopy'.$A$1:.$B$7];2)+[.I44]*VLOOKUP([.I$1];[$'salary-percopy'.$A$1:.$B$7];2)+[.J44]*VLOOKUP([.J$1];[$'salary-percopy'.$A$1:.$B$7];2)+[.K44]*VLOOKUP([.K$1];[$'salary-percopy'.$A$1:.$B$7];2)+[.L44]*VLOOKUP([.L$1];[$'salary-percopy'.$A$1:.$B$7];2)+[.M44]*VLOOKUP([.M$1];[$'salary-percopy'.$A$1:.$B$7];2)" office:value-type="float" office:value="513798225" calcext:value-type="float">
            <text:p>513,798,225</text:p>
          </table:table-cell>
          <table:table-cell table:formula="of:=IF([.G44]&gt;500000;[.G44]*0.1*VLOOKUP([.G$1];[$'salary-percopy'.$A$1:.$B$7];2))+IF([.H44]&gt;500000;[.H44]*0.1*VLOOKUP([.H$1];[$'salary-percopy'.$A$1:.$B$7];2))+IF([.I44]&gt;500000;[.I44]*0.1*VLOOKUP([.I$1];[$'salary-percopy'.$A$1:.$B$7];2))+IF([.J44]&gt;500000;[.J44]*0.1*VLOOKUP([.J$1];[$'salary-percopy'.$A$1:.$B$7];2))+IF([.K44]&gt;500000;[.K44]*0.1*VLOOKUP([.K$1];[$'salary-percopy'.$A$1:.$B$7];2))+IF([.L44]&gt;500000;[.L44]*0.1*VLOOKUP([.L$1];[$'salary-percopy'.$A$1:.$B$7];2))+IF([.M44]&gt;500000;[.M44]*0.1*VLOOKUP([.M$1];[$'salary-percopy'.$A$1:.$B$7];2))" office:value-type="float" office:value="43498285.5" calcext:value-type="float">
            <text:p>43,498,286</text:p>
          </table:table-cell>
          <table:table-cell table:formula="of:=[.O44]+[.P44]" office:value-type="float" office:value="557296510.5" calcext:value-type="float">
            <text:p>557,296,5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ani Cordova</text:p>
          </table:table-cell>
          <table:table-cell office:value-type="string" calcext:value-type="string">
            <text:p>Foreigners Of Tomorrow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45]&gt;[.G$1];0;RANDBETWEEN(1000;1000000))" office:value-type="float" office:value="0" calcext:value-type="float">
            <text:p>0</text:p>
          </table:table-cell>
          <table:table-cell table:formula="of:=IF([.$F45]&gt;[.H$1];0;RANDBETWEEN(1000;1000000))" office:value-type="float" office:value="260134" calcext:value-type="float">
            <text:p>260,134</text:p>
          </table:table-cell>
          <table:table-cell table:formula="of:=IF([.$F45]&gt;[.I$1];0;RANDBETWEEN(1000;1000000))" office:value-type="float" office:value="507703" calcext:value-type="float">
            <text:p>507,703</text:p>
          </table:table-cell>
          <table:table-cell table:formula="of:=IF([.$F45]&gt;[.J$1];0;RANDBETWEEN(1000;1000000))" office:value-type="float" office:value="425221" calcext:value-type="float">
            <text:p>425,221</text:p>
          </table:table-cell>
          <table:table-cell table:formula="of:=IF([.$F45]&gt;[.K$1];0;RANDBETWEEN(1000;1000000))" office:value-type="float" office:value="188025" calcext:value-type="float">
            <text:p>188,025</text:p>
          </table:table-cell>
          <table:table-cell table:formula="of:=IF([.$F45]&gt;[.L$1];0;RANDBETWEEN(1000;1000000))" office:value-type="float" office:value="368337" calcext:value-type="float">
            <text:p>368,337</text:p>
          </table:table-cell>
          <table:table-cell table:formula="of:=IF([.$F45]&gt;[.M$1];0;RANDBETWEEN(1000;1000000))" office:value-type="float" office:value="212152" calcext:value-type="float">
            <text:p>212,152</text:p>
          </table:table-cell>
          <table:table-cell table:formula="of:=SUM([.G45:.M45])" office:value-type="float" office:value="1961572" calcext:value-type="float">
            <text:p>1,961,572</text:p>
          </table:table-cell>
          <table:table-cell table:formula="of:=[.G45]*VLOOKUP([.G$1];[$'salary-percopy'.$A$1:.$B$7];2)+[.H45]*VLOOKUP([.H$1];[$'salary-percopy'.$A$1:.$B$7];2)+[.I45]*VLOOKUP([.I$1];[$'salary-percopy'.$A$1:.$B$7];2)+[.J45]*VLOOKUP([.J$1];[$'salary-percopy'.$A$1:.$B$7];2)+[.K45]*VLOOKUP([.K$1];[$'salary-percopy'.$A$1:.$B$7];2)+[.L45]*VLOOKUP([.L$1];[$'salary-percopy'.$A$1:.$B$7];2)+[.M45]*VLOOKUP([.M$1];[$'salary-percopy'.$A$1:.$B$7];2)" office:value-type="float" office:value="291607035" calcext:value-type="float">
            <text:p>291,607,035</text:p>
          </table:table-cell>
          <table:table-cell table:formula="of:=IF([.G45]&gt;500000;[.G45]*0.1*VLOOKUP([.G$1];[$'salary-percopy'.$A$1:.$B$7];2))+IF([.H45]&gt;500000;[.H45]*0.1*VLOOKUP([.H$1];[$'salary-percopy'.$A$1:.$B$7];2))+IF([.I45]&gt;500000;[.I45]*0.1*VLOOKUP([.I$1];[$'salary-percopy'.$A$1:.$B$7];2))+IF([.J45]&gt;500000;[.J45]*0.1*VLOOKUP([.J$1];[$'salary-percopy'.$A$1:.$B$7];2))+IF([.K45]&gt;500000;[.K45]*0.1*VLOOKUP([.K$1];[$'salary-percopy'.$A$1:.$B$7];2))+IF([.L45]&gt;500000;[.L45]*0.1*VLOOKUP([.L$1];[$'salary-percopy'.$A$1:.$B$7];2))+IF([.M45]&gt;500000;[.M45]*0.1*VLOOKUP([.M$1];[$'salary-percopy'.$A$1:.$B$7];2))" office:value-type="float" office:value="6092436" calcext:value-type="float">
            <text:p>6,092,436</text:p>
          </table:table-cell>
          <table:table-cell table:formula="of:=[.O45]+[.P45]" office:value-type="float" office:value="297699471" calcext:value-type="float">
            <text:p>297,699,4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ecelia Ware</text:p>
          </table:table-cell>
          <table:table-cell office:value-type="string" calcext:value-type="string">
            <text:p>Friend In The Museum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Valentino Stanton" calcext:value-type="string">
            <text:p>Valentino Stanton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46]&gt;[.G$1];0;RANDBETWEEN(1000;1000000))" office:value-type="float" office:value="0" calcext:value-type="float">
            <text:p>0</text:p>
          </table:table-cell>
          <table:table-cell table:formula="of:=IF([.$F46]&gt;[.H$1];0;RANDBETWEEN(1000;1000000))" office:value-type="float" office:value="0" calcext:value-type="float">
            <text:p>0</text:p>
          </table:table-cell>
          <table:table-cell table:formula="of:=IF([.$F46]&gt;[.I$1];0;RANDBETWEEN(1000;1000000))" office:value-type="float" office:value="0" calcext:value-type="float">
            <text:p>0</text:p>
          </table:table-cell>
          <table:table-cell table:formula="of:=IF([.$F46]&gt;[.J$1];0;RANDBETWEEN(1000;1000000))" office:value-type="float" office:value="0" calcext:value-type="float">
            <text:p>0</text:p>
          </table:table-cell>
          <table:table-cell table:formula="of:=IF([.$F46]&gt;[.K$1];0;RANDBETWEEN(1000;1000000))" office:value-type="float" office:value="10911" calcext:value-type="float">
            <text:p>10,911</text:p>
          </table:table-cell>
          <table:table-cell table:formula="of:=IF([.$F46]&gt;[.L$1];0;RANDBETWEEN(1000;1000000))" office:value-type="float" office:value="722362" calcext:value-type="float">
            <text:p>722,362</text:p>
          </table:table-cell>
          <table:table-cell table:formula="of:=IF([.$F46]&gt;[.M$1];0;RANDBETWEEN(1000;1000000))" office:value-type="float" office:value="66218" calcext:value-type="float">
            <text:p>66,218</text:p>
          </table:table-cell>
          <table:table-cell table:formula="of:=SUM([.G46:.M46])" office:value-type="float" office:value="799491" calcext:value-type="float">
            <text:p>799,491</text:p>
          </table:table-cell>
          <table:table-cell table:formula="of:=[.G46]*VLOOKUP([.G$1];[$'salary-percopy'.$A$1:.$B$7];2)+[.H46]*VLOOKUP([.H$1];[$'salary-percopy'.$A$1:.$B$7];2)+[.I46]*VLOOKUP([.I$1];[$'salary-percopy'.$A$1:.$B$7];2)+[.J46]*VLOOKUP([.J$1];[$'salary-percopy'.$A$1:.$B$7];2)+[.K46]*VLOOKUP([.K$1];[$'salary-percopy'.$A$1:.$B$7];2)+[.L46]*VLOOKUP([.L$1];[$'salary-percopy'.$A$1:.$B$7];2)+[.M46]*VLOOKUP([.M$1];[$'salary-percopy'.$A$1:.$B$7];2)" office:value-type="float" office:value="148735440" calcext:value-type="float">
            <text:p>148,735,440</text:p>
          </table:table-cell>
          <table:table-cell table:formula="of:=IF([.G46]&gt;500000;[.G46]*0.1*VLOOKUP([.G$1];[$'salary-percopy'.$A$1:.$B$7];2))+IF([.H46]&gt;500000;[.H46]*0.1*VLOOKUP([.H$1];[$'salary-percopy'.$A$1:.$B$7];2))+IF([.I46]&gt;500000;[.I46]*0.1*VLOOKUP([.I$1];[$'salary-percopy'.$A$1:.$B$7];2))+IF([.J46]&gt;500000;[.J46]*0.1*VLOOKUP([.J$1];[$'salary-percopy'.$A$1:.$B$7];2))+IF([.K46]&gt;500000;[.K46]*0.1*VLOOKUP([.K$1];[$'salary-percopy'.$A$1:.$B$7];2))+IF([.L46]&gt;500000;[.L46]*0.1*VLOOKUP([.L$1];[$'salary-percopy'.$A$1:.$B$7];2))+IF([.M46]&gt;500000;[.M46]*0.1*VLOOKUP([.M$1];[$'salary-percopy'.$A$1:.$B$7];2))" office:value-type="float" office:value="13363697" calcext:value-type="float">
            <text:p>13,363,697</text:p>
          </table:table-cell>
          <table:table-cell table:formula="of:=[.O46]+[.P46]" office:value-type="float" office:value="162099137" calcext:value-type="float">
            <text:p>162,099,1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ylee Crawford</text:p>
          </table:table-cell>
          <table:table-cell office:value-type="string" calcext:value-type="string">
            <text:p>Gangster Of The Mountain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47]&gt;[.G$1];0;RANDBETWEEN(1000;1000000))" office:value-type="float" office:value="0" calcext:value-type="float">
            <text:p>0</text:p>
          </table:table-cell>
          <table:table-cell table:formula="of:=IF([.$F47]&gt;[.H$1];0;RANDBETWEEN(1000;1000000))" office:value-type="float" office:value="0" calcext:value-type="float">
            <text:p>0</text:p>
          </table:table-cell>
          <table:table-cell table:formula="of:=IF([.$F47]&gt;[.I$1];0;RANDBETWEEN(1000;1000000))" office:value-type="float" office:value="0" calcext:value-type="float">
            <text:p>0</text:p>
          </table:table-cell>
          <table:table-cell table:formula="of:=IF([.$F47]&gt;[.J$1];0;RANDBETWEEN(1000;1000000))" office:value-type="float" office:value="0" calcext:value-type="float">
            <text:p>0</text:p>
          </table:table-cell>
          <table:table-cell table:formula="of:=IF([.$F47]&gt;[.K$1];0;RANDBETWEEN(1000;1000000))" office:value-type="float" office:value="355441" calcext:value-type="float">
            <text:p>355,441</text:p>
          </table:table-cell>
          <table:table-cell table:formula="of:=IF([.$F47]&gt;[.L$1];0;RANDBETWEEN(1000;1000000))" office:value-type="float" office:value="872239" calcext:value-type="float">
            <text:p>872,239</text:p>
          </table:table-cell>
          <table:table-cell table:formula="of:=IF([.$F47]&gt;[.M$1];0;RANDBETWEEN(1000;1000000))" office:value-type="float" office:value="117845" calcext:value-type="float">
            <text:p>117,845</text:p>
          </table:table-cell>
          <table:table-cell table:formula="of:=SUM([.G47:.M47])" office:value-type="float" office:value="1345525" calcext:value-type="float">
            <text:p>1,345,525</text:p>
          </table:table-cell>
          <table:table-cell table:formula="of:=[.G47]*VLOOKUP([.G$1];[$'salary-percopy'.$A$1:.$B$7];2)+[.H47]*VLOOKUP([.H$1];[$'salary-percopy'.$A$1:.$B$7];2)+[.I47]*VLOOKUP([.I$1];[$'salary-percopy'.$A$1:.$B$7];2)+[.J47]*VLOOKUP([.J$1];[$'salary-percopy'.$A$1:.$B$7];2)+[.K47]*VLOOKUP([.K$1];[$'salary-percopy'.$A$1:.$B$7];2)+[.L47]*VLOOKUP([.L$1];[$'salary-percopy'.$A$1:.$B$7];2)+[.M47]*VLOOKUP([.M$1];[$'salary-percopy'.$A$1:.$B$7];2)" office:value-type="float" office:value="245358185" calcext:value-type="float">
            <text:p>245,358,185</text:p>
          </table:table-cell>
          <table:table-cell table:formula="of:=IF([.G47]&gt;500000;[.G47]*0.1*VLOOKUP([.G$1];[$'salary-percopy'.$A$1:.$B$7];2))+IF([.H47]&gt;500000;[.H47]*0.1*VLOOKUP([.H$1];[$'salary-percopy'.$A$1:.$B$7];2))+IF([.I47]&gt;500000;[.I47]*0.1*VLOOKUP([.I$1];[$'salary-percopy'.$A$1:.$B$7];2))+IF([.J47]&gt;500000;[.J47]*0.1*VLOOKUP([.J$1];[$'salary-percopy'.$A$1:.$B$7];2))+IF([.K47]&gt;500000;[.K47]*0.1*VLOOKUP([.K$1];[$'salary-percopy'.$A$1:.$B$7];2))+IF([.L47]&gt;500000;[.L47]*0.1*VLOOKUP([.L$1];[$'salary-percopy'.$A$1:.$B$7];2))+IF([.M47]&gt;500000;[.M47]*0.1*VLOOKUP([.M$1];[$'salary-percopy'.$A$1:.$B$7];2))" office:value-type="float" office:value="16136421.5" calcext:value-type="float">
            <text:p>16,136,422</text:p>
          </table:table-cell>
          <table:table-cell table:formula="of:=[.O47]+[.P47]" office:value-type="float" office:value="261494606.5" calcext:value-type="float">
            <text:p>261,494,6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mari Reyes</text:p>
          </table:table-cell>
          <table:table-cell office:value-type="string" calcext:value-type="string">
            <text:p>Ghosts Behind Me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48]&gt;[.G$1];0;RANDBETWEEN(1000;1000000))" office:value-type="float" office:value="274460" calcext:value-type="float">
            <text:p>274,460</text:p>
          </table:table-cell>
          <table:table-cell table:formula="of:=IF([.$F48]&gt;[.H$1];0;RANDBETWEEN(1000;1000000))" office:value-type="float" office:value="299526" calcext:value-type="float">
            <text:p>299,526</text:p>
          </table:table-cell>
          <table:table-cell table:formula="of:=IF([.$F48]&gt;[.I$1];0;RANDBETWEEN(1000;1000000))" office:value-type="float" office:value="447596" calcext:value-type="float">
            <text:p>447,596</text:p>
          </table:table-cell>
          <table:table-cell table:formula="of:=IF([.$F48]&gt;[.J$1];0;RANDBETWEEN(1000;1000000))" office:value-type="float" office:value="172390" calcext:value-type="float">
            <text:p>172,390</text:p>
          </table:table-cell>
          <table:table-cell table:formula="of:=IF([.$F48]&gt;[.K$1];0;RANDBETWEEN(1000;1000000))" office:value-type="float" office:value="953702" calcext:value-type="float">
            <text:p>953,702</text:p>
          </table:table-cell>
          <table:table-cell table:formula="of:=IF([.$F48]&gt;[.L$1];0;RANDBETWEEN(1000;1000000))" office:value-type="float" office:value="99718" calcext:value-type="float">
            <text:p>99,718</text:p>
          </table:table-cell>
          <table:table-cell table:formula="of:=IF([.$F48]&gt;[.M$1];0;RANDBETWEEN(1000;1000000))" office:value-type="float" office:value="949623" calcext:value-type="float">
            <text:p>949,623</text:p>
          </table:table-cell>
          <table:table-cell table:formula="of:=SUM([.G48:.M48])" office:value-type="float" office:value="3197015" calcext:value-type="float">
            <text:p>3,197,015</text:p>
          </table:table-cell>
          <table:table-cell table:formula="of:=[.G48]*VLOOKUP([.G$1];[$'salary-percopy'.$A$1:.$B$7];2)+[.H48]*VLOOKUP([.H$1];[$'salary-percopy'.$A$1:.$B$7];2)+[.I48]*VLOOKUP([.I$1];[$'salary-percopy'.$A$1:.$B$7];2)+[.J48]*VLOOKUP([.J$1];[$'salary-percopy'.$A$1:.$B$7];2)+[.K48]*VLOOKUP([.K$1];[$'salary-percopy'.$A$1:.$B$7];2)+[.L48]*VLOOKUP([.L$1];[$'salary-percopy'.$A$1:.$B$7];2)+[.M48]*VLOOKUP([.M$1];[$'salary-percopy'.$A$1:.$B$7];2)" office:value-type="float" office:value="508741750" calcext:value-type="float">
            <text:p>508,741,750</text:p>
          </table:table-cell>
          <table:table-cell table:formula="of:=IF([.G48]&gt;500000;[.G48]*0.1*VLOOKUP([.G$1];[$'salary-percopy'.$A$1:.$B$7];2))+IF([.H48]&gt;500000;[.H48]*0.1*VLOOKUP([.H$1];[$'salary-percopy'.$A$1:.$B$7];2))+IF([.I48]&gt;500000;[.I48]*0.1*VLOOKUP([.I$1];[$'salary-percopy'.$A$1:.$B$7];2))+IF([.J48]&gt;500000;[.J48]*0.1*VLOOKUP([.J$1];[$'salary-percopy'.$A$1:.$B$7];2))+IF([.K48]&gt;500000;[.K48]*0.1*VLOOKUP([.K$1];[$'salary-percopy'.$A$1:.$B$7];2))+IF([.L48]&gt;500000;[.L48]*0.1*VLOOKUP([.L$1];[$'salary-percopy'.$A$1:.$B$7];2))+IF([.M48]&gt;500000;[.M48]*0.1*VLOOKUP([.M$1];[$'salary-percopy'.$A$1:.$B$7];2))" office:value-type="float" office:value="35205394" calcext:value-type="float">
            <text:p>35,205,394</text:p>
          </table:table-cell>
          <table:table-cell table:formula="of:=[.O48]+[.P48]" office:value-type="float" office:value="543947144" calcext:value-type="float">
            <text:p>543,947,1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bagail Schmidt</text:p>
          </table:table-cell>
          <table:table-cell office:value-type="string" calcext:value-type="string">
            <text:p>Girls And Lions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49]&gt;[.G$1];0;RANDBETWEEN(1000;1000000))" office:value-type="float" office:value="0" calcext:value-type="float">
            <text:p>0</text:p>
          </table:table-cell>
          <table:table-cell table:formula="of:=IF([.$F49]&gt;[.H$1];0;RANDBETWEEN(1000;1000000))" office:value-type="float" office:value="0" calcext:value-type="float">
            <text:p>0</text:p>
          </table:table-cell>
          <table:table-cell table:formula="of:=IF([.$F49]&gt;[.I$1];0;RANDBETWEEN(1000;1000000))" office:value-type="float" office:value="0" calcext:value-type="float">
            <text:p>0</text:p>
          </table:table-cell>
          <table:table-cell table:formula="of:=IF([.$F49]&gt;[.J$1];0;RANDBETWEEN(1000;1000000))" office:value-type="float" office:value="287645" calcext:value-type="float">
            <text:p>287,645</text:p>
          </table:table-cell>
          <table:table-cell table:formula="of:=IF([.$F49]&gt;[.K$1];0;RANDBETWEEN(1000;1000000))" office:value-type="float" office:value="388241" calcext:value-type="float">
            <text:p>388,241</text:p>
          </table:table-cell>
          <table:table-cell table:formula="of:=IF([.$F49]&gt;[.L$1];0;RANDBETWEEN(1000;1000000))" office:value-type="float" office:value="441759" calcext:value-type="float">
            <text:p>441,759</text:p>
          </table:table-cell>
          <table:table-cell table:formula="of:=IF([.$F49]&gt;[.M$1];0;RANDBETWEEN(1000;1000000))" office:value-type="float" office:value="993796" calcext:value-type="float">
            <text:p>993,796</text:p>
          </table:table-cell>
          <table:table-cell table:formula="of:=SUM([.G49:.M49])" office:value-type="float" office:value="2111441" calcext:value-type="float">
            <text:p>2,111,441</text:p>
          </table:table-cell>
          <table:table-cell table:formula="of:=[.G49]*VLOOKUP([.G$1];[$'salary-percopy'.$A$1:.$B$7];2)+[.H49]*VLOOKUP([.H$1];[$'salary-percopy'.$A$1:.$B$7];2)+[.I49]*VLOOKUP([.I$1];[$'salary-percopy'.$A$1:.$B$7];2)+[.J49]*VLOOKUP([.J$1];[$'salary-percopy'.$A$1:.$B$7];2)+[.K49]*VLOOKUP([.K$1];[$'salary-percopy'.$A$1:.$B$7];2)+[.L49]*VLOOKUP([.L$1];[$'salary-percopy'.$A$1:.$B$7];2)+[.M49]*VLOOKUP([.M$1];[$'salary-percopy'.$A$1:.$B$7];2)" office:value-type="float" office:value="386755885" calcext:value-type="float">
            <text:p>386,755,885</text:p>
          </table:table-cell>
          <table:table-cell table:formula="of:=IF([.G49]&gt;500000;[.G49]*0.1*VLOOKUP([.G$1];[$'salary-percopy'.$A$1:.$B$7];2))+IF([.H49]&gt;500000;[.H49]*0.1*VLOOKUP([.H$1];[$'salary-percopy'.$A$1:.$B$7];2))+IF([.I49]&gt;500000;[.I49]*0.1*VLOOKUP([.I$1];[$'salary-percopy'.$A$1:.$B$7];2))+IF([.J49]&gt;500000;[.J49]*0.1*VLOOKUP([.J$1];[$'salary-percopy'.$A$1:.$B$7];2))+IF([.K49]&gt;500000;[.K49]*0.1*VLOOKUP([.K$1];[$'salary-percopy'.$A$1:.$B$7];2))+IF([.L49]&gt;500000;[.L49]*0.1*VLOOKUP([.L$1];[$'salary-percopy'.$A$1:.$B$7];2))+IF([.M49]&gt;500000;[.M49]*0.1*VLOOKUP([.M$1];[$'salary-percopy'.$A$1:.$B$7];2))" office:value-type="float" office:value="19875920" calcext:value-type="float">
            <text:p>19,875,920</text:p>
          </table:table-cell>
          <table:table-cell table:formula="of:=[.O49]+[.P49]" office:value-type="float" office:value="406631805" calcext:value-type="float">
            <text:p>406,631,8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ichelle Mcgrath</text:p>
          </table:table-cell>
          <table:table-cell office:value-type="string" calcext:value-type="string">
            <text:p>Greed Of Pet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50]&gt;[.G$1];0;RANDBETWEEN(1000;1000000))" office:value-type="float" office:value="0" calcext:value-type="float">
            <text:p>0</text:p>
          </table:table-cell>
          <table:table-cell table:formula="of:=IF([.$F50]&gt;[.H$1];0;RANDBETWEEN(1000;1000000))" office:value-type="float" office:value="0" calcext:value-type="float">
            <text:p>0</text:p>
          </table:table-cell>
          <table:table-cell table:formula="of:=IF([.$F50]&gt;[.I$1];0;RANDBETWEEN(1000;1000000))" office:value-type="float" office:value="0" calcext:value-type="float">
            <text:p>0</text:p>
          </table:table-cell>
          <table:table-cell table:formula="of:=IF([.$F50]&gt;[.J$1];0;RANDBETWEEN(1000;1000000))" office:value-type="float" office:value="671341" calcext:value-type="float">
            <text:p>671,341</text:p>
          </table:table-cell>
          <table:table-cell table:formula="of:=IF([.$F50]&gt;[.K$1];0;RANDBETWEEN(1000;1000000))" office:value-type="float" office:value="833954" calcext:value-type="float">
            <text:p>833,954</text:p>
          </table:table-cell>
          <table:table-cell table:formula="of:=IF([.$F50]&gt;[.L$1];0;RANDBETWEEN(1000;1000000))" office:value-type="float" office:value="50873" calcext:value-type="float">
            <text:p>50,873</text:p>
          </table:table-cell>
          <table:table-cell table:formula="of:=IF([.$F50]&gt;[.M$1];0;RANDBETWEEN(1000;1000000))" office:value-type="float" office:value="640716" calcext:value-type="float">
            <text:p>640,716</text:p>
          </table:table-cell>
          <table:table-cell table:formula="of:=SUM([.G50:.M50])" office:value-type="float" office:value="2196884" calcext:value-type="float">
            <text:p>2,196,884</text:p>
          </table:table-cell>
          <table:table-cell table:formula="of:=[.G50]*VLOOKUP([.G$1];[$'salary-percopy'.$A$1:.$B$7];2)+[.H50]*VLOOKUP([.H$1];[$'salary-percopy'.$A$1:.$B$7];2)+[.I50]*VLOOKUP([.I$1];[$'salary-percopy'.$A$1:.$B$7];2)+[.J50]*VLOOKUP([.J$1];[$'salary-percopy'.$A$1:.$B$7];2)+[.K50]*VLOOKUP([.K$1];[$'salary-percopy'.$A$1:.$B$7];2)+[.L50]*VLOOKUP([.L$1];[$'salary-percopy'.$A$1:.$B$7];2)+[.M50]*VLOOKUP([.M$1];[$'salary-percopy'.$A$1:.$B$7];2)" office:value-type="float" office:value="373314625" calcext:value-type="float">
            <text:p>373,314,625</text:p>
          </table:table-cell>
          <table:table-cell table:formula="of:=IF([.G50]&gt;500000;[.G50]*0.1*VLOOKUP([.G$1];[$'salary-percopy'.$A$1:.$B$7];2))+IF([.H50]&gt;500000;[.H50]*0.1*VLOOKUP([.H$1];[$'salary-percopy'.$A$1:.$B$7];2))+IF([.I50]&gt;500000;[.I50]*0.1*VLOOKUP([.I$1];[$'salary-percopy'.$A$1:.$B$7];2))+IF([.J50]&gt;500000;[.J50]*0.1*VLOOKUP([.J$1];[$'salary-percopy'.$A$1:.$B$7];2))+IF([.K50]&gt;500000;[.K50]*0.1*VLOOKUP([.K$1];[$'salary-percopy'.$A$1:.$B$7];2))+IF([.L50]&gt;500000;[.L50]*0.1*VLOOKUP([.L$1];[$'salary-percopy'.$A$1:.$B$7];2))+IF([.M50]&gt;500000;[.M50]*0.1*VLOOKUP([.M$1];[$'salary-percopy'.$A$1:.$B$7];2))" office:value-type="float" office:value="36390312" calcext:value-type="float">
            <text:p>36,390,312</text:p>
          </table:table-cell>
          <table:table-cell table:formula="of:=[.O50]+[.P50]" office:value-type="float" office:value="409704937" calcext:value-type="float">
            <text:p>409,704,9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aya Clarke</text:p>
          </table:table-cell>
          <table:table-cell office:value-type="string" calcext:value-type="string">
            <text:p>Guests Of Our Destiny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51]&gt;[.G$1];0;RANDBETWEEN(1000;1000000))" office:value-type="float" office:value="0" calcext:value-type="float">
            <text:p>0</text:p>
          </table:table-cell>
          <table:table-cell table:formula="of:=IF([.$F51]&gt;[.H$1];0;RANDBETWEEN(1000;1000000))" office:value-type="float" office:value="0" calcext:value-type="float">
            <text:p>0</text:p>
          </table:table-cell>
          <table:table-cell table:formula="of:=IF([.$F51]&gt;[.I$1];0;RANDBETWEEN(1000;1000000))" office:value-type="float" office:value="0" calcext:value-type="float">
            <text:p>0</text:p>
          </table:table-cell>
          <table:table-cell table:formula="of:=IF([.$F51]&gt;[.J$1];0;RANDBETWEEN(1000;1000000))" office:value-type="float" office:value="483362" calcext:value-type="float">
            <text:p>483,362</text:p>
          </table:table-cell>
          <table:table-cell table:formula="of:=IF([.$F51]&gt;[.K$1];0;RANDBETWEEN(1000;1000000))" office:value-type="float" office:value="935062" calcext:value-type="float">
            <text:p>935,062</text:p>
          </table:table-cell>
          <table:table-cell table:formula="of:=IF([.$F51]&gt;[.L$1];0;RANDBETWEEN(1000;1000000))" office:value-type="float" office:value="858596" calcext:value-type="float">
            <text:p>858,596</text:p>
          </table:table-cell>
          <table:table-cell table:formula="of:=IF([.$F51]&gt;[.M$1];0;RANDBETWEEN(1000;1000000))" office:value-type="float" office:value="916589" calcext:value-type="float">
            <text:p>916,589</text:p>
          </table:table-cell>
          <table:table-cell table:formula="of:=SUM([.G51:.M51])" office:value-type="float" office:value="3193609" calcext:value-type="float">
            <text:p>3,193,609</text:p>
          </table:table-cell>
          <table:table-cell table:formula="of:=[.G51]*VLOOKUP([.G$1];[$'salary-percopy'.$A$1:.$B$7];2)+[.H51]*VLOOKUP([.H$1];[$'salary-percopy'.$A$1:.$B$7];2)+[.I51]*VLOOKUP([.I$1];[$'salary-percopy'.$A$1:.$B$7];2)+[.J51]*VLOOKUP([.J$1];[$'salary-percopy'.$A$1:.$B$7];2)+[.K51]*VLOOKUP([.K$1];[$'salary-percopy'.$A$1:.$B$7];2)+[.L51]*VLOOKUP([.L$1];[$'salary-percopy'.$A$1:.$B$7];2)+[.M51]*VLOOKUP([.M$1];[$'salary-percopy'.$A$1:.$B$7];2)" office:value-type="float" office:value="568789280" calcext:value-type="float">
            <text:p>568,789,280</text:p>
          </table:table-cell>
          <table:table-cell table:formula="of:=IF([.G51]&gt;500000;[.G51]*0.1*VLOOKUP([.G$1];[$'salary-percopy'.$A$1:.$B$7];2))+IF([.H51]&gt;500000;[.H51]*0.1*VLOOKUP([.H$1];[$'salary-percopy'.$A$1:.$B$7];2))+IF([.I51]&gt;500000;[.I51]*0.1*VLOOKUP([.I$1];[$'salary-percopy'.$A$1:.$B$7];2))+IF([.J51]&gt;500000;[.J51]*0.1*VLOOKUP([.J$1];[$'salary-percopy'.$A$1:.$B$7];2))+IF([.K51]&gt;500000;[.K51]*0.1*VLOOKUP([.K$1];[$'salary-percopy'.$A$1:.$B$7];2))+IF([.L51]&gt;500000;[.L51]*0.1*VLOOKUP([.L$1];[$'salary-percopy'.$A$1:.$B$7];2))+IF([.M51]&gt;500000;[.M51]*0.1*VLOOKUP([.M$1];[$'salary-percopy'.$A$1:.$B$7];2))" office:value-type="float" office:value="50111860" calcext:value-type="float">
            <text:p>50,111,860</text:p>
          </table:table-cell>
          <table:table-cell table:formula="of:=[.O51]+[.P51]" office:value-type="float" office:value="618901140" calcext:value-type="float">
            <text:p>618,901,1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areem Andrade</text:p>
          </table:table-cell>
          <table:table-cell office:value-type="string" calcext:value-type="string">
            <text:p>Hidden By My Planet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52]&gt;[.G$1];0;RANDBETWEEN(1000;1000000))" office:value-type="float" office:value="0" calcext:value-type="float">
            <text:p>0</text:p>
          </table:table-cell>
          <table:table-cell table:formula="of:=IF([.$F52]&gt;[.H$1];0;RANDBETWEEN(1000;1000000))" office:value-type="float" office:value="0" calcext:value-type="float">
            <text:p>0</text:p>
          </table:table-cell>
          <table:table-cell table:formula="of:=IF([.$F52]&gt;[.I$1];0;RANDBETWEEN(1000;1000000))" office:value-type="float" office:value="0" calcext:value-type="float">
            <text:p>0</text:p>
          </table:table-cell>
          <table:table-cell table:formula="of:=IF([.$F52]&gt;[.J$1];0;RANDBETWEEN(1000;1000000))" office:value-type="float" office:value="957401" calcext:value-type="float">
            <text:p>957,401</text:p>
          </table:table-cell>
          <table:table-cell table:formula="of:=IF([.$F52]&gt;[.K$1];0;RANDBETWEEN(1000;1000000))" office:value-type="float" office:value="223830" calcext:value-type="float">
            <text:p>223,830</text:p>
          </table:table-cell>
          <table:table-cell table:formula="of:=IF([.$F52]&gt;[.L$1];0;RANDBETWEEN(1000;1000000))" office:value-type="float" office:value="446076" calcext:value-type="float">
            <text:p>446,076</text:p>
          </table:table-cell>
          <table:table-cell table:formula="of:=IF([.$F52]&gt;[.M$1];0;RANDBETWEEN(1000;1000000))" office:value-type="float" office:value="523593" calcext:value-type="float">
            <text:p>523,593</text:p>
          </table:table-cell>
          <table:table-cell table:formula="of:=SUM([.G52:.M52])" office:value-type="float" office:value="2150900" calcext:value-type="float">
            <text:p>2,150,900</text:p>
          </table:table-cell>
          <table:table-cell table:formula="of:=[.G52]*VLOOKUP([.G$1];[$'salary-percopy'.$A$1:.$B$7];2)+[.H52]*VLOOKUP([.H$1];[$'salary-percopy'.$A$1:.$B$7];2)+[.I52]*VLOOKUP([.I$1];[$'salary-percopy'.$A$1:.$B$7];2)+[.J52]*VLOOKUP([.J$1];[$'salary-percopy'.$A$1:.$B$7];2)+[.K52]*VLOOKUP([.K$1];[$'salary-percopy'.$A$1:.$B$7];2)+[.L52]*VLOOKUP([.L$1];[$'salary-percopy'.$A$1:.$B$7];2)+[.M52]*VLOOKUP([.M$1];[$'salary-percopy'.$A$1:.$B$7];2)" office:value-type="float" office:value="359329900" calcext:value-type="float">
            <text:p>359,329,900</text:p>
          </table:table-cell>
          <table:table-cell table:formula="of:=IF([.G52]&gt;500000;[.G52]*0.1*VLOOKUP([.G$1];[$'salary-percopy'.$A$1:.$B$7];2))+IF([.H52]&gt;500000;[.H52]*0.1*VLOOKUP([.H$1];[$'salary-percopy'.$A$1:.$B$7];2))+IF([.I52]&gt;500000;[.I52]*0.1*VLOOKUP([.I$1];[$'salary-percopy'.$A$1:.$B$7];2))+IF([.J52]&gt;500000;[.J52]*0.1*VLOOKUP([.J$1];[$'salary-percopy'.$A$1:.$B$7];2))+IF([.K52]&gt;500000;[.K52]*0.1*VLOOKUP([.K$1];[$'salary-percopy'.$A$1:.$B$7];2))+IF([.L52]&gt;500000;[.L52]*0.1*VLOOKUP([.L$1];[$'salary-percopy'.$A$1:.$B$7];2))+IF([.M52]&gt;500000;[.M52]*0.1*VLOOKUP([.M$1];[$'salary-percopy'.$A$1:.$B$7];2))" office:value-type="float" office:value="23875474" calcext:value-type="float">
            <text:p>23,875,474</text:p>
          </table:table-cell>
          <table:table-cell table:formula="of:=[.O52]+[.P52]" office:value-type="float" office:value="383205374" calcext:value-type="float">
            <text:p>383,205,3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rla Mccall</text:p>
          </table:table-cell>
          <table:table-cell office:value-type="string" calcext:value-type="string">
            <text:p>Honey Of The South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53]&gt;[.G$1];0;RANDBETWEEN(1000;1000000))" office:value-type="float" office:value="0" calcext:value-type="float">
            <text:p>0</text:p>
          </table:table-cell>
          <table:table-cell table:formula="of:=IF([.$F53]&gt;[.H$1];0;RANDBETWEEN(1000;1000000))" office:value-type="float" office:value="0" calcext:value-type="float">
            <text:p>0</text:p>
          </table:table-cell>
          <table:table-cell table:formula="of:=IF([.$F53]&gt;[.I$1];0;RANDBETWEEN(1000;1000000))" office:value-type="float" office:value="0" calcext:value-type="float">
            <text:p>0</text:p>
          </table:table-cell>
          <table:table-cell table:formula="of:=IF([.$F53]&gt;[.J$1];0;RANDBETWEEN(1000;1000000))" office:value-type="float" office:value="920506" calcext:value-type="float">
            <text:p>920,506</text:p>
          </table:table-cell>
          <table:table-cell table:formula="of:=IF([.$F53]&gt;[.K$1];0;RANDBETWEEN(1000;1000000))" office:value-type="float" office:value="503278" calcext:value-type="float">
            <text:p>503,278</text:p>
          </table:table-cell>
          <table:table-cell table:formula="of:=IF([.$F53]&gt;[.L$1];0;RANDBETWEEN(1000;1000000))" office:value-type="float" office:value="479857" calcext:value-type="float">
            <text:p>479,857</text:p>
          </table:table-cell>
          <table:table-cell table:formula="of:=IF([.$F53]&gt;[.M$1];0;RANDBETWEEN(1000;1000000))" office:value-type="float" office:value="220410" calcext:value-type="float">
            <text:p>220,410</text:p>
          </table:table-cell>
          <table:table-cell table:formula="of:=SUM([.G53:.M53])" office:value-type="float" office:value="2124051" calcext:value-type="float">
            <text:p>2,124,051</text:p>
          </table:table-cell>
          <table:table-cell table:formula="of:=[.G53]*VLOOKUP([.G$1];[$'salary-percopy'.$A$1:.$B$7];2)+[.H53]*VLOOKUP([.H$1];[$'salary-percopy'.$A$1:.$B$7];2)+[.I53]*VLOOKUP([.I$1];[$'salary-percopy'.$A$1:.$B$7];2)+[.J53]*VLOOKUP([.J$1];[$'salary-percopy'.$A$1:.$B$7];2)+[.K53]*VLOOKUP([.K$1];[$'salary-percopy'.$A$1:.$B$7];2)+[.L53]*VLOOKUP([.L$1];[$'salary-percopy'.$A$1:.$B$7];2)+[.M53]*VLOOKUP([.M$1];[$'salary-percopy'.$A$1:.$B$7];2)" office:value-type="float" office:value="347283645" calcext:value-type="float">
            <text:p>347,283,645</text:p>
          </table:table-cell>
          <table:table-cell table:formula="of:=IF([.G53]&gt;500000;[.G53]*0.1*VLOOKUP([.G$1];[$'salary-percopy'.$A$1:.$B$7];2))+IF([.H53]&gt;500000;[.H53]*0.1*VLOOKUP([.H$1];[$'salary-percopy'.$A$1:.$B$7];2))+IF([.I53]&gt;500000;[.I53]*0.1*VLOOKUP([.I$1];[$'salary-percopy'.$A$1:.$B$7];2))+IF([.J53]&gt;500000;[.J53]*0.1*VLOOKUP([.J$1];[$'salary-percopy'.$A$1:.$B$7];2))+IF([.K53]&gt;500000;[.K53]*0.1*VLOOKUP([.K$1];[$'salary-percopy'.$A$1:.$B$7];2))+IF([.L53]&gt;500000;[.L53]*0.1*VLOOKUP([.L$1];[$'salary-percopy'.$A$1:.$B$7];2))+IF([.M53]&gt;500000;[.M53]*0.1*VLOOKUP([.M$1];[$'salary-percopy'.$A$1:.$B$7];2))" office:value-type="float" office:value="21442810" calcext:value-type="float">
            <text:p>21,442,810</text:p>
          </table:table-cell>
          <table:table-cell table:formula="of:=[.O53]+[.P53]" office:value-type="float" office:value="368726455" calcext:value-type="float">
            <text:p>368,726,4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raeden Lester</text:p>
          </table:table-cell>
          <table:table-cell office:value-type="string" calcext:value-type="string">
            <text:p>Hunter In The Lake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54]&gt;[.G$1];0;RANDBETWEEN(1000;1000000))" office:value-type="float" office:value="0" calcext:value-type="float">
            <text:p>0</text:p>
          </table:table-cell>
          <table:table-cell table:formula="of:=IF([.$F54]&gt;[.H$1];0;RANDBETWEEN(1000;1000000))" office:value-type="float" office:value="0" calcext:value-type="float">
            <text:p>0</text:p>
          </table:table-cell>
          <table:table-cell table:formula="of:=IF([.$F54]&gt;[.I$1];0;RANDBETWEEN(1000;1000000))" office:value-type="float" office:value="0" calcext:value-type="float">
            <text:p>0</text:p>
          </table:table-cell>
          <table:table-cell table:formula="of:=IF([.$F54]&gt;[.J$1];0;RANDBETWEEN(1000;1000000))" office:value-type="float" office:value="0" calcext:value-type="float">
            <text:p>0</text:p>
          </table:table-cell>
          <table:table-cell table:formula="of:=IF([.$F54]&gt;[.K$1];0;RANDBETWEEN(1000;1000000))" office:value-type="float" office:value="0" calcext:value-type="float">
            <text:p>0</text:p>
          </table:table-cell>
          <table:table-cell table:formula="of:=IF([.$F54]&gt;[.L$1];0;RANDBETWEEN(1000;1000000))" office:value-type="float" office:value="799033" calcext:value-type="float">
            <text:p>799,033</text:p>
          </table:table-cell>
          <table:table-cell table:formula="of:=IF([.$F54]&gt;[.M$1];0;RANDBETWEEN(1000;1000000))" office:value-type="float" office:value="610772" calcext:value-type="float">
            <text:p>610,772</text:p>
          </table:table-cell>
          <table:table-cell table:formula="of:=SUM([.G54:.M54])" office:value-type="float" office:value="1409805" calcext:value-type="float">
            <text:p>1,409,805</text:p>
          </table:table-cell>
          <table:table-cell table:formula="of:=[.G54]*VLOOKUP([.G$1];[$'salary-percopy'.$A$1:.$B$7];2)+[.H54]*VLOOKUP([.H$1];[$'salary-percopy'.$A$1:.$B$7];2)+[.I54]*VLOOKUP([.I$1];[$'salary-percopy'.$A$1:.$B$7];2)+[.J54]*VLOOKUP([.J$1];[$'salary-percopy'.$A$1:.$B$7];2)+[.K54]*VLOOKUP([.K$1];[$'salary-percopy'.$A$1:.$B$7];2)+[.L54]*VLOOKUP([.L$1];[$'salary-percopy'.$A$1:.$B$7];2)+[.M54]*VLOOKUP([.M$1];[$'salary-percopy'.$A$1:.$B$7];2)" office:value-type="float" office:value="269975505" calcext:value-type="float">
            <text:p>269,975,505</text:p>
          </table:table-cell>
          <table:table-cell table:formula="of:=IF([.G54]&gt;500000;[.G54]*0.1*VLOOKUP([.G$1];[$'salary-percopy'.$A$1:.$B$7];2))+IF([.H54]&gt;500000;[.H54]*0.1*VLOOKUP([.H$1];[$'salary-percopy'.$A$1:.$B$7];2))+IF([.I54]&gt;500000;[.I54]*0.1*VLOOKUP([.I$1];[$'salary-percopy'.$A$1:.$B$7];2))+IF([.J54]&gt;500000;[.J54]*0.1*VLOOKUP([.J$1];[$'salary-percopy'.$A$1:.$B$7];2))+IF([.K54]&gt;500000;[.K54]*0.1*VLOOKUP([.K$1];[$'salary-percopy'.$A$1:.$B$7];2))+IF([.L54]&gt;500000;[.L54]*0.1*VLOOKUP([.L$1];[$'salary-percopy'.$A$1:.$B$7];2))+IF([.M54]&gt;500000;[.M54]*0.1*VLOOKUP([.M$1];[$'salary-percopy'.$A$1:.$B$7];2))" office:value-type="float" office:value="26997550.5" calcext:value-type="float">
            <text:p>26,997,551</text:p>
          </table:table-cell>
          <table:table-cell table:formula="of:=[.O54]+[.P54]" office:value-type="float" office:value="296973055.5" calcext:value-type="float">
            <text:p>296,973,0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ntiago Schaefer</text:p>
          </table:table-cell>
          <table:table-cell office:value-type="string" calcext:value-type="string">
            <text:p>Hurting My Dreams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55]&gt;[.G$1];0;RANDBETWEEN(1000;1000000))" office:value-type="float" office:value="0" calcext:value-type="float">
            <text:p>0</text:p>
          </table:table-cell>
          <table:table-cell table:formula="of:=IF([.$F55]&gt;[.H$1];0;RANDBETWEEN(1000;1000000))" office:value-type="float" office:value="0" calcext:value-type="float">
            <text:p>0</text:p>
          </table:table-cell>
          <table:table-cell table:formula="of:=IF([.$F55]&gt;[.I$1];0;RANDBETWEEN(1000;1000000))" office:value-type="float" office:value="710305" calcext:value-type="float">
            <text:p>710,305</text:p>
          </table:table-cell>
          <table:table-cell table:formula="of:=IF([.$F55]&gt;[.J$1];0;RANDBETWEEN(1000;1000000))" office:value-type="float" office:value="483972" calcext:value-type="float">
            <text:p>483,972</text:p>
          </table:table-cell>
          <table:table-cell table:formula="of:=IF([.$F55]&gt;[.K$1];0;RANDBETWEEN(1000;1000000))" office:value-type="float" office:value="839843" calcext:value-type="float">
            <text:p>839,843</text:p>
          </table:table-cell>
          <table:table-cell table:formula="of:=IF([.$F55]&gt;[.L$1];0;RANDBETWEEN(1000;1000000))" office:value-type="float" office:value="97585" calcext:value-type="float">
            <text:p>97,585</text:p>
          </table:table-cell>
          <table:table-cell table:formula="of:=IF([.$F55]&gt;[.M$1];0;RANDBETWEEN(1000;1000000))" office:value-type="float" office:value="381762" calcext:value-type="float">
            <text:p>381,762</text:p>
          </table:table-cell>
          <table:table-cell table:formula="of:=SUM([.G55:.M55])" office:value-type="float" office:value="2513467" calcext:value-type="float">
            <text:p>2,513,467</text:p>
          </table:table-cell>
          <table:table-cell table:formula="of:=[.G55]*VLOOKUP([.G$1];[$'salary-percopy'.$A$1:.$B$7];2)+[.H55]*VLOOKUP([.H$1];[$'salary-percopy'.$A$1:.$B$7];2)+[.I55]*VLOOKUP([.I$1];[$'salary-percopy'.$A$1:.$B$7];2)+[.J55]*VLOOKUP([.J$1];[$'salary-percopy'.$A$1:.$B$7];2)+[.K55]*VLOOKUP([.K$1];[$'salary-percopy'.$A$1:.$B$7];2)+[.L55]*VLOOKUP([.L$1];[$'salary-percopy'.$A$1:.$B$7];2)+[.M55]*VLOOKUP([.M$1];[$'salary-percopy'.$A$1:.$B$7];2)" office:value-type="float" office:value="390171615" calcext:value-type="float">
            <text:p>390,171,615</text:p>
          </table:table-cell>
          <table:table-cell table:formula="of:=IF([.G55]&gt;500000;[.G55]*0.1*VLOOKUP([.G$1];[$'salary-percopy'.$A$1:.$B$7];2))+IF([.H55]&gt;500000;[.H55]*0.1*VLOOKUP([.H$1];[$'salary-percopy'.$A$1:.$B$7];2))+IF([.I55]&gt;500000;[.I55]*0.1*VLOOKUP([.I$1];[$'salary-percopy'.$A$1:.$B$7];2))+IF([.J55]&gt;500000;[.J55]*0.1*VLOOKUP([.J$1];[$'salary-percopy'.$A$1:.$B$7];2))+IF([.K55]&gt;500000;[.K55]*0.1*VLOOKUP([.K$1];[$'salary-percopy'.$A$1:.$B$7];2))+IF([.L55]&gt;500000;[.L55]*0.1*VLOOKUP([.L$1];[$'salary-percopy'.$A$1:.$B$7];2))+IF([.M55]&gt;500000;[.M55]*0.1*VLOOKUP([.M$1];[$'salary-percopy'.$A$1:.$B$7];2))" office:value-type="float" office:value="22800991" calcext:value-type="float">
            <text:p>22,800,991</text:p>
          </table:table-cell>
          <table:table-cell table:formula="of:=[.O55]+[.P55]" office:value-type="float" office:value="412972606" calcext:value-type="float">
            <text:p>412,972,6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land Meyers</text:p>
          </table:table-cell>
          <table:table-cell office:value-type="string" calcext:value-type="string">
            <text:p>Insects And Fool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56]&gt;[.G$1];0;RANDBETWEEN(1000;1000000))" office:value-type="float" office:value="0" calcext:value-type="float">
            <text:p>0</text:p>
          </table:table-cell>
          <table:table-cell table:formula="of:=IF([.$F56]&gt;[.H$1];0;RANDBETWEEN(1000;1000000))" office:value-type="float" office:value="0" calcext:value-type="float">
            <text:p>0</text:p>
          </table:table-cell>
          <table:table-cell table:formula="of:=IF([.$F56]&gt;[.I$1];0;RANDBETWEEN(1000;1000000))" office:value-type="float" office:value="0" calcext:value-type="float">
            <text:p>0</text:p>
          </table:table-cell>
          <table:table-cell table:formula="of:=IF([.$F56]&gt;[.J$1];0;RANDBETWEEN(1000;1000000))" office:value-type="float" office:value="0" calcext:value-type="float">
            <text:p>0</text:p>
          </table:table-cell>
          <table:table-cell table:formula="of:=IF([.$F56]&gt;[.K$1];0;RANDBETWEEN(1000;1000000))" office:value-type="float" office:value="0" calcext:value-type="float">
            <text:p>0</text:p>
          </table:table-cell>
          <table:table-cell table:formula="of:=IF([.$F56]&gt;[.L$1];0;RANDBETWEEN(1000;1000000))" office:value-type="float" office:value="318592" calcext:value-type="float">
            <text:p>318,592</text:p>
          </table:table-cell>
          <table:table-cell table:formula="of:=IF([.$F56]&gt;[.M$1];0;RANDBETWEEN(1000;1000000))" office:value-type="float" office:value="46350" calcext:value-type="float">
            <text:p>46,350</text:p>
          </table:table-cell>
          <table:table-cell table:formula="of:=SUM([.G56:.M56])" office:value-type="float" office:value="364942" calcext:value-type="float">
            <text:p>364,942</text:p>
          </table:table-cell>
          <table:table-cell table:formula="of:=[.G56]*VLOOKUP([.G$1];[$'salary-percopy'.$A$1:.$B$7];2)+[.H56]*VLOOKUP([.H$1];[$'salary-percopy'.$A$1:.$B$7];2)+[.I56]*VLOOKUP([.I$1];[$'salary-percopy'.$A$1:.$B$7];2)+[.J56]*VLOOKUP([.J$1];[$'salary-percopy'.$A$1:.$B$7];2)+[.K56]*VLOOKUP([.K$1];[$'salary-percopy'.$A$1:.$B$7];2)+[.L56]*VLOOKUP([.L$1];[$'salary-percopy'.$A$1:.$B$7];2)+[.M56]*VLOOKUP([.M$1];[$'salary-percopy'.$A$1:.$B$7];2)" office:value-type="float" office:value="68209520" calcext:value-type="float">
            <text:p>68,209,520</text:p>
          </table:table-cell>
          <table:table-cell table:formula="of:=IF([.G56]&gt;500000;[.G56]*0.1*VLOOKUP([.G$1];[$'salary-percopy'.$A$1:.$B$7];2))+IF([.H56]&gt;500000;[.H56]*0.1*VLOOKUP([.H$1];[$'salary-percopy'.$A$1:.$B$7];2))+IF([.I56]&gt;500000;[.I56]*0.1*VLOOKUP([.I$1];[$'salary-percopy'.$A$1:.$B$7];2))+IF([.J56]&gt;500000;[.J56]*0.1*VLOOKUP([.J$1];[$'salary-percopy'.$A$1:.$B$7];2))+IF([.K56]&gt;500000;[.K56]*0.1*VLOOKUP([.K$1];[$'salary-percopy'.$A$1:.$B$7];2))+IF([.L56]&gt;500000;[.L56]*0.1*VLOOKUP([.L$1];[$'salary-percopy'.$A$1:.$B$7];2))+IF([.M56]&gt;500000;[.M56]*0.1*VLOOKUP([.M$1];[$'salary-percopy'.$A$1:.$B$7];2))" office:value-type="float" office:value="0" calcext:value-type="float">
            <text:p>0</text:p>
          </table:table-cell>
          <table:table-cell table:formula="of:=[.O56]+[.P56]" office:value-type="float" office:value="68209520" calcext:value-type="float">
            <text:p>68,209,5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yrese Forbes</text:p>
          </table:table-cell>
          <table:table-cell office:value-type="string" calcext:value-type="string">
            <text:p>Instruments Without Restriction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57]&gt;[.G$1];0;RANDBETWEEN(1000;1000000))" office:value-type="float" office:value="0" calcext:value-type="float">
            <text:p>0</text:p>
          </table:table-cell>
          <table:table-cell table:formula="of:=IF([.$F57]&gt;[.H$1];0;RANDBETWEEN(1000;1000000))" office:value-type="float" office:value="0" calcext:value-type="float">
            <text:p>0</text:p>
          </table:table-cell>
          <table:table-cell table:formula="of:=IF([.$F57]&gt;[.I$1];0;RANDBETWEEN(1000;1000000))" office:value-type="float" office:value="0" calcext:value-type="float">
            <text:p>0</text:p>
          </table:table-cell>
          <table:table-cell table:formula="of:=IF([.$F57]&gt;[.J$1];0;RANDBETWEEN(1000;1000000))" office:value-type="float" office:value="360594" calcext:value-type="float">
            <text:p>360,594</text:p>
          </table:table-cell>
          <table:table-cell table:formula="of:=IF([.$F57]&gt;[.K$1];0;RANDBETWEEN(1000;1000000))" office:value-type="float" office:value="920881" calcext:value-type="float">
            <text:p>920,881</text:p>
          </table:table-cell>
          <table:table-cell table:formula="of:=IF([.$F57]&gt;[.L$1];0;RANDBETWEEN(1000;1000000))" office:value-type="float" office:value="59036" calcext:value-type="float">
            <text:p>59,036</text:p>
          </table:table-cell>
          <table:table-cell table:formula="of:=IF([.$F57]&gt;[.M$1];0;RANDBETWEEN(1000;1000000))" office:value-type="float" office:value="274706" calcext:value-type="float">
            <text:p>274,706</text:p>
          </table:table-cell>
          <table:table-cell table:formula="of:=SUM([.G57:.M57])" office:value-type="float" office:value="1615217" calcext:value-type="float">
            <text:p>1,615,217</text:p>
          </table:table-cell>
          <table:table-cell table:formula="of:=[.G57]*VLOOKUP([.G$1];[$'salary-percopy'.$A$1:.$B$7];2)+[.H57]*VLOOKUP([.H$1];[$'salary-percopy'.$A$1:.$B$7];2)+[.I57]*VLOOKUP([.I$1];[$'salary-percopy'.$A$1:.$B$7];2)+[.J57]*VLOOKUP([.J$1];[$'salary-percopy'.$A$1:.$B$7];2)+[.K57]*VLOOKUP([.K$1];[$'salary-percopy'.$A$1:.$B$7];2)+[.L57]*VLOOKUP([.L$1];[$'salary-percopy'.$A$1:.$B$7];2)+[.M57]*VLOOKUP([.M$1];[$'salary-percopy'.$A$1:.$B$7];2)" office:value-type="float" office:value="272895790" calcext:value-type="float">
            <text:p>272,895,790</text:p>
          </table:table-cell>
          <table:table-cell table:formula="of:=IF([.G57]&gt;500000;[.G57]*0.1*VLOOKUP([.G$1];[$'salary-percopy'.$A$1:.$B$7];2))+IF([.H57]&gt;500000;[.H57]*0.1*VLOOKUP([.H$1];[$'salary-percopy'.$A$1:.$B$7];2))+IF([.I57]&gt;500000;[.I57]*0.1*VLOOKUP([.I$1];[$'salary-percopy'.$A$1:.$B$7];2))+IF([.J57]&gt;500000;[.J57]*0.1*VLOOKUP([.J$1];[$'salary-percopy'.$A$1:.$B$7];2))+IF([.K57]&gt;500000;[.K57]*0.1*VLOOKUP([.K$1];[$'salary-percopy'.$A$1:.$B$7];2))+IF([.L57]&gt;500000;[.L57]*0.1*VLOOKUP([.L$1];[$'salary-percopy'.$A$1:.$B$7];2))+IF([.M57]&gt;500000;[.M57]*0.1*VLOOKUP([.M$1];[$'salary-percopy'.$A$1:.$B$7];2))" office:value-type="float" office:value="15654977" calcext:value-type="float">
            <text:p>15,654,977</text:p>
          </table:table-cell>
          <table:table-cell table:formula="of:=[.O57]+[.P57]" office:value-type="float" office:value="288550767" calcext:value-type="float">
            <text:p>288,550,7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rter Hahn</text:p>
          </table:table-cell>
          <table:table-cell office:value-type="string" calcext:value-type="string">
            <text:p>Knight Of The West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58]&gt;[.G$1];0;RANDBETWEEN(1000;1000000))" office:value-type="float" office:value="0" calcext:value-type="float">
            <text:p>0</text:p>
          </table:table-cell>
          <table:table-cell table:formula="of:=IF([.$F58]&gt;[.H$1];0;RANDBETWEEN(1000;1000000))" office:value-type="float" office:value="90273" calcext:value-type="float">
            <text:p>90,273</text:p>
          </table:table-cell>
          <table:table-cell table:formula="of:=IF([.$F58]&gt;[.I$1];0;RANDBETWEEN(1000;1000000))" office:value-type="float" office:value="725423" calcext:value-type="float">
            <text:p>725,423</text:p>
          </table:table-cell>
          <table:table-cell table:formula="of:=IF([.$F58]&gt;[.J$1];0;RANDBETWEEN(1000;1000000))" office:value-type="float" office:value="647804" calcext:value-type="float">
            <text:p>647,804</text:p>
          </table:table-cell>
          <table:table-cell table:formula="of:=IF([.$F58]&gt;[.K$1];0;RANDBETWEEN(1000;1000000))" office:value-type="float" office:value="487007" calcext:value-type="float">
            <text:p>487,007</text:p>
          </table:table-cell>
          <table:table-cell table:formula="of:=IF([.$F58]&gt;[.L$1];0;RANDBETWEEN(1000;1000000))" office:value-type="float" office:value="606722" calcext:value-type="float">
            <text:p>606,722</text:p>
          </table:table-cell>
          <table:table-cell table:formula="of:=IF([.$F58]&gt;[.M$1];0;RANDBETWEEN(1000;1000000))" office:value-type="float" office:value="779691" calcext:value-type="float">
            <text:p>779,691</text:p>
          </table:table-cell>
          <table:table-cell table:formula="of:=SUM([.G58:.M58])" office:value-type="float" office:value="3336920" calcext:value-type="float">
            <text:p>3,336,920</text:p>
          </table:table-cell>
          <table:table-cell table:formula="of:=[.G58]*VLOOKUP([.G$1];[$'salary-percopy'.$A$1:.$B$7];2)+[.H58]*VLOOKUP([.H$1];[$'salary-percopy'.$A$1:.$B$7];2)+[.I58]*VLOOKUP([.I$1];[$'salary-percopy'.$A$1:.$B$7];2)+[.J58]*VLOOKUP([.J$1];[$'salary-percopy'.$A$1:.$B$7];2)+[.K58]*VLOOKUP([.K$1];[$'salary-percopy'.$A$1:.$B$7];2)+[.L58]*VLOOKUP([.L$1];[$'salary-percopy'.$A$1:.$B$7];2)+[.M58]*VLOOKUP([.M$1];[$'salary-percopy'.$A$1:.$B$7];2)" office:value-type="float" office:value="538646310" calcext:value-type="float">
            <text:p>538,646,310</text:p>
          </table:table-cell>
          <table:table-cell table:formula="of:=IF([.G58]&gt;500000;[.G58]*0.1*VLOOKUP([.G$1];[$'salary-percopy'.$A$1:.$B$7];2))+IF([.H58]&gt;500000;[.H58]*0.1*VLOOKUP([.H$1];[$'salary-percopy'.$A$1:.$B$7];2))+IF([.I58]&gt;500000;[.I58]*0.1*VLOOKUP([.I$1];[$'salary-percopy'.$A$1:.$B$7];2))+IF([.J58]&gt;500000;[.J58]*0.1*VLOOKUP([.J$1];[$'salary-percopy'.$A$1:.$B$7];2))+IF([.K58]&gt;500000;[.K58]*0.1*VLOOKUP([.K$1];[$'salary-percopy'.$A$1:.$B$7];2))+IF([.L58]&gt;500000;[.L58]*0.1*VLOOKUP([.L$1];[$'salary-percopy'.$A$1:.$B$7];2))+IF([.M58]&gt;500000;[.M58]*0.1*VLOOKUP([.M$1];[$'salary-percopy'.$A$1:.$B$7];2))" office:value-type="float" office:value="44592509" calcext:value-type="float">
            <text:p>44,592,509</text:p>
          </table:table-cell>
          <table:table-cell table:formula="of:=[.O58]+[.P58]" office:value-type="float" office:value="583238819" calcext:value-type="float">
            <text:p>583,238,8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ace Ford</text:p>
          </table:table-cell>
          <table:table-cell office:value-type="string" calcext:value-type="string">
            <text:p>Little Girl Of The Moon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59]&gt;[.G$1];0;RANDBETWEEN(1000;1000000))" office:value-type="float" office:value="0" calcext:value-type="float">
            <text:p>0</text:p>
          </table:table-cell>
          <table:table-cell table:formula="of:=IF([.$F59]&gt;[.H$1];0;RANDBETWEEN(1000;1000000))" office:value-type="float" office:value="0" calcext:value-type="float">
            <text:p>0</text:p>
          </table:table-cell>
          <table:table-cell table:formula="of:=IF([.$F59]&gt;[.I$1];0;RANDBETWEEN(1000;1000000))" office:value-type="float" office:value="0" calcext:value-type="float">
            <text:p>0</text:p>
          </table:table-cell>
          <table:table-cell table:formula="of:=IF([.$F59]&gt;[.J$1];0;RANDBETWEEN(1000;1000000))" office:value-type="float" office:value="183387" calcext:value-type="float">
            <text:p>183,387</text:p>
          </table:table-cell>
          <table:table-cell table:formula="of:=IF([.$F59]&gt;[.K$1];0;RANDBETWEEN(1000;1000000))" office:value-type="float" office:value="408289" calcext:value-type="float">
            <text:p>408,289</text:p>
          </table:table-cell>
          <table:table-cell table:formula="of:=IF([.$F59]&gt;[.L$1];0;RANDBETWEEN(1000;1000000))" office:value-type="float" office:value="517580" calcext:value-type="float">
            <text:p>517,580</text:p>
          </table:table-cell>
          <table:table-cell table:formula="of:=IF([.$F59]&gt;[.M$1];0;RANDBETWEEN(1000;1000000))" office:value-type="float" office:value="343842" calcext:value-type="float">
            <text:p>343,842</text:p>
          </table:table-cell>
          <table:table-cell table:formula="of:=SUM([.G59:.M59])" office:value-type="float" office:value="1453098" calcext:value-type="float">
            <text:p>1,453,098</text:p>
          </table:table-cell>
          <table:table-cell table:formula="of:=[.G59]*VLOOKUP([.G$1];[$'salary-percopy'.$A$1:.$B$7];2)+[.H59]*VLOOKUP([.H$1];[$'salary-percopy'.$A$1:.$B$7];2)+[.I59]*VLOOKUP([.I$1];[$'salary-percopy'.$A$1:.$B$7];2)+[.J59]*VLOOKUP([.J$1];[$'salary-percopy'.$A$1:.$B$7];2)+[.K59]*VLOOKUP([.K$1];[$'salary-percopy'.$A$1:.$B$7];2)+[.L59]*VLOOKUP([.L$1];[$'salary-percopy'.$A$1:.$B$7];2)+[.M59]*VLOOKUP([.M$1];[$'salary-percopy'.$A$1:.$B$7];2)" office:value-type="float" office:value="259604010" calcext:value-type="float">
            <text:p>259,604,010</text:p>
          </table:table-cell>
          <table:table-cell table:formula="of:=IF([.G59]&gt;500000;[.G59]*0.1*VLOOKUP([.G$1];[$'salary-percopy'.$A$1:.$B$7];2))+IF([.H59]&gt;500000;[.H59]*0.1*VLOOKUP([.H$1];[$'salary-percopy'.$A$1:.$B$7];2))+IF([.I59]&gt;500000;[.I59]*0.1*VLOOKUP([.I$1];[$'salary-percopy'.$A$1:.$B$7];2))+IF([.J59]&gt;500000;[.J59]*0.1*VLOOKUP([.J$1];[$'salary-percopy'.$A$1:.$B$7];2))+IF([.K59]&gt;500000;[.K59]*0.1*VLOOKUP([.K$1];[$'salary-percopy'.$A$1:.$B$7];2))+IF([.L59]&gt;500000;[.L59]*0.1*VLOOKUP([.L$1];[$'salary-percopy'.$A$1:.$B$7];2))+IF([.M59]&gt;500000;[.M59]*0.1*VLOOKUP([.M$1];[$'salary-percopy'.$A$1:.$B$7];2))" office:value-type="float" office:value="9575230" calcext:value-type="float">
            <text:p>9,575,230</text:p>
          </table:table-cell>
          <table:table-cell table:formula="of:=[.O59]+[.P59]" office:value-type="float" office:value="269179240" calcext:value-type="float">
            <text:p>269,179,2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olly Buckley</text:p>
          </table:table-cell>
          <table:table-cell office:value-type="string" calcext:value-type="string">
            <text:p>Lonely In The Abyss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60]&gt;[.G$1];0;RANDBETWEEN(1000;1000000))" office:value-type="float" office:value="0" calcext:value-type="float">
            <text:p>0</text:p>
          </table:table-cell>
          <table:table-cell table:formula="of:=IF([.$F60]&gt;[.H$1];0;RANDBETWEEN(1000;1000000))" office:value-type="float" office:value="0" calcext:value-type="float">
            <text:p>0</text:p>
          </table:table-cell>
          <table:table-cell table:formula="of:=IF([.$F60]&gt;[.I$1];0;RANDBETWEEN(1000;1000000))" office:value-type="float" office:value="48191" calcext:value-type="float">
            <text:p>48,191</text:p>
          </table:table-cell>
          <table:table-cell table:formula="of:=IF([.$F60]&gt;[.J$1];0;RANDBETWEEN(1000;1000000))" office:value-type="float" office:value="764872" calcext:value-type="float">
            <text:p>764,872</text:p>
          </table:table-cell>
          <table:table-cell table:formula="of:=IF([.$F60]&gt;[.K$1];0;RANDBETWEEN(1000;1000000))" office:value-type="float" office:value="921793" calcext:value-type="float">
            <text:p>921,793</text:p>
          </table:table-cell>
          <table:table-cell table:formula="of:=IF([.$F60]&gt;[.L$1];0;RANDBETWEEN(1000;1000000))" office:value-type="float" office:value="503320" calcext:value-type="float">
            <text:p>503,320</text:p>
          </table:table-cell>
          <table:table-cell table:formula="of:=IF([.$F60]&gt;[.M$1];0;RANDBETWEEN(1000;1000000))" office:value-type="float" office:value="106638" calcext:value-type="float">
            <text:p>106,638</text:p>
          </table:table-cell>
          <table:table-cell table:formula="of:=SUM([.G60:.M60])" office:value-type="float" office:value="2344814" calcext:value-type="float">
            <text:p>2,344,814</text:p>
          </table:table-cell>
          <table:table-cell table:formula="of:=[.G60]*VLOOKUP([.G$1];[$'salary-percopy'.$A$1:.$B$7];2)+[.H60]*VLOOKUP([.H$1];[$'salary-percopy'.$A$1:.$B$7];2)+[.I60]*VLOOKUP([.I$1];[$'salary-percopy'.$A$1:.$B$7];2)+[.J60]*VLOOKUP([.J$1];[$'salary-percopy'.$A$1:.$B$7];2)+[.K60]*VLOOKUP([.K$1];[$'salary-percopy'.$A$1:.$B$7];2)+[.L60]*VLOOKUP([.L$1];[$'salary-percopy'.$A$1:.$B$7];2)+[.M60]*VLOOKUP([.M$1];[$'salary-percopy'.$A$1:.$B$7];2)" office:value-type="float" office:value="384011610" calcext:value-type="float">
            <text:p>384,011,610</text:p>
          </table:table-cell>
          <table:table-cell table:formula="of:=IF([.G60]&gt;500000;[.G60]*0.1*VLOOKUP([.G$1];[$'salary-percopy'.$A$1:.$B$7];2))+IF([.H60]&gt;500000;[.H60]*0.1*VLOOKUP([.H$1];[$'salary-percopy'.$A$1:.$B$7];2))+IF([.I60]&gt;500000;[.I60]*0.1*VLOOKUP([.I$1];[$'salary-percopy'.$A$1:.$B$7];2))+IF([.J60]&gt;500000;[.J60]*0.1*VLOOKUP([.J$1];[$'salary-percopy'.$A$1:.$B$7];2))+IF([.K60]&gt;500000;[.K60]*0.1*VLOOKUP([.K$1];[$'salary-percopy'.$A$1:.$B$7];2))+IF([.L60]&gt;500000;[.L60]*0.1*VLOOKUP([.L$1];[$'salary-percopy'.$A$1:.$B$7];2))+IF([.M60]&gt;500000;[.M60]*0.1*VLOOKUP([.M$1];[$'salary-percopy'.$A$1:.$B$7];2))" office:value-type="float" office:value="35690109" calcext:value-type="float">
            <text:p>35,690,109</text:p>
          </table:table-cell>
          <table:table-cell table:formula="of:=[.O60]+[.P60]" office:value-type="float" office:value="419701719" calcext:value-type="float">
            <text:p>419,701,7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arian Parsons</text:p>
          </table:table-cell>
          <table:table-cell office:value-type="string" calcext:value-type="string">
            <text:p>Loss Of The Nation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61]&gt;[.G$1];0;RANDBETWEEN(1000;1000000))" office:value-type="float" office:value="0" calcext:value-type="float">
            <text:p>0</text:p>
          </table:table-cell>
          <table:table-cell table:formula="of:=IF([.$F61]&gt;[.H$1];0;RANDBETWEEN(1000;1000000))" office:value-type="float" office:value="0" calcext:value-type="float">
            <text:p>0</text:p>
          </table:table-cell>
          <table:table-cell table:formula="of:=IF([.$F61]&gt;[.I$1];0;RANDBETWEEN(1000;1000000))" office:value-type="float" office:value="0" calcext:value-type="float">
            <text:p>0</text:p>
          </table:table-cell>
          <table:table-cell table:formula="of:=IF([.$F61]&gt;[.J$1];0;RANDBETWEEN(1000;1000000))" office:value-type="float" office:value="0" calcext:value-type="float">
            <text:p>0</text:p>
          </table:table-cell>
          <table:table-cell table:formula="of:=IF([.$F61]&gt;[.K$1];0;RANDBETWEEN(1000;1000000))" office:value-type="float" office:value="0" calcext:value-type="float">
            <text:p>0</text:p>
          </table:table-cell>
          <table:table-cell table:formula="of:=IF([.$F61]&gt;[.L$1];0;RANDBETWEEN(1000;1000000))" office:value-type="float" office:value="479243" calcext:value-type="float">
            <text:p>479,243</text:p>
          </table:table-cell>
          <table:table-cell table:formula="of:=IF([.$F61]&gt;[.M$1];0;RANDBETWEEN(1000;1000000))" office:value-type="float" office:value="324487" calcext:value-type="float">
            <text:p>324,487</text:p>
          </table:table-cell>
          <table:table-cell table:formula="of:=SUM([.G61:.M61])" office:value-type="float" office:value="803730" calcext:value-type="float">
            <text:p>803,730</text:p>
          </table:table-cell>
          <table:table-cell table:formula="of:=[.G61]*VLOOKUP([.G$1];[$'salary-percopy'.$A$1:.$B$7];2)+[.H61]*VLOOKUP([.H$1];[$'salary-percopy'.$A$1:.$B$7];2)+[.I61]*VLOOKUP([.I$1];[$'salary-percopy'.$A$1:.$B$7];2)+[.J61]*VLOOKUP([.J$1];[$'salary-percopy'.$A$1:.$B$7];2)+[.K61]*VLOOKUP([.K$1];[$'salary-percopy'.$A$1:.$B$7];2)+[.L61]*VLOOKUP([.L$1];[$'salary-percopy'.$A$1:.$B$7];2)+[.M61]*VLOOKUP([.M$1];[$'salary-percopy'.$A$1:.$B$7];2)" office:value-type="float" office:value="153557355" calcext:value-type="float">
            <text:p>153,557,355</text:p>
          </table:table-cell>
          <table:table-cell table:formula="of:=IF([.G61]&gt;500000;[.G61]*0.1*VLOOKUP([.G$1];[$'salary-percopy'.$A$1:.$B$7];2))+IF([.H61]&gt;500000;[.H61]*0.1*VLOOKUP([.H$1];[$'salary-percopy'.$A$1:.$B$7];2))+IF([.I61]&gt;500000;[.I61]*0.1*VLOOKUP([.I$1];[$'salary-percopy'.$A$1:.$B$7];2))+IF([.J61]&gt;500000;[.J61]*0.1*VLOOKUP([.J$1];[$'salary-percopy'.$A$1:.$B$7];2))+IF([.K61]&gt;500000;[.K61]*0.1*VLOOKUP([.K$1];[$'salary-percopy'.$A$1:.$B$7];2))+IF([.L61]&gt;500000;[.L61]*0.1*VLOOKUP([.L$1];[$'salary-percopy'.$A$1:.$B$7];2))+IF([.M61]&gt;500000;[.M61]*0.1*VLOOKUP([.M$1];[$'salary-percopy'.$A$1:.$B$7];2))" office:value-type="float" office:value="0" calcext:value-type="float">
            <text:p>0</text:p>
          </table:table-cell>
          <table:table-cell table:formula="of:=[.O61]+[.P61]" office:value-type="float" office:value="153557355" calcext:value-type="float">
            <text:p>153,557,3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aden Santana</text:p>
          </table:table-cell>
          <table:table-cell office:value-type="string" calcext:value-type="string">
            <text:p>Married To The Sun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62]&gt;[.G$1];0;RANDBETWEEN(1000;1000000))" office:value-type="float" office:value="0" calcext:value-type="float">
            <text:p>0</text:p>
          </table:table-cell>
          <table:table-cell table:formula="of:=IF([.$F62]&gt;[.H$1];0;RANDBETWEEN(1000;1000000))" office:value-type="float" office:value="0" calcext:value-type="float">
            <text:p>0</text:p>
          </table:table-cell>
          <table:table-cell table:formula="of:=IF([.$F62]&gt;[.I$1];0;RANDBETWEEN(1000;1000000))" office:value-type="float" office:value="0" calcext:value-type="float">
            <text:p>0</text:p>
          </table:table-cell>
          <table:table-cell table:formula="of:=IF([.$F62]&gt;[.J$1];0;RANDBETWEEN(1000;1000000))" office:value-type="float" office:value="0" calcext:value-type="float">
            <text:p>0</text:p>
          </table:table-cell>
          <table:table-cell table:formula="of:=IF([.$F62]&gt;[.K$1];0;RANDBETWEEN(1000;1000000))" office:value-type="float" office:value="0" calcext:value-type="float">
            <text:p>0</text:p>
          </table:table-cell>
          <table:table-cell table:formula="of:=IF([.$F62]&gt;[.L$1];0;RANDBETWEEN(1000;1000000))" office:value-type="float" office:value="214221" calcext:value-type="float">
            <text:p>214,221</text:p>
          </table:table-cell>
          <table:table-cell table:formula="of:=IF([.$F62]&gt;[.M$1];0;RANDBETWEEN(1000;1000000))" office:value-type="float" office:value="399994" calcext:value-type="float">
            <text:p>399,994</text:p>
          </table:table-cell>
          <table:table-cell table:formula="of:=SUM([.G62:.M62])" office:value-type="float" office:value="614215" calcext:value-type="float">
            <text:p>614,215</text:p>
          </table:table-cell>
          <table:table-cell table:formula="of:=[.G62]*VLOOKUP([.G$1];[$'salary-percopy'.$A$1:.$B$7];2)+[.H62]*VLOOKUP([.H$1];[$'salary-percopy'.$A$1:.$B$7];2)+[.I62]*VLOOKUP([.I$1];[$'salary-percopy'.$A$1:.$B$7];2)+[.J62]*VLOOKUP([.J$1];[$'salary-percopy'.$A$1:.$B$7];2)+[.K62]*VLOOKUP([.K$1];[$'salary-percopy'.$A$1:.$B$7];2)+[.L62]*VLOOKUP([.L$1];[$'salary-percopy'.$A$1:.$B$7];2)+[.M62]*VLOOKUP([.M$1];[$'salary-percopy'.$A$1:.$B$7];2)" office:value-type="float" office:value="119629685" calcext:value-type="float">
            <text:p>119,629,685</text:p>
          </table:table-cell>
          <table:table-cell table:formula="of:=IF([.G62]&gt;500000;[.G62]*0.1*VLOOKUP([.G$1];[$'salary-percopy'.$A$1:.$B$7];2))+IF([.H62]&gt;500000;[.H62]*0.1*VLOOKUP([.H$1];[$'salary-percopy'.$A$1:.$B$7];2))+IF([.I62]&gt;500000;[.I62]*0.1*VLOOKUP([.I$1];[$'salary-percopy'.$A$1:.$B$7];2))+IF([.J62]&gt;500000;[.J62]*0.1*VLOOKUP([.J$1];[$'salary-percopy'.$A$1:.$B$7];2))+IF([.K62]&gt;500000;[.K62]*0.1*VLOOKUP([.K$1];[$'salary-percopy'.$A$1:.$B$7];2))+IF([.L62]&gt;500000;[.L62]*0.1*VLOOKUP([.L$1];[$'salary-percopy'.$A$1:.$B$7];2))+IF([.M62]&gt;500000;[.M62]*0.1*VLOOKUP([.M$1];[$'salary-percopy'.$A$1:.$B$7];2))" office:value-type="float" office:value="0" calcext:value-type="float">
            <text:p>0</text:p>
          </table:table-cell>
          <table:table-cell table:formula="of:=[.O62]+[.P62]" office:value-type="float" office:value="119629685" calcext:value-type="float">
            <text:p>119,629,6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riel Cruz</text:p>
          </table:table-cell>
          <table:table-cell office:value-type="string" calcext:value-type="string">
            <text:p>Men Of The Jungle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63]&gt;[.G$1];0;RANDBETWEEN(1000;1000000))" office:value-type="float" office:value="0" calcext:value-type="float">
            <text:p>0</text:p>
          </table:table-cell>
          <table:table-cell table:formula="of:=IF([.$F63]&gt;[.H$1];0;RANDBETWEEN(1000;1000000))" office:value-type="float" office:value="0" calcext:value-type="float">
            <text:p>0</text:p>
          </table:table-cell>
          <table:table-cell table:formula="of:=IF([.$F63]&gt;[.I$1];0;RANDBETWEEN(1000;1000000))" office:value-type="float" office:value="0" calcext:value-type="float">
            <text:p>0</text:p>
          </table:table-cell>
          <table:table-cell table:formula="of:=IF([.$F63]&gt;[.J$1];0;RANDBETWEEN(1000;1000000))" office:value-type="float" office:value="659931" calcext:value-type="float">
            <text:p>659,931</text:p>
          </table:table-cell>
          <table:table-cell table:formula="of:=IF([.$F63]&gt;[.K$1];0;RANDBETWEEN(1000;1000000))" office:value-type="float" office:value="745998" calcext:value-type="float">
            <text:p>745,998</text:p>
          </table:table-cell>
          <table:table-cell table:formula="of:=IF([.$F63]&gt;[.L$1];0;RANDBETWEEN(1000;1000000))" office:value-type="float" office:value="825321" calcext:value-type="float">
            <text:p>825,321</text:p>
          </table:table-cell>
          <table:table-cell table:formula="of:=IF([.$F63]&gt;[.M$1];0;RANDBETWEEN(1000;1000000))" office:value-type="float" office:value="603813" calcext:value-type="float">
            <text:p>603,813</text:p>
          </table:table-cell>
          <table:table-cell table:formula="of:=SUM([.G63:.M63])" office:value-type="float" office:value="2835063" calcext:value-type="float">
            <text:p>2,835,063</text:p>
          </table:table-cell>
          <table:table-cell table:formula="of:=[.G63]*VLOOKUP([.G$1];[$'salary-percopy'.$A$1:.$B$7];2)+[.H63]*VLOOKUP([.H$1];[$'salary-percopy'.$A$1:.$B$7];2)+[.I63]*VLOOKUP([.I$1];[$'salary-percopy'.$A$1:.$B$7];2)+[.J63]*VLOOKUP([.J$1];[$'salary-percopy'.$A$1:.$B$7];2)+[.K63]*VLOOKUP([.K$1];[$'salary-percopy'.$A$1:.$B$7];2)+[.L63]*VLOOKUP([.L$1];[$'salary-percopy'.$A$1:.$B$7];2)+[.M63]*VLOOKUP([.M$1];[$'salary-percopy'.$A$1:.$B$7];2)" office:value-type="float" office:value="492656985" calcext:value-type="float">
            <text:p>492,656,985</text:p>
          </table:table-cell>
          <table:table-cell table:formula="of:=IF([.G63]&gt;500000;[.G63]*0.1*VLOOKUP([.G$1];[$'salary-percopy'.$A$1:.$B$7];2))+IF([.H63]&gt;500000;[.H63]*0.1*VLOOKUP([.H$1];[$'salary-percopy'.$A$1:.$B$7];2))+IF([.I63]&gt;500000;[.I63]*0.1*VLOOKUP([.I$1];[$'salary-percopy'.$A$1:.$B$7];2))+IF([.J63]&gt;500000;[.J63]*0.1*VLOOKUP([.J$1];[$'salary-percopy'.$A$1:.$B$7];2))+IF([.K63]&gt;500000;[.K63]*0.1*VLOOKUP([.K$1];[$'salary-percopy'.$A$1:.$B$7];2))+IF([.L63]&gt;500000;[.L63]*0.1*VLOOKUP([.L$1];[$'salary-percopy'.$A$1:.$B$7];2))+IF([.M63]&gt;500000;[.M63]*0.1*VLOOKUP([.M$1];[$'salary-percopy'.$A$1:.$B$7];2))" office:value-type="float" office:value="49265698.5" calcext:value-type="float">
            <text:p>49,265,699</text:p>
          </table:table-cell>
          <table:table-cell table:formula="of:=[.O63]+[.P63]" office:value-type="float" office:value="541922683.5" calcext:value-type="float">
            <text:p>541,922,6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laudia Hopkins</text:p>
          </table:table-cell>
          <table:table-cell office:value-type="string" calcext:value-type="string">
            <text:p>Monument Of The Shield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Valentino Stanton" calcext:value-type="string">
            <text:p>Valentino Stanton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64]&gt;[.G$1];0;RANDBETWEEN(1000;1000000))" office:value-type="float" office:value="0" calcext:value-type="float">
            <text:p>0</text:p>
          </table:table-cell>
          <table:table-cell table:formula="of:=IF([.$F64]&gt;[.H$1];0;RANDBETWEEN(1000;1000000))" office:value-type="float" office:value="577698" calcext:value-type="float">
            <text:p>577,698</text:p>
          </table:table-cell>
          <table:table-cell table:formula="of:=IF([.$F64]&gt;[.I$1];0;RANDBETWEEN(1000;1000000))" office:value-type="float" office:value="21848" calcext:value-type="float">
            <text:p>21,848</text:p>
          </table:table-cell>
          <table:table-cell table:formula="of:=IF([.$F64]&gt;[.J$1];0;RANDBETWEEN(1000;1000000))" office:value-type="float" office:value="270286" calcext:value-type="float">
            <text:p>270,286</text:p>
          </table:table-cell>
          <table:table-cell table:formula="of:=IF([.$F64]&gt;[.K$1];0;RANDBETWEEN(1000;1000000))" office:value-type="float" office:value="598909" calcext:value-type="float">
            <text:p>598,909</text:p>
          </table:table-cell>
          <table:table-cell table:formula="of:=IF([.$F64]&gt;[.L$1];0;RANDBETWEEN(1000;1000000))" office:value-type="float" office:value="148892" calcext:value-type="float">
            <text:p>148,892</text:p>
          </table:table-cell>
          <table:table-cell table:formula="of:=IF([.$F64]&gt;[.M$1];0;RANDBETWEEN(1000;1000000))" office:value-type="float" office:value="673724" calcext:value-type="float">
            <text:p>673,724</text:p>
          </table:table-cell>
          <table:table-cell table:formula="of:=SUM([.G64:.M64])" office:value-type="float" office:value="2291357" calcext:value-type="float">
            <text:p>2,291,357</text:p>
          </table:table-cell>
          <table:table-cell table:formula="of:=[.G64]*VLOOKUP([.G$1];[$'salary-percopy'.$A$1:.$B$7];2)+[.H64]*VLOOKUP([.H$1];[$'salary-percopy'.$A$1:.$B$7];2)+[.I64]*VLOOKUP([.I$1];[$'salary-percopy'.$A$1:.$B$7];2)+[.J64]*VLOOKUP([.J$1];[$'salary-percopy'.$A$1:.$B$7];2)+[.K64]*VLOOKUP([.K$1];[$'salary-percopy'.$A$1:.$B$7];2)+[.L64]*VLOOKUP([.L$1];[$'salary-percopy'.$A$1:.$B$7];2)+[.M64]*VLOOKUP([.M$1];[$'salary-percopy'.$A$1:.$B$7];2)" office:value-type="float" office:value="368112930" calcext:value-type="float">
            <text:p>368,112,930</text:p>
          </table:table-cell>
          <table:table-cell table:formula="of:=IF([.G64]&gt;500000;[.G64]*0.1*VLOOKUP([.G$1];[$'salary-percopy'.$A$1:.$B$7];2))+IF([.H64]&gt;500000;[.H64]*0.1*VLOOKUP([.H$1];[$'salary-percopy'.$A$1:.$B$7];2))+IF([.I64]&gt;500000;[.I64]*0.1*VLOOKUP([.I$1];[$'salary-percopy'.$A$1:.$B$7];2))+IF([.J64]&gt;500000;[.J64]*0.1*VLOOKUP([.J$1];[$'salary-percopy'.$A$1:.$B$7];2))+IF([.K64]&gt;500000;[.K64]*0.1*VLOOKUP([.K$1];[$'salary-percopy'.$A$1:.$B$7];2))+IF([.L64]&gt;500000;[.L64]*0.1*VLOOKUP([.L$1];[$'salary-percopy'.$A$1:.$B$7];2))+IF([.M64]&gt;500000;[.M64]*0.1*VLOOKUP([.M$1];[$'salary-percopy'.$A$1:.$B$7];2))" office:value-type="float" office:value="30010611" calcext:value-type="float">
            <text:p>30,010,611</text:p>
          </table:table-cell>
          <table:table-cell table:formula="of:=[.O64]+[.P64]" office:value-type="float" office:value="398123541" calcext:value-type="float">
            <text:p>398,123,5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eath Whitaker</text:p>
          </table:table-cell>
          <table:table-cell office:value-type="string" calcext:value-type="string">
            <text:p>Muted By The West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65]&gt;[.G$1];0;RANDBETWEEN(1000;1000000))" office:value-type="float" office:value="0" calcext:value-type="float">
            <text:p>0</text:p>
          </table:table-cell>
          <table:table-cell table:formula="of:=IF([.$F65]&gt;[.H$1];0;RANDBETWEEN(1000;1000000))" office:value-type="float" office:value="0" calcext:value-type="float">
            <text:p>0</text:p>
          </table:table-cell>
          <table:table-cell table:formula="of:=IF([.$F65]&gt;[.I$1];0;RANDBETWEEN(1000;1000000))" office:value-type="float" office:value="0" calcext:value-type="float">
            <text:p>0</text:p>
          </table:table-cell>
          <table:table-cell table:formula="of:=IF([.$F65]&gt;[.J$1];0;RANDBETWEEN(1000;1000000))" office:value-type="float" office:value="0" calcext:value-type="float">
            <text:p>0</text:p>
          </table:table-cell>
          <table:table-cell table:formula="of:=IF([.$F65]&gt;[.K$1];0;RANDBETWEEN(1000;1000000))" office:value-type="float" office:value="0" calcext:value-type="float">
            <text:p>0</text:p>
          </table:table-cell>
          <table:table-cell table:formula="of:=IF([.$F65]&gt;[.L$1];0;RANDBETWEEN(1000;1000000))" office:value-type="float" office:value="422219" calcext:value-type="float">
            <text:p>422,219</text:p>
          </table:table-cell>
          <table:table-cell table:formula="of:=IF([.$F65]&gt;[.M$1];0;RANDBETWEEN(1000;1000000))" office:value-type="float" office:value="50453" calcext:value-type="float">
            <text:p>50,453</text:p>
          </table:table-cell>
          <table:table-cell table:formula="of:=SUM([.G65:.M65])" office:value-type="float" office:value="472672" calcext:value-type="float">
            <text:p>472,672</text:p>
          </table:table-cell>
          <table:table-cell table:formula="of:=[.G65]*VLOOKUP([.G$1];[$'salary-percopy'.$A$1:.$B$7];2)+[.H65]*VLOOKUP([.H$1];[$'salary-percopy'.$A$1:.$B$7];2)+[.I65]*VLOOKUP([.I$1];[$'salary-percopy'.$A$1:.$B$7];2)+[.J65]*VLOOKUP([.J$1];[$'salary-percopy'.$A$1:.$B$7];2)+[.K65]*VLOOKUP([.K$1];[$'salary-percopy'.$A$1:.$B$7];2)+[.L65]*VLOOKUP([.L$1];[$'salary-percopy'.$A$1:.$B$7];2)+[.M65]*VLOOKUP([.M$1];[$'salary-percopy'.$A$1:.$B$7];2)" office:value-type="float" office:value="88201115" calcext:value-type="float">
            <text:p>88,201,115</text:p>
          </table:table-cell>
          <table:table-cell table:formula="of:=IF([.G65]&gt;500000;[.G65]*0.1*VLOOKUP([.G$1];[$'salary-percopy'.$A$1:.$B$7];2))+IF([.H65]&gt;500000;[.H65]*0.1*VLOOKUP([.H$1];[$'salary-percopy'.$A$1:.$B$7];2))+IF([.I65]&gt;500000;[.I65]*0.1*VLOOKUP([.I$1];[$'salary-percopy'.$A$1:.$B$7];2))+IF([.J65]&gt;500000;[.J65]*0.1*VLOOKUP([.J$1];[$'salary-percopy'.$A$1:.$B$7];2))+IF([.K65]&gt;500000;[.K65]*0.1*VLOOKUP([.K$1];[$'salary-percopy'.$A$1:.$B$7];2))+IF([.L65]&gt;500000;[.L65]*0.1*VLOOKUP([.L$1];[$'salary-percopy'.$A$1:.$B$7];2))+IF([.M65]&gt;500000;[.M65]*0.1*VLOOKUP([.M$1];[$'salary-percopy'.$A$1:.$B$7];2))" office:value-type="float" office:value="0" calcext:value-type="float">
            <text:p>0</text:p>
          </table:table-cell>
          <table:table-cell table:formula="of:=[.O65]+[.P65]" office:value-type="float" office:value="88201115" calcext:value-type="float">
            <text:p>88,201,1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bel Beard</text:p>
          </table:table-cell>
          <table:table-cell office:value-type="string" calcext:value-type="string">
            <text:p>Owls On The Ceiling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66]&gt;[.G$1];0;RANDBETWEEN(1000;1000000))" office:value-type="float" office:value="0" calcext:value-type="float">
            <text:p>0</text:p>
          </table:table-cell>
          <table:table-cell table:formula="of:=IF([.$F66]&gt;[.H$1];0;RANDBETWEEN(1000;1000000))" office:value-type="float" office:value="0" calcext:value-type="float">
            <text:p>0</text:p>
          </table:table-cell>
          <table:table-cell table:formula="of:=IF([.$F66]&gt;[.I$1];0;RANDBETWEEN(1000;1000000))" office:value-type="float" office:value="909158" calcext:value-type="float">
            <text:p>909,158</text:p>
          </table:table-cell>
          <table:table-cell table:formula="of:=IF([.$F66]&gt;[.J$1];0;RANDBETWEEN(1000;1000000))" office:value-type="float" office:value="35906" calcext:value-type="float">
            <text:p>35,906</text:p>
          </table:table-cell>
          <table:table-cell table:formula="of:=IF([.$F66]&gt;[.K$1];0;RANDBETWEEN(1000;1000000))" office:value-type="float" office:value="186548" calcext:value-type="float">
            <text:p>186,548</text:p>
          </table:table-cell>
          <table:table-cell table:formula="of:=IF([.$F66]&gt;[.L$1];0;RANDBETWEEN(1000;1000000))" office:value-type="float" office:value="44998" calcext:value-type="float">
            <text:p>44,998</text:p>
          </table:table-cell>
          <table:table-cell table:formula="of:=IF([.$F66]&gt;[.M$1];0;RANDBETWEEN(1000;1000000))" office:value-type="float" office:value="170166" calcext:value-type="float">
            <text:p>170,166</text:p>
          </table:table-cell>
          <table:table-cell table:formula="of:=SUM([.G66:.M66])" office:value-type="float" office:value="1346776" calcext:value-type="float">
            <text:p>1,346,776</text:p>
          </table:table-cell>
          <table:table-cell table:formula="of:=[.G66]*VLOOKUP([.G$1];[$'salary-percopy'.$A$1:.$B$7];2)+[.H66]*VLOOKUP([.H$1];[$'salary-percopy'.$A$1:.$B$7];2)+[.I66]*VLOOKUP([.I$1];[$'salary-percopy'.$A$1:.$B$7];2)+[.J66]*VLOOKUP([.J$1];[$'salary-percopy'.$A$1:.$B$7];2)+[.K66]*VLOOKUP([.K$1];[$'salary-percopy'.$A$1:.$B$7];2)+[.L66]*VLOOKUP([.L$1];[$'salary-percopy'.$A$1:.$B$7];2)+[.M66]*VLOOKUP([.M$1];[$'salary-percopy'.$A$1:.$B$7];2)" office:value-type="float" office:value="188196790" calcext:value-type="float">
            <text:p>188,196,790</text:p>
          </table:table-cell>
          <table:table-cell table:formula="of:=IF([.G66]&gt;500000;[.G66]*0.1*VLOOKUP([.G$1];[$'salary-percopy'.$A$1:.$B$7];2))+IF([.H66]&gt;500000;[.H66]*0.1*VLOOKUP([.H$1];[$'salary-percopy'.$A$1:.$B$7];2))+IF([.I66]&gt;500000;[.I66]*0.1*VLOOKUP([.I$1];[$'salary-percopy'.$A$1:.$B$7];2))+IF([.J66]&gt;500000;[.J66]*0.1*VLOOKUP([.J$1];[$'salary-percopy'.$A$1:.$B$7];2))+IF([.K66]&gt;500000;[.K66]*0.1*VLOOKUP([.K$1];[$'salary-percopy'.$A$1:.$B$7];2))+IF([.L66]&gt;500000;[.L66]*0.1*VLOOKUP([.L$1];[$'salary-percopy'.$A$1:.$B$7];2))+IF([.M66]&gt;500000;[.M66]*0.1*VLOOKUP([.M$1];[$'salary-percopy'.$A$1:.$B$7];2))" office:value-type="float" office:value="10909896" calcext:value-type="float">
            <text:p>10,909,896</text:p>
          </table:table-cell>
          <table:table-cell table:formula="of:=[.O66]+[.P66]" office:value-type="float" office:value="199106686" calcext:value-type="float">
            <text:p>199,106,6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ra Marks</text:p>
          </table:table-cell>
          <table:table-cell office:value-type="string" calcext:value-type="string">
            <text:p>Paintings In The Hospital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67]&gt;[.G$1];0;RANDBETWEEN(1000;1000000))" office:value-type="float" office:value="710187" calcext:value-type="float">
            <text:p>710,187</text:p>
          </table:table-cell>
          <table:table-cell table:formula="of:=IF([.$F67]&gt;[.H$1];0;RANDBETWEEN(1000;1000000))" office:value-type="float" office:value="127686" calcext:value-type="float">
            <text:p>127,686</text:p>
          </table:table-cell>
          <table:table-cell table:formula="of:=IF([.$F67]&gt;[.I$1];0;RANDBETWEEN(1000;1000000))" office:value-type="float" office:value="638388" calcext:value-type="float">
            <text:p>638,388</text:p>
          </table:table-cell>
          <table:table-cell table:formula="of:=IF([.$F67]&gt;[.J$1];0;RANDBETWEEN(1000;1000000))" office:value-type="float" office:value="515376" calcext:value-type="float">
            <text:p>515,376</text:p>
          </table:table-cell>
          <table:table-cell table:formula="of:=IF([.$F67]&gt;[.K$1];0;RANDBETWEEN(1000;1000000))" office:value-type="float" office:value="96425" calcext:value-type="float">
            <text:p>96,425</text:p>
          </table:table-cell>
          <table:table-cell table:formula="of:=IF([.$F67]&gt;[.L$1];0;RANDBETWEEN(1000;1000000))" office:value-type="float" office:value="516060" calcext:value-type="float">
            <text:p>516,060</text:p>
          </table:table-cell>
          <table:table-cell table:formula="of:=IF([.$F67]&gt;[.M$1];0;RANDBETWEEN(1000;1000000))" office:value-type="float" office:value="246957" calcext:value-type="float">
            <text:p>246,957</text:p>
          </table:table-cell>
          <table:table-cell table:formula="of:=SUM([.G67:.M67])" office:value-type="float" office:value="2851079" calcext:value-type="float">
            <text:p>2,851,079</text:p>
          </table:table-cell>
          <table:table-cell table:formula="of:=[.G67]*VLOOKUP([.G$1];[$'salary-percopy'.$A$1:.$B$7];2)+[.H67]*VLOOKUP([.H$1];[$'salary-percopy'.$A$1:.$B$7];2)+[.I67]*VLOOKUP([.I$1];[$'salary-percopy'.$A$1:.$B$7];2)+[.J67]*VLOOKUP([.J$1];[$'salary-percopy'.$A$1:.$B$7];2)+[.K67]*VLOOKUP([.K$1];[$'salary-percopy'.$A$1:.$B$7];2)+[.L67]*VLOOKUP([.L$1];[$'salary-percopy'.$A$1:.$B$7];2)+[.M67]*VLOOKUP([.M$1];[$'salary-percopy'.$A$1:.$B$7];2)" office:value-type="float" office:value="395078110" calcext:value-type="float">
            <text:p>395,078,110</text:p>
          </table:table-cell>
          <table:table-cell table:formula="of:=IF([.G67]&gt;500000;[.G67]*0.1*VLOOKUP([.G$1];[$'salary-percopy'.$A$1:.$B$7];2))+IF([.H67]&gt;500000;[.H67]*0.1*VLOOKUP([.H$1];[$'salary-percopy'.$A$1:.$B$7];2))+IF([.I67]&gt;500000;[.I67]*0.1*VLOOKUP([.I$1];[$'salary-percopy'.$A$1:.$B$7];2))+IF([.J67]&gt;500000;[.J67]*0.1*VLOOKUP([.J$1];[$'salary-percopy'.$A$1:.$B$7];2))+IF([.K67]&gt;500000;[.K67]*0.1*VLOOKUP([.K$1];[$'salary-percopy'.$A$1:.$B$7];2))+IF([.L67]&gt;500000;[.L67]*0.1*VLOOKUP([.L$1];[$'salary-percopy'.$A$1:.$B$7];2))+IF([.M67]&gt;500000;[.M67]*0.1*VLOOKUP([.M$1];[$'salary-percopy'.$A$1:.$B$7];2))" office:value-type="float" office:value="31524900" calcext:value-type="float">
            <text:p>31,524,900</text:p>
          </table:table-cell>
          <table:table-cell table:formula="of:=[.O67]+[.P67]" office:value-type="float" office:value="426603010" calcext:value-type="float">
            <text:p>426,603,0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shaan Richardson</text:p>
          </table:table-cell>
          <table:table-cell office:value-type="string" calcext:value-type="string">
            <text:p>Passion Of Yearning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68]&gt;[.G$1];0;RANDBETWEEN(1000;1000000))" office:value-type="float" office:value="0" calcext:value-type="float">
            <text:p>0</text:p>
          </table:table-cell>
          <table:table-cell table:formula="of:=IF([.$F68]&gt;[.H$1];0;RANDBETWEEN(1000;1000000))" office:value-type="float" office:value="553209" calcext:value-type="float">
            <text:p>553,209</text:p>
          </table:table-cell>
          <table:table-cell table:formula="of:=IF([.$F68]&gt;[.I$1];0;RANDBETWEEN(1000;1000000))" office:value-type="float" office:value="38804" calcext:value-type="float">
            <text:p>38,804</text:p>
          </table:table-cell>
          <table:table-cell table:formula="of:=IF([.$F68]&gt;[.J$1];0;RANDBETWEEN(1000;1000000))" office:value-type="float" office:value="770480" calcext:value-type="float">
            <text:p>770,480</text:p>
          </table:table-cell>
          <table:table-cell table:formula="of:=IF([.$F68]&gt;[.K$1];0;RANDBETWEEN(1000;1000000))" office:value-type="float" office:value="609840" calcext:value-type="float">
            <text:p>609,840</text:p>
          </table:table-cell>
          <table:table-cell table:formula="of:=IF([.$F68]&gt;[.L$1];0;RANDBETWEEN(1000;1000000))" office:value-type="float" office:value="738707" calcext:value-type="float">
            <text:p>738,707</text:p>
          </table:table-cell>
          <table:table-cell table:formula="of:=IF([.$F68]&gt;[.M$1];0;RANDBETWEEN(1000;1000000))" office:value-type="float" office:value="337247" calcext:value-type="float">
            <text:p>337,247</text:p>
          </table:table-cell>
          <table:table-cell table:formula="of:=SUM([.G68:.M68])" office:value-type="float" office:value="3048287" calcext:value-type="float">
            <text:p>3,048,287</text:p>
          </table:table-cell>
          <table:table-cell table:formula="of:=[.G68]*VLOOKUP([.G$1];[$'salary-percopy'.$A$1:.$B$7];2)+[.H68]*VLOOKUP([.H$1];[$'salary-percopy'.$A$1:.$B$7];2)+[.I68]*VLOOKUP([.I$1];[$'salary-percopy'.$A$1:.$B$7];2)+[.J68]*VLOOKUP([.J$1];[$'salary-percopy'.$A$1:.$B$7];2)+[.K68]*VLOOKUP([.K$1];[$'salary-percopy'.$A$1:.$B$7];2)+[.L68]*VLOOKUP([.L$1];[$'salary-percopy'.$A$1:.$B$7];2)+[.M68]*VLOOKUP([.M$1];[$'salary-percopy'.$A$1:.$B$7];2)" office:value-type="float" office:value="481159665" calcext:value-type="float">
            <text:p>481,159,665</text:p>
          </table:table-cell>
          <table:table-cell table:formula="of:=IF([.G68]&gt;500000;[.G68]*0.1*VLOOKUP([.G$1];[$'salary-percopy'.$A$1:.$B$7];2))+IF([.H68]&gt;500000;[.H68]*0.1*VLOOKUP([.H$1];[$'salary-percopy'.$A$1:.$B$7];2))+IF([.I68]&gt;500000;[.I68]*0.1*VLOOKUP([.I$1];[$'salary-percopy'.$A$1:.$B$7];2))+IF([.J68]&gt;500000;[.J68]*0.1*VLOOKUP([.J$1];[$'salary-percopy'.$A$1:.$B$7];2))+IF([.K68]&gt;500000;[.K68]*0.1*VLOOKUP([.K$1];[$'salary-percopy'.$A$1:.$B$7];2))+IF([.L68]&gt;500000;[.L68]*0.1*VLOOKUP([.L$1];[$'salary-percopy'.$A$1:.$B$7];2))+IF([.M68]&gt;500000;[.M68]*0.1*VLOOKUP([.M$1];[$'salary-percopy'.$A$1:.$B$7];2))" office:value-type="float" office:value="40905378.5" calcext:value-type="float">
            <text:p>40,905,379</text:p>
          </table:table-cell>
          <table:table-cell table:formula="of:=[.O68]+[.P68]" office:value-type="float" office:value="522065043.5" calcext:value-type="float">
            <text:p>522,065,0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wayne Bird</text:p>
          </table:table-cell>
          <table:table-cell office:value-type="string" calcext:value-type="string">
            <text:p>Peasant Of Gold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69]&gt;[.G$1];0;RANDBETWEEN(1000;1000000))" office:value-type="float" office:value="0" calcext:value-type="float">
            <text:p>0</text:p>
          </table:table-cell>
          <table:table-cell table:formula="of:=IF([.$F69]&gt;[.H$1];0;RANDBETWEEN(1000;1000000))" office:value-type="float" office:value="0" calcext:value-type="float">
            <text:p>0</text:p>
          </table:table-cell>
          <table:table-cell table:formula="of:=IF([.$F69]&gt;[.I$1];0;RANDBETWEEN(1000;1000000))" office:value-type="float" office:value="684188" calcext:value-type="float">
            <text:p>684,188</text:p>
          </table:table-cell>
          <table:table-cell table:formula="of:=IF([.$F69]&gt;[.J$1];0;RANDBETWEEN(1000;1000000))" office:value-type="float" office:value="978238" calcext:value-type="float">
            <text:p>978,238</text:p>
          </table:table-cell>
          <table:table-cell table:formula="of:=IF([.$F69]&gt;[.K$1];0;RANDBETWEEN(1000;1000000))" office:value-type="float" office:value="28016" calcext:value-type="float">
            <text:p>28,016</text:p>
          </table:table-cell>
          <table:table-cell table:formula="of:=IF([.$F69]&gt;[.L$1];0;RANDBETWEEN(1000;1000000))" office:value-type="float" office:value="170573" calcext:value-type="float">
            <text:p>170,573</text:p>
          </table:table-cell>
          <table:table-cell table:formula="of:=IF([.$F69]&gt;[.M$1];0;RANDBETWEEN(1000;1000000))" office:value-type="float" office:value="60668" calcext:value-type="float">
            <text:p>60,668</text:p>
          </table:table-cell>
          <table:table-cell table:formula="of:=SUM([.G69:.M69])" office:value-type="float" office:value="1921683" calcext:value-type="float">
            <text:p>1,921,683</text:p>
          </table:table-cell>
          <table:table-cell table:formula="of:=[.G69]*VLOOKUP([.G$1];[$'salary-percopy'.$A$1:.$B$7];2)+[.H69]*VLOOKUP([.H$1];[$'salary-percopy'.$A$1:.$B$7];2)+[.I69]*VLOOKUP([.I$1];[$'salary-percopy'.$A$1:.$B$7];2)+[.J69]*VLOOKUP([.J$1];[$'salary-percopy'.$A$1:.$B$7];2)+[.K69]*VLOOKUP([.K$1];[$'salary-percopy'.$A$1:.$B$7];2)+[.L69]*VLOOKUP([.L$1];[$'salary-percopy'.$A$1:.$B$7];2)+[.M69]*VLOOKUP([.M$1];[$'salary-percopy'.$A$1:.$B$7];2)" office:value-type="float" office:value="267508205" calcext:value-type="float">
            <text:p>267,508,205</text:p>
          </table:table-cell>
          <table:table-cell table:formula="of:=IF([.G69]&gt;500000;[.G69]*0.1*VLOOKUP([.G$1];[$'salary-percopy'.$A$1:.$B$7];2))+IF([.H69]&gt;500000;[.H69]*0.1*VLOOKUP([.H$1];[$'salary-percopy'.$A$1:.$B$7];2))+IF([.I69]&gt;500000;[.I69]*0.1*VLOOKUP([.I$1];[$'salary-percopy'.$A$1:.$B$7];2))+IF([.J69]&gt;500000;[.J69]*0.1*VLOOKUP([.J$1];[$'salary-percopy'.$A$1:.$B$7];2))+IF([.K69]&gt;500000;[.K69]*0.1*VLOOKUP([.K$1];[$'salary-percopy'.$A$1:.$B$7];2))+IF([.L69]&gt;500000;[.L69]*0.1*VLOOKUP([.L$1];[$'salary-percopy'.$A$1:.$B$7];2))+IF([.M69]&gt;500000;[.M69]*0.1*VLOOKUP([.M$1];[$'salary-percopy'.$A$1:.$B$7];2))" office:value-type="float" office:value="21905588" calcext:value-type="float">
            <text:p>21,905,588</text:p>
          </table:table-cell>
          <table:table-cell table:formula="of:=[.O69]+[.P69]" office:value-type="float" office:value="289413793" calcext:value-type="float">
            <text:p>289,413,7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xton Melton</text:p>
          </table:table-cell>
          <table:table-cell office:value-type="string" calcext:value-type="string">
            <text:p>Persuers With Honor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70]&gt;[.G$1];0;RANDBETWEEN(1000;1000000))" office:value-type="float" office:value="0" calcext:value-type="float">
            <text:p>0</text:p>
          </table:table-cell>
          <table:table-cell table:formula="of:=IF([.$F70]&gt;[.H$1];0;RANDBETWEEN(1000;1000000))" office:value-type="float" office:value="171149" calcext:value-type="float">
            <text:p>171,149</text:p>
          </table:table-cell>
          <table:table-cell table:formula="of:=IF([.$F70]&gt;[.I$1];0;RANDBETWEEN(1000;1000000))" office:value-type="float" office:value="637486" calcext:value-type="float">
            <text:p>637,486</text:p>
          </table:table-cell>
          <table:table-cell table:formula="of:=IF([.$F70]&gt;[.J$1];0;RANDBETWEEN(1000;1000000))" office:value-type="float" office:value="14797" calcext:value-type="float">
            <text:p>14,797</text:p>
          </table:table-cell>
          <table:table-cell table:formula="of:=IF([.$F70]&gt;[.K$1];0;RANDBETWEEN(1000;1000000))" office:value-type="float" office:value="960919" calcext:value-type="float">
            <text:p>960,919</text:p>
          </table:table-cell>
          <table:table-cell table:formula="of:=IF([.$F70]&gt;[.L$1];0;RANDBETWEEN(1000;1000000))" office:value-type="float" office:value="176324" calcext:value-type="float">
            <text:p>176,324</text:p>
          </table:table-cell>
          <table:table-cell table:formula="of:=IF([.$F70]&gt;[.M$1];0;RANDBETWEEN(1000;1000000))" office:value-type="float" office:value="493111" calcext:value-type="float">
            <text:p>493,111</text:p>
          </table:table-cell>
          <table:table-cell table:formula="of:=SUM([.G70:.M70])" office:value-type="float" office:value="2453786" calcext:value-type="float">
            <text:p>2,453,786</text:p>
          </table:table-cell>
          <table:table-cell table:formula="of:=[.G70]*VLOOKUP([.G$1];[$'salary-percopy'.$A$1:.$B$7];2)+[.H70]*VLOOKUP([.H$1];[$'salary-percopy'.$A$1:.$B$7];2)+[.I70]*VLOOKUP([.I$1];[$'salary-percopy'.$A$1:.$B$7];2)+[.J70]*VLOOKUP([.J$1];[$'salary-percopy'.$A$1:.$B$7];2)+[.K70]*VLOOKUP([.K$1];[$'salary-percopy'.$A$1:.$B$7];2)+[.L70]*VLOOKUP([.L$1];[$'salary-percopy'.$A$1:.$B$7];2)+[.M70]*VLOOKUP([.M$1];[$'salary-percopy'.$A$1:.$B$7];2)" office:value-type="float" office:value="391994660" calcext:value-type="float">
            <text:p>391,994,660</text:p>
          </table:table-cell>
          <table:table-cell table:formula="of:=IF([.G70]&gt;500000;[.G70]*0.1*VLOOKUP([.G$1];[$'salary-percopy'.$A$1:.$B$7];2))+IF([.H70]&gt;500000;[.H70]*0.1*VLOOKUP([.H$1];[$'salary-percopy'.$A$1:.$B$7];2))+IF([.I70]&gt;500000;[.I70]*0.1*VLOOKUP([.I$1];[$'salary-percopy'.$A$1:.$B$7];2))+IF([.J70]&gt;500000;[.J70]*0.1*VLOOKUP([.J$1];[$'salary-percopy'.$A$1:.$B$7];2))+IF([.K70]&gt;500000;[.K70]*0.1*VLOOKUP([.K$1];[$'salary-percopy'.$A$1:.$B$7];2))+IF([.L70]&gt;500000;[.L70]*0.1*VLOOKUP([.L$1];[$'salary-percopy'.$A$1:.$B$7];2))+IF([.M70]&gt;500000;[.M70]*0.1*VLOOKUP([.M$1];[$'salary-percopy'.$A$1:.$B$7];2))" office:value-type="float" office:value="23985455" calcext:value-type="float">
            <text:p>23,985,455</text:p>
          </table:table-cell>
          <table:table-cell table:formula="of:=[.O70]+[.P70]" office:value-type="float" office:value="415980115" calcext:value-type="float">
            <text:p>415,980,1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ayla Ward</text:p>
          </table:table-cell>
          <table:table-cell office:value-type="string" calcext:value-type="string">
            <text:p>Phantoms Without A Goal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71]&gt;[.G$1];0;RANDBETWEEN(1000;1000000))" office:value-type="float" office:value="0" calcext:value-type="float">
            <text:p>0</text:p>
          </table:table-cell>
          <table:table-cell table:formula="of:=IF([.$F71]&gt;[.H$1];0;RANDBETWEEN(1000;1000000))" office:value-type="float" office:value="0" calcext:value-type="float">
            <text:p>0</text:p>
          </table:table-cell>
          <table:table-cell table:formula="of:=IF([.$F71]&gt;[.I$1];0;RANDBETWEEN(1000;1000000))" office:value-type="float" office:value="0" calcext:value-type="float">
            <text:p>0</text:p>
          </table:table-cell>
          <table:table-cell table:formula="of:=IF([.$F71]&gt;[.J$1];0;RANDBETWEEN(1000;1000000))" office:value-type="float" office:value="0" calcext:value-type="float">
            <text:p>0</text:p>
          </table:table-cell>
          <table:table-cell table:formula="of:=IF([.$F71]&gt;[.K$1];0;RANDBETWEEN(1000;1000000))" office:value-type="float" office:value="77193" calcext:value-type="float">
            <text:p>77,193</text:p>
          </table:table-cell>
          <table:table-cell table:formula="of:=IF([.$F71]&gt;[.L$1];0;RANDBETWEEN(1000;1000000))" office:value-type="float" office:value="697267" calcext:value-type="float">
            <text:p>697,267</text:p>
          </table:table-cell>
          <table:table-cell table:formula="of:=IF([.$F71]&gt;[.M$1];0;RANDBETWEEN(1000;1000000))" office:value-type="float" office:value="683261" calcext:value-type="float">
            <text:p>683,261</text:p>
          </table:table-cell>
          <table:table-cell table:formula="of:=SUM([.G71:.M71])" office:value-type="float" office:value="1457721" calcext:value-type="float">
            <text:p>1,457,721</text:p>
          </table:table-cell>
          <table:table-cell table:formula="of:=[.G71]*VLOOKUP([.G$1];[$'salary-percopy'.$A$1:.$B$7];2)+[.H71]*VLOOKUP([.H$1];[$'salary-percopy'.$A$1:.$B$7];2)+[.I71]*VLOOKUP([.I$1];[$'salary-percopy'.$A$1:.$B$7];2)+[.J71]*VLOOKUP([.J$1];[$'salary-percopy'.$A$1:.$B$7];2)+[.K71]*VLOOKUP([.K$1];[$'salary-percopy'.$A$1:.$B$7];2)+[.L71]*VLOOKUP([.L$1];[$'salary-percopy'.$A$1:.$B$7];2)+[.M71]*VLOOKUP([.M$1];[$'salary-percopy'.$A$1:.$B$7];2)" office:value-type="float" office:value="278769405" calcext:value-type="float">
            <text:p>278,769,405</text:p>
          </table:table-cell>
          <table:table-cell table:formula="of:=IF([.G71]&gt;500000;[.G71]*0.1*VLOOKUP([.G$1];[$'salary-percopy'.$A$1:.$B$7];2))+IF([.H71]&gt;500000;[.H71]*0.1*VLOOKUP([.H$1];[$'salary-percopy'.$A$1:.$B$7];2))+IF([.I71]&gt;500000;[.I71]*0.1*VLOOKUP([.I$1];[$'salary-percopy'.$A$1:.$B$7];2))+IF([.J71]&gt;500000;[.J71]*0.1*VLOOKUP([.J$1];[$'salary-percopy'.$A$1:.$B$7];2))+IF([.K71]&gt;500000;[.K71]*0.1*VLOOKUP([.K$1];[$'salary-percopy'.$A$1:.$B$7];2))+IF([.L71]&gt;500000;[.L71]*0.1*VLOOKUP([.L$1];[$'salary-percopy'.$A$1:.$B$7];2))+IF([.M71]&gt;500000;[.M71]*0.1*VLOOKUP([.M$1];[$'salary-percopy'.$A$1:.$B$7];2))" office:value-type="float" office:value="26564659.5" calcext:value-type="float">
            <text:p>26,564,660</text:p>
          </table:table-cell>
          <table:table-cell table:formula="of:=[.O71]+[.P71]" office:value-type="float" office:value="305334064.5" calcext:value-type="float">
            <text:p>305,334,0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rynn Wu</text:p>
          </table:table-cell>
          <table:table-cell office:value-type="string" calcext:value-type="string">
            <text:p>Pirates Of Animals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72]&gt;[.G$1];0;RANDBETWEEN(1000;1000000))" office:value-type="float" office:value="0" calcext:value-type="float">
            <text:p>0</text:p>
          </table:table-cell>
          <table:table-cell table:formula="of:=IF([.$F72]&gt;[.H$1];0;RANDBETWEEN(1000;1000000))" office:value-type="float" office:value="0" calcext:value-type="float">
            <text:p>0</text:p>
          </table:table-cell>
          <table:table-cell table:formula="of:=IF([.$F72]&gt;[.I$1];0;RANDBETWEEN(1000;1000000))" office:value-type="float" office:value="0" calcext:value-type="float">
            <text:p>0</text:p>
          </table:table-cell>
          <table:table-cell table:formula="of:=IF([.$F72]&gt;[.J$1];0;RANDBETWEEN(1000;1000000))" office:value-type="float" office:value="758840" calcext:value-type="float">
            <text:p>758,840</text:p>
          </table:table-cell>
          <table:table-cell table:formula="of:=IF([.$F72]&gt;[.K$1];0;RANDBETWEEN(1000;1000000))" office:value-type="float" office:value="46549" calcext:value-type="float">
            <text:p>46,549</text:p>
          </table:table-cell>
          <table:table-cell table:formula="of:=IF([.$F72]&gt;[.L$1];0;RANDBETWEEN(1000;1000000))" office:value-type="float" office:value="691519" calcext:value-type="float">
            <text:p>691,519</text:p>
          </table:table-cell>
          <table:table-cell table:formula="of:=IF([.$F72]&gt;[.M$1];0;RANDBETWEEN(1000;1000000))" office:value-type="float" office:value="812846" calcext:value-type="float">
            <text:p>812,846</text:p>
          </table:table-cell>
          <table:table-cell table:formula="of:=SUM([.G72:.M72])" office:value-type="float" office:value="2309754" calcext:value-type="float">
            <text:p>2,309,754</text:p>
          </table:table-cell>
          <table:table-cell table:formula="of:=[.G72]*VLOOKUP([.G$1];[$'salary-percopy'.$A$1:.$B$7];2)+[.H72]*VLOOKUP([.H$1];[$'salary-percopy'.$A$1:.$B$7];2)+[.I72]*VLOOKUP([.I$1];[$'salary-percopy'.$A$1:.$B$7];2)+[.J72]*VLOOKUP([.J$1];[$'salary-percopy'.$A$1:.$B$7];2)+[.K72]*VLOOKUP([.K$1];[$'salary-percopy'.$A$1:.$B$7];2)+[.L72]*VLOOKUP([.L$1];[$'salary-percopy'.$A$1:.$B$7];2)+[.M72]*VLOOKUP([.M$1];[$'salary-percopy'.$A$1:.$B$7];2)" office:value-type="float" office:value="404651145" calcext:value-type="float">
            <text:p>404,651,145</text:p>
          </table:table-cell>
          <table:table-cell table:formula="of:=IF([.G72]&gt;500000;[.G72]*0.1*VLOOKUP([.G$1];[$'salary-percopy'.$A$1:.$B$7];2))+IF([.H72]&gt;500000;[.H72]*0.1*VLOOKUP([.H$1];[$'salary-percopy'.$A$1:.$B$7];2))+IF([.I72]&gt;500000;[.I72]*0.1*VLOOKUP([.I$1];[$'salary-percopy'.$A$1:.$B$7];2))+IF([.J72]&gt;500000;[.J72]*0.1*VLOOKUP([.J$1];[$'salary-percopy'.$A$1:.$B$7];2))+IF([.K72]&gt;500000;[.K72]*0.1*VLOOKUP([.K$1];[$'salary-percopy'.$A$1:.$B$7];2))+IF([.L72]&gt;500000;[.L72]*0.1*VLOOKUP([.L$1];[$'salary-percopy'.$A$1:.$B$7];2))+IF([.M72]&gt;500000;[.M72]*0.1*VLOOKUP([.M$1];[$'salary-percopy'.$A$1:.$B$7];2))" office:value-type="float" office:value="39673781.5" calcext:value-type="float">
            <text:p>39,673,782</text:p>
          </table:table-cell>
          <table:table-cell table:formula="of:=[.O72]+[.P72]" office:value-type="float" office:value="444324926.5" calcext:value-type="float">
            <text:p>444,324,9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kyler Webb</text:p>
          </table:table-cell>
          <table:table-cell office:value-type="string" calcext:value-type="string">
            <text:p>Planets Of The Cave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73]&gt;[.G$1];0;RANDBETWEEN(1000;1000000))" office:value-type="float" office:value="0" calcext:value-type="float">
            <text:p>0</text:p>
          </table:table-cell>
          <table:table-cell table:formula="of:=IF([.$F73]&gt;[.H$1];0;RANDBETWEEN(1000;1000000))" office:value-type="float" office:value="0" calcext:value-type="float">
            <text:p>0</text:p>
          </table:table-cell>
          <table:table-cell table:formula="of:=IF([.$F73]&gt;[.I$1];0;RANDBETWEEN(1000;1000000))" office:value-type="float" office:value="0" calcext:value-type="float">
            <text:p>0</text:p>
          </table:table-cell>
          <table:table-cell table:formula="of:=IF([.$F73]&gt;[.J$1];0;RANDBETWEEN(1000;1000000))" office:value-type="float" office:value="0" calcext:value-type="float">
            <text:p>0</text:p>
          </table:table-cell>
          <table:table-cell table:formula="of:=IF([.$F73]&gt;[.K$1];0;RANDBETWEEN(1000;1000000))" office:value-type="float" office:value="0" calcext:value-type="float">
            <text:p>0</text:p>
          </table:table-cell>
          <table:table-cell table:formula="of:=IF([.$F73]&gt;[.L$1];0;RANDBETWEEN(1000;1000000))" office:value-type="float" office:value="729003" calcext:value-type="float">
            <text:p>729,003</text:p>
          </table:table-cell>
          <table:table-cell table:formula="of:=IF([.$F73]&gt;[.M$1];0;RANDBETWEEN(1000;1000000))" office:value-type="float" office:value="609087" calcext:value-type="float">
            <text:p>609,087</text:p>
          </table:table-cell>
          <table:table-cell table:formula="of:=SUM([.G73:.M73])" office:value-type="float" office:value="1338090" calcext:value-type="float">
            <text:p>1,338,090</text:p>
          </table:table-cell>
          <table:table-cell table:formula="of:=[.G73]*VLOOKUP([.G$1];[$'salary-percopy'.$A$1:.$B$7];2)+[.H73]*VLOOKUP([.H$1];[$'salary-percopy'.$A$1:.$B$7];2)+[.I73]*VLOOKUP([.I$1];[$'salary-percopy'.$A$1:.$B$7];2)+[.J73]*VLOOKUP([.J$1];[$'salary-percopy'.$A$1:.$B$7];2)+[.K73]*VLOOKUP([.K$1];[$'salary-percopy'.$A$1:.$B$7];2)+[.L73]*VLOOKUP([.L$1];[$'salary-percopy'.$A$1:.$B$7];2)+[.M73]*VLOOKUP([.M$1];[$'salary-percopy'.$A$1:.$B$7];2)" office:value-type="float" office:value="256682955" calcext:value-type="float">
            <text:p>256,682,955</text:p>
          </table:table-cell>
          <table:table-cell table:formula="of:=IF([.G73]&gt;500000;[.G73]*0.1*VLOOKUP([.G$1];[$'salary-percopy'.$A$1:.$B$7];2))+IF([.H73]&gt;500000;[.H73]*0.1*VLOOKUP([.H$1];[$'salary-percopy'.$A$1:.$B$7];2))+IF([.I73]&gt;500000;[.I73]*0.1*VLOOKUP([.I$1];[$'salary-percopy'.$A$1:.$B$7];2))+IF([.J73]&gt;500000;[.J73]*0.1*VLOOKUP([.J$1];[$'salary-percopy'.$A$1:.$B$7];2))+IF([.K73]&gt;500000;[.K73]*0.1*VLOOKUP([.K$1];[$'salary-percopy'.$A$1:.$B$7];2))+IF([.L73]&gt;500000;[.L73]*0.1*VLOOKUP([.L$1];[$'salary-percopy'.$A$1:.$B$7];2))+IF([.M73]&gt;500000;[.M73]*0.1*VLOOKUP([.M$1];[$'salary-percopy'.$A$1:.$B$7];2))" office:value-type="float" office:value="25668295.5" calcext:value-type="float">
            <text:p>25,668,296</text:p>
          </table:table-cell>
          <table:table-cell table:formula="of:=[.O73]+[.P73]" office:value-type="float" office:value="282351250.5" calcext:value-type="float">
            <text:p>282,351,2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Zoie Beck</text:p>
          </table:table-cell>
          <table:table-cell office:value-type="string" calcext:value-type="string">
            <text:p>Puppy Of Riddles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74]&gt;[.G$1];0;RANDBETWEEN(1000;1000000))" office:value-type="float" office:value="0" calcext:value-type="float">
            <text:p>0</text:p>
          </table:table-cell>
          <table:table-cell table:formula="of:=IF([.$F74]&gt;[.H$1];0;RANDBETWEEN(1000;1000000))" office:value-type="float" office:value="0" calcext:value-type="float">
            <text:p>0</text:p>
          </table:table-cell>
          <table:table-cell table:formula="of:=IF([.$F74]&gt;[.I$1];0;RANDBETWEEN(1000;1000000))" office:value-type="float" office:value="87694" calcext:value-type="float">
            <text:p>87,694</text:p>
          </table:table-cell>
          <table:table-cell table:formula="of:=IF([.$F74]&gt;[.J$1];0;RANDBETWEEN(1000;1000000))" office:value-type="float" office:value="119815" calcext:value-type="float">
            <text:p>119,815</text:p>
          </table:table-cell>
          <table:table-cell table:formula="of:=IF([.$F74]&gt;[.K$1];0;RANDBETWEEN(1000;1000000))" office:value-type="float" office:value="465240" calcext:value-type="float">
            <text:p>465,240</text:p>
          </table:table-cell>
          <table:table-cell table:formula="of:=IF([.$F74]&gt;[.L$1];0;RANDBETWEEN(1000;1000000))" office:value-type="float" office:value="765411" calcext:value-type="float">
            <text:p>765,411</text:p>
          </table:table-cell>
          <table:table-cell table:formula="of:=IF([.$F74]&gt;[.M$1];0;RANDBETWEEN(1000;1000000))" office:value-type="float" office:value="127614" calcext:value-type="float">
            <text:p>127,614</text:p>
          </table:table-cell>
          <table:table-cell table:formula="of:=SUM([.G74:.M74])" office:value-type="float" office:value="1565774" calcext:value-type="float">
            <text:p>1,565,774</text:p>
          </table:table-cell>
          <table:table-cell table:formula="of:=[.G74]*VLOOKUP([.G$1];[$'salary-percopy'.$A$1:.$B$7];2)+[.H74]*VLOOKUP([.H$1];[$'salary-percopy'.$A$1:.$B$7];2)+[.I74]*VLOOKUP([.I$1];[$'salary-percopy'.$A$1:.$B$7];2)+[.J74]*VLOOKUP([.J$1];[$'salary-percopy'.$A$1:.$B$7];2)+[.K74]*VLOOKUP([.K$1];[$'salary-percopy'.$A$1:.$B$7];2)+[.L74]*VLOOKUP([.L$1];[$'salary-percopy'.$A$1:.$B$7];2)+[.M74]*VLOOKUP([.M$1];[$'salary-percopy'.$A$1:.$B$7];2)" office:value-type="float" office:value="273512015" calcext:value-type="float">
            <text:p>273,512,015</text:p>
          </table:table-cell>
          <table:table-cell table:formula="of:=IF([.G74]&gt;500000;[.G74]*0.1*VLOOKUP([.G$1];[$'salary-percopy'.$A$1:.$B$7];2))+IF([.H74]&gt;500000;[.H74]*0.1*VLOOKUP([.H$1];[$'salary-percopy'.$A$1:.$B$7];2))+IF([.I74]&gt;500000;[.I74]*0.1*VLOOKUP([.I$1];[$'salary-percopy'.$A$1:.$B$7];2))+IF([.J74]&gt;500000;[.J74]*0.1*VLOOKUP([.J$1];[$'salary-percopy'.$A$1:.$B$7];2))+IF([.K74]&gt;500000;[.K74]*0.1*VLOOKUP([.K$1];[$'salary-percopy'.$A$1:.$B$7];2))+IF([.L74]&gt;500000;[.L74]*0.1*VLOOKUP([.L$1];[$'salary-percopy'.$A$1:.$B$7];2))+IF([.M74]&gt;500000;[.M74]*0.1*VLOOKUP([.M$1];[$'salary-percopy'.$A$1:.$B$7];2))" office:value-type="float" office:value="14160103.5" calcext:value-type="float">
            <text:p>14,160,104</text:p>
          </table:table-cell>
          <table:table-cell table:formula="of:=[.O74]+[.P74]" office:value-type="float" office:value="287672118.5" calcext:value-type="float">
            <text:p>287,672,1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ice Hudson</text:p>
          </table:table-cell>
          <table:table-cell office:value-type="string" calcext:value-type="string">
            <text:p>Rat And Foreigner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75]&gt;[.G$1];0;RANDBETWEEN(1000;1000000))" office:value-type="float" office:value="0" calcext:value-type="float">
            <text:p>0</text:p>
          </table:table-cell>
          <table:table-cell table:formula="of:=IF([.$F75]&gt;[.H$1];0;RANDBETWEEN(1000;1000000))" office:value-type="float" office:value="0" calcext:value-type="float">
            <text:p>0</text:p>
          </table:table-cell>
          <table:table-cell table:formula="of:=IF([.$F75]&gt;[.I$1];0;RANDBETWEEN(1000;1000000))" office:value-type="float" office:value="0" calcext:value-type="float">
            <text:p>0</text:p>
          </table:table-cell>
          <table:table-cell table:formula="of:=IF([.$F75]&gt;[.J$1];0;RANDBETWEEN(1000;1000000))" office:value-type="float" office:value="980132" calcext:value-type="float">
            <text:p>980,132</text:p>
          </table:table-cell>
          <table:table-cell table:formula="of:=IF([.$F75]&gt;[.K$1];0;RANDBETWEEN(1000;1000000))" office:value-type="float" office:value="189457" calcext:value-type="float">
            <text:p>189,457</text:p>
          </table:table-cell>
          <table:table-cell table:formula="of:=IF([.$F75]&gt;[.L$1];0;RANDBETWEEN(1000;1000000))" office:value-type="float" office:value="105726" calcext:value-type="float">
            <text:p>105,726</text:p>
          </table:table-cell>
          <table:table-cell table:formula="of:=IF([.$F75]&gt;[.M$1];0;RANDBETWEEN(1000;1000000))" office:value-type="float" office:value="666841" calcext:value-type="float">
            <text:p>666,841</text:p>
          </table:table-cell>
          <table:table-cell table:formula="of:=SUM([.G75:.M75])" office:value-type="float" office:value="1942156" calcext:value-type="float">
            <text:p>1,942,156</text:p>
          </table:table-cell>
          <table:table-cell table:formula="of:=[.G75]*VLOOKUP([.G$1];[$'salary-percopy'.$A$1:.$B$7];2)+[.H75]*VLOOKUP([.H$1];[$'salary-percopy'.$A$1:.$B$7];2)+[.I75]*VLOOKUP([.I$1];[$'salary-percopy'.$A$1:.$B$7];2)+[.J75]*VLOOKUP([.J$1];[$'salary-percopy'.$A$1:.$B$7];2)+[.K75]*VLOOKUP([.K$1];[$'salary-percopy'.$A$1:.$B$7];2)+[.L75]*VLOOKUP([.L$1];[$'salary-percopy'.$A$1:.$B$7];2)+[.M75]*VLOOKUP([.M$1];[$'salary-percopy'.$A$1:.$B$7];2)" office:value-type="float" office:value="322353680" calcext:value-type="float">
            <text:p>322,353,680</text:p>
          </table:table-cell>
          <table:table-cell table:formula="of:=IF([.G75]&gt;500000;[.G75]*0.1*VLOOKUP([.G$1];[$'salary-percopy'.$A$1:.$B$7];2))+IF([.H75]&gt;500000;[.H75]*0.1*VLOOKUP([.H$1];[$'salary-percopy'.$A$1:.$B$7];2))+IF([.I75]&gt;500000;[.I75]*0.1*VLOOKUP([.I$1];[$'salary-percopy'.$A$1:.$B$7];2))+IF([.J75]&gt;500000;[.J75]*0.1*VLOOKUP([.J$1];[$'salary-percopy'.$A$1:.$B$7];2))+IF([.K75]&gt;500000;[.K75]*0.1*VLOOKUP([.K$1];[$'salary-percopy'.$A$1:.$B$7];2))+IF([.L75]&gt;500000;[.L75]*0.1*VLOOKUP([.L$1];[$'salary-percopy'.$A$1:.$B$7];2))+IF([.M75]&gt;500000;[.M75]*0.1*VLOOKUP([.M$1];[$'salary-percopy'.$A$1:.$B$7];2))" office:value-type="float" office:value="27058668" calcext:value-type="float">
            <text:p>27,058,668</text:p>
          </table:table-cell>
          <table:table-cell table:formula="of:=[.O75]+[.P75]" office:value-type="float" office:value="349412348" calcext:value-type="float">
            <text:p>349,412,3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ared Howard</text:p>
          </table:table-cell>
          <table:table-cell office:value-type="string" calcext:value-type="string">
            <text:p>Robot And Dog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76]&gt;[.G$1];0;RANDBETWEEN(1000;1000000))" office:value-type="float" office:value="0" calcext:value-type="float">
            <text:p>0</text:p>
          </table:table-cell>
          <table:table-cell table:formula="of:=IF([.$F76]&gt;[.H$1];0;RANDBETWEEN(1000;1000000))" office:value-type="float" office:value="0" calcext:value-type="float">
            <text:p>0</text:p>
          </table:table-cell>
          <table:table-cell table:formula="of:=IF([.$F76]&gt;[.I$1];0;RANDBETWEEN(1000;1000000))" office:value-type="float" office:value="0" calcext:value-type="float">
            <text:p>0</text:p>
          </table:table-cell>
          <table:table-cell table:formula="of:=IF([.$F76]&gt;[.J$1];0;RANDBETWEEN(1000;1000000))" office:value-type="float" office:value="0" calcext:value-type="float">
            <text:p>0</text:p>
          </table:table-cell>
          <table:table-cell table:formula="of:=IF([.$F76]&gt;[.K$1];0;RANDBETWEEN(1000;1000000))" office:value-type="float" office:value="511827" calcext:value-type="float">
            <text:p>511,827</text:p>
          </table:table-cell>
          <table:table-cell table:formula="of:=IF([.$F76]&gt;[.L$1];0;RANDBETWEEN(1000;1000000))" office:value-type="float" office:value="148838" calcext:value-type="float">
            <text:p>148,838</text:p>
          </table:table-cell>
          <table:table-cell table:formula="of:=IF([.$F76]&gt;[.M$1];0;RANDBETWEEN(1000;1000000))" office:value-type="float" office:value="349333" calcext:value-type="float">
            <text:p>349,333</text:p>
          </table:table-cell>
          <table:table-cell table:formula="of:=SUM([.G76:.M76])" office:value-type="float" office:value="1009998" calcext:value-type="float">
            <text:p>1,009,998</text:p>
          </table:table-cell>
          <table:table-cell table:formula="of:=[.G76]*VLOOKUP([.G$1];[$'salary-percopy'.$A$1:.$B$7];2)+[.H76]*VLOOKUP([.H$1];[$'salary-percopy'.$A$1:.$B$7];2)+[.I76]*VLOOKUP([.I$1];[$'salary-percopy'.$A$1:.$B$7];2)+[.J76]*VLOOKUP([.J$1];[$'salary-percopy'.$A$1:.$B$7];2)+[.K76]*VLOOKUP([.K$1];[$'salary-percopy'.$A$1:.$B$7];2)+[.L76]*VLOOKUP([.L$1];[$'salary-percopy'.$A$1:.$B$7];2)+[.M76]*VLOOKUP([.M$1];[$'salary-percopy'.$A$1:.$B$7];2)" office:value-type="float" office:value="184412220" calcext:value-type="float">
            <text:p>184,412,220</text:p>
          </table:table-cell>
          <table:table-cell table:formula="of:=IF([.G76]&gt;500000;[.G76]*0.1*VLOOKUP([.G$1];[$'salary-percopy'.$A$1:.$B$7];2))+IF([.H76]&gt;500000;[.H76]*0.1*VLOOKUP([.H$1];[$'salary-percopy'.$A$1:.$B$7];2))+IF([.I76]&gt;500000;[.I76]*0.1*VLOOKUP([.I$1];[$'salary-percopy'.$A$1:.$B$7];2))+IF([.J76]&gt;500000;[.J76]*0.1*VLOOKUP([.J$1];[$'salary-percopy'.$A$1:.$B$7];2))+IF([.K76]&gt;500000;[.K76]*0.1*VLOOKUP([.K$1];[$'salary-percopy'.$A$1:.$B$7];2))+IF([.L76]&gt;500000;[.L76]*0.1*VLOOKUP([.L$1];[$'salary-percopy'.$A$1:.$B$7];2))+IF([.M76]&gt;500000;[.M76]*0.1*VLOOKUP([.M$1];[$'salary-percopy'.$A$1:.$B$7];2))" office:value-type="float" office:value="8701059" calcext:value-type="float">
            <text:p>8,701,059</text:p>
          </table:table-cell>
          <table:table-cell table:formula="of:=[.O76]+[.P76]" office:value-type="float" office:value="193113279" calcext:value-type="float">
            <text:p>193,113,2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eagan Salazar</text:p>
          </table:table-cell>
          <table:table-cell office:value-type="string" calcext:value-type="string">
            <text:p>Shamans Of Insanity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77]&gt;[.G$1];0;RANDBETWEEN(1000;1000000))" office:value-type="float" office:value="0" calcext:value-type="float">
            <text:p>0</text:p>
          </table:table-cell>
          <table:table-cell table:formula="of:=IF([.$F77]&gt;[.H$1];0;RANDBETWEEN(1000;1000000))" office:value-type="float" office:value="0" calcext:value-type="float">
            <text:p>0</text:p>
          </table:table-cell>
          <table:table-cell table:formula="of:=IF([.$F77]&gt;[.I$1];0;RANDBETWEEN(1000;1000000))" office:value-type="float" office:value="0" calcext:value-type="float">
            <text:p>0</text:p>
          </table:table-cell>
          <table:table-cell table:formula="of:=IF([.$F77]&gt;[.J$1];0;RANDBETWEEN(1000;1000000))" office:value-type="float" office:value="0" calcext:value-type="float">
            <text:p>0</text:p>
          </table:table-cell>
          <table:table-cell table:formula="of:=IF([.$F77]&gt;[.K$1];0;RANDBETWEEN(1000;1000000))" office:value-type="float" office:value="210907" calcext:value-type="float">
            <text:p>210,907</text:p>
          </table:table-cell>
          <table:table-cell table:formula="of:=IF([.$F77]&gt;[.L$1];0;RANDBETWEEN(1000;1000000))" office:value-type="float" office:value="571089" calcext:value-type="float">
            <text:p>571,089</text:p>
          </table:table-cell>
          <table:table-cell table:formula="of:=IF([.$F77]&gt;[.M$1];0;RANDBETWEEN(1000;1000000))" office:value-type="float" office:value="98365" calcext:value-type="float">
            <text:p>98,365</text:p>
          </table:table-cell>
          <table:table-cell table:formula="of:=SUM([.G77:.M77])" office:value-type="float" office:value="880361" calcext:value-type="float">
            <text:p>880,361</text:p>
          </table:table-cell>
          <table:table-cell table:formula="of:=[.G77]*VLOOKUP([.G$1];[$'salary-percopy'.$A$1:.$B$7];2)+[.H77]*VLOOKUP([.H$1];[$'salary-percopy'.$A$1:.$B$7];2)+[.I77]*VLOOKUP([.I$1];[$'salary-percopy'.$A$1:.$B$7];2)+[.J77]*VLOOKUP([.J$1];[$'salary-percopy'.$A$1:.$B$7];2)+[.K77]*VLOOKUP([.K$1];[$'salary-percopy'.$A$1:.$B$7];2)+[.L77]*VLOOKUP([.L$1];[$'salary-percopy'.$A$1:.$B$7];2)+[.M77]*VLOOKUP([.M$1];[$'salary-percopy'.$A$1:.$B$7];2)" office:value-type="float" office:value="161178655" calcext:value-type="float">
            <text:p>161,178,655</text:p>
          </table:table-cell>
          <table:table-cell table:formula="of:=IF([.G77]&gt;500000;[.G77]*0.1*VLOOKUP([.G$1];[$'salary-percopy'.$A$1:.$B$7];2))+IF([.H77]&gt;500000;[.H77]*0.1*VLOOKUP([.H$1];[$'salary-percopy'.$A$1:.$B$7];2))+IF([.I77]&gt;500000;[.I77]*0.1*VLOOKUP([.I$1];[$'salary-percopy'.$A$1:.$B$7];2))+IF([.J77]&gt;500000;[.J77]*0.1*VLOOKUP([.J$1];[$'salary-percopy'.$A$1:.$B$7];2))+IF([.K77]&gt;500000;[.K77]*0.1*VLOOKUP([.K$1];[$'salary-percopy'.$A$1:.$B$7];2))+IF([.L77]&gt;500000;[.L77]*0.1*VLOOKUP([.L$1];[$'salary-percopy'.$A$1:.$B$7];2))+IF([.M77]&gt;500000;[.M77]*0.1*VLOOKUP([.M$1];[$'salary-percopy'.$A$1:.$B$7];2))" office:value-type="float" office:value="10565146.5" calcext:value-type="float">
            <text:p>10,565,147</text:p>
          </table:table-cell>
          <table:table-cell table:formula="of:=[.O77]+[.P77]" office:value-type="float" office:value="171743801.5" calcext:value-type="float">
            <text:p>171,743,8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oy Dyer</text:p>
          </table:table-cell>
          <table:table-cell office:value-type="string" calcext:value-type="string">
            <text:p>Smile At Technology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78]&gt;[.G$1];0;RANDBETWEEN(1000;1000000))" office:value-type="float" office:value="0" calcext:value-type="float">
            <text:p>0</text:p>
          </table:table-cell>
          <table:table-cell table:formula="of:=IF([.$F78]&gt;[.H$1];0;RANDBETWEEN(1000;1000000))" office:value-type="float" office:value="0" calcext:value-type="float">
            <text:p>0</text:p>
          </table:table-cell>
          <table:table-cell table:formula="of:=IF([.$F78]&gt;[.I$1];0;RANDBETWEEN(1000;1000000))" office:value-type="float" office:value="144867" calcext:value-type="float">
            <text:p>144,867</text:p>
          </table:table-cell>
          <table:table-cell table:formula="of:=IF([.$F78]&gt;[.J$1];0;RANDBETWEEN(1000;1000000))" office:value-type="float" office:value="814476" calcext:value-type="float">
            <text:p>814,476</text:p>
          </table:table-cell>
          <table:table-cell table:formula="of:=IF([.$F78]&gt;[.K$1];0;RANDBETWEEN(1000;1000000))" office:value-type="float" office:value="992160" calcext:value-type="float">
            <text:p>992,160</text:p>
          </table:table-cell>
          <table:table-cell table:formula="of:=IF([.$F78]&gt;[.L$1];0;RANDBETWEEN(1000;1000000))" office:value-type="float" office:value="592246" calcext:value-type="float">
            <text:p>592,246</text:p>
          </table:table-cell>
          <table:table-cell table:formula="of:=IF([.$F78]&gt;[.M$1];0;RANDBETWEEN(1000;1000000))" office:value-type="float" office:value="21923" calcext:value-type="float">
            <text:p>21,923</text:p>
          </table:table-cell>
          <table:table-cell table:formula="of:=SUM([.G78:.M78])" office:value-type="float" office:value="2565672" calcext:value-type="float">
            <text:p>2,565,672</text:p>
          </table:table-cell>
          <table:table-cell table:formula="of:=[.G78]*VLOOKUP([.G$1];[$'salary-percopy'.$A$1:.$B$7];2)+[.H78]*VLOOKUP([.H$1];[$'salary-percopy'.$A$1:.$B$7];2)+[.I78]*VLOOKUP([.I$1];[$'salary-percopy'.$A$1:.$B$7];2)+[.J78]*VLOOKUP([.J$1];[$'salary-percopy'.$A$1:.$B$7];2)+[.K78]*VLOOKUP([.K$1];[$'salary-percopy'.$A$1:.$B$7];2)+[.L78]*VLOOKUP([.L$1];[$'salary-percopy'.$A$1:.$B$7];2)+[.M78]*VLOOKUP([.M$1];[$'salary-percopy'.$A$1:.$B$7];2)" office:value-type="float" office:value="414027990" calcext:value-type="float">
            <text:p>414,027,990</text:p>
          </table:table-cell>
          <table:table-cell table:formula="of:=IF([.G78]&gt;500000;[.G78]*0.1*VLOOKUP([.G$1];[$'salary-percopy'.$A$1:.$B$7];2))+IF([.H78]&gt;500000;[.H78]*0.1*VLOOKUP([.H$1];[$'salary-percopy'.$A$1:.$B$7];2))+IF([.I78]&gt;500000;[.I78]*0.1*VLOOKUP([.I$1];[$'salary-percopy'.$A$1:.$B$7];2))+IF([.J78]&gt;500000;[.J78]*0.1*VLOOKUP([.J$1];[$'salary-percopy'.$A$1:.$B$7];2))+IF([.K78]&gt;500000;[.K78]*0.1*VLOOKUP([.K$1];[$'salary-percopy'.$A$1:.$B$7];2))+IF([.L78]&gt;500000;[.L78]*0.1*VLOOKUP([.L$1];[$'salary-percopy'.$A$1:.$B$7];2))+IF([.M78]&gt;500000;[.M78]*0.1*VLOOKUP([.M$1];[$'salary-percopy'.$A$1:.$B$7];2))" office:value-type="float" office:value="39225935" calcext:value-type="float">
            <text:p>39,225,935</text:p>
          </table:table-cell>
          <table:table-cell table:formula="of:=[.O78]+[.P78]" office:value-type="float" office:value="453253925" calcext:value-type="float">
            <text:p>453,253,9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lana Castro</text:p>
          </table:table-cell>
          <table:table-cell office:value-type="string" calcext:value-type="string">
            <text:p>Songs Without A Voice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79]&gt;[.G$1];0;RANDBETWEEN(1000;1000000))" office:value-type="float" office:value="0" calcext:value-type="float">
            <text:p>0</text:p>
          </table:table-cell>
          <table:table-cell table:formula="of:=IF([.$F79]&gt;[.H$1];0;RANDBETWEEN(1000;1000000))" office:value-type="float" office:value="0" calcext:value-type="float">
            <text:p>0</text:p>
          </table:table-cell>
          <table:table-cell table:formula="of:=IF([.$F79]&gt;[.I$1];0;RANDBETWEEN(1000;1000000))" office:value-type="float" office:value="0" calcext:value-type="float">
            <text:p>0</text:p>
          </table:table-cell>
          <table:table-cell table:formula="of:=IF([.$F79]&gt;[.J$1];0;RANDBETWEEN(1000;1000000))" office:value-type="float" office:value="0" calcext:value-type="float">
            <text:p>0</text:p>
          </table:table-cell>
          <table:table-cell table:formula="of:=IF([.$F79]&gt;[.K$1];0;RANDBETWEEN(1000;1000000))" office:value-type="float" office:value="0" calcext:value-type="float">
            <text:p>0</text:p>
          </table:table-cell>
          <table:table-cell table:formula="of:=IF([.$F79]&gt;[.L$1];0;RANDBETWEEN(1000;1000000))" office:value-type="float" office:value="488714" calcext:value-type="float">
            <text:p>488,714</text:p>
          </table:table-cell>
          <table:table-cell table:formula="of:=IF([.$F79]&gt;[.M$1];0;RANDBETWEEN(1000;1000000))" office:value-type="float" office:value="982219" calcext:value-type="float">
            <text:p>982,219</text:p>
          </table:table-cell>
          <table:table-cell table:formula="of:=SUM([.G79:.M79])" office:value-type="float" office:value="1470933" calcext:value-type="float">
            <text:p>1,470,933</text:p>
          </table:table-cell>
          <table:table-cell table:formula="of:=[.G79]*VLOOKUP([.G$1];[$'salary-percopy'.$A$1:.$B$7];2)+[.H79]*VLOOKUP([.H$1];[$'salary-percopy'.$A$1:.$B$7];2)+[.I79]*VLOOKUP([.I$1];[$'salary-percopy'.$A$1:.$B$7];2)+[.J79]*VLOOKUP([.J$1];[$'salary-percopy'.$A$1:.$B$7];2)+[.K79]*VLOOKUP([.K$1];[$'salary-percopy'.$A$1:.$B$7];2)+[.L79]*VLOOKUP([.L$1];[$'salary-percopy'.$A$1:.$B$7];2)+[.M79]*VLOOKUP([.M$1];[$'salary-percopy'.$A$1:.$B$7];2)" office:value-type="float" office:value="286855890" calcext:value-type="float">
            <text:p>286,855,890</text:p>
          </table:table-cell>
          <table:table-cell table:formula="of:=IF([.G79]&gt;500000;[.G79]*0.1*VLOOKUP([.G$1];[$'salary-percopy'.$A$1:.$B$7];2))+IF([.H79]&gt;500000;[.H79]*0.1*VLOOKUP([.H$1];[$'salary-percopy'.$A$1:.$B$7];2))+IF([.I79]&gt;500000;[.I79]*0.1*VLOOKUP([.I$1];[$'salary-percopy'.$A$1:.$B$7];2))+IF([.J79]&gt;500000;[.J79]*0.1*VLOOKUP([.J$1];[$'salary-percopy'.$A$1:.$B$7];2))+IF([.K79]&gt;500000;[.K79]*0.1*VLOOKUP([.K$1];[$'salary-percopy'.$A$1:.$B$7];2))+IF([.L79]&gt;500000;[.L79]*0.1*VLOOKUP([.L$1];[$'salary-percopy'.$A$1:.$B$7];2))+IF([.M79]&gt;500000;[.M79]*0.1*VLOOKUP([.M$1];[$'salary-percopy'.$A$1:.$B$7];2))" office:value-type="float" office:value="19644380" calcext:value-type="float">
            <text:p>19,644,380</text:p>
          </table:table-cell>
          <table:table-cell table:formula="of:=[.O79]+[.P79]" office:value-type="float" office:value="306500270" calcext:value-type="float">
            <text:p>306,500,27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eon Cline</text:p>
          </table:table-cell>
          <table:table-cell office:value-type="string" calcext:value-type="string">
            <text:p>Spiders And Snakes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80]&gt;[.G$1];0;RANDBETWEEN(1000;1000000))" office:value-type="float" office:value="0" calcext:value-type="float">
            <text:p>0</text:p>
          </table:table-cell>
          <table:table-cell table:formula="of:=IF([.$F80]&gt;[.H$1];0;RANDBETWEEN(1000;1000000))" office:value-type="float" office:value="0" calcext:value-type="float">
            <text:p>0</text:p>
          </table:table-cell>
          <table:table-cell table:formula="of:=IF([.$F80]&gt;[.I$1];0;RANDBETWEEN(1000;1000000))" office:value-type="float" office:value="0" calcext:value-type="float">
            <text:p>0</text:p>
          </table:table-cell>
          <table:table-cell table:formula="of:=IF([.$F80]&gt;[.J$1];0;RANDBETWEEN(1000;1000000))" office:value-type="float" office:value="903738" calcext:value-type="float">
            <text:p>903,738</text:p>
          </table:table-cell>
          <table:table-cell table:formula="of:=IF([.$F80]&gt;[.K$1];0;RANDBETWEEN(1000;1000000))" office:value-type="float" office:value="527971" calcext:value-type="float">
            <text:p>527,971</text:p>
          </table:table-cell>
          <table:table-cell table:formula="of:=IF([.$F80]&gt;[.L$1];0;RANDBETWEEN(1000;1000000))" office:value-type="float" office:value="421481" calcext:value-type="float">
            <text:p>421,481</text:p>
          </table:table-cell>
          <table:table-cell table:formula="of:=IF([.$F80]&gt;[.M$1];0;RANDBETWEEN(1000;1000000))" office:value-type="float" office:value="133408" calcext:value-type="float">
            <text:p>133,408</text:p>
          </table:table-cell>
          <table:table-cell table:formula="of:=SUM([.G80:.M80])" office:value-type="float" office:value="1986598" calcext:value-type="float">
            <text:p>1,986,598</text:p>
          </table:table-cell>
          <table:table-cell table:formula="of:=[.G80]*VLOOKUP([.G$1];[$'salary-percopy'.$A$1:.$B$7];2)+[.H80]*VLOOKUP([.H$1];[$'salary-percopy'.$A$1:.$B$7];2)+[.I80]*VLOOKUP([.I$1];[$'salary-percopy'.$A$1:.$B$7];2)+[.J80]*VLOOKUP([.J$1];[$'salary-percopy'.$A$1:.$B$7];2)+[.K80]*VLOOKUP([.K$1];[$'salary-percopy'.$A$1:.$B$7];2)+[.L80]*VLOOKUP([.L$1];[$'salary-percopy'.$A$1:.$B$7];2)+[.M80]*VLOOKUP([.M$1];[$'salary-percopy'.$A$1:.$B$7];2)" office:value-type="float" office:value="320933975" calcext:value-type="float">
            <text:p>320,933,975</text:p>
          </table:table-cell>
          <table:table-cell table:formula="of:=IF([.G80]&gt;500000;[.G80]*0.1*VLOOKUP([.G$1];[$'salary-percopy'.$A$1:.$B$7];2))+IF([.H80]&gt;500000;[.H80]*0.1*VLOOKUP([.H$1];[$'salary-percopy'.$A$1:.$B$7];2))+IF([.I80]&gt;500000;[.I80]*0.1*VLOOKUP([.I$1];[$'salary-percopy'.$A$1:.$B$7];2))+IF([.J80]&gt;500000;[.J80]*0.1*VLOOKUP([.J$1];[$'salary-percopy'.$A$1:.$B$7];2))+IF([.K80]&gt;500000;[.K80]*0.1*VLOOKUP([.K$1];[$'salary-percopy'.$A$1:.$B$7];2))+IF([.L80]&gt;500000;[.L80]*0.1*VLOOKUP([.L$1];[$'salary-percopy'.$A$1:.$B$7];2))+IF([.M80]&gt;500000;[.M80]*0.1*VLOOKUP([.M$1];[$'salary-percopy'.$A$1:.$B$7];2))" office:value-type="float" office:value="21627839" calcext:value-type="float">
            <text:p>21,627,839</text:p>
          </table:table-cell>
          <table:table-cell table:formula="of:=[.O80]+[.P80]" office:value-type="float" office:value="342561814" calcext:value-type="float">
            <text:p>342,561,8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iena Long</text:p>
          </table:table-cell>
          <table:table-cell office:value-type="string" calcext:value-type="string">
            <text:p>Supporters Of The Plague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81]&gt;[.G$1];0;RANDBETWEEN(1000;1000000))" office:value-type="float" office:value="0" calcext:value-type="float">
            <text:p>0</text:p>
          </table:table-cell>
          <table:table-cell table:formula="of:=IF([.$F81]&gt;[.H$1];0;RANDBETWEEN(1000;1000000))" office:value-type="float" office:value="0" calcext:value-type="float">
            <text:p>0</text:p>
          </table:table-cell>
          <table:table-cell table:formula="of:=IF([.$F81]&gt;[.I$1];0;RANDBETWEEN(1000;1000000))" office:value-type="float" office:value="0" calcext:value-type="float">
            <text:p>0</text:p>
          </table:table-cell>
          <table:table-cell table:formula="of:=IF([.$F81]&gt;[.J$1];0;RANDBETWEEN(1000;1000000))" office:value-type="float" office:value="932339" calcext:value-type="float">
            <text:p>932,339</text:p>
          </table:table-cell>
          <table:table-cell table:formula="of:=IF([.$F81]&gt;[.K$1];0;RANDBETWEEN(1000;1000000))" office:value-type="float" office:value="793761" calcext:value-type="float">
            <text:p>793,761</text:p>
          </table:table-cell>
          <table:table-cell table:formula="of:=IF([.$F81]&gt;[.L$1];0;RANDBETWEEN(1000;1000000))" office:value-type="float" office:value="708667" calcext:value-type="float">
            <text:p>708,667</text:p>
          </table:table-cell>
          <table:table-cell table:formula="of:=IF([.$F81]&gt;[.M$1];0;RANDBETWEEN(1000;1000000))" office:value-type="float" office:value="438000" calcext:value-type="float">
            <text:p>438,000</text:p>
          </table:table-cell>
          <table:table-cell table:formula="of:=SUM([.G81:.M81])" office:value-type="float" office:value="2872767" calcext:value-type="float">
            <text:p>2,872,767</text:p>
          </table:table-cell>
          <table:table-cell table:formula="of:=[.G81]*VLOOKUP([.G$1];[$'salary-percopy'.$A$1:.$B$7];2)+[.H81]*VLOOKUP([.H$1];[$'salary-percopy'.$A$1:.$B$7];2)+[.I81]*VLOOKUP([.I$1];[$'salary-percopy'.$A$1:.$B$7];2)+[.J81]*VLOOKUP([.J$1];[$'salary-percopy'.$A$1:.$B$7];2)+[.K81]*VLOOKUP([.K$1];[$'salary-percopy'.$A$1:.$B$7];2)+[.L81]*VLOOKUP([.L$1];[$'salary-percopy'.$A$1:.$B$7];2)+[.M81]*VLOOKUP([.M$1];[$'salary-percopy'.$A$1:.$B$7];2)" office:value-type="float" office:value="484170225" calcext:value-type="float">
            <text:p>484,170,225</text:p>
          </table:table-cell>
          <table:table-cell table:formula="of:=IF([.G81]&gt;500000;[.G81]*0.1*VLOOKUP([.G$1];[$'salary-percopy'.$A$1:.$B$7];2))+IF([.H81]&gt;500000;[.H81]*0.1*VLOOKUP([.H$1];[$'salary-percopy'.$A$1:.$B$7];2))+IF([.I81]&gt;500000;[.I81]*0.1*VLOOKUP([.I$1];[$'salary-percopy'.$A$1:.$B$7];2))+IF([.J81]&gt;500000;[.J81]*0.1*VLOOKUP([.J$1];[$'salary-percopy'.$A$1:.$B$7];2))+IF([.K81]&gt;500000;[.K81]*0.1*VLOOKUP([.K$1];[$'salary-percopy'.$A$1:.$B$7];2))+IF([.L81]&gt;500000;[.L81]*0.1*VLOOKUP([.L$1];[$'salary-percopy'.$A$1:.$B$7];2))+IF([.M81]&gt;500000;[.M81]*0.1*VLOOKUP([.M$1];[$'salary-percopy'.$A$1:.$B$7];2))" office:value-type="float" office:value="39657022.5" calcext:value-type="float">
            <text:p>39,657,023</text:p>
          </table:table-cell>
          <table:table-cell table:formula="of:=[.O81]+[.P81]" office:value-type="float" office:value="523827247.5" calcext:value-type="float">
            <text:p>523,827,2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hmad Lynn</text:p>
          </table:table-cell>
          <table:table-cell office:value-type="string" calcext:value-type="string">
            <text:p>Sweating In Nature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82]&gt;[.G$1];0;RANDBETWEEN(1000;1000000))" office:value-type="float" office:value="0" calcext:value-type="float">
            <text:p>0</text:p>
          </table:table-cell>
          <table:table-cell table:formula="of:=IF([.$F82]&gt;[.H$1];0;RANDBETWEEN(1000;1000000))" office:value-type="float" office:value="949475" calcext:value-type="float">
            <text:p>949,475</text:p>
          </table:table-cell>
          <table:table-cell table:formula="of:=IF([.$F82]&gt;[.I$1];0;RANDBETWEEN(1000;1000000))" office:value-type="float" office:value="635048" calcext:value-type="float">
            <text:p>635,048</text:p>
          </table:table-cell>
          <table:table-cell table:formula="of:=IF([.$F82]&gt;[.J$1];0;RANDBETWEEN(1000;1000000))" office:value-type="float" office:value="198775" calcext:value-type="float">
            <text:p>198,775</text:p>
          </table:table-cell>
          <table:table-cell table:formula="of:=IF([.$F82]&gt;[.K$1];0;RANDBETWEEN(1000;1000000))" office:value-type="float" office:value="942566" calcext:value-type="float">
            <text:p>942,566</text:p>
          </table:table-cell>
          <table:table-cell table:formula="of:=IF([.$F82]&gt;[.L$1];0;RANDBETWEEN(1000;1000000))" office:value-type="float" office:value="754634" calcext:value-type="float">
            <text:p>754,634</text:p>
          </table:table-cell>
          <table:table-cell table:formula="of:=IF([.$F82]&gt;[.M$1];0;RANDBETWEEN(1000;1000000))" office:value-type="float" office:value="100922" calcext:value-type="float">
            <text:p>100,922</text:p>
          </table:table-cell>
          <table:table-cell table:formula="of:=SUM([.G82:.M82])" office:value-type="float" office:value="3581420" calcext:value-type="float">
            <text:p>3,581,420</text:p>
          </table:table-cell>
          <table:table-cell table:formula="of:=[.G82]*VLOOKUP([.G$1];[$'salary-percopy'.$A$1:.$B$7];2)+[.H82]*VLOOKUP([.H$1];[$'salary-percopy'.$A$1:.$B$7];2)+[.I82]*VLOOKUP([.I$1];[$'salary-percopy'.$A$1:.$B$7];2)+[.J82]*VLOOKUP([.J$1];[$'salary-percopy'.$A$1:.$B$7];2)+[.K82]*VLOOKUP([.K$1];[$'salary-percopy'.$A$1:.$B$7];2)+[.L82]*VLOOKUP([.L$1];[$'salary-percopy'.$A$1:.$B$7];2)+[.M82]*VLOOKUP([.M$1];[$'salary-percopy'.$A$1:.$B$7];2)" office:value-type="float" office:value="528504420" calcext:value-type="float">
            <text:p>528,504,420</text:p>
          </table:table-cell>
          <table:table-cell table:formula="of:=IF([.G82]&gt;500000;[.G82]*0.1*VLOOKUP([.G$1];[$'salary-percopy'.$A$1:.$B$7];2))+IF([.H82]&gt;500000;[.H82]*0.1*VLOOKUP([.H$1];[$'salary-percopy'.$A$1:.$B$7];2))+IF([.I82]&gt;500000;[.I82]*0.1*VLOOKUP([.I$1];[$'salary-percopy'.$A$1:.$B$7];2))+IF([.J82]&gt;500000;[.J82]*0.1*VLOOKUP([.J$1];[$'salary-percopy'.$A$1:.$B$7];2))+IF([.K82]&gt;500000;[.K82]*0.1*VLOOKUP([.K$1];[$'salary-percopy'.$A$1:.$B$7];2))+IF([.L82]&gt;500000;[.L82]*0.1*VLOOKUP([.L$1];[$'salary-percopy'.$A$1:.$B$7];2))+IF([.M82]&gt;500000;[.M82]*0.1*VLOOKUP([.M$1];[$'salary-percopy'.$A$1:.$B$7];2))" office:value-type="float" office:value="48049152" calcext:value-type="float">
            <text:p>48,049,152</text:p>
          </table:table-cell>
          <table:table-cell table:formula="of:=[.O82]+[.P82]" office:value-type="float" office:value="576553572" calcext:value-type="float">
            <text:p>576,553,5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Jagger Maxwell</text:p>
          </table:table-cell>
          <table:table-cell office:value-type="string" calcext:value-type="string">
            <text:p>Symbols At The Graveyard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83]&gt;[.G$1];0;RANDBETWEEN(1000;1000000))" office:value-type="float" office:value="0" calcext:value-type="float">
            <text:p>0</text:p>
          </table:table-cell>
          <table:table-cell table:formula="of:=IF([.$F83]&gt;[.H$1];0;RANDBETWEEN(1000;1000000))" office:value-type="float" office:value="0" calcext:value-type="float">
            <text:p>0</text:p>
          </table:table-cell>
          <table:table-cell table:formula="of:=IF([.$F83]&gt;[.I$1];0;RANDBETWEEN(1000;1000000))" office:value-type="float" office:value="0" calcext:value-type="float">
            <text:p>0</text:p>
          </table:table-cell>
          <table:table-cell table:formula="of:=IF([.$F83]&gt;[.J$1];0;RANDBETWEEN(1000;1000000))" office:value-type="float" office:value="597885" calcext:value-type="float">
            <text:p>597,885</text:p>
          </table:table-cell>
          <table:table-cell table:formula="of:=IF([.$F83]&gt;[.K$1];0;RANDBETWEEN(1000;1000000))" office:value-type="float" office:value="38566" calcext:value-type="float">
            <text:p>38,566</text:p>
          </table:table-cell>
          <table:table-cell table:formula="of:=IF([.$F83]&gt;[.L$1];0;RANDBETWEEN(1000;1000000))" office:value-type="float" office:value="252974" calcext:value-type="float">
            <text:p>252,974</text:p>
          </table:table-cell>
          <table:table-cell table:formula="of:=IF([.$F83]&gt;[.M$1];0;RANDBETWEEN(1000;1000000))" office:value-type="float" office:value="732667" calcext:value-type="float">
            <text:p>732,667</text:p>
          </table:table-cell>
          <table:table-cell table:formula="of:=SUM([.G83:.M83])" office:value-type="float" office:value="1622092" calcext:value-type="float">
            <text:p>1,622,092</text:p>
          </table:table-cell>
          <table:table-cell table:formula="of:=[.G83]*VLOOKUP([.G$1];[$'salary-percopy'.$A$1:.$B$7];2)+[.H83]*VLOOKUP([.H$1];[$'salary-percopy'.$A$1:.$B$7];2)+[.I83]*VLOOKUP([.I$1];[$'salary-percopy'.$A$1:.$B$7];2)+[.J83]*VLOOKUP([.J$1];[$'salary-percopy'.$A$1:.$B$7];2)+[.K83]*VLOOKUP([.K$1];[$'salary-percopy'.$A$1:.$B$7];2)+[.L83]*VLOOKUP([.L$1];[$'salary-percopy'.$A$1:.$B$7];2)+[.M83]*VLOOKUP([.M$1];[$'salary-percopy'.$A$1:.$B$7];2)" office:value-type="float" office:value="283593710" calcext:value-type="float">
            <text:p>283,593,710</text:p>
          </table:table-cell>
          <table:table-cell table:formula="of:=IF([.G83]&gt;500000;[.G83]*0.1*VLOOKUP([.G$1];[$'salary-percopy'.$A$1:.$B$7];2))+IF([.H83]&gt;500000;[.H83]*0.1*VLOOKUP([.H$1];[$'salary-percopy'.$A$1:.$B$7];2))+IF([.I83]&gt;500000;[.I83]*0.1*VLOOKUP([.I$1];[$'salary-percopy'.$A$1:.$B$7];2))+IF([.J83]&gt;500000;[.J83]*0.1*VLOOKUP([.J$1];[$'salary-percopy'.$A$1:.$B$7];2))+IF([.K83]&gt;500000;[.K83]*0.1*VLOOKUP([.K$1];[$'salary-percopy'.$A$1:.$B$7];2))+IF([.L83]&gt;500000;[.L83]*0.1*VLOOKUP([.L$1];[$'salary-percopy'.$A$1:.$B$7];2))+IF([.M83]&gt;500000;[.M83]*0.1*VLOOKUP([.M$1];[$'salary-percopy'.$A$1:.$B$7];2))" office:value-type="float" office:value="23023730" calcext:value-type="float">
            <text:p>23,023,730</text:p>
          </table:table-cell>
          <table:table-cell table:formula="of:=[.O83]+[.P83]" office:value-type="float" office:value="306617440" calcext:value-type="float">
            <text:p>306,617,4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nna Mason</text:p>
          </table:table-cell>
          <table:table-cell office:value-type="string" calcext:value-type="string">
            <text:p>Tree In My Garden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84]&gt;[.G$1];0;RANDBETWEEN(1000;1000000))" office:value-type="float" office:value="0" calcext:value-type="float">
            <text:p>0</text:p>
          </table:table-cell>
          <table:table-cell table:formula="of:=IF([.$F84]&gt;[.H$1];0;RANDBETWEEN(1000;1000000))" office:value-type="float" office:value="0" calcext:value-type="float">
            <text:p>0</text:p>
          </table:table-cell>
          <table:table-cell table:formula="of:=IF([.$F84]&gt;[.I$1];0;RANDBETWEEN(1000;1000000))" office:value-type="float" office:value="0" calcext:value-type="float">
            <text:p>0</text:p>
          </table:table-cell>
          <table:table-cell table:formula="of:=IF([.$F84]&gt;[.J$1];0;RANDBETWEEN(1000;1000000))" office:value-type="float" office:value="0" calcext:value-type="float">
            <text:p>0</text:p>
          </table:table-cell>
          <table:table-cell table:formula="of:=IF([.$F84]&gt;[.K$1];0;RANDBETWEEN(1000;1000000))" office:value-type="float" office:value="0" calcext:value-type="float">
            <text:p>0</text:p>
          </table:table-cell>
          <table:table-cell table:formula="of:=IF([.$F84]&gt;[.L$1];0;RANDBETWEEN(1000;1000000))" office:value-type="float" office:value="891486" calcext:value-type="float">
            <text:p>891,486</text:p>
          </table:table-cell>
          <table:table-cell table:formula="of:=IF([.$F84]&gt;[.M$1];0;RANDBETWEEN(1000;1000000))" office:value-type="float" office:value="347806" calcext:value-type="float">
            <text:p>347,806</text:p>
          </table:table-cell>
          <table:table-cell table:formula="of:=SUM([.G84:.M84])" office:value-type="float" office:value="1239292" calcext:value-type="float">
            <text:p>1,239,292</text:p>
          </table:table-cell>
          <table:table-cell table:formula="of:=[.G84]*VLOOKUP([.G$1];[$'salary-percopy'.$A$1:.$B$7];2)+[.H84]*VLOOKUP([.H$1];[$'salary-percopy'.$A$1:.$B$7];2)+[.I84]*VLOOKUP([.I$1];[$'salary-percopy'.$A$1:.$B$7];2)+[.J84]*VLOOKUP([.J$1];[$'salary-percopy'.$A$1:.$B$7];2)+[.K84]*VLOOKUP([.K$1];[$'salary-percopy'.$A$1:.$B$7];2)+[.L84]*VLOOKUP([.L$1];[$'salary-percopy'.$A$1:.$B$7];2)+[.M84]*VLOOKUP([.M$1];[$'salary-percopy'.$A$1:.$B$7];2)" office:value-type="float" office:value="234486110" calcext:value-type="float">
            <text:p>234,486,110</text:p>
          </table:table-cell>
          <table:table-cell table:formula="of:=IF([.G84]&gt;500000;[.G84]*0.1*VLOOKUP([.G$1];[$'salary-percopy'.$A$1:.$B$7];2))+IF([.H84]&gt;500000;[.H84]*0.1*VLOOKUP([.H$1];[$'salary-percopy'.$A$1:.$B$7];2))+IF([.I84]&gt;500000;[.I84]*0.1*VLOOKUP([.I$1];[$'salary-percopy'.$A$1:.$B$7];2))+IF([.J84]&gt;500000;[.J84]*0.1*VLOOKUP([.J$1];[$'salary-percopy'.$A$1:.$B$7];2))+IF([.K84]&gt;500000;[.K84]*0.1*VLOOKUP([.K$1];[$'salary-percopy'.$A$1:.$B$7];2))+IF([.L84]&gt;500000;[.L84]*0.1*VLOOKUP([.L$1];[$'salary-percopy'.$A$1:.$B$7];2))+IF([.M84]&gt;500000;[.M84]*0.1*VLOOKUP([.M$1];[$'salary-percopy'.$A$1:.$B$7];2))" office:value-type="float" office:value="16492491" calcext:value-type="float">
            <text:p>16,492,491</text:p>
          </table:table-cell>
          <table:table-cell table:formula="of:=[.O84]+[.P84]" office:value-type="float" office:value="250978601" calcext:value-type="float">
            <text:p>250,978,6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akob Booth</text:p>
          </table:table-cell>
          <table:table-cell office:value-type="string" calcext:value-type="string">
            <text:p>Turtles And Summoners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85]&gt;[.G$1];0;RANDBETWEEN(1000;1000000))" office:value-type="float" office:value="0" calcext:value-type="float">
            <text:p>0</text:p>
          </table:table-cell>
          <table:table-cell table:formula="of:=IF([.$F85]&gt;[.H$1];0;RANDBETWEEN(1000;1000000))" office:value-type="float" office:value="0" calcext:value-type="float">
            <text:p>0</text:p>
          </table:table-cell>
          <table:table-cell table:formula="of:=IF([.$F85]&gt;[.I$1];0;RANDBETWEEN(1000;1000000))" office:value-type="float" office:value="828749" calcext:value-type="float">
            <text:p>828,749</text:p>
          </table:table-cell>
          <table:table-cell table:formula="of:=IF([.$F85]&gt;[.J$1];0;RANDBETWEEN(1000;1000000))" office:value-type="float" office:value="240743" calcext:value-type="float">
            <text:p>240,743</text:p>
          </table:table-cell>
          <table:table-cell table:formula="of:=IF([.$F85]&gt;[.K$1];0;RANDBETWEEN(1000;1000000))" office:value-type="float" office:value="154548" calcext:value-type="float">
            <text:p>154,548</text:p>
          </table:table-cell>
          <table:table-cell table:formula="of:=IF([.$F85]&gt;[.L$1];0;RANDBETWEEN(1000;1000000))" office:value-type="float" office:value="127808" calcext:value-type="float">
            <text:p>127,808</text:p>
          </table:table-cell>
          <table:table-cell table:formula="of:=IF([.$F85]&gt;[.M$1];0;RANDBETWEEN(1000;1000000))" office:value-type="float" office:value="471198" calcext:value-type="float">
            <text:p>471,198</text:p>
          </table:table-cell>
          <table:table-cell table:formula="of:=SUM([.G85:.M85])" office:value-type="float" office:value="1823046" calcext:value-type="float">
            <text:p>1,823,046</text:p>
          </table:table-cell>
          <table:table-cell table:formula="of:=[.G85]*VLOOKUP([.G$1];[$'salary-percopy'.$A$1:.$B$7];2)+[.H85]*VLOOKUP([.H$1];[$'salary-percopy'.$A$1:.$B$7];2)+[.I85]*VLOOKUP([.I$1];[$'salary-percopy'.$A$1:.$B$7];2)+[.J85]*VLOOKUP([.J$1];[$'salary-percopy'.$A$1:.$B$7];2)+[.K85]*VLOOKUP([.K$1];[$'salary-percopy'.$A$1:.$B$7];2)+[.L85]*VLOOKUP([.L$1];[$'salary-percopy'.$A$1:.$B$7];2)+[.M85]*VLOOKUP([.M$1];[$'salary-percopy'.$A$1:.$B$7];2)" office:value-type="float" office:value="277311140" calcext:value-type="float">
            <text:p>277,311,140</text:p>
          </table:table-cell>
          <table:table-cell table:formula="of:=IF([.G85]&gt;500000;[.G85]*0.1*VLOOKUP([.G$1];[$'salary-percopy'.$A$1:.$B$7];2))+IF([.H85]&gt;500000;[.H85]*0.1*VLOOKUP([.H$1];[$'salary-percopy'.$A$1:.$B$7];2))+IF([.I85]&gt;500000;[.I85]*0.1*VLOOKUP([.I$1];[$'salary-percopy'.$A$1:.$B$7];2))+IF([.J85]&gt;500000;[.J85]*0.1*VLOOKUP([.J$1];[$'salary-percopy'.$A$1:.$B$7];2))+IF([.K85]&gt;500000;[.K85]*0.1*VLOOKUP([.K$1];[$'salary-percopy'.$A$1:.$B$7];2))+IF([.L85]&gt;500000;[.L85]*0.1*VLOOKUP([.L$1];[$'salary-percopy'.$A$1:.$B$7];2))+IF([.M85]&gt;500000;[.M85]*0.1*VLOOKUP([.M$1];[$'salary-percopy'.$A$1:.$B$7];2))" office:value-type="float" office:value="9944988" calcext:value-type="float">
            <text:p>9,944,988</text:p>
          </table:table-cell>
          <table:table-cell table:formula="of:=[.O85]+[.P85]" office:value-type="float" office:value="287256128" calcext:value-type="float">
            <text:p>287,256,1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ilah Gay</text:p>
          </table:table-cell>
          <table:table-cell office:value-type="string" calcext:value-type="string">
            <text:p>Union Without Glory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86]&gt;[.G$1];0;RANDBETWEEN(1000;1000000))" office:value-type="float" office:value="0" calcext:value-type="float">
            <text:p>0</text:p>
          </table:table-cell>
          <table:table-cell table:formula="of:=IF([.$F86]&gt;[.H$1];0;RANDBETWEEN(1000;1000000))" office:value-type="float" office:value="0" calcext:value-type="float">
            <text:p>0</text:p>
          </table:table-cell>
          <table:table-cell table:formula="of:=IF([.$F86]&gt;[.I$1];0;RANDBETWEEN(1000;1000000))" office:value-type="float" office:value="0" calcext:value-type="float">
            <text:p>0</text:p>
          </table:table-cell>
          <table:table-cell table:formula="of:=IF([.$F86]&gt;[.J$1];0;RANDBETWEEN(1000;1000000))" office:value-type="float" office:value="0" calcext:value-type="float">
            <text:p>0</text:p>
          </table:table-cell>
          <table:table-cell table:formula="of:=IF([.$F86]&gt;[.K$1];0;RANDBETWEEN(1000;1000000))" office:value-type="float" office:value="0" calcext:value-type="float">
            <text:p>0</text:p>
          </table:table-cell>
          <table:table-cell table:formula="of:=IF([.$F86]&gt;[.L$1];0;RANDBETWEEN(1000;1000000))" office:value-type="float" office:value="862856" calcext:value-type="float">
            <text:p>862,856</text:p>
          </table:table-cell>
          <table:table-cell table:formula="of:=IF([.$F86]&gt;[.M$1];0;RANDBETWEEN(1000;1000000))" office:value-type="float" office:value="820599" calcext:value-type="float">
            <text:p>820,599</text:p>
          </table:table-cell>
          <table:table-cell table:formula="of:=SUM([.G86:.M86])" office:value-type="float" office:value="1683455" calcext:value-type="float">
            <text:p>1,683,455</text:p>
          </table:table-cell>
          <table:table-cell table:formula="of:=[.G86]*VLOOKUP([.G$1];[$'salary-percopy'.$A$1:.$B$7];2)+[.H86]*VLOOKUP([.H$1];[$'salary-percopy'.$A$1:.$B$7];2)+[.I86]*VLOOKUP([.I$1];[$'salary-percopy'.$A$1:.$B$7];2)+[.J86]*VLOOKUP([.J$1];[$'salary-percopy'.$A$1:.$B$7];2)+[.K86]*VLOOKUP([.K$1];[$'salary-percopy'.$A$1:.$B$7];2)+[.L86]*VLOOKUP([.L$1];[$'salary-percopy'.$A$1:.$B$7];2)+[.M86]*VLOOKUP([.M$1];[$'salary-percopy'.$A$1:.$B$7];2)" office:value-type="float" office:value="323748160" calcext:value-type="float">
            <text:p>323,748,160</text:p>
          </table:table-cell>
          <table:table-cell table:formula="of:=IF([.G86]&gt;500000;[.G86]*0.1*VLOOKUP([.G$1];[$'salary-percopy'.$A$1:.$B$7];2))+IF([.H86]&gt;500000;[.H86]*0.1*VLOOKUP([.H$1];[$'salary-percopy'.$A$1:.$B$7];2))+IF([.I86]&gt;500000;[.I86]*0.1*VLOOKUP([.I$1];[$'salary-percopy'.$A$1:.$B$7];2))+IF([.J86]&gt;500000;[.J86]*0.1*VLOOKUP([.J$1];[$'salary-percopy'.$A$1:.$B$7];2))+IF([.K86]&gt;500000;[.K86]*0.1*VLOOKUP([.K$1];[$'salary-percopy'.$A$1:.$B$7];2))+IF([.L86]&gt;500000;[.L86]*0.1*VLOOKUP([.L$1];[$'salary-percopy'.$A$1:.$B$7];2))+IF([.M86]&gt;500000;[.M86]*0.1*VLOOKUP([.M$1];[$'salary-percopy'.$A$1:.$B$7];2))" office:value-type="float" office:value="32374816" calcext:value-type="float">
            <text:p>32,374,816</text:p>
          </table:table-cell>
          <table:table-cell table:formula="of:=[.O86]+[.P86]" office:value-type="float" office:value="356122976" calcext:value-type="float">
            <text:p>356,122,9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uncan Galvan</text:p>
          </table:table-cell>
          <table:table-cell office:value-type="string" calcext:value-type="string">
            <text:p>Volcanos Of Time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87]&gt;[.G$1];0;RANDBETWEEN(1000;1000000))" office:value-type="float" office:value="0" calcext:value-type="float">
            <text:p>0</text:p>
          </table:table-cell>
          <table:table-cell table:formula="of:=IF([.$F87]&gt;[.H$1];0;RANDBETWEEN(1000;1000000))" office:value-type="float" office:value="0" calcext:value-type="float">
            <text:p>0</text:p>
          </table:table-cell>
          <table:table-cell table:formula="of:=IF([.$F87]&gt;[.I$1];0;RANDBETWEEN(1000;1000000))" office:value-type="float" office:value="0" calcext:value-type="float">
            <text:p>0</text:p>
          </table:table-cell>
          <table:table-cell table:formula="of:=IF([.$F87]&gt;[.J$1];0;RANDBETWEEN(1000;1000000))" office:value-type="float" office:value="99425" calcext:value-type="float">
            <text:p>99,425</text:p>
          </table:table-cell>
          <table:table-cell table:formula="of:=IF([.$F87]&gt;[.K$1];0;RANDBETWEEN(1000;1000000))" office:value-type="float" office:value="177856" calcext:value-type="float">
            <text:p>177,856</text:p>
          </table:table-cell>
          <table:table-cell table:formula="of:=IF([.$F87]&gt;[.L$1];0;RANDBETWEEN(1000;1000000))" office:value-type="float" office:value="109510" calcext:value-type="float">
            <text:p>109,510</text:p>
          </table:table-cell>
          <table:table-cell table:formula="of:=IF([.$F87]&gt;[.M$1];0;RANDBETWEEN(1000;1000000))" office:value-type="float" office:value="517644" calcext:value-type="float">
            <text:p>517,644</text:p>
          </table:table-cell>
          <table:table-cell table:formula="of:=SUM([.G87:.M87])" office:value-type="float" office:value="904435" calcext:value-type="float">
            <text:p>904,435</text:p>
          </table:table-cell>
          <table:table-cell table:formula="of:=[.G87]*VLOOKUP([.G$1];[$'salary-percopy'.$A$1:.$B$7];2)+[.H87]*VLOOKUP([.H$1];[$'salary-percopy'.$A$1:.$B$7];2)+[.I87]*VLOOKUP([.I$1];[$'salary-percopy'.$A$1:.$B$7];2)+[.J87]*VLOOKUP([.J$1];[$'salary-percopy'.$A$1:.$B$7];2)+[.K87]*VLOOKUP([.K$1];[$'salary-percopy'.$A$1:.$B$7];2)+[.L87]*VLOOKUP([.L$1];[$'salary-percopy'.$A$1:.$B$7];2)+[.M87]*VLOOKUP([.M$1];[$'salary-percopy'.$A$1:.$B$7];2)" office:value-type="float" office:value="167943170" calcext:value-type="float">
            <text:p>167,943,170</text:p>
          </table:table-cell>
          <table:table-cell table:formula="of:=IF([.G87]&gt;500000;[.G87]*0.1*VLOOKUP([.G$1];[$'salary-percopy'.$A$1:.$B$7];2))+IF([.H87]&gt;500000;[.H87]*0.1*VLOOKUP([.H$1];[$'salary-percopy'.$A$1:.$B$7];2))+IF([.I87]&gt;500000;[.I87]*0.1*VLOOKUP([.I$1];[$'salary-percopy'.$A$1:.$B$7];2))+IF([.J87]&gt;500000;[.J87]*0.1*VLOOKUP([.J$1];[$'salary-percopy'.$A$1:.$B$7];2))+IF([.K87]&gt;500000;[.K87]*0.1*VLOOKUP([.K$1];[$'salary-percopy'.$A$1:.$B$7];2))+IF([.L87]&gt;500000;[.L87]*0.1*VLOOKUP([.L$1];[$'salary-percopy'.$A$1:.$B$7];2))+IF([.M87]&gt;500000;[.M87]*0.1*VLOOKUP([.M$1];[$'salary-percopy'.$A$1:.$B$7];2))" office:value-type="float" office:value="10352880" calcext:value-type="float">
            <text:p>10,352,880</text:p>
          </table:table-cell>
          <table:table-cell table:formula="of:=[.O87]+[.P87]" office:value-type="float" office:value="178296050" calcext:value-type="float">
            <text:p>178,296,0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va York</text:p>
          </table:table-cell>
          <table:table-cell office:value-type="string" calcext:value-type="string">
            <text:p>Volunteer Of Sunshine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88]&gt;[.G$1];0;RANDBETWEEN(1000;1000000))" office:value-type="float" office:value="0" calcext:value-type="float">
            <text:p>0</text:p>
          </table:table-cell>
          <table:table-cell table:formula="of:=IF([.$F88]&gt;[.H$1];0;RANDBETWEEN(1000;1000000))" office:value-type="float" office:value="333543" calcext:value-type="float">
            <text:p>333,543</text:p>
          </table:table-cell>
          <table:table-cell table:formula="of:=IF([.$F88]&gt;[.I$1];0;RANDBETWEEN(1000;1000000))" office:value-type="float" office:value="156107" calcext:value-type="float">
            <text:p>156,107</text:p>
          </table:table-cell>
          <table:table-cell table:formula="of:=IF([.$F88]&gt;[.J$1];0;RANDBETWEEN(1000;1000000))" office:value-type="float" office:value="281491" calcext:value-type="float">
            <text:p>281,491</text:p>
          </table:table-cell>
          <table:table-cell table:formula="of:=IF([.$F88]&gt;[.K$1];0;RANDBETWEEN(1000;1000000))" office:value-type="float" office:value="482892" calcext:value-type="float">
            <text:p>482,892</text:p>
          </table:table-cell>
          <table:table-cell table:formula="of:=IF([.$F88]&gt;[.L$1];0;RANDBETWEEN(1000;1000000))" office:value-type="float" office:value="29385" calcext:value-type="float">
            <text:p>29,385</text:p>
          </table:table-cell>
          <table:table-cell table:formula="of:=IF([.$F88]&gt;[.M$1];0;RANDBETWEEN(1000;1000000))" office:value-type="float" office:value="888900" calcext:value-type="float">
            <text:p>888,900</text:p>
          </table:table-cell>
          <table:table-cell table:formula="of:=SUM([.G88:.M88])" office:value-type="float" office:value="2172318" calcext:value-type="float">
            <text:p>2,172,318</text:p>
          </table:table-cell>
          <table:table-cell table:formula="of:=[.G88]*VLOOKUP([.G$1];[$'salary-percopy'.$A$1:.$B$7];2)+[.H88]*VLOOKUP([.H$1];[$'salary-percopy'.$A$1:.$B$7];2)+[.I88]*VLOOKUP([.I$1];[$'salary-percopy'.$A$1:.$B$7];2)+[.J88]*VLOOKUP([.J$1];[$'salary-percopy'.$A$1:.$B$7];2)+[.K88]*VLOOKUP([.K$1];[$'salary-percopy'.$A$1:.$B$7];2)+[.L88]*VLOOKUP([.L$1];[$'salary-percopy'.$A$1:.$B$7];2)+[.M88]*VLOOKUP([.M$1];[$'salary-percopy'.$A$1:.$B$7];2)" office:value-type="float" office:value="360139175" calcext:value-type="float">
            <text:p>360,139,175</text:p>
          </table:table-cell>
          <table:table-cell table:formula="of:=IF([.G88]&gt;500000;[.G88]*0.1*VLOOKUP([.G$1];[$'salary-percopy'.$A$1:.$B$7];2))+IF([.H88]&gt;500000;[.H88]*0.1*VLOOKUP([.H$1];[$'salary-percopy'.$A$1:.$B$7];2))+IF([.I88]&gt;500000;[.I88]*0.1*VLOOKUP([.I$1];[$'salary-percopy'.$A$1:.$B$7];2))+IF([.J88]&gt;500000;[.J88]*0.1*VLOOKUP([.J$1];[$'salary-percopy'.$A$1:.$B$7];2))+IF([.K88]&gt;500000;[.K88]*0.1*VLOOKUP([.K$1];[$'salary-percopy'.$A$1:.$B$7];2))+IF([.L88]&gt;500000;[.L88]*0.1*VLOOKUP([.L$1];[$'salary-percopy'.$A$1:.$B$7];2))+IF([.M88]&gt;500000;[.M88]*0.1*VLOOKUP([.M$1];[$'salary-percopy'.$A$1:.$B$7];2))" office:value-type="float" office:value="17778000" calcext:value-type="float">
            <text:p>17,778,000</text:p>
          </table:table-cell>
          <table:table-cell table:formula="of:=[.O88]+[.P88]" office:value-type="float" office:value="377917175" calcext:value-type="float">
            <text:p>377,917,1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aleria Mueller</text:p>
          </table:table-cell>
          <table:table-cell office:value-type="string" calcext:value-type="string">
            <text:p>Volunteers And Robots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89]&gt;[.G$1];0;RANDBETWEEN(1000;1000000))" office:value-type="float" office:value="0" calcext:value-type="float">
            <text:p>0</text:p>
          </table:table-cell>
          <table:table-cell table:formula="of:=IF([.$F89]&gt;[.H$1];0;RANDBETWEEN(1000;1000000))" office:value-type="float" office:value="0" calcext:value-type="float">
            <text:p>0</text:p>
          </table:table-cell>
          <table:table-cell table:formula="of:=IF([.$F89]&gt;[.I$1];0;RANDBETWEEN(1000;1000000))" office:value-type="float" office:value="536459" calcext:value-type="float">
            <text:p>536,459</text:p>
          </table:table-cell>
          <table:table-cell table:formula="of:=IF([.$F89]&gt;[.J$1];0;RANDBETWEEN(1000;1000000))" office:value-type="float" office:value="368705" calcext:value-type="float">
            <text:p>368,705</text:p>
          </table:table-cell>
          <table:table-cell table:formula="of:=IF([.$F89]&gt;[.K$1];0;RANDBETWEEN(1000;1000000))" office:value-type="float" office:value="15366" calcext:value-type="float">
            <text:p>15,366</text:p>
          </table:table-cell>
          <table:table-cell table:formula="of:=IF([.$F89]&gt;[.L$1];0;RANDBETWEEN(1000;1000000))" office:value-type="float" office:value="178581" calcext:value-type="float">
            <text:p>178,581</text:p>
          </table:table-cell>
          <table:table-cell table:formula="of:=IF([.$F89]&gt;[.M$1];0;RANDBETWEEN(1000;1000000))" office:value-type="float" office:value="61098" calcext:value-type="float">
            <text:p>61,098</text:p>
          </table:table-cell>
          <table:table-cell table:formula="of:=SUM([.G89:.M89])" office:value-type="float" office:value="1160209" calcext:value-type="float">
            <text:p>1,160,209</text:p>
          </table:table-cell>
          <table:table-cell table:formula="of:=[.G89]*VLOOKUP([.G$1];[$'salary-percopy'.$A$1:.$B$7];2)+[.H89]*VLOOKUP([.H$1];[$'salary-percopy'.$A$1:.$B$7];2)+[.I89]*VLOOKUP([.I$1];[$'salary-percopy'.$A$1:.$B$7];2)+[.J89]*VLOOKUP([.J$1];[$'salary-percopy'.$A$1:.$B$7];2)+[.K89]*VLOOKUP([.K$1];[$'salary-percopy'.$A$1:.$B$7];2)+[.L89]*VLOOKUP([.L$1];[$'salary-percopy'.$A$1:.$B$7];2)+[.M89]*VLOOKUP([.M$1];[$'salary-percopy'.$A$1:.$B$7];2)" office:value-type="float" office:value="163863085" calcext:value-type="float">
            <text:p>163,863,085</text:p>
          </table:table-cell>
          <table:table-cell table:formula="of:=IF([.G89]&gt;500000;[.G89]*0.1*VLOOKUP([.G$1];[$'salary-percopy'.$A$1:.$B$7];2))+IF([.H89]&gt;500000;[.H89]*0.1*VLOOKUP([.H$1];[$'salary-percopy'.$A$1:.$B$7];2))+IF([.I89]&gt;500000;[.I89]*0.1*VLOOKUP([.I$1];[$'salary-percopy'.$A$1:.$B$7];2))+IF([.J89]&gt;500000;[.J89]*0.1*VLOOKUP([.J$1];[$'salary-percopy'.$A$1:.$B$7];2))+IF([.K89]&gt;500000;[.K89]*0.1*VLOOKUP([.K$1];[$'salary-percopy'.$A$1:.$B$7];2))+IF([.L89]&gt;500000;[.L89]*0.1*VLOOKUP([.L$1];[$'salary-percopy'.$A$1:.$B$7];2))+IF([.M89]&gt;500000;[.M89]*0.1*VLOOKUP([.M$1];[$'salary-percopy'.$A$1:.$B$7];2))" office:value-type="float" office:value="6437508" calcext:value-type="float">
            <text:p>6,437,508</text:p>
          </table:table-cell>
          <table:table-cell table:formula="of:=[.O89]+[.P89]" office:value-type="float" office:value="170300593" calcext:value-type="float">
            <text:p>170,300,59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ett Michael</text:p>
          </table:table-cell>
          <table:table-cell office:value-type="string" calcext:value-type="string">
            <text:p>Warrior Of The Sea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90]&gt;[.G$1];0;RANDBETWEEN(1000;1000000))" office:value-type="float" office:value="0" calcext:value-type="float">
            <text:p>0</text:p>
          </table:table-cell>
          <table:table-cell table:formula="of:=IF([.$F90]&gt;[.H$1];0;RANDBETWEEN(1000;1000000))" office:value-type="float" office:value="0" calcext:value-type="float">
            <text:p>0</text:p>
          </table:table-cell>
          <table:table-cell table:formula="of:=IF([.$F90]&gt;[.I$1];0;RANDBETWEEN(1000;1000000))" office:value-type="float" office:value="0" calcext:value-type="float">
            <text:p>0</text:p>
          </table:table-cell>
          <table:table-cell table:formula="of:=IF([.$F90]&gt;[.J$1];0;RANDBETWEEN(1000;1000000))" office:value-type="float" office:value="0" calcext:value-type="float">
            <text:p>0</text:p>
          </table:table-cell>
          <table:table-cell table:formula="of:=IF([.$F90]&gt;[.K$1];0;RANDBETWEEN(1000;1000000))" office:value-type="float" office:value="256914" calcext:value-type="float">
            <text:p>256,914</text:p>
          </table:table-cell>
          <table:table-cell table:formula="of:=IF([.$F90]&gt;[.L$1];0;RANDBETWEEN(1000;1000000))" office:value-type="float" office:value="19482" calcext:value-type="float">
            <text:p>19,482</text:p>
          </table:table-cell>
          <table:table-cell table:formula="of:=IF([.$F90]&gt;[.M$1];0;RANDBETWEEN(1000;1000000))" office:value-type="float" office:value="85231" calcext:value-type="float">
            <text:p>85,231</text:p>
          </table:table-cell>
          <table:table-cell table:formula="of:=SUM([.G90:.M90])" office:value-type="float" office:value="361627" calcext:value-type="float">
            <text:p>361,627</text:p>
          </table:table-cell>
          <table:table-cell table:formula="of:=[.G90]*VLOOKUP([.G$1];[$'salary-percopy'.$A$1:.$B$7];2)+[.H90]*VLOOKUP([.H$1];[$'salary-percopy'.$A$1:.$B$7];2)+[.I90]*VLOOKUP([.I$1];[$'salary-percopy'.$A$1:.$B$7];2)+[.J90]*VLOOKUP([.J$1];[$'salary-percopy'.$A$1:.$B$7];2)+[.K90]*VLOOKUP([.K$1];[$'salary-percopy'.$A$1:.$B$7];2)+[.L90]*VLOOKUP([.L$1];[$'salary-percopy'.$A$1:.$B$7];2)+[.M90]*VLOOKUP([.M$1];[$'salary-percopy'.$A$1:.$B$7];2)" office:value-type="float" office:value="64325750" calcext:value-type="float">
            <text:p>64,325,750</text:p>
          </table:table-cell>
          <table:table-cell table:formula="of:=IF([.G90]&gt;500000;[.G90]*0.1*VLOOKUP([.G$1];[$'salary-percopy'.$A$1:.$B$7];2))+IF([.H90]&gt;500000;[.H90]*0.1*VLOOKUP([.H$1];[$'salary-percopy'.$A$1:.$B$7];2))+IF([.I90]&gt;500000;[.I90]*0.1*VLOOKUP([.I$1];[$'salary-percopy'.$A$1:.$B$7];2))+IF([.J90]&gt;500000;[.J90]*0.1*VLOOKUP([.J$1];[$'salary-percopy'.$A$1:.$B$7];2))+IF([.K90]&gt;500000;[.K90]*0.1*VLOOKUP([.K$1];[$'salary-percopy'.$A$1:.$B$7];2))+IF([.L90]&gt;500000;[.L90]*0.1*VLOOKUP([.L$1];[$'salary-percopy'.$A$1:.$B$7];2))+IF([.M90]&gt;500000;[.M90]*0.1*VLOOKUP([.M$1];[$'salary-percopy'.$A$1:.$B$7];2))" office:value-type="float" office:value="0" calcext:value-type="float">
            <text:p>0</text:p>
          </table:table-cell>
          <table:table-cell table:formula="of:=[.O90]+[.P90]" office:value-type="float" office:value="64325750" calcext:value-type="float">
            <text:p>64,325,7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ximus Lewis</text:p>
          </table:table-cell>
          <table:table-cell office:value-type="string" calcext:value-type="string">
            <text:p>Warriors And Assassins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91]&gt;[.G$1];0;RANDBETWEEN(1000;1000000))" office:value-type="float" office:value="0" calcext:value-type="float">
            <text:p>0</text:p>
          </table:table-cell>
          <table:table-cell table:formula="of:=IF([.$F91]&gt;[.H$1];0;RANDBETWEEN(1000;1000000))" office:value-type="float" office:value="559816" calcext:value-type="float">
            <text:p>559,816</text:p>
          </table:table-cell>
          <table:table-cell table:formula="of:=IF([.$F91]&gt;[.I$1];0;RANDBETWEEN(1000;1000000))" office:value-type="float" office:value="259865" calcext:value-type="float">
            <text:p>259,865</text:p>
          </table:table-cell>
          <table:table-cell table:formula="of:=IF([.$F91]&gt;[.J$1];0;RANDBETWEEN(1000;1000000))" office:value-type="float" office:value="663514" calcext:value-type="float">
            <text:p>663,514</text:p>
          </table:table-cell>
          <table:table-cell table:formula="of:=IF([.$F91]&gt;[.K$1];0;RANDBETWEEN(1000;1000000))" office:value-type="float" office:value="531422" calcext:value-type="float">
            <text:p>531,422</text:p>
          </table:table-cell>
          <table:table-cell table:formula="of:=IF([.$F91]&gt;[.L$1];0;RANDBETWEEN(1000;1000000))" office:value-type="float" office:value="440658" calcext:value-type="float">
            <text:p>440,658</text:p>
          </table:table-cell>
          <table:table-cell table:formula="of:=IF([.$F91]&gt;[.M$1];0;RANDBETWEEN(1000;1000000))" office:value-type="float" office:value="406686" calcext:value-type="float">
            <text:p>406,686</text:p>
          </table:table-cell>
          <table:table-cell table:formula="of:=SUM([.G91:.M91])" office:value-type="float" office:value="2861961" calcext:value-type="float">
            <text:p>2,861,961</text:p>
          </table:table-cell>
          <table:table-cell table:formula="of:=[.G91]*VLOOKUP([.G$1];[$'salary-percopy'.$A$1:.$B$7];2)+[.H91]*VLOOKUP([.H$1];[$'salary-percopy'.$A$1:.$B$7];2)+[.I91]*VLOOKUP([.I$1];[$'salary-percopy'.$A$1:.$B$7];2)+[.J91]*VLOOKUP([.J$1];[$'salary-percopy'.$A$1:.$B$7];2)+[.K91]*VLOOKUP([.K$1];[$'salary-percopy'.$A$1:.$B$7];2)+[.L91]*VLOOKUP([.L$1];[$'salary-percopy'.$A$1:.$B$7];2)+[.M91]*VLOOKUP([.M$1];[$'salary-percopy'.$A$1:.$B$7];2)" office:value-type="float" office:value="438856190" calcext:value-type="float">
            <text:p>438,856,190</text:p>
          </table:table-cell>
          <table:table-cell table:formula="of:=IF([.G91]&gt;500000;[.G91]*0.1*VLOOKUP([.G$1];[$'salary-percopy'.$A$1:.$B$7];2))+IF([.H91]&gt;500000;[.H91]*0.1*VLOOKUP([.H$1];[$'salary-percopy'.$A$1:.$B$7];2))+IF([.I91]&gt;500000;[.I91]*0.1*VLOOKUP([.I$1];[$'salary-percopy'.$A$1:.$B$7];2))+IF([.J91]&gt;500000;[.J91]*0.1*VLOOKUP([.J$1];[$'salary-percopy'.$A$1:.$B$7];2))+IF([.K91]&gt;500000;[.K91]*0.1*VLOOKUP([.K$1];[$'salary-percopy'.$A$1:.$B$7];2))+IF([.L91]&gt;500000;[.L91]*0.1*VLOOKUP([.L$1];[$'salary-percopy'.$A$1:.$B$7];2))+IF([.M91]&gt;500000;[.M91]*0.1*VLOOKUP([.M$1];[$'salary-percopy'.$A$1:.$B$7];2))" office:value-type="float" office:value="24481346" calcext:value-type="float">
            <text:p>24,481,346</text:p>
          </table:table-cell>
          <table:table-cell table:formula="of:=[.O91]+[.P91]" office:value-type="float" office:value="463337536" calcext:value-type="float">
            <text:p>463,337,53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ideon Rosario</text:p>
          </table:table-cell>
          <table:table-cell office:value-type="string" calcext:value-type="string">
            <text:p>Warriors And King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92]&gt;[.G$1];0;RANDBETWEEN(1000;1000000))" office:value-type="float" office:value="0" calcext:value-type="float">
            <text:p>0</text:p>
          </table:table-cell>
          <table:table-cell table:formula="of:=IF([.$F92]&gt;[.H$1];0;RANDBETWEEN(1000;1000000))" office:value-type="float" office:value="858794" calcext:value-type="float">
            <text:p>858,794</text:p>
          </table:table-cell>
          <table:table-cell table:formula="of:=IF([.$F92]&gt;[.I$1];0;RANDBETWEEN(1000;1000000))" office:value-type="float" office:value="989662" calcext:value-type="float">
            <text:p>989,662</text:p>
          </table:table-cell>
          <table:table-cell table:formula="of:=IF([.$F92]&gt;[.J$1];0;RANDBETWEEN(1000;1000000))" office:value-type="float" office:value="524686" calcext:value-type="float">
            <text:p>524,686</text:p>
          </table:table-cell>
          <table:table-cell table:formula="of:=IF([.$F92]&gt;[.K$1];0;RANDBETWEEN(1000;1000000))" office:value-type="float" office:value="498941" calcext:value-type="float">
            <text:p>498,941</text:p>
          </table:table-cell>
          <table:table-cell table:formula="of:=IF([.$F92]&gt;[.L$1];0;RANDBETWEEN(1000;1000000))" office:value-type="float" office:value="167409" calcext:value-type="float">
            <text:p>167,409</text:p>
          </table:table-cell>
          <table:table-cell table:formula="of:=IF([.$F92]&gt;[.M$1];0;RANDBETWEEN(1000;1000000))" office:value-type="float" office:value="914455" calcext:value-type="float">
            <text:p>914,455</text:p>
          </table:table-cell>
          <table:table-cell table:formula="of:=SUM([.G92:.M92])" office:value-type="float" office:value="3953947" calcext:value-type="float">
            <text:p>3,953,947</text:p>
          </table:table-cell>
          <table:table-cell table:formula="of:=[.G92]*VLOOKUP([.G$1];[$'salary-percopy'.$A$1:.$B$7];2)+[.H92]*VLOOKUP([.H$1];[$'salary-percopy'.$A$1:.$B$7];2)+[.I92]*VLOOKUP([.I$1];[$'salary-percopy'.$A$1:.$B$7];2)+[.J92]*VLOOKUP([.J$1];[$'salary-percopy'.$A$1:.$B$7];2)+[.K92]*VLOOKUP([.K$1];[$'salary-percopy'.$A$1:.$B$7];2)+[.L92]*VLOOKUP([.L$1];[$'salary-percopy'.$A$1:.$B$7];2)+[.M92]*VLOOKUP([.M$1];[$'salary-percopy'.$A$1:.$B$7];2)" office:value-type="float" office:value="585364455" calcext:value-type="float">
            <text:p>585,364,455</text:p>
          </table:table-cell>
          <table:table-cell table:formula="of:=IF([.G92]&gt;500000;[.G92]*0.1*VLOOKUP([.G$1];[$'salary-percopy'.$A$1:.$B$7];2))+IF([.H92]&gt;500000;[.H92]*0.1*VLOOKUP([.H$1];[$'salary-percopy'.$A$1:.$B$7];2))+IF([.I92]&gt;500000;[.I92]*0.1*VLOOKUP([.I$1];[$'salary-percopy'.$A$1:.$B$7];2))+IF([.J92]&gt;500000;[.J92]*0.1*VLOOKUP([.J$1];[$'salary-percopy'.$A$1:.$B$7];2))+IF([.K92]&gt;500000;[.K92]*0.1*VLOOKUP([.K$1];[$'salary-percopy'.$A$1:.$B$7];2))+IF([.L92]&gt;500000;[.L92]*0.1*VLOOKUP([.L$1];[$'salary-percopy'.$A$1:.$B$7];2))+IF([.M92]&gt;500000;[.M92]*0.1*VLOOKUP([.M$1];[$'salary-percopy'.$A$1:.$B$7];2))" office:value-type="float" office:value="46957382" calcext:value-type="float">
            <text:p>46,957,382</text:p>
          </table:table-cell>
          <table:table-cell table:formula="of:=[.O92]+[.P92]" office:value-type="float" office:value="632321837" calcext:value-type="float">
            <text:p>632,321,8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athleen Crosby</text:p>
          </table:table-cell>
          <table:table-cell office:value-type="string" calcext:value-type="string">
            <text:p>Warriors With Skill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93]&gt;[.G$1];0;RANDBETWEEN(1000;1000000))" office:value-type="float" office:value="0" calcext:value-type="float">
            <text:p>0</text:p>
          </table:table-cell>
          <table:table-cell table:formula="of:=IF([.$F93]&gt;[.H$1];0;RANDBETWEEN(1000;1000000))" office:value-type="float" office:value="0" calcext:value-type="float">
            <text:p>0</text:p>
          </table:table-cell>
          <table:table-cell table:formula="of:=IF([.$F93]&gt;[.I$1];0;RANDBETWEEN(1000;1000000))" office:value-type="float" office:value="527844" calcext:value-type="float">
            <text:p>527,844</text:p>
          </table:table-cell>
          <table:table-cell table:formula="of:=IF([.$F93]&gt;[.J$1];0;RANDBETWEEN(1000;1000000))" office:value-type="float" office:value="616225" calcext:value-type="float">
            <text:p>616,225</text:p>
          </table:table-cell>
          <table:table-cell table:formula="of:=IF([.$F93]&gt;[.K$1];0;RANDBETWEEN(1000;1000000))" office:value-type="float" office:value="335344" calcext:value-type="float">
            <text:p>335,344</text:p>
          </table:table-cell>
          <table:table-cell table:formula="of:=IF([.$F93]&gt;[.L$1];0;RANDBETWEEN(1000;1000000))" office:value-type="float" office:value="922626" calcext:value-type="float">
            <text:p>922,626</text:p>
          </table:table-cell>
          <table:table-cell table:formula="of:=IF([.$F93]&gt;[.M$1];0;RANDBETWEEN(1000;1000000))" office:value-type="float" office:value="717386" calcext:value-type="float">
            <text:p>717,386</text:p>
          </table:table-cell>
          <table:table-cell table:formula="of:=SUM([.G93:.M93])" office:value-type="float" office:value="3119425" calcext:value-type="float">
            <text:p>3,119,425</text:p>
          </table:table-cell>
          <table:table-cell table:formula="of:=[.G93]*VLOOKUP([.G$1];[$'salary-percopy'.$A$1:.$B$7];2)+[.H93]*VLOOKUP([.H$1];[$'salary-percopy'.$A$1:.$B$7];2)+[.I93]*VLOOKUP([.I$1];[$'salary-percopy'.$A$1:.$B$7];2)+[.J93]*VLOOKUP([.J$1];[$'salary-percopy'.$A$1:.$B$7];2)+[.K93]*VLOOKUP([.K$1];[$'salary-percopy'.$A$1:.$B$7];2)+[.L93]*VLOOKUP([.L$1];[$'salary-percopy'.$A$1:.$B$7];2)+[.M93]*VLOOKUP([.M$1];[$'salary-percopy'.$A$1:.$B$7];2)" office:value-type="float" office:value="520784270" calcext:value-type="float">
            <text:p>520,784,270</text:p>
          </table:table-cell>
          <table:table-cell table:formula="of:=IF([.G93]&gt;500000;[.G93]*0.1*VLOOKUP([.G$1];[$'salary-percopy'.$A$1:.$B$7];2))+IF([.H93]&gt;500000;[.H93]*0.1*VLOOKUP([.H$1];[$'salary-percopy'.$A$1:.$B$7];2))+IF([.I93]&gt;500000;[.I93]*0.1*VLOOKUP([.I$1];[$'salary-percopy'.$A$1:.$B$7];2))+IF([.J93]&gt;500000;[.J93]*0.1*VLOOKUP([.J$1];[$'salary-percopy'.$A$1:.$B$7];2))+IF([.K93]&gt;500000;[.K93]*0.1*VLOOKUP([.K$1];[$'salary-percopy'.$A$1:.$B$7];2))+IF([.L93]&gt;500000;[.L93]*0.1*VLOOKUP([.L$1];[$'salary-percopy'.$A$1:.$B$7];2))+IF([.M93]&gt;500000;[.M93]*0.1*VLOOKUP([.M$1];[$'salary-percopy'.$A$1:.$B$7];2))" office:value-type="float" office:value="46377579" calcext:value-type="float">
            <text:p>46,377,579</text:p>
          </table:table-cell>
          <table:table-cell table:formula="of:=[.O93]+[.P93]" office:value-type="float" office:value="567161849" calcext:value-type="float">
            <text:p>567,161,8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nna Landry</text:p>
          </table:table-cell>
          <table:table-cell office:value-type="string" calcext:value-type="string">
            <text:p>Week Of Gold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94]&gt;[.G$1];0;RANDBETWEEN(1000;1000000))" office:value-type="float" office:value="0" calcext:value-type="float">
            <text:p>0</text:p>
          </table:table-cell>
          <table:table-cell table:formula="of:=IF([.$F94]&gt;[.H$1];0;RANDBETWEEN(1000;1000000))" office:value-type="float" office:value="0" calcext:value-type="float">
            <text:p>0</text:p>
          </table:table-cell>
          <table:table-cell table:formula="of:=IF([.$F94]&gt;[.I$1];0;RANDBETWEEN(1000;1000000))" office:value-type="float" office:value="0" calcext:value-type="float">
            <text:p>0</text:p>
          </table:table-cell>
          <table:table-cell table:formula="of:=IF([.$F94]&gt;[.J$1];0;RANDBETWEEN(1000;1000000))" office:value-type="float" office:value="764157" calcext:value-type="float">
            <text:p>764,157</text:p>
          </table:table-cell>
          <table:table-cell table:formula="of:=IF([.$F94]&gt;[.K$1];0;RANDBETWEEN(1000;1000000))" office:value-type="float" office:value="691206" calcext:value-type="float">
            <text:p>691,206</text:p>
          </table:table-cell>
          <table:table-cell table:formula="of:=IF([.$F94]&gt;[.L$1];0;RANDBETWEEN(1000;1000000))" office:value-type="float" office:value="372875" calcext:value-type="float">
            <text:p>372,875</text:p>
          </table:table-cell>
          <table:table-cell table:formula="of:=IF([.$F94]&gt;[.M$1];0;RANDBETWEEN(1000;1000000))" office:value-type="float" office:value="97374" calcext:value-type="float">
            <text:p>97,374</text:p>
          </table:table-cell>
          <table:table-cell table:formula="of:=SUM([.G94:.M94])" office:value-type="float" office:value="1925612" calcext:value-type="float">
            <text:p>1,925,612</text:p>
          </table:table-cell>
          <table:table-cell table:formula="of:=[.G94]*VLOOKUP([.G$1];[$'salary-percopy'.$A$1:.$B$7];2)+[.H94]*VLOOKUP([.H$1];[$'salary-percopy'.$A$1:.$B$7];2)+[.I94]*VLOOKUP([.I$1];[$'salary-percopy'.$A$1:.$B$7];2)+[.J94]*VLOOKUP([.J$1];[$'salary-percopy'.$A$1:.$B$7];2)+[.K94]*VLOOKUP([.K$1];[$'salary-percopy'.$A$1:.$B$7];2)+[.L94]*VLOOKUP([.L$1];[$'salary-percopy'.$A$1:.$B$7];2)+[.M94]*VLOOKUP([.M$1];[$'salary-percopy'.$A$1:.$B$7];2)" office:value-type="float" office:value="312943675" calcext:value-type="float">
            <text:p>312,943,675</text:p>
          </table:table-cell>
          <table:table-cell table:formula="of:=IF([.G94]&gt;500000;[.G94]*0.1*VLOOKUP([.G$1];[$'salary-percopy'.$A$1:.$B$7];2))+IF([.H94]&gt;500000;[.H94]*0.1*VLOOKUP([.H$1];[$'salary-percopy'.$A$1:.$B$7];2))+IF([.I94]&gt;500000;[.I94]*0.1*VLOOKUP([.I$1];[$'salary-percopy'.$A$1:.$B$7];2))+IF([.J94]&gt;500000;[.J94]*0.1*VLOOKUP([.J$1];[$'salary-percopy'.$A$1:.$B$7];2))+IF([.K94]&gt;500000;[.K94]*0.1*VLOOKUP([.K$1];[$'salary-percopy'.$A$1:.$B$7];2))+IF([.L94]&gt;500000;[.L94]*0.1*VLOOKUP([.L$1];[$'salary-percopy'.$A$1:.$B$7];2))+IF([.M94]&gt;500000;[.M94]*0.1*VLOOKUP([.M$1];[$'salary-percopy'.$A$1:.$B$7];2))" office:value-type="float" office:value="22448700" calcext:value-type="float">
            <text:p>22,448,700</text:p>
          </table:table-cell>
          <table:table-cell table:formula="of:=[.O94]+[.P94]" office:value-type="float" office:value="335392375" calcext:value-type="float">
            <text:p>335,392,3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ydon Bullock</text:p>
          </table:table-cell>
          <table:table-cell office:value-type="string" calcext:value-type="string">
            <text:p>Whispers In Friendship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95]&gt;[.G$1];0;RANDBETWEEN(1000;1000000))" office:value-type="float" office:value="0" calcext:value-type="float">
            <text:p>0</text:p>
          </table:table-cell>
          <table:table-cell table:formula="of:=IF([.$F95]&gt;[.H$1];0;RANDBETWEEN(1000;1000000))" office:value-type="float" office:value="0" calcext:value-type="float">
            <text:p>0</text:p>
          </table:table-cell>
          <table:table-cell table:formula="of:=IF([.$F95]&gt;[.I$1];0;RANDBETWEEN(1000;1000000))" office:value-type="float" office:value="0" calcext:value-type="float">
            <text:p>0</text:p>
          </table:table-cell>
          <table:table-cell table:formula="of:=IF([.$F95]&gt;[.J$1];0;RANDBETWEEN(1000;1000000))" office:value-type="float" office:value="426550" calcext:value-type="float">
            <text:p>426,550</text:p>
          </table:table-cell>
          <table:table-cell table:formula="of:=IF([.$F95]&gt;[.K$1];0;RANDBETWEEN(1000;1000000))" office:value-type="float" office:value="613683" calcext:value-type="float">
            <text:p>613,683</text:p>
          </table:table-cell>
          <table:table-cell table:formula="of:=IF([.$F95]&gt;[.L$1];0;RANDBETWEEN(1000;1000000))" office:value-type="float" office:value="542026" calcext:value-type="float">
            <text:p>542,026</text:p>
          </table:table-cell>
          <table:table-cell table:formula="of:=IF([.$F95]&gt;[.M$1];0;RANDBETWEEN(1000;1000000))" office:value-type="float" office:value="698983" calcext:value-type="float">
            <text:p>698,983</text:p>
          </table:table-cell>
          <table:table-cell table:formula="of:=SUM([.G95:.M95])" office:value-type="float" office:value="2281242" calcext:value-type="float">
            <text:p>2,281,242</text:p>
          </table:table-cell>
          <table:table-cell table:formula="of:=[.G95]*VLOOKUP([.G$1];[$'salary-percopy'.$A$1:.$B$7];2)+[.H95]*VLOOKUP([.H$1];[$'salary-percopy'.$A$1:.$B$7];2)+[.I95]*VLOOKUP([.I$1];[$'salary-percopy'.$A$1:.$B$7];2)+[.J95]*VLOOKUP([.J$1];[$'salary-percopy'.$A$1:.$B$7];2)+[.K95]*VLOOKUP([.K$1];[$'salary-percopy'.$A$1:.$B$7];2)+[.L95]*VLOOKUP([.L$1];[$'salary-percopy'.$A$1:.$B$7];2)+[.M95]*VLOOKUP([.M$1];[$'salary-percopy'.$A$1:.$B$7];2)" office:value-type="float" office:value="404114520" calcext:value-type="float">
            <text:p>404,114,520</text:p>
          </table:table-cell>
          <table:table-cell table:formula="of:=IF([.G95]&gt;500000;[.G95]*0.1*VLOOKUP([.G$1];[$'salary-percopy'.$A$1:.$B$7];2))+IF([.H95]&gt;500000;[.H95]*0.1*VLOOKUP([.H$1];[$'salary-percopy'.$A$1:.$B$7];2))+IF([.I95]&gt;500000;[.I95]*0.1*VLOOKUP([.I$1];[$'salary-percopy'.$A$1:.$B$7];2))+IF([.J95]&gt;500000;[.J95]*0.1*VLOOKUP([.J$1];[$'salary-percopy'.$A$1:.$B$7];2))+IF([.K95]&gt;500000;[.K95]*0.1*VLOOKUP([.K$1];[$'salary-percopy'.$A$1:.$B$7];2))+IF([.L95]&gt;500000;[.L95]*0.1*VLOOKUP([.L$1];[$'salary-percopy'.$A$1:.$B$7];2))+IF([.M95]&gt;500000;[.M95]*0.1*VLOOKUP([.M$1];[$'salary-percopy'.$A$1:.$B$7];2))" office:value-type="float" office:value="34439752" calcext:value-type="float">
            <text:p>34,439,752</text:p>
          </table:table-cell>
          <table:table-cell table:formula="of:=[.O95]+[.P95]" office:value-type="float" office:value="438554272" calcext:value-type="float">
            <text:p>438,554,2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onel Cain</text:p>
          </table:table-cell>
          <table:table-cell office:value-type="string" calcext:value-type="string">
            <text:p>Window Of My Land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Valentino Stanton" calcext:value-type="string">
            <text:p>Valentino Stanton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96]&gt;[.G$1];0;RANDBETWEEN(1000;1000000))" office:value-type="float" office:value="0" calcext:value-type="float">
            <text:p>0</text:p>
          </table:table-cell>
          <table:table-cell table:formula="of:=IF([.$F96]&gt;[.H$1];0;RANDBETWEEN(1000;1000000))" office:value-type="float" office:value="0" calcext:value-type="float">
            <text:p>0</text:p>
          </table:table-cell>
          <table:table-cell table:formula="of:=IF([.$F96]&gt;[.I$1];0;RANDBETWEEN(1000;1000000))" office:value-type="float" office:value="0" calcext:value-type="float">
            <text:p>0</text:p>
          </table:table-cell>
          <table:table-cell table:formula="of:=IF([.$F96]&gt;[.J$1];0;RANDBETWEEN(1000;1000000))" office:value-type="float" office:value="0" calcext:value-type="float">
            <text:p>0</text:p>
          </table:table-cell>
          <table:table-cell table:formula="of:=IF([.$F96]&gt;[.K$1];0;RANDBETWEEN(1000;1000000))" office:value-type="float" office:value="240603" calcext:value-type="float">
            <text:p>240,603</text:p>
          </table:table-cell>
          <table:table-cell table:formula="of:=IF([.$F96]&gt;[.L$1];0;RANDBETWEEN(1000;1000000))" office:value-type="float" office:value="717484" calcext:value-type="float">
            <text:p>717,484</text:p>
          </table:table-cell>
          <table:table-cell table:formula="of:=IF([.$F96]&gt;[.M$1];0;RANDBETWEEN(1000;1000000))" office:value-type="float" office:value="403638" calcext:value-type="float">
            <text:p>403,638</text:p>
          </table:table-cell>
          <table:table-cell table:formula="of:=SUM([.G96:.M96])" office:value-type="float" office:value="1361725" calcext:value-type="float">
            <text:p>1,361,725</text:p>
          </table:table-cell>
          <table:table-cell table:formula="of:=[.G96]*VLOOKUP([.G$1];[$'salary-percopy'.$A$1:.$B$7];2)+[.H96]*VLOOKUP([.H$1];[$'salary-percopy'.$A$1:.$B$7];2)+[.I96]*VLOOKUP([.I$1];[$'salary-percopy'.$A$1:.$B$7];2)+[.J96]*VLOOKUP([.J$1];[$'salary-percopy'.$A$1:.$B$7];2)+[.K96]*VLOOKUP([.K$1];[$'salary-percopy'.$A$1:.$B$7];2)+[.L96]*VLOOKUP([.L$1];[$'salary-percopy'.$A$1:.$B$7];2)+[.M96]*VLOOKUP([.M$1];[$'salary-percopy'.$A$1:.$B$7];2)" office:value-type="float" office:value="254364650" calcext:value-type="float">
            <text:p>254,364,650</text:p>
          </table:table-cell>
          <table:table-cell table:formula="of:=IF([.G96]&gt;500000;[.G96]*0.1*VLOOKUP([.G$1];[$'salary-percopy'.$A$1:.$B$7];2))+IF([.H96]&gt;500000;[.H96]*0.1*VLOOKUP([.H$1];[$'salary-percopy'.$A$1:.$B$7];2))+IF([.I96]&gt;500000;[.I96]*0.1*VLOOKUP([.I$1];[$'salary-percopy'.$A$1:.$B$7];2))+IF([.J96]&gt;500000;[.J96]*0.1*VLOOKUP([.J$1];[$'salary-percopy'.$A$1:.$B$7];2))+IF([.K96]&gt;500000;[.K96]*0.1*VLOOKUP([.K$1];[$'salary-percopy'.$A$1:.$B$7];2))+IF([.L96]&gt;500000;[.L96]*0.1*VLOOKUP([.L$1];[$'salary-percopy'.$A$1:.$B$7];2))+IF([.M96]&gt;500000;[.M96]*0.1*VLOOKUP([.M$1];[$'salary-percopy'.$A$1:.$B$7];2))" office:value-type="float" office:value="13273454" calcext:value-type="float">
            <text:p>13,273,454</text:p>
          </table:table-cell>
          <table:table-cell table:formula="of:=[.O96]+[.P96]" office:value-type="float" office:value="267638104" calcext:value-type="float">
            <text:p>267,638,1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ohan Villarreal</text:p>
          </table:table-cell>
          <table:table-cell office:value-type="string" calcext:value-type="string">
            <text:p>Witch Of Detention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97]&gt;[.G$1];0;RANDBETWEEN(1000;1000000))" office:value-type="float" office:value="0" calcext:value-type="float">
            <text:p>0</text:p>
          </table:table-cell>
          <table:table-cell table:formula="of:=IF([.$F97]&gt;[.H$1];0;RANDBETWEEN(1000;1000000))" office:value-type="float" office:value="0" calcext:value-type="float">
            <text:p>0</text:p>
          </table:table-cell>
          <table:table-cell table:formula="of:=IF([.$F97]&gt;[.I$1];0;RANDBETWEEN(1000;1000000))" office:value-type="float" office:value="726218" calcext:value-type="float">
            <text:p>726,218</text:p>
          </table:table-cell>
          <table:table-cell table:formula="of:=IF([.$F97]&gt;[.J$1];0;RANDBETWEEN(1000;1000000))" office:value-type="float" office:value="555285" calcext:value-type="float">
            <text:p>555,285</text:p>
          </table:table-cell>
          <table:table-cell table:formula="of:=IF([.$F97]&gt;[.K$1];0;RANDBETWEEN(1000;1000000))" office:value-type="float" office:value="434507" calcext:value-type="float">
            <text:p>434,507</text:p>
          </table:table-cell>
          <table:table-cell table:formula="of:=IF([.$F97]&gt;[.L$1];0;RANDBETWEEN(1000;1000000))" office:value-type="float" office:value="858758" calcext:value-type="float">
            <text:p>858,758</text:p>
          </table:table-cell>
          <table:table-cell table:formula="of:=IF([.$F97]&gt;[.M$1];0;RANDBETWEEN(1000;1000000))" office:value-type="float" office:value="138131" calcext:value-type="float">
            <text:p>138,131</text:p>
          </table:table-cell>
          <table:table-cell table:formula="of:=SUM([.G97:.M97])" office:value-type="float" office:value="2712899" calcext:value-type="float">
            <text:p>2,712,899</text:p>
          </table:table-cell>
          <table:table-cell table:formula="of:=[.G97]*VLOOKUP([.G$1];[$'salary-percopy'.$A$1:.$B$7];2)+[.H97]*VLOOKUP([.H$1];[$'salary-percopy'.$A$1:.$B$7];2)+[.I97]*VLOOKUP([.I$1];[$'salary-percopy'.$A$1:.$B$7];2)+[.J97]*VLOOKUP([.J$1];[$'salary-percopy'.$A$1:.$B$7];2)+[.K97]*VLOOKUP([.K$1];[$'salary-percopy'.$A$1:.$B$7];2)+[.L97]*VLOOKUP([.L$1];[$'salary-percopy'.$A$1:.$B$7];2)+[.M97]*VLOOKUP([.M$1];[$'salary-percopy'.$A$1:.$B$7];2)" office:value-type="float" office:value="425248680" calcext:value-type="float">
            <text:p>425,248,680</text:p>
          </table:table-cell>
          <table:table-cell table:formula="of:=IF([.G97]&gt;500000;[.G97]*0.1*VLOOKUP([.G$1];[$'salary-percopy'.$A$1:.$B$7];2))+IF([.H97]&gt;500000;[.H97]*0.1*VLOOKUP([.H$1];[$'salary-percopy'.$A$1:.$B$7];2))+IF([.I97]&gt;500000;[.I97]*0.1*VLOOKUP([.I$1];[$'salary-percopy'.$A$1:.$B$7];2))+IF([.J97]&gt;500000;[.J97]*0.1*VLOOKUP([.J$1];[$'salary-percopy'.$A$1:.$B$7];2))+IF([.K97]&gt;500000;[.K97]*0.1*VLOOKUP([.K$1];[$'salary-percopy'.$A$1:.$B$7];2))+IF([.L97]&gt;500000;[.L97]*0.1*VLOOKUP([.L$1];[$'salary-percopy'.$A$1:.$B$7];2))+IF([.M97]&gt;500000;[.M97]*0.1*VLOOKUP([.M$1];[$'salary-percopy'.$A$1:.$B$7];2))" office:value-type="float" office:value="32375629" calcext:value-type="float">
            <text:p>32,375,629</text:p>
          </table:table-cell>
          <table:table-cell table:formula="of:=[.O97]+[.P97]" office:value-type="float" office:value="457624309" calcext:value-type="float">
            <text:p>457,624,3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aidyn Weber</text:p>
          </table:table-cell>
          <table:table-cell office:value-type="string" calcext:value-type="string">
            <text:p>Wizards Of My Dreams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98]&gt;[.G$1];0;RANDBETWEEN(1000;1000000))" office:value-type="float" office:value="935787" calcext:value-type="float">
            <text:p>935,787</text:p>
          </table:table-cell>
          <table:table-cell table:formula="of:=IF([.$F98]&gt;[.H$1];0;RANDBETWEEN(1000;1000000))" office:value-type="float" office:value="998072" calcext:value-type="float">
            <text:p>998,072</text:p>
          </table:table-cell>
          <table:table-cell table:formula="of:=IF([.$F98]&gt;[.I$1];0;RANDBETWEEN(1000;1000000))" office:value-type="float" office:value="122185" calcext:value-type="float">
            <text:p>122,185</text:p>
          </table:table-cell>
          <table:table-cell table:formula="of:=IF([.$F98]&gt;[.J$1];0;RANDBETWEEN(1000;1000000))" office:value-type="float" office:value="760210" calcext:value-type="float">
            <text:p>760,210</text:p>
          </table:table-cell>
          <table:table-cell table:formula="of:=IF([.$F98]&gt;[.K$1];0;RANDBETWEEN(1000;1000000))" office:value-type="float" office:value="418268" calcext:value-type="float">
            <text:p>418,268</text:p>
          </table:table-cell>
          <table:table-cell table:formula="of:=IF([.$F98]&gt;[.L$1];0;RANDBETWEEN(1000;1000000))" office:value-type="float" office:value="552096" calcext:value-type="float">
            <text:p>552,096</text:p>
          </table:table-cell>
          <table:table-cell table:formula="of:=IF([.$F98]&gt;[.M$1];0;RANDBETWEEN(1000;1000000))" office:value-type="float" office:value="22394" calcext:value-type="float">
            <text:p>22,394</text:p>
          </table:table-cell>
          <table:table-cell table:formula="of:=SUM([.G98:.M98])" office:value-type="float" office:value="3809012" calcext:value-type="float">
            <text:p>3,809,012</text:p>
          </table:table-cell>
          <table:table-cell table:formula="of:=[.G98]*VLOOKUP([.G$1];[$'salary-percopy'.$A$1:.$B$7];2)+[.H98]*VLOOKUP([.H$1];[$'salary-percopy'.$A$1:.$B$7];2)+[.I98]*VLOOKUP([.I$1];[$'salary-percopy'.$A$1:.$B$7];2)+[.J98]*VLOOKUP([.J$1];[$'salary-percopy'.$A$1:.$B$7];2)+[.K98]*VLOOKUP([.K$1];[$'salary-percopy'.$A$1:.$B$7];2)+[.L98]*VLOOKUP([.L$1];[$'salary-percopy'.$A$1:.$B$7];2)+[.M98]*VLOOKUP([.M$1];[$'salary-percopy'.$A$1:.$B$7];2)" office:value-type="float" office:value="502180340" calcext:value-type="float">
            <text:p>502,180,340</text:p>
          </table:table-cell>
          <table:table-cell table:formula="of:=IF([.G98]&gt;500000;[.G98]*0.1*VLOOKUP([.G$1];[$'salary-percopy'.$A$1:.$B$7];2))+IF([.H98]&gt;500000;[.H98]*0.1*VLOOKUP([.H$1];[$'salary-percopy'.$A$1:.$B$7];2))+IF([.I98]&gt;500000;[.I98]*0.1*VLOOKUP([.I$1];[$'salary-percopy'.$A$1:.$B$7];2))+IF([.J98]&gt;500000;[.J98]*0.1*VLOOKUP([.J$1];[$'salary-percopy'.$A$1:.$B$7];2))+IF([.K98]&gt;500000;[.K98]*0.1*VLOOKUP([.K$1];[$'salary-percopy'.$A$1:.$B$7];2))+IF([.L98]&gt;500000;[.L98]*0.1*VLOOKUP([.L$1];[$'salary-percopy'.$A$1:.$B$7];2))+IF([.M98]&gt;500000;[.M98]*0.1*VLOOKUP([.M$1];[$'salary-percopy'.$A$1:.$B$7];2))" office:value-type="float" office:value="41193378" calcext:value-type="float">
            <text:p>41,193,378</text:p>
          </table:table-cell>
          <table:table-cell table:formula="of:=[.O98]+[.P98]" office:value-type="float" office:value="543373718" calcext:value-type="float">
            <text:p>543,373,7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onrad Morrow</text:p>
          </table:table-cell>
          <table:table-cell office:value-type="string" calcext:value-type="string">
            <text:p>Woman Of Time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99]&gt;[.G$1];0;RANDBETWEEN(1000;1000000))" office:value-type="float" office:value="0" calcext:value-type="float">
            <text:p>0</text:p>
          </table:table-cell>
          <table:table-cell table:formula="of:=IF([.$F99]&gt;[.H$1];0;RANDBETWEEN(1000;1000000))" office:value-type="float" office:value="0" calcext:value-type="float">
            <text:p>0</text:p>
          </table:table-cell>
          <table:table-cell table:formula="of:=IF([.$F99]&gt;[.I$1];0;RANDBETWEEN(1000;1000000))" office:value-type="float" office:value="0" calcext:value-type="float">
            <text:p>0</text:p>
          </table:table-cell>
          <table:table-cell table:formula="of:=IF([.$F99]&gt;[.J$1];0;RANDBETWEEN(1000;1000000))" office:value-type="float" office:value="0" calcext:value-type="float">
            <text:p>0</text:p>
          </table:table-cell>
          <table:table-cell table:formula="of:=IF([.$F99]&gt;[.K$1];0;RANDBETWEEN(1000;1000000))" office:value-type="float" office:value="0" calcext:value-type="float">
            <text:p>0</text:p>
          </table:table-cell>
          <table:table-cell table:formula="of:=IF([.$F99]&gt;[.L$1];0;RANDBETWEEN(1000;1000000))" office:value-type="float" office:value="11192" calcext:value-type="float">
            <text:p>11,192</text:p>
          </table:table-cell>
          <table:table-cell table:formula="of:=IF([.$F99]&gt;[.M$1];0;RANDBETWEEN(1000;1000000))" office:value-type="float" office:value="572634" calcext:value-type="float">
            <text:p>572,634</text:p>
          </table:table-cell>
          <table:table-cell table:formula="of:=SUM([.G99:.M99])" office:value-type="float" office:value="583826" calcext:value-type="float">
            <text:p>583,826</text:p>
          </table:table-cell>
          <table:table-cell table:formula="of:=[.G99]*VLOOKUP([.G$1];[$'salary-percopy'.$A$1:.$B$7];2)+[.H99]*VLOOKUP([.H$1];[$'salary-percopy'.$A$1:.$B$7];2)+[.I99]*VLOOKUP([.I$1];[$'salary-percopy'.$A$1:.$B$7];2)+[.J99]*VLOOKUP([.J$1];[$'salary-percopy'.$A$1:.$B$7];2)+[.K99]*VLOOKUP([.K$1];[$'salary-percopy'.$A$1:.$B$7];2)+[.L99]*VLOOKUP([.L$1];[$'salary-percopy'.$A$1:.$B$7];2)+[.M99]*VLOOKUP([.M$1];[$'salary-percopy'.$A$1:.$B$7];2)" office:value-type="float" office:value="116597320" calcext:value-type="float">
            <text:p>116,597,320</text:p>
          </table:table-cell>
          <table:table-cell table:formula="of:=IF([.G99]&gt;500000;[.G99]*0.1*VLOOKUP([.G$1];[$'salary-percopy'.$A$1:.$B$7];2))+IF([.H99]&gt;500000;[.H99]*0.1*VLOOKUP([.H$1];[$'salary-percopy'.$A$1:.$B$7];2))+IF([.I99]&gt;500000;[.I99]*0.1*VLOOKUP([.I$1];[$'salary-percopy'.$A$1:.$B$7];2))+IF([.J99]&gt;500000;[.J99]*0.1*VLOOKUP([.J$1];[$'salary-percopy'.$A$1:.$B$7];2))+IF([.K99]&gt;500000;[.K99]*0.1*VLOOKUP([.K$1];[$'salary-percopy'.$A$1:.$B$7];2))+IF([.L99]&gt;500000;[.L99]*0.1*VLOOKUP([.L$1];[$'salary-percopy'.$A$1:.$B$7];2))+IF([.M99]&gt;500000;[.M99]*0.1*VLOOKUP([.M$1];[$'salary-percopy'.$A$1:.$B$7];2))" office:value-type="float" office:value="11452680" calcext:value-type="float">
            <text:p>11,452,680</text:p>
          </table:table-cell>
          <table:table-cell table:formula="of:=[.O99]+[.P99]" office:value-type="float" office:value="128050000" calcext:value-type="float">
            <text:p>128,050,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eston Blackwell</text:p>
          </table:table-cell>
          <table:table-cell office:value-type="string" calcext:value-type="string">
            <text:p>Women And Phantoms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100]&gt;[.G$1];0;RANDBETWEEN(1000;1000000))" office:value-type="float" office:value="0" calcext:value-type="float">
            <text:p>0</text:p>
          </table:table-cell>
          <table:table-cell table:formula="of:=IF([.$F100]&gt;[.H$1];0;RANDBETWEEN(1000;1000000))" office:value-type="float" office:value="0" calcext:value-type="float">
            <text:p>0</text:p>
          </table:table-cell>
          <table:table-cell table:formula="of:=IF([.$F100]&gt;[.I$1];0;RANDBETWEEN(1000;1000000))" office:value-type="float" office:value="908274" calcext:value-type="float">
            <text:p>908,274</text:p>
          </table:table-cell>
          <table:table-cell table:formula="of:=IF([.$F100]&gt;[.J$1];0;RANDBETWEEN(1000;1000000))" office:value-type="float" office:value="821792" calcext:value-type="float">
            <text:p>821,792</text:p>
          </table:table-cell>
          <table:table-cell table:formula="of:=IF([.$F100]&gt;[.K$1];0;RANDBETWEEN(1000;1000000))" office:value-type="float" office:value="726908" calcext:value-type="float">
            <text:p>726,908</text:p>
          </table:table-cell>
          <table:table-cell table:formula="of:=IF([.$F100]&gt;[.L$1];0;RANDBETWEEN(1000;1000000))" office:value-type="float" office:value="548974" calcext:value-type="float">
            <text:p>548,974</text:p>
          </table:table-cell>
          <table:table-cell table:formula="of:=IF([.$F100]&gt;[.M$1];0;RANDBETWEEN(1000;1000000))" office:value-type="float" office:value="1938" calcext:value-type="float">
            <text:p>1,938</text:p>
          </table:table-cell>
          <table:table-cell table:formula="of:=SUM([.G100:.M100])" office:value-type="float" office:value="3007886" calcext:value-type="float">
            <text:p>3,007,886</text:p>
          </table:table-cell>
          <table:table-cell table:formula="of:=[.G100]*VLOOKUP([.G$1];[$'salary-percopy'.$A$1:.$B$7];2)+[.H100]*VLOOKUP([.H$1];[$'salary-percopy'.$A$1:.$B$7];2)+[.I100]*VLOOKUP([.I$1];[$'salary-percopy'.$A$1:.$B$7];2)+[.J100]*VLOOKUP([.J$1];[$'salary-percopy'.$A$1:.$B$7];2)+[.K100]*VLOOKUP([.K$1];[$'salary-percopy'.$A$1:.$B$7];2)+[.L100]*VLOOKUP([.L$1];[$'salary-percopy'.$A$1:.$B$7];2)+[.M100]*VLOOKUP([.M$1];[$'salary-percopy'.$A$1:.$B$7];2)" office:value-type="float" office:value="449565910" calcext:value-type="float">
            <text:p>449,565,910</text:p>
          </table:table-cell>
          <table:table-cell table:formula="of:=IF([.G100]&gt;500000;[.G100]*0.1*VLOOKUP([.G$1];[$'salary-percopy'.$A$1:.$B$7];2))+IF([.H100]&gt;500000;[.H100]*0.1*VLOOKUP([.H$1];[$'salary-percopy'.$A$1:.$B$7];2))+IF([.I100]&gt;500000;[.I100]*0.1*VLOOKUP([.I$1];[$'salary-percopy'.$A$1:.$B$7];2))+IF([.J100]&gt;500000;[.J100]*0.1*VLOOKUP([.J$1];[$'salary-percopy'.$A$1:.$B$7];2))+IF([.K100]&gt;500000;[.K100]*0.1*VLOOKUP([.K$1];[$'salary-percopy'.$A$1:.$B$7];2))+IF([.L100]&gt;500000;[.L100]*0.1*VLOOKUP([.L$1];[$'salary-percopy'.$A$1:.$B$7];2))+IF([.M100]&gt;500000;[.M100]*0.1*VLOOKUP([.M$1];[$'salary-percopy'.$A$1:.$B$7];2))" office:value-type="float" office:value="44917831" calcext:value-type="float">
            <text:p>44,917,831</text:p>
          </table:table-cell>
          <table:table-cell table:formula="of:=[.O100]+[.P100]" office:value-type="float" office:value="494483741" calcext:value-type="float">
            <text:p>494,483,7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aylyn Walter</text:p>
          </table:table-cell>
          <table:table-cell office:value-type="string" calcext:value-type="string">
            <text:p>Women And Wives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101]&gt;[.G$1];0;RANDBETWEEN(1000;1000000))" office:value-type="float" office:value="0" calcext:value-type="float">
            <text:p>0</text:p>
          </table:table-cell>
          <table:table-cell table:formula="of:=IF([.$F101]&gt;[.H$1];0;RANDBETWEEN(1000;1000000))" office:value-type="float" office:value="0" calcext:value-type="float">
            <text:p>0</text:p>
          </table:table-cell>
          <table:table-cell table:formula="of:=IF([.$F101]&gt;[.I$1];0;RANDBETWEEN(1000;1000000))" office:value-type="float" office:value="109243" calcext:value-type="float">
            <text:p>109,243</text:p>
          </table:table-cell>
          <table:table-cell table:formula="of:=IF([.$F101]&gt;[.J$1];0;RANDBETWEEN(1000;1000000))" office:value-type="float" office:value="552119" calcext:value-type="float">
            <text:p>552,119</text:p>
          </table:table-cell>
          <table:table-cell table:formula="of:=IF([.$F101]&gt;[.K$1];0;RANDBETWEEN(1000;1000000))" office:value-type="float" office:value="141205" calcext:value-type="float">
            <text:p>141,205</text:p>
          </table:table-cell>
          <table:table-cell table:formula="of:=IF([.$F101]&gt;[.L$1];0;RANDBETWEEN(1000;1000000))" office:value-type="float" office:value="719923" calcext:value-type="float">
            <text:p>719,923</text:p>
          </table:table-cell>
          <table:table-cell table:formula="of:=IF([.$F101]&gt;[.M$1];0;RANDBETWEEN(1000;1000000))" office:value-type="float" office:value="898961" calcext:value-type="float">
            <text:p>898,961</text:p>
          </table:table-cell>
          <table:table-cell table:formula="of:=SUM([.G101:.M101])" office:value-type="float" office:value="2421451" calcext:value-type="float">
            <text:p>2,421,451</text:p>
          </table:table-cell>
          <table:table-cell table:formula="of:=[.G101]*VLOOKUP([.G$1];[$'salary-percopy'.$A$1:.$B$7];2)+[.H101]*VLOOKUP([.H$1];[$'salary-percopy'.$A$1:.$B$7];2)+[.I101]*VLOOKUP([.I$1];[$'salary-percopy'.$A$1:.$B$7];2)+[.J101]*VLOOKUP([.J$1];[$'salary-percopy'.$A$1:.$B$7];2)+[.K101]*VLOOKUP([.K$1];[$'salary-percopy'.$A$1:.$B$7];2)+[.L101]*VLOOKUP([.L$1];[$'salary-percopy'.$A$1:.$B$7];2)+[.M101]*VLOOKUP([.M$1];[$'salary-percopy'.$A$1:.$B$7];2)" office:value-type="float" office:value="427388625" calcext:value-type="float">
            <text:p>427,388,625</text:p>
          </table:table-cell>
          <table:table-cell table:formula="of:=IF([.G101]&gt;500000;[.G101]*0.1*VLOOKUP([.G$1];[$'salary-percopy'.$A$1:.$B$7];2))+IF([.H101]&gt;500000;[.H101]*0.1*VLOOKUP([.H$1];[$'salary-percopy'.$A$1:.$B$7];2))+IF([.I101]&gt;500000;[.I101]*0.1*VLOOKUP([.I$1];[$'salary-percopy'.$A$1:.$B$7];2))+IF([.J101]&gt;500000;[.J101]*0.1*VLOOKUP([.J$1];[$'salary-percopy'.$A$1:.$B$7];2))+IF([.K101]&gt;500000;[.K101]*0.1*VLOOKUP([.K$1];[$'salary-percopy'.$A$1:.$B$7];2))+IF([.L101]&gt;500000;[.L101]*0.1*VLOOKUP([.L$1];[$'salary-percopy'.$A$1:.$B$7];2))+IF([.M101]&gt;500000;[.M101]*0.1*VLOOKUP([.M$1];[$'salary-percopy'.$A$1:.$B$7];2))" office:value-type="float" office:value="39027461.5" calcext:value-type="float">
            <text:p>39,027,462</text:p>
          </table:table-cell>
          <table:table-cell table:formula="of:=[.O101]+[.P101]" office:value-type="float" office:value="466416086.5" calcext:value-type="float">
            <text:p>466,416,087</text:p>
          </table:table-cell>
        </table:table-row>
      </table:table>
      <table:table table:name="editor-name" table:style-name="ta1">
        <table:table-column table:style-name="co5" table:default-cell-style-name="Default"/>
        <table:table-row table:style-name="ro1">
          <table:table-cell office:value-type="string" calcext:value-type="string">
            <text:p>Winston Wang</text:p>
          </table:table-cell>
        </table:table-row>
        <table:table-row table:style-name="ro1">
          <table:table-cell office:value-type="string" calcext:value-type="string">
            <text:p>Santos Whitehead</text:p>
          </table:table-cell>
        </table:table-row>
        <table:table-row table:style-name="ro1">
          <table:table-cell office:value-type="string" calcext:value-type="string">
            <text:p>Solomon Dunlap</text:p>
          </table:table-cell>
        </table:table-row>
        <table:table-row table:style-name="ro1">
          <table:table-cell office:value-type="string" calcext:value-type="string">
            <text:p>Valentino Stanton</text:p>
          </table:table-cell>
        </table:table-row>
        <table:table-row table:style-name="ro1">
          <table:table-cell office:value-type="string" calcext:value-type="string">
            <text:p>Camden Byrd</text:p>
          </table:table-cell>
        </table:table-row>
        <table:table-row table:style-name="ro1">
          <table:table-cell office:value-type="string" calcext:value-type="string">
            <text:p>Atticus Weeks</text:p>
          </table:table-cell>
        </table:table-row>
        <table:table-row table:style-name="ro1">
          <table:table-cell office:value-type="string" calcext:value-type="string">
            <text:p>Ezra Huerta</text:p>
          </table:table-cell>
        </table:table-row>
        <table:table-row table:style-name="ro1">
          <table:table-cell office:value-type="string" calcext:value-type="string">
            <text:p>Cale Rice</text:p>
          </table:table-cell>
        </table:table-row>
        <table:table-row table:style-name="ro1">
          <table:table-cell office:value-type="string" calcext:value-type="string">
            <text:p>Jovanny Hunt</text:p>
          </table:table-cell>
        </table:table-row>
        <table:table-row table:style-name="ro1">
          <table:table-cell office:value-type="string" calcext:value-type="string">
            <text:p>Ruben Haas</text:p>
          </table:table-cell>
        </table:table-row>
        <table:table-row table:style-name="ro1">
          <table:table-cell office:value-type="string" calcext:value-type="string">
            <text:p>Bronson Riddle</text:p>
          </table:table-cell>
        </table:table-row>
        <table:table-row table:style-name="ro1">
          <table:table-cell office:value-type="string" calcext:value-type="string">
            <text:p>Ivan Valentine</text:p>
          </table:table-cell>
        </table:table-row>
        <table:table-row table:style-name="ro1">
          <table:table-cell office:value-type="string" calcext:value-type="string">
            <text:p>Kayleigh Jenkins</text:p>
          </table:table-cell>
        </table:table-row>
        <table:table-row table:style-name="ro1">
          <table:table-cell office:value-type="string" calcext:value-type="string">
            <text:p>Destiny Wilson</text:p>
          </table:table-cell>
        </table:table-row>
        <table:table-row table:style-name="ro1">
          <table:table-cell office:value-type="string" calcext:value-type="string">
            <text:p>Ada Potts</text:p>
          </table:table-cell>
        </table:table-row>
      </table:table>
      <table:table table:name="novel-title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ccidents Of Nightmares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Admirers And Valentines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Agents And Hunters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Agents Of Insanity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Amused By Ice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Anger Of Destruction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Assistant Of Eternity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Bandit Of The West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Beloved With Wings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Bound To The Chasm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Breaking Time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Builder Of The West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Captains And Captains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Cats And Companions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Cause Of The Prison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Changing My Enemies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Changing The Catacombs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Chicken In The Window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Colleagues And Honeys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Companions And Assistants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Cool At My Pet Dragon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Country In My Country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Crafting With My Cousin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Creators Of Next Year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Creators With Four Eyes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Criminal Affair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Crying Of Stunts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Dancing With My Secret Admirer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Dangers Of Pet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Dearests Of Joy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Descendants And Assassins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Discretion Of The Maze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Dogs Of Excelsior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Dragons And Kings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Drinking At The Gods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Edge Of Darkness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Enemy Of Yesterday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Faith From Beyond The Grave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Fate Of The Vacuum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Fiends And Snakes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Fluke Of Reality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Followers Of Time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Foreigner On A Day Out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Foreigners Of Tomorrow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Friend In The Museum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Gangster Of The Mountain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Ghosts Behind Me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Girls And Lions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Greed Of Pet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Guests Of Our Destiny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Hidden By My Planet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Honey Of The South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Hunter In The Lake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Hurting My Dreams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Insects And Fool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Instruments Without Restriction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Knight Of The West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Little Girl Of The Moon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Lonely In The Abyss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Loss Of The Nation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Married To The Sun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Men Of The Jungle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Monument Of The Shield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Muted By The West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Owls On The Ceiling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Paintings In The Hospital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Passion Of Yearning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Peasant Of Gold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Persuers With Honor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Phantoms Without A Goal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Pirates Of Animals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Planets Of The Cave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Puppy Of Riddles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Rat And Foreigner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Robot And Dog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Shamans Of Insanity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Smile At Technology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Songs Without A Voice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Spiders And Snakes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Supporters Of The Plague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Sweating In Nature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Symbols At The Graveyard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Tree In My Garden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Turtles And Summoners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Union Without Glory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Volcanos Of Time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Volunteer Of Sunshine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Volunteers And Robots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Warrior Of The Sea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Warriors And Assassins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Warriors And King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Warriors With Skill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Week Of Gold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Whispers In Friendship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Window Of My Land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Witch Of Detention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Wizards Of My Dreams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Woman Of Time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Women And Phantoms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Women And Wives</text:p>
          </table:table-cell>
          <table:table-cell office:value-type="string" calcext:value-type="string">
            <text:p>Mystery</text:p>
          </table:table-cell>
        </table:table-row>
      </table:table>
      <table:table table:name="salary-percopy" table:style-name="ta1">
        <table:table-column table:style-name="co1" table:number-columns-repeated="2" table:default-cell-style-name="Default"/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  <table:database-ranges>
        <table:database-range table:name="__Anonymous_Sheet_DB__2" table:target-range-address="'novel-title'.A1:'novel-title'.B1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08:43:17.424158939</meta:creation-date>
    <dc:date>2017-12-10T11:27:42.928665898</dc:date>
    <meta:editing-duration>PT1H37M19S</meta:editing-duration>
    <meta:editing-cycles>4</meta:editing-cycles>
    <meta:generator>LibreOffice/5.3.3.2$Linux_X86_64 LibreOffice_project/3d9a8b4b4e538a85e0782bd6c2d430bafe583448</meta:generator>
    <meta:document-statistic meta:table-count="4" meta:cell-count="1946" meta:object-count="0"/>
  </office:meta>
</office:document-meta>
</file>